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1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572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281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298cm"/>
    </style:style>
    <style:style style:name="co14" style:family="table-column">
      <style:table-column-properties fo:break-before="auto" style:column-width="2.565cm"/>
    </style:style>
    <style:style style:name="co15" style:family="table-column">
      <style:table-column-properties fo:break-before="auto" style:column-width="3.39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4.962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3.066cm"/>
    </style:style>
    <style:style style:name="co20" style:family="table-column">
      <style:table-column-properties fo:break-before="auto" style:column-width="5.507cm"/>
    </style:style>
    <style:style style:name="co21" style:family="table-column">
      <style:table-column-properties fo:break-before="auto" style:column-width="4.87cm"/>
    </style:style>
    <style:style style:name="co22" style:family="table-column">
      <style:table-column-properties fo:break-before="auto" style:column-width="4.75cm"/>
    </style:style>
    <style:style style:name="co23" style:family="table-column">
      <style:table-column-properties fo:break-before="auto" style:column-width="4.9cm"/>
    </style:style>
    <style:style style:name="co24" style:family="table-column">
      <style:table-column-properties fo:break-before="auto" style:column-width="3.08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0.9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diagonal-bl-tr="none" style:diagonal-tl-br="none" fo:border-left="none" fo:border-right="none" fo:border-top="0.06pt solid #000000"/>
    </style:style>
    <style:style style:name="ce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07">
      <style:table-cell-properties style:cell-protect="protected" style:print-content="true"/>
    </style:style>
    <style:style style:name="ce12" style:family="table-cell" style:parent-style-name="Default" style:data-style-name="N107">
      <style:table-cell-properties fo:border-bottom="0.06pt solid #000000" style:cell-protect="none" style:print-content="true" fo:border-left="none" fo:border-right="none" fo:border-top="none"/>
      <style:text-properties style:text-underline-style="none"/>
    </style:style>
    <style:style style:name="ce13" style:family="table-cell" style:parent-style-name="Default" style:data-style-name="N107">
      <style:table-cell-properties fo:border-bottom="0.06pt solid #000000" style:cell-protect="protected" style:print-content="true" fo:border-left="none" fo:border-right="none" fo:border-top="0.06pt solid #000000"/>
    </style:style>
    <style:style style:name="ce14" style:family="table-cell" style:parent-style-name="Default" style:data-style-name="N107"/>
    <style:style style:name="ce15" style:family="table-cell" style:parent-style-name="Default" style:data-style-name="N107">
      <style:table-cell-properties style:cell-protect="none" style:print-content="true"/>
    </style:style>
    <style:style style:name="ce16" style:family="table-cell" style:parent-style-name="Default" style:data-style-name="N107">
      <style:table-cell-properties style:cell-protect="protected" style:print-content="true" fo:border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fe7f5" style:cell-protect="none" style:print-content="true" fo:border="0.06pt solid #000000"/>
    </style:style>
    <style:style style:name="ce23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25" style:family="table-cell" style:parent-style-name="Default">
      <style:table-cell-properties style:cell-protect="protected" style:print-content="true" fo:border="none"/>
    </style:style>
    <style:style style:name="ce26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7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28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cell-protect="protected" style:print-content="true" fo:border-left="0.06pt solid #000000" fo:border-right="0.06pt solid #000000" fo:border-top="none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43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07">
      <style:table-cell-properties fo:border-bottom="none" fo:background-color="#cfe7f5" style:cell-protect="none" style:print-content="true" style:text-align-source="fix" style:repeat-content="false" fo:border-left="none" fo:border-right="0.06pt solid #000000" fo:border-top="none"/>
      <style:paragraph-properties fo:text-align="end" fo:margin-left="0cm"/>
    </style:style>
    <style:style style:name="ce4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100">
      <style:table-cell-properties fo:border-bottom="0.06pt solid #000000" fo:background-color="#cfe7f5" style:cell-protect="none" style:print-content="true" fo:border-left="none" fo:border-right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cfe7f5" style:cell-protect="none" style:print-content="true" fo:border-left="none" fo:border-right="none" fo:border-top="0.06pt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ackground-color="#cfe7f5" style:cell-protect="none" style:print-content="true" fo:border="0.06pt solid #000000"/>
    </style:style>
    <style:style style:name="ce49" style:family="table-cell" style:parent-style-name="Default" style:data-style-name="N1">
      <style:table-cell-properties style:cell-protect="protected" style:print-content="true"/>
    </style:style>
    <style:style style:name="ce50" style:family="table-cell" style:parent-style-name="Default">
      <style:table-cell-properties style:cell-protect="protected" style:print-content="true"/>
      <style:text-properties style:font-name="Arial" style:font-name-asian="Arial Unicode MS" style:font-name-complex="Tahoma"/>
    </style:style>
    <style:style style:name="ce51" style:family="table-cell" style:parent-style-name="Default" style:data-style-name="N1">
      <style:table-cell-properties style:cell-protect="protected" style:print-content="true"/>
      <style:text-properties style:font-name="Arial" style:font-name-asian="Arial Unicode MS" style:font-name-complex="Tahoma"/>
    </style:style>
    <style:style style:name="ce52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54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</office:automatic-styles>
  <office:body>
    <office:spreadsheet>
      <table:table table:name="Resul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ce18"/>
        <table:table-row table:style-name="ro1" table:number-rows-repeated="6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 table:style-name="ce4" office:value-type="string" table:number-columns-spanned="2" table:number-rows-spanned="1">
            <text:p>Resultat</text:p>
          </table:table-cell>
          <table:covered-table-cell office:value-type="string">
            <text:p>Resultat</text:p>
          </table:covered-table-cell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10"/>
          <table:table-cell table:style-name="ce17"/>
        </table:table-row>
        <table:table-row table:style-name="ro2">
          <table:table-cell table:number-columns-repeated="3"/>
          <table:table-cell table:style-name="ce6" office:value-type="string">
            <text:p>Indkøbt:</text:p>
          </table:table-cell>
          <table:table-cell table:style-name="ce11" table:formula="of:=[Beholdning.I6]+[Beholdning.I10]+[Beholdning.I15]+[Beholdning.I19]+[Beholdning.I23]+[Beholdning.I27]+[Beholdning.I31]+[Beholdning.I35]+[Beholdning.I39]+[Beholdning.I43]+[Beholdning.I47]+[Beholdning.I51]+[Beholdning.I55]+[Beholdning.I59]" office:value-type="currency" office:currency="DKK" office:value="0">
            <text:p>kr 0,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>
            <text:p>Betalt:</text:p>
          </table:table-cell>
          <table:table-cell table:style-name="ce11" table:formula="of:=[OpsummeringBetaling.I48]+[OpsummeringBetaling.I61]" office:value-type="currency" office:currency="DKK" office:value="0">
            <text:p>kr 0,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>
            <text:p>Leveret tilbage</text:p>
          </table:table-cell>
          <table:table-cell table:style-name="ce11" table:formula="of:=[Beholdning.M6]+[Beholdning.M10]+[Beholdning.M15]+[Beholdning.M19]+[Beholdning.M23]+[Beholdning.M27]+[Beholdning.M31]+[Beholdning.M35]+[Beholdning.M39]+[Beholdning.M43]+[Beholdning.M47]+[Beholdning.M51]+[Beholdning.M55]+[Beholdning.M59]" office:value-type="currency" office:currency="DKK" office:value="0">
            <text:p>kr 0,00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>
            <text:p>Tilbage på DIKU</text:p>
          </table:table-cell>
          <table:table-cell table:style-name="ce11" table:formula="of:=[Beholdning.N6]+[Beholdning.N10]+[Beholdning.N15]+[Beholdning.N19]+[Beholdning.N23]+[Beholdning.N27]+[Beholdning.N31]+[Beholdning.N35]+[Beholdning.N39]+[Beholdning.N43]+[Beholdning.N47]+[Beholdning.N51]+[Beholdning.N55]+[Beholdning.N59]" office:value-type="currency" office:currency="DKK" office:value="0">
            <text:p>kr 0,00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>
            <text:p>Manglende indbetaling:</text:p>
          </table:table-cell>
          <table:table-cell table:style-name="ce12" table:formula="of:=[OpsummeringBetaling.K48]+[OpsummeringBetaling.K61]" office:value-type="currency" office:currency="DKK" office:value="0">
            <text:p>kr 0,00</text:p>
          </table:table-cell>
          <table:table-cell/>
        </table:table-row>
        <table:table-row table:style-name="ro2">
          <table:table-cell table:number-columns-repeated="3"/>
          <table:table-cell table:style-name="ce6" office:value-type="string">
            <text:p>Overskud:</text:p>
          </table:table-cell>
          <table:table-cell table:style-name="ce13" table:formula="of:=[.E10]-[.E9]-[.E13]+[.E11]+[.E12]" office:value-type="currency" office:currency="DKK" office:value="0">
            <text:p>kr 0,00</text:p>
          </table:table-cell>
          <table:table-cell/>
        </table:table-row>
        <table:table-row table:style-name="ro1">
          <table:table-cell table:number-columns-repeated="3"/>
          <table:table-cell table:style-name="ce6"/>
          <table:table-cell table:style-name="ce14"/>
          <table:table-cell/>
        </table:table-row>
        <table:table-row table:style-name="ro1">
          <table:table-cell table:number-columns-repeated="4"/>
          <table:table-cell table:style-name="ce15"/>
          <table:table-cell/>
        </table:table-row>
        <table:table-row table:style-name="ro1">
          <table:table-cell table:number-columns-repeated="3"/>
          <table:table-cell table:style-name="ce8"/>
          <table:table-cell table:style-name="ce16"/>
          <table:table-cell/>
        </table:table-row>
        <table:table-row table:style-name="ro1">
          <table:table-cell table:number-columns-repeated="2"/>
          <table:table-cell table:style-name="ce3"/>
          <table:table-cell table:style-name="ce9" table:number-columns-repeated="2"/>
          <table:table-cell table:style-name="ce19"/>
        </table:table-row>
      </table:table>
      <table:table table:name="Beholdning" table:style-name="ta1" table:protected="true" table:print="false">
        <table:table-protection table:select-protected-cells="true" table:select-unprotected-cells="true"/>
        <table:table-column table:style-name="co6" table:default-cell-style-name="ce20"/>
        <table:table-column table:style-name="co7" table:default-cell-style-name="ce20"/>
        <table:table-column table:style-name="co2" table:number-columns-repeated="5" table:default-cell-style-name="ce22"/>
        <table:table-column table:style-name="co2" table:default-cell-style-name="ce3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2" table:number-columns-repeated="2" table:default-cell-style-name="ce20"/>
        <table:table-column table:style-name="co2" table:number-columns-repeated="1008" table:default-cell-style-name="Default"/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20" table:number-columns-repeated="5"/>
          <table:table-cell table:number-columns-repeated="1014"/>
        </table:table-row>
        <table:table-row table:style-name="ro2">
          <table:table-cell table:style-name="ce21" table:number-columns-repeated="7"/>
          <table:table-cell table:style-name="ce29" office:value-type="string">
            <text:p>Stykpris</text:p>
          </table:table-cell>
          <table:table-cell table:style-name="ce29" office:value-type="string">
            <text:p>Indkøb</text:p>
          </table:table-cell>
          <table:table-cell table:style-name="ce29" office:value-type="string">
            <text:p>Solgt</text:p>
          </table:table-cell>
          <table:table-cell table:style-name="ce29" office:value-type="string">
            <text:p>Forsvundet ialt</text:p>
          </table:table-cell>
          <table:table-cell table:style-name="ce29" office:value-type="string">
            <text:p>Rest</text:p>
          </table:table-cell>
          <table:table-cell table:style-name="ce29" office:value-type="string">
            <text:p>Retur</text:p>
          </table:table-cell>
          <table:table-cell table:style-name="ce29" office:value-type="string">
            <text:p>Med tilbage</text:p>
          </table:table-cell>
          <table:table-cell table:style-name="ce4" table:number-columns-repeated="1008"/>
        </table:table-row>
        <table:table-row table:style-name="ro2">
          <table:table-cell office:value-type="string">
            <text:p>Øl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4]=0;0;((IF([.C4]=0;0;IF([.D4]=0;[.C4]*[.C5];IF([.E4]=0;[.C4]*[.C5]+[.D4]*[.D5];IF([.F4]=0;[.C4]*[.C5]+[.D4]*[.D5]+[.E4]*[.E5];IF([.G4]=0;[.C4]*[.C5]+[.D4]*[.D5]+[.E4]*[.E5]+[.F4]*[.F5];[.C4]*[.C5]+[.D4]*[.D5]+[.E4]*[.E5]+[.F4]*[.F5]+[.G4]*[.G5]))))))/SUM([.C5:.G5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 table:style-name="ce27"/>
          <table:table-cell table:formula="of:=SUM([.C5:.G5])" office:value-type="float" office:value="0">
            <text:p>0</text:p>
          </table:table-cell>
          <table:table-cell table:formula="of:=[$OpsummeringForbrug.B$63]" office:value-type="float" office:value="0">
            <text:p>0</text:p>
          </table:table-cell>
          <table:table-cell table:formula="of:=[$Optælling.B23]" office:value-type="float" office:value="0">
            <text:p>0</text:p>
          </table:table-cell>
          <table:table-cell table:formula="of:=IF([$Optælling.B$10]&lt;&gt;0;[Optælling.B10];IF([Optælling.B9]&lt;&gt;0;[Optælling.B9];IF([Optælling.B8]&lt;&gt;0;[Optælling.B8];IF([Optælling.B7]&lt;&gt;0;[Optælling.B7];IF([Optælling.B6]&lt;&gt;0;[Optælling.B6];IF([Optælling.B5]&lt;&gt;0;[Optælling.B5];IF([Optælling.B4]&lt;&gt;0;[Optælling.B4];0)))))))" office:value-type="float" office:value="0">
            <text:p>0</text:p>
          </table:table-cell>
          <table:table-cell table:style-name="ce22"/>
          <table:table-cell table:style-name="ce31" table:formula="of:=[.L5]-[.M5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4]*[.C5]" office:value-type="float" office:value="0">
            <text:p>0</text:p>
          </table:table-cell>
          <table:table-cell table:style-name="ce25" table:formula="of:=[.D4]*[.D5]" office:value-type="float" office:value="0">
            <text:p>0</text:p>
          </table:table-cell>
          <table:table-cell table:style-name="ce25" table:formula="of:=[.E4]*[.E5]" office:value-type="float" office:value="0">
            <text:p>0</text:p>
          </table:table-cell>
          <table:table-cell table:style-name="ce25" table:formula="of:=[.F4]*[.F5]" office:value-type="float" office:value="0">
            <text:p>0</text:p>
          </table:table-cell>
          <table:table-cell table:style-name="ce27" table:formula="of:=[.G4]*[.G5]" office:value-type="float" office:value="0">
            <text:p>0</text:p>
          </table:table-cell>
          <table:table-cell/>
          <table:table-cell table:formula="of:=SUM([.C6:.G6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Light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8]=0;0;((IF([.C8]=0;0;IF([.D8]=0;[.C8]*[.C9];IF([.E8]=0;[.C8]*[.C9]+[.D8]*[.D9];IF([.F8]=0;[.C8]*[.C9]+[.D8]*[.D9]+[.E8]*[.E9];IF([.G8]=0;[.C8]*[.C9]+[.D8]*[.D9]+[.E8]*[.E9]+[.F8]*[.F9];[.C8]*[.C9]+[.D8]*[.D9]+[.E8]*[.E9]+[.F8]*[.F9]+[.G8]*[.G9]))))))/SUM([.C9:.G9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9:.G9])" office:value-type="float" office:value="0">
            <text:p>0</text:p>
          </table:table-cell>
          <table:table-cell table:formula="of:=[$OpsummeringForbrug.C$63]" office:value-type="float" office:value="0">
            <text:p>0</text:p>
          </table:table-cell>
          <table:table-cell table:formula="of:=[$Optælling.C23]" office:value-type="float" office:value="0">
            <text:p>0</text:p>
          </table:table-cell>
          <table:table-cell table:formula="of:=IF([Optælling.C10]&lt;&gt;0;[Optælling.C10];IF([Optælling.C9]&lt;&gt;0;[Optælling.C9];IF([Optælling.C8]&lt;&gt;0;[Optælling.C8];IF([Optælling.C7]&lt;&gt;0;[Optælling.C7];IF([Optælling.C6]&lt;&gt;0;[Optælling.C6];IF([Optælling.C5]&lt;&gt;0;[Optælling.C5];IF([Optælling.C4]&lt;&gt;0;[Optælling.C4];0)))))))" office:value-type="float" office:value="0">
            <text:p>0</text:p>
          </table:table-cell>
          <table:table-cell table:style-name="ce22"/>
          <table:table-cell table:style-name="ce31" table:formula="of:=[.L9]-[.M9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8]*[.C9]" office:value-type="float" office:value="0">
            <text:p>0</text:p>
          </table:table-cell>
          <table:table-cell table:style-name="ce25" table:formula="of:=[.D8]*[.D9]" office:value-type="float" office:value="0">
            <text:p>0</text:p>
          </table:table-cell>
          <table:table-cell table:style-name="ce25" table:formula="of:=[.E8]*[.E9]" office:value-type="float" office:value="0">
            <text:p>0</text:p>
          </table:table-cell>
          <table:table-cell table:style-name="ce25" table:formula="of:=[.F8]*[.F9]" office:value-type="float" office:value="0">
            <text:p>0</text:p>
          </table:table-cell>
          <table:table-cell table:style-name="ce27" table:formula="of:=[.G8]*[.G9]" office:value-type="float" office:value="0">
            <text:p>0</text:p>
          </table:table-cell>
          <table:table-cell/>
          <table:table-cell table:formula="of:=SUM([.C10:.G10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Sodavand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Stk pris</text:p>
          </table:table-cell>
          <table:table-cell table:number-columns-repeated="5"/>
          <table:table-cell table:style-name="ce27" table:formula="of:=IF([.C13]=0;0;((IF([.C13]=0;0;IF([.D13]=0;[.C13]*[.C14];IF([.E13]=0;[.C13]*[.C14]+[.D13]*[.D14];IF([.F13]=0;[.C13]*[.C14]+[.D13]*[.D14]+[.E13]*[.E14];IF([.G13]=0;[.C13]*[.C14]+[.D13]*[.D14]+[.E13]*[.E14]+[.F13]*[.F14];[.C13]*[.C14]+[.D13]*[.D14]+[.E13]*[.E14]+[.F13]*[.F14]+[.G13]*[.G14]))))))/SUM([.C14:.G14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14:.G14])" office:value-type="float" office:value="0">
            <text:p>0</text:p>
          </table:table-cell>
          <table:table-cell table:formula="of:=[$OpsummeringForbrug.D$63]" office:value-type="float" office:value="0">
            <text:p>0</text:p>
          </table:table-cell>
          <table:table-cell table:formula="of:=[$Optælling.D23]" office:value-type="float" office:value="0">
            <text:p>0</text:p>
          </table:table-cell>
          <table:table-cell table:formula="of:=IF([Optælling.D10]&lt;&gt;0;[Optælling.D10];IF([Optælling.D9]&lt;&gt;0;[Optælling.D9];IF([Optælling.D8]&lt;&gt;0;[Optælling.D8];IF([Optælling.D7]&lt;&gt;0;[Optælling.D7];IF([Optælling.D6]&lt;&gt;0;[Optælling.D6];IF([Optælling.D5]&lt;&gt;0;[Optælling.D5];IF([Optælling.D4]&lt;&gt;0;[Optælling.D4];0)))))))" office:value-type="float" office:value="0">
            <text:p>0</text:p>
          </table:table-cell>
          <table:table-cell table:style-name="ce22"/>
          <table:table-cell table:style-name="ce31" table:formula="of:=[.L14]-[.M14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13]*[.C14]" office:value-type="float" office:value="0">
            <text:p>0</text:p>
          </table:table-cell>
          <table:table-cell table:style-name="ce25" table:formula="of:=[.D13]*[.D14]" office:value-type="float" office:value="0">
            <text:p>0</text:p>
          </table:table-cell>
          <table:table-cell table:style-name="ce25" table:formula="of:=[.E13]*[.E14]" office:value-type="float" office:value="0">
            <text:p>0</text:p>
          </table:table-cell>
          <table:table-cell table:style-name="ce25" table:formula="of:=[.F13]*[.F14]" office:value-type="float" office:value="0">
            <text:p>0</text:p>
          </table:table-cell>
          <table:table-cell table:style-name="ce27" table:formula="of:=[.G13]*[.G14]" office:value-type="float" office:value="0">
            <text:p>0</text:p>
          </table:table-cell>
          <table:table-cell/>
          <table:table-cell table:formula="of:=SUM([.C15:.G15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Cocio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17]=0;0;((IF([.C17]=0;0;IF([.D17]=0;[.C17]*[.C18];IF([.E17]=0;[.C17]*[.C18]+[.D17]*[.D18];IF([.F17]=0;[.C17]*[.C18]+[.D17]*[.D18]+[.E17]*[.E18];IF([.G17]=0;[.C17]*[.C18]+[.D17]*[.D18]+[.E17]*[.E18]+[.F17]*[.F18];[.C17]*[.C18]+[.D17]*[.D18]+[.E17]*[.E18]+[.F17]*[.F18]+[.G17]*[.G18]))))))/SUM([.C18:.G18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18:.G18])" office:value-type="float" office:value="0">
            <text:p>0</text:p>
          </table:table-cell>
          <table:table-cell table:formula="of:=[$OpsummeringForbrug.E$63]" office:value-type="float" office:value="0">
            <text:p>0</text:p>
          </table:table-cell>
          <table:table-cell table:formula="of:=[$Optælling.E23]" office:value-type="float" office:value="0">
            <text:p>0</text:p>
          </table:table-cell>
          <table:table-cell table:formula="of:=IF([$Optælling.E$10]&lt;&gt;0;[Optælling.E10];IF([Optælling.E9]&lt;&gt;0;[Optælling.E9];IF([Optælling.E8]&lt;&gt;0;[Optælling.E8];IF([Optælling.E7]&lt;&gt;0;[Optælling.E7];IF([Optælling.E6]&lt;&gt;0;[Optælling.E6];IF([Optælling.E5]&lt;&gt;0;[Optælling.E5];IF([Optælling.E4]&lt;&gt;0;[Optælling.E4];0)))))))" office:value-type="float" office:value="0">
            <text:p>0</text:p>
          </table:table-cell>
          <table:table-cell table:style-name="ce22"/>
          <table:table-cell table:style-name="ce31" table:formula="of:=[.L18]-[.M18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17]*[.C18]" office:value-type="float" office:value="0">
            <text:p>0</text:p>
          </table:table-cell>
          <table:table-cell table:style-name="ce25" table:formula="of:=[.D17]*[.D18]" office:value-type="float" office:value="0">
            <text:p>0</text:p>
          </table:table-cell>
          <table:table-cell table:style-name="ce25" table:formula="of:=[.E17]*[.E18]" office:value-type="float" office:value="0">
            <text:p>0</text:p>
          </table:table-cell>
          <table:table-cell table:style-name="ce25" table:formula="of:=[.F17]*[.F18]" office:value-type="float" office:value="0">
            <text:p>0</text:p>
          </table:table-cell>
          <table:table-cell table:style-name="ce27" table:formula="of:=[.G17]*[.G18]" office:value-type="float" office:value="0">
            <text:p>0</text:p>
          </table:table-cell>
          <table:table-cell/>
          <table:table-cell table:formula="of:=SUM([.C19:.G19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Cider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21]=0;0;((IF([.C21]=0;0;IF([.D21]=0;[.C21]*[.C22];IF([.E21]=0;[.C21]*[.C22]+[.D21]*[.D22];IF([.F21]=0;[.C21]*[.C22]+[.D21]*[.D22]+[.E21]*[.E22];IF([.G21]=0;[.C21]*[.C22]+[.D21]*[.D22]+[.E21]*[.E22]+[.F21]*[.F22];[.C21]*[.C22]+[.D21]*[.D22]+[.E21]*[.E22]+[.F21]*[.F22]+[.G21]*[.G22]))))))/SUM([.C22:.G22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22:.G22])" office:value-type="float" office:value="0">
            <text:p>0</text:p>
          </table:table-cell>
          <table:table-cell table:formula="of:=[$OpsummeringForbrug.F$63]" office:value-type="float" office:value="0">
            <text:p>0</text:p>
          </table:table-cell>
          <table:table-cell table:formula="of:=[$Optælling.F23]" office:value-type="float" office:value="0">
            <text:p>0</text:p>
          </table:table-cell>
          <table:table-cell table:formula="of:=IF([$Optælling.F$10]&lt;&gt;0;[Optælling.F10];IF([Optælling.F9]&lt;&gt;0;[Optælling.F9];IF([Optælling.F8]&lt;&gt;0;[Optælling.F8];IF([Optælling.F7]&lt;&gt;0;[Optælling.F7];IF([Optælling.F6]&lt;&gt;0;[Optælling.F6];IF([Optælling.F5]&lt;&gt;0;[Optælling.F5];IF([Optælling.F4]&lt;&gt;0;[Optælling.F4];0)))))))" office:value-type="float" office:value="0">
            <text:p>0</text:p>
          </table:table-cell>
          <table:table-cell table:style-name="ce22"/>
          <table:table-cell table:style-name="ce31" table:formula="of:=[.L22]-[.M22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21]*[.C22]" office:value-type="float" office:value="0">
            <text:p>0</text:p>
          </table:table-cell>
          <table:table-cell table:style-name="ce25" table:formula="of:=[.D21]*[.D22]" office:value-type="float" office:value="0">
            <text:p>0</text:p>
          </table:table-cell>
          <table:table-cell table:style-name="ce25" table:formula="of:=[.E21]*[.E22]" office:value-type="float" office:value="0">
            <text:p>0</text:p>
          </table:table-cell>
          <table:table-cell table:style-name="ce25" table:formula="of:=[.F21]*[.F22]" office:value-type="float" office:value="0">
            <text:p>0</text:p>
          </table:table-cell>
          <table:table-cell table:style-name="ce27" table:formula="of:=[.G21]*[.G22]" office:value-type="float" office:value="0">
            <text:p>0</text:p>
          </table:table-cell>
          <table:table-cell/>
          <table:table-cell table:formula="of:=SUM([.C23:.G23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Rødvin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25]=0;0;((IF([.C25]=0;0;IF([.D25]=0;[.C25]*[.C26];IF([.E25]=0;[.C25]*[.C26]+[.D25]*[.D26];IF([.F25]=0;[.C25]*[.C26]+[.D25]*[.D26]+[.E25]*[.E26];IF([.G25]=0;[.C25]*[.C26]+[.D25]*[.D26]+[.E25]*[.E26]+[.F25]*[.F26];[.C25]*[.C26]+[.D25]*[.D26]+[.E25]*[.E26]+[.F25]*[.F26]+[.G25]*[.G26]))))))/SUM([.C26:.G26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26:.G26])" office:value-type="float" office:value="0">
            <text:p>0</text:p>
          </table:table-cell>
          <table:table-cell table:formula="of:=[$OpsummeringForbrug.G$63]" office:value-type="float" office:value="0">
            <text:p>0</text:p>
          </table:table-cell>
          <table:table-cell table:formula="of:=[$Optælling.G23]" office:value-type="float" office:value="0">
            <text:p>0</text:p>
          </table:table-cell>
          <table:table-cell table:formula="of:=IF([$Optælling.G$10]&lt;&gt;0;[Optælling.G10];IF([Optælling.G9]&lt;&gt;0;[Optælling.G9];IF([Optælling.G8]&lt;&gt;0;[Optælling.G8];IF([Optælling.G7]&lt;&gt;0;[Optælling.G7];IF([Optælling.G6]&lt;&gt;0;[Optælling.G6];IF([Optælling.G5]&lt;&gt;0;[Optælling.G5];IF([Optælling.G4]&lt;&gt;0;[Optælling.G4];0)))))))" office:value-type="float" office:value="0">
            <text:p>0</text:p>
          </table:table-cell>
          <table:table-cell table:style-name="ce22"/>
          <table:table-cell table:style-name="ce31" table:formula="of:=[.L26]-[.M26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25]*[.C26]" office:value-type="float" office:value="0">
            <text:p>0</text:p>
          </table:table-cell>
          <table:table-cell table:style-name="ce25" table:formula="of:=[.D25]*[.D26]" office:value-type="float" office:value="0">
            <text:p>0</text:p>
          </table:table-cell>
          <table:table-cell table:style-name="ce25" table:formula="of:=[.E25]*[.E26]" office:value-type="float" office:value="0">
            <text:p>0</text:p>
          </table:table-cell>
          <table:table-cell table:style-name="ce25" table:formula="of:=[.F25]*[.F26]" office:value-type="float" office:value="0">
            <text:p>0</text:p>
          </table:table-cell>
          <table:table-cell table:style-name="ce27" table:formula="of:=[.G25]*[.G26]" office:value-type="float" office:value="0">
            <text:p>0</text:p>
          </table:table-cell>
          <table:table-cell/>
          <table:table-cell table:formula="of:=SUM([.C27:.G27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Fun (halvliter)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29]=0;0;((IF([.C29]=0;0;IF([.D29]=0;[.C29]*[.C30];IF([.E29]=0;[.C29]*[.C30]+[.D29]*[.D30];IF([.F29]=0;[.C29]*[.C30]+[.D29]*[.D30]+[.E29]*[.E30];IF([.G29]=0;[.C29]*[.C30]+[.D29]*[.D30]+[.E29]*[.E30]+[.F29]*[.F30];[.C29]*[.C30]+[.D29]*[.D30]+[.E29]*[.E30]+[.F29]*[.F30]+[.G29]*[.G30]))))))/SUM([.C30:.G30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30:.G30])" office:value-type="float" office:value="0">
            <text:p>0</text:p>
          </table:table-cell>
          <table:table-cell/>
          <table:table-cell table:formula="of:=[$Optælling.H23]" office:value-type="float" office:value="0">
            <text:p>0</text:p>
          </table:table-cell>
          <table:table-cell table:formula="of:=IF([$Optælling.H$10]&lt;&gt;0;[Optælling.H10];IF([Optælling.H9]&lt;&gt;0;[Optælling.H9];IF([Optælling.H8]&lt;&gt;0;[Optælling.H8];IF([Optælling.H7]&lt;&gt;0;[Optælling.H7];IF([Optælling.H6]&lt;&gt;0;[Optælling.H6];IF([Optælling.H5]&lt;&gt;0;[Optælling.H5];IF([Optælling.H4]&lt;&gt;0;[Optælling.H4];0)))))))" office:value-type="float" office:value="0">
            <text:p>0</text:p>
          </table:table-cell>
          <table:table-cell table:style-name="ce22"/>
          <table:table-cell table:style-name="ce31" table:formula="of:=[.L30]-[.M30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29]*[.C30]" office:value-type="float" office:value="0">
            <text:p>0</text:p>
          </table:table-cell>
          <table:table-cell table:style-name="ce25" table:formula="of:=[.D29]*[.D30]" office:value-type="float" office:value="0">
            <text:p>0</text:p>
          </table:table-cell>
          <table:table-cell table:style-name="ce25" table:formula="of:=[.E29]*[.E30]" office:value-type="float" office:value="0">
            <text:p>0</text:p>
          </table:table-cell>
          <table:table-cell table:style-name="ce25" table:formula="of:=[.F29]*[.F30]" office:value-type="float" office:value="0">
            <text:p>0</text:p>
          </table:table-cell>
          <table:table-cell table:style-name="ce27" table:formula="of:=[.G29]*[.G30]" office:value-type="float" office:value="0">
            <text:p>0</text:p>
          </table:table-cell>
          <table:table-cell/>
          <table:table-cell table:formula="of:=SUM([.C31:.G31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Vodka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33]=0;0;((IF([.C33]=0;0;IF([.D33]=0;[.C33]*[.C34];IF([.E33]=0;[.C33]*[.C34]+[.D33]*[.D34];IF([.F33]=0;[.C33]*[.C34]+[.D33]*[.D34]+[.E33]*[.E34];IF([.G33]=0;[.C33]*[.C34]+[.D33]*[.D34]+[.E33]*[.E34]+[.F33]*[.F34];[.C33]*[.C34]+[.D33]*[.D34]+[.E33]*[.E34]+[.F33]*[.F34]+[.G33]*[.G34]))))))/SUM([.C34:.G34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34:.G34])" office:value-type="float" office:value="0">
            <text:p>0</text:p>
          </table:table-cell>
          <table:table-cell/>
          <table:table-cell table:formula="of:=[$Optælling.I23]" office:value-type="float" office:value="0">
            <text:p>0</text:p>
          </table:table-cell>
          <table:table-cell table:formula="of:=IF([$Optælling.I$10]&lt;&gt;0;[Optælling.I10];IF([Optælling.I9]&lt;&gt;0;[Optælling.I9];IF([Optælling.I8]&lt;&gt;0;[Optælling.I8];IF([Optælling.I7]&lt;&gt;0;[Optælling.I7];IF([Optælling.I6]&lt;&gt;0;[Optælling.I6];IF([Optælling.I5]&lt;&gt;0;[Optælling.I5];IF([Optælling.I4]&lt;&gt;0;[Optælling.I4];0)))))))" office:value-type="float" office:value="0">
            <text:p>0</text:p>
          </table:table-cell>
          <table:table-cell table:style-name="ce22"/>
          <table:table-cell table:style-name="ce31" table:formula="of:=[.L34]-[.M34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33]*[.C34]" office:value-type="float" office:value="0">
            <text:p>0</text:p>
          </table:table-cell>
          <table:table-cell table:style-name="ce25" table:formula="of:=[.D33]*[.D34]" office:value-type="float" office:value="0">
            <text:p>0</text:p>
          </table:table-cell>
          <table:table-cell table:style-name="ce25" table:formula="of:=[.E33]*[.E34]" office:value-type="float" office:value="0">
            <text:p>0</text:p>
          </table:table-cell>
          <table:table-cell table:style-name="ce25" table:formula="of:=[.F33]*[.F34]" office:value-type="float" office:value="0">
            <text:p>0</text:p>
          </table:table-cell>
          <table:table-cell table:style-name="ce27" table:formula="of:=[.G33]*[.G34]" office:value-type="float" office:value="0">
            <text:p>0</text:p>
          </table:table-cell>
          <table:table-cell/>
          <table:table-cell table:formula="of:=SUM([.C35:.G35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Preben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37]=0;0;((IF([.C37]=0;0;IF([.D37]=0;[.C37]*[.C38];IF([.E37]=0;[.C37]*[.C38]+[.D37]*[.D38];IF([.F37]=0;[.C37]*[.C38]+[.D37]*[.D38]+[.E37]*[.E38];IF([.G37]=0;[.C37]*[.C38]+[.D37]*[.D38]+[.E37]*[.E38]+[.F37]*[.F38];[.C37]*[.C38]+[.D37]*[.D38]+[.E37]*[.E38]+[.F37]*[.F38]+[.G37]*[.G38]))))))/SUM([.C38:.G38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38:.G38])" office:value-type="float" office:value="0">
            <text:p>0</text:p>
          </table:table-cell>
          <table:table-cell/>
          <table:table-cell table:formula="of:=[$Optælling.J23]" office:value-type="float" office:value="0">
            <text:p>0</text:p>
          </table:table-cell>
          <table:table-cell table:formula="of:=IF([$Optælling.J$10]&lt;&gt;0;[Optælling.J10];IF([Optælling.J9]&lt;&gt;0;[Optælling.J9];IF([Optælling.J8]&lt;&gt;0;[Optælling.J8];IF([Optælling.J7]&lt;&gt;0;[Optælling.J7];IF([Optælling.J6]&lt;&gt;0;[Optælling.J6];IF([Optælling.J5]&lt;&gt;0;[Optælling.J5];IF([Optælling.J4]&lt;&gt;0;[Optælling.J4];0)))))))" office:value-type="float" office:value="0">
            <text:p>0</text:p>
          </table:table-cell>
          <table:table-cell table:style-name="ce22"/>
          <table:table-cell table:style-name="ce31" table:formula="of:=[.L38]-[.M38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37]*[.C38]" office:value-type="float" office:value="0">
            <text:p>0</text:p>
          </table:table-cell>
          <table:table-cell table:style-name="ce25" table:formula="of:=[.D37]*[.D38]" office:value-type="float" office:value="0">
            <text:p>0</text:p>
          </table:table-cell>
          <table:table-cell table:style-name="ce25" table:formula="of:=[.E37]*[.E38]" office:value-type="float" office:value="0">
            <text:p>0</text:p>
          </table:table-cell>
          <table:table-cell table:style-name="ce25" table:formula="of:=[.F37]*[.F38]" office:value-type="float" office:value="0">
            <text:p>0</text:p>
          </table:table-cell>
          <table:table-cell table:style-name="ce27" table:formula="of:=[.G37]*[.G38]" office:value-type="float" office:value="0">
            <text:p>0</text:p>
          </table:table-cell>
          <table:table-cell/>
          <table:table-cell table:formula="of:=SUM([.C39:.G39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Fernando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41]=0;0;((IF([.C41]=0;0;IF([.D41]=0;[.C41]*[.C42];IF([.E41]=0;[.C41]*[.C42]+[.D41]*[.D42];IF([.F41]=0;[.C41]*[.C42]+[.D41]*[.D42]+[.E41]*[.E42];IF([.G41]=0;[.C41]*[.C42]+[.D41]*[.D42]+[.E41]*[.E42]+[.F41]*[.F42];[.C41]*[.C42]+[.D41]*[.D42]+[.E41]*[.E42]+[.F41]*[.F42]+[.G41]*[.G42]))))))/SUM([.C42:.G42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42:.G42])" office:value-type="float" office:value="0">
            <text:p>0</text:p>
          </table:table-cell>
          <table:table-cell/>
          <table:table-cell table:formula="of:=[$Optælling.K23]" office:value-type="float" office:value="0">
            <text:p>0</text:p>
          </table:table-cell>
          <table:table-cell table:formula="of:=IF([$Optælling.K$10]&lt;&gt;0;[Optælling.K10];IF([Optælling.K9]&lt;&gt;0;[Optælling.K9];IF([Optælling.K8]&lt;&gt;0;[Optælling.K8];IF([Optælling.K7]&lt;&gt;0;[Optælling.K7];IF([Optælling.K6]&lt;&gt;0;[Optælling.K6];IF([Optælling.K5]&lt;&gt;0;[Optælling.K5];IF([Optælling.K4]&lt;&gt;0;[Optælling.K4];0)))))))" office:value-type="float" office:value="0">
            <text:p>0</text:p>
          </table:table-cell>
          <table:table-cell table:style-name="ce22"/>
          <table:table-cell table:style-name="ce31" table:formula="of:=[.L42]-[.M42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41]*[.C42]" office:value-type="float" office:value="0">
            <text:p>0</text:p>
          </table:table-cell>
          <table:table-cell table:style-name="ce25" table:formula="of:=[.D41]*[.D42]" office:value-type="float" office:value="0">
            <text:p>0</text:p>
          </table:table-cell>
          <table:table-cell table:style-name="ce25" table:formula="of:=[.E41]*[.E42]" office:value-type="float" office:value="0">
            <text:p>0</text:p>
          </table:table-cell>
          <table:table-cell table:style-name="ce25" table:formula="of:=[.F41]*[.F42]" office:value-type="float" office:value="0">
            <text:p>0</text:p>
          </table:table-cell>
          <table:table-cell table:style-name="ce27" table:formula="of:=[.G41]*[.G42]" office:value-type="float" office:value="0">
            <text:p>0</text:p>
          </table:table-cell>
          <table:table-cell/>
          <table:table-cell table:formula="of:=SUM([.C43:.G43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Arne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45]=0;0;((IF([.C45]=0;0;IF([.D45]=0;[.C45]*[.C46];IF([.E45]=0;[.C45]*[.C46]+[.D45]*[.D46];IF([.F45]=0;[.C45]*[.C46]+[.D45]*[.D46]+[.E45]*[.E46];IF([.G45]=0;[.C45]*[.C46]+[.D45]*[.D46]+[.E45]*[.E46]+[.F45]*[.F46];[.C45]*[.C46]+[.D45]*[.D46]+[.E45]*[.E46]+[.F45]*[.F46]+[.G45]*[.G46]))))))/SUM([.C46:.G46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46:.G46])" office:value-type="float" office:value="0">
            <text:p>0</text:p>
          </table:table-cell>
          <table:table-cell/>
          <table:table-cell table:formula="of:=[$Optælling.L23]" office:value-type="float" office:value="0">
            <text:p>0</text:p>
          </table:table-cell>
          <table:table-cell table:formula="of:=IF([$Optælling.L$10]&lt;&gt;0;[Optælling.L10];IF([Optælling.L9]&lt;&gt;0;[Optælling.L9];IF([Optælling.L8]&lt;&gt;0;[Optælling.L8];IF([Optælling.L7]&lt;&gt;0;[Optælling.L7];IF([Optælling.L6]&lt;&gt;0;[Optælling.L6];IF([Optælling.L5]&lt;&gt;0;[Optælling.L5];IF([Optælling.L4]&lt;&gt;0;[Optælling.L4];0)))))))" office:value-type="float" office:value="0">
            <text:p>0</text:p>
          </table:table-cell>
          <table:table-cell table:style-name="ce22"/>
          <table:table-cell table:style-name="ce31" table:formula="of:=[.L46]-[.M46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45]*[.C46]" office:value-type="float" office:value="0">
            <text:p>0</text:p>
          </table:table-cell>
          <table:table-cell table:style-name="ce25" table:formula="of:=[.D45]*[.D46]" office:value-type="float" office:value="0">
            <text:p>0</text:p>
          </table:table-cell>
          <table:table-cell table:style-name="ce25" table:formula="of:=[.E45]*[.E46]" office:value-type="float" office:value="0">
            <text:p>0</text:p>
          </table:table-cell>
          <table:table-cell table:style-name="ce25" table:formula="of:=[.F45]*[.F46]" office:value-type="float" office:value="0">
            <text:p>0</text:p>
          </table:table-cell>
          <table:table-cell table:style-name="ce27" table:formula="of:=[.G45]*[.G46]" office:value-type="float" office:value="0">
            <text:p>0</text:p>
          </table:table-cell>
          <table:table-cell/>
          <table:table-cell table:formula="of:=SUM([.C47:.G47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Indvielse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49]=0;0;((IF([.C49]=0;0;IF([.D49]=0;[.C49]*[.C50];IF([.E49]=0;[.C49]*[.C50]+[.D49]*[.D50];IF([.F49]=0;[.C49]*[.C50]+[.D49]*[.D50]+[.E49]*[.E50];IF([.G49]=0;[.C49]*[.C50]+[.D49]*[.D50]+[.E49]*[.E50]+[.F49]*[.F50];[.C49]*[.C50]+[.D49]*[.D50]+[.E49]*[.E50]+[.F49]*[.F50]+[.G49]*[.G50]))))))/SUM([.C50:.G50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50:.G50])" office:value-type="float" office:value="0">
            <text:p>0</text:p>
          </table:table-cell>
          <table:table-cell/>
          <table:table-cell table:formula="of:=[$Optælling.M23]" office:value-type="float" office:value="0">
            <text:p>0</text:p>
          </table:table-cell>
          <table:table-cell table:formula="of:=IF([$Optælling.M$10]&lt;&gt;0;[Optælling.M10];IF([Optælling.M9]&lt;&gt;0;[Optælling.M9];IF([Optælling.M8]&lt;&gt;0;[Optælling.M8];IF([Optælling.M7]&lt;&gt;0;[Optælling.M7];IF([Optælling.M6]&lt;&gt;0;[Optælling.M6];IF([Optælling.M5]&lt;&gt;0;[Optælling.M5];IF([Optælling.M4]&lt;&gt;0;[Optælling.M4];0)))))))" office:value-type="float" office:value="0">
            <text:p>0</text:p>
          </table:table-cell>
          <table:table-cell table:style-name="ce22"/>
          <table:table-cell table:style-name="ce31" table:formula="of:=[.L50]-[.M50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49]*[.C50]" office:value-type="float" office:value="0">
            <text:p>0</text:p>
          </table:table-cell>
          <table:table-cell table:style-name="ce25" table:formula="of:=[.D49]*[.D50]" office:value-type="float" office:value="0">
            <text:p>0</text:p>
          </table:table-cell>
          <table:table-cell table:style-name="ce25" table:formula="of:=[.E49]*[.E50]" office:value-type="float" office:value="0">
            <text:p>0</text:p>
          </table:table-cell>
          <table:table-cell table:style-name="ce25" table:formula="of:=[.F49]*[.F50]" office:value-type="float" office:value="0">
            <text:p>0</text:p>
          </table:table-cell>
          <table:table-cell table:style-name="ce27" table:formula="of:=[.G49]*[.G50]" office:value-type="float" office:value="0">
            <text:p>0</text:p>
          </table:table-cell>
          <table:table-cell/>
          <table:table-cell table:formula="of:=SUM([.C51:.G51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Tour de Chambre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53]=0;0;((IF([.C53]=0;0;IF([.D53]=0;[.C53]*[.C54];IF([.E53]=0;[.C53]*[.C54]+[.D53]*[.D54];IF([.F53]=0;[.C53]*[.C54]+[.D53]*[.D54]+[.E53]*[.E54];IF([.G53]=0;[.C53]*[.C54]+[.D53]*[.D54]+[.E53]*[.E54]+[.F53]*[.F54];[.C53]*[.C54]+[.D53]*[.D54]+[.E53]*[.E54]+[.F53]*[.F54]+[.G53]*[.G54]))))))/SUM([.C54:.G54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54:.G54])" office:value-type="float" office:value="0">
            <text:p>0</text:p>
          </table:table-cell>
          <table:table-cell/>
          <table:table-cell table:formula="of:=[$Optælling.N23]" office:value-type="float" office:value="0">
            <text:p>0</text:p>
          </table:table-cell>
          <table:table-cell table:formula="of:=IF([$Optælling.N$10]&lt;&gt;0;[Optælling.N10];IF([Optælling.N9]&lt;&gt;0;[Optælling.N9];IF([Optælling.N8]&lt;&gt;0;[Optælling.N8];IF([Optælling.N7]&lt;&gt;0;[Optælling.N7];IF([Optælling.N6]&lt;&gt;0;[Optælling.N6];IF([Optælling.N5]&lt;&gt;0;[Optælling.N5];IF([Optælling.N4]&lt;&gt;0;[Optælling.N4];0)))))))" office:value-type="float" office:value="0">
            <text:p>0</text:p>
          </table:table-cell>
          <table:table-cell table:style-name="ce22"/>
          <table:table-cell table:style-name="ce31" table:formula="of:=[.L54]-[.M54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3" table:formula="of:=[.C53]*[.C54]" office:value-type="float" office:value="0">
            <text:p>0</text:p>
          </table:table-cell>
          <table:table-cell table:style-name="ce25" table:formula="of:=[.D53]*[.D54]" office:value-type="float" office:value="0">
            <text:p>0</text:p>
          </table:table-cell>
          <table:table-cell table:style-name="ce25" table:formula="of:=[.E53]*[.E54]" office:value-type="float" office:value="0">
            <text:p>0</text:p>
          </table:table-cell>
          <table:table-cell table:style-name="ce25" table:formula="of:=[.F53]*[.F54]" office:value-type="float" office:value="0">
            <text:p>0</text:p>
          </table:table-cell>
          <table:table-cell table:style-name="ce27" table:formula="of:=[.G53]*[.G54]" office:value-type="float" office:value="0">
            <text:p>0</text:p>
          </table:table-cell>
          <table:table-cell/>
          <table:table-cell table:formula="of:=SUM([.C55:.G55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3"/>
          <table:table-cell table:style-name="ce20" table:number-columns-repeated="3"/>
          <table:table-cell table:style-name="ce27"/>
          <table:table-cell table:number-columns-repeated="1015"/>
        </table:table-row>
        <table:table-row table:style-name="ro2">
          <table:table-cell office:value-type="string">
            <text:p>Div spiritus</text:p>
          </table:table-cell>
          <table:table-cell office:value-type="string">
            <text:p>Stk pris</text:p>
          </table:table-cell>
          <table:table-cell table:number-columns-repeated="5"/>
          <table:table-cell table:style-name="ce27" table:formula="of:=IF([.C57]=0;0;((IF([.C57]=0;0;IF([.D57]=0;[.C57]*[.C58];IF([.E57]=0;[.C57]*[.C58]+[.D57]*[.D58];IF([.F57]=0;[.C57]*[.C58]+[.D57]*[.D58]+[.E57]*[.E58];IF([.G57]=0;[.C57]*[.C58]+[.D57]*[.D58]+[.E57]*[.E58]+[.F57]*[.F58];[.C57]*[.C58]+[.D57]*[.D58]+[.E57]*[.E58]+[.F57]*[.F58]+[.G57]*[.G58]))))))/SUM([.C58:.G58]))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ntal</text:p>
          </table:table-cell>
          <table:table-cell table:number-columns-repeated="5"/>
          <table:table-cell/>
          <table:table-cell table:formula="of:=SUM([.C58:.G58])" office:value-type="float" office:value="0">
            <text:p>0</text:p>
          </table:table-cell>
          <table:table-cell/>
          <table:table-cell table:formula="of:=[$Optælling.O23]" office:value-type="float" office:value="0">
            <text:p>0</text:p>
          </table:table-cell>
          <table:table-cell table:formula="of:=IF([$Optælling.O$10]&lt;&gt;0;[Optælling.O10];IF([Optælling.O9]&lt;&gt;0;[Optælling.O9];IF([Optælling.O8]&lt;&gt;0;[Optælling.O8];IF([Optælling.O7]&lt;&gt;0;[Optælling.O7];IF([Optælling.O6]&lt;&gt;0;[Optælling.O6];IF([Optælling.O5]&lt;&gt;0;[Optælling.O5];IF([Optælling.O4]&lt;&gt;0;[Optælling.O4];0)))))))" office:value-type="float" office:value="0">
            <text:p>0</text:p>
          </table:table-cell>
          <table:table-cell table:style-name="ce22"/>
          <table:table-cell table:style-name="ce31" table:formula="of:=[.L58]-[.M58]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Pris</text:p>
          </table:table-cell>
          <table:table-cell table:style-name="ce24" table:formula="of:=[.C57]*[.C58]" office:value-type="float" office:value="0">
            <text:p>0</text:p>
          </table:table-cell>
          <table:table-cell table:style-name="ce26" table:formula="of:=[.D57]*[.D58]" office:value-type="float" office:value="0">
            <text:p>0</text:p>
          </table:table-cell>
          <table:table-cell table:style-name="ce26" table:formula="of:=[.E57]*[.E58]" office:value-type="float" office:value="0">
            <text:p>0</text:p>
          </table:table-cell>
          <table:table-cell table:style-name="ce26" table:formula="of:=[.F57]*[.F58]" office:value-type="float" office:value="0">
            <text:p>0</text:p>
          </table:table-cell>
          <table:table-cell table:style-name="ce28" table:formula="of:=[.G57]*[.G58]" office:value-type="float" office:value="0">
            <text:p>0</text:p>
          </table:table-cell>
          <table:table-cell table:style-name="ce28"/>
          <table:table-cell table:formula="of:=SUM([.C59:.G59])" office:value-type="float" office:value="0">
            <text:p>0</text:p>
          </table:table-cell>
          <table:table-cell table:number-columns-repeated="3"/>
          <table:table-cell table:number-columns-repeated="2"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>
            <text:p>Mad på fad</text:p>
          </table:table-cell>
          <table:table-cell/>
          <table:table-cell table:style-name="ce20" table:number-columns-repeated="5"/>
          <table:table-cell table:style-name="ce20" table:formula="of:=([.H33]+[.H29])/12" office:value-type="float" office:value="0">
            <text:p>0</text:p>
          </table:table-cell>
          <table:table-cell/>
          <table:table-cell table:formula="of:=[$OpsummeringForbrug.H$6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>
            <text:p>Tour de Chambre</text:p>
          </table:table-cell>
          <table:table-cell office:value-type="string" table:number-columns-spanned="8" table:number-rows-spanned="1">
            <text:p>Stk pris findes ved at dividere stk prisen for Tour de Chambre med antallet af russer der er med til det</text:p>
          </table:table-cell>
          <table:covered-table-cell table:number-columns-repeated="6" table:style-name="ce20"/>
          <table:covered-table-cell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 table:number-columns-repeated="6"/>
          <table:table-cell table:number-columns-repeated="1014"/>
        </table:table-row>
        <table:table-row table:style-name="ro1" table:number-rows-repeated="3">
          <table:table-cell table:style-name="Default" table:number-columns-repeated="11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1008"/>
        </table:table-row>
      </table:table>
      <table:table table:name="Optælling" table:style-name="ta1" table:print="false">
        <table:table-column table:style-name="co12" table:default-cell-style-name="ce32"/>
        <table:table-column table:style-name="co13" table:default-cell-style-name="ce20"/>
        <table:table-column table:style-name="co2" table:number-columns-repeated="5" table:default-cell-style-name="ce20"/>
        <table:table-column table:style-name="co14" table:default-cell-style-name="ce20"/>
        <table:table-column table:style-name="co2" table:number-columns-repeated="5" table:default-cell-style-name="ce20"/>
        <table:table-column table:style-name="co15" table:default-cell-style-name="ce20"/>
        <table:table-column table:style-name="co2" table:default-cell-style-name="ce20"/>
        <table:table-column table:style-name="co2" table:default-cell-style-name="ce21"/>
        <table:table-column table:style-name="co2" table:number-columns-repeated="1006" table:default-cell-style-name="ce4"/>
        <table:table-column table:style-name="co2" table:number-columns-repeated="2" table:default-cell-style-name="Default"/>
        <table:table-row table:style-name="ro2">
          <table:table-cell table:style-name="ce4" office:value-type="string">
            <text:p>Optælling</text:p>
          </table:table-cell>
          <table:table-cell table:style-name="ce4" table:number-columns-repeated="15"/>
          <table:table-cell table:number-columns-repeated="1008"/>
        </table:table-row>
        <table:table-row table:style-name="ro1">
          <table:table-cell table:style-name="ce21" table:number-columns-repeated="15"/>
          <table:table-cell table:number-columns-repeated="1009"/>
        </table:table-row>
        <table:table-row table:style-name="ro1">
          <table:table-cell/>
          <table:table-cell table:style-name="ce21" table:formula="of:=[$Beholdning.A4]" office:value-type="string" office:string-value="Øl">
            <text:p>Øl</text:p>
          </table:table-cell>
          <table:table-cell table:style-name="ce21" table:formula="of:=[$Beholdning.A8]" office:value-type="string" office:string-value="Light">
            <text:p>Light</text:p>
          </table:table-cell>
          <table:table-cell table:style-name="ce21" table:formula="of:=[$Beholdning.A12]" office:value-type="string" office:string-value="Sodavand">
            <text:p>Sodavand</text:p>
          </table:table-cell>
          <table:table-cell table:style-name="ce21" table:formula="of:=[$Beholdning.A17]" office:value-type="string" office:string-value="Cocio">
            <text:p>Cocio</text:p>
          </table:table-cell>
          <table:table-cell table:style-name="ce21" table:formula="of:=[$Beholdning.A21]" office:value-type="string" office:string-value="Cider">
            <text:p>Cider</text:p>
          </table:table-cell>
          <table:table-cell table:style-name="ce21" table:formula="of:=[$Beholdning.A25]" office:value-type="string" office:string-value="Rødvin">
            <text:p>Rødvin</text:p>
          </table:table-cell>
          <table:table-cell table:style-name="ce21" table:formula="of:=[$Beholdning.A29]" office:value-type="string" office:string-value="Fun (halvliter)">
            <text:p>Fun (halvliter)</text:p>
          </table:table-cell>
          <table:table-cell table:style-name="ce21" table:formula="of:=[$Beholdning.A33]" office:value-type="string" office:string-value="Vodka">
            <text:p>Vodka</text:p>
          </table:table-cell>
          <table:table-cell table:style-name="ce21" table:formula="of:=[$Beholdning.A37]" office:value-type="string" office:string-value="Preben">
            <text:p>Preben</text:p>
          </table:table-cell>
          <table:table-cell table:style-name="ce21" table:formula="of:=[$Beholdning.A41]" office:value-type="string" office:string-value="Fernando">
            <text:p>Fernando</text:p>
          </table:table-cell>
          <table:table-cell table:style-name="ce21" table:formula="of:=[$Beholdning.A45]" office:value-type="string" office:string-value="Arne">
            <text:p>Arne</text:p>
          </table:table-cell>
          <table:table-cell table:style-name="ce21" table:formula="of:=[$Beholdning.A49]" office:value-type="string" office:string-value="Indvielse">
            <text:p>Indvielse</text:p>
          </table:table-cell>
          <table:table-cell table:style-name="ce21" table:formula="of:=[$Beholdning.A53]" office:value-type="string" office:string-value="Tour de Chambre">
            <text:p>Tour de Chambre</text:p>
          </table:table-cell>
          <table:table-cell table:style-name="ce21" table:formula="of:=[$Beholdning.A57]" office:value-type="string" office:string-value="Div spiritus">
            <text:p>Div spiritus</text:p>
          </table:table-cell>
          <table:table-cell table:number-columns-repeated="1009"/>
        </table:table-row>
        <table:table-row table:style-name="ro1">
          <table:table-cell office:value-type="string">
            <text:p>start/dag1</text:p>
          </table:table-cell>
          <table:table-cell table:style-name="ce33" table:formula="of:=[Beholdning.C5]+[Beholdning.D5]+[Beholdning.E5]+[Beholdning.F5]+[Beholdning.G5]" office:value-type="float" office:value="0">
            <text:p>0</text:p>
          </table:table-cell>
          <table:table-cell table:style-name="ce37" table:formula="of:=[Beholdning.C9]+[Beholdning.D9]+[Beholdning.E9]+[Beholdning.F9]+[Beholdning.G9]" office:value-type="float" office:value="0">
            <text:p>0</text:p>
          </table:table-cell>
          <table:table-cell table:style-name="ce37" table:formula="of:=[Beholdning.C14]+[Beholdning.D14]+[Beholdning.E14]+[Beholdning.F14]+[Beholdning.G14]" office:value-type="float" office:value="0">
            <text:p>0</text:p>
          </table:table-cell>
          <table:table-cell table:style-name="ce37" table:formula="of:=[Beholdning.C18]+[Beholdning.D18]+[Beholdning.E18]+[Beholdning.F18]+[Beholdning.G18]" office:value-type="float" office:value="0">
            <text:p>0</text:p>
          </table:table-cell>
          <table:table-cell table:style-name="ce37" table:formula="of:=[Beholdning.C22]+[Beholdning.D22]+[Beholdning.E22]+[Beholdning.F22]+[Beholdning.G22]" office:value-type="float" office:value="0">
            <text:p>0</text:p>
          </table:table-cell>
          <table:table-cell table:style-name="ce37" table:formula="of:=[Beholdning.C26]+[Beholdning.D26]+[Beholdning.E26]+[Beholdning.F26]+[Beholdning.G26]" office:value-type="float" office:value="0">
            <text:p>0</text:p>
          </table:table-cell>
          <table:table-cell table:style-name="ce37" table:formula="of:=[Beholdning.C30]+[Beholdning.D30]+[Beholdning.E30]+[Beholdning.F30]+[Beholdning.G30]" office:value-type="float" office:value="0">
            <text:p>0</text:p>
          </table:table-cell>
          <table:table-cell table:style-name="ce37" table:formula="of:=[Beholdning.C34]+[Beholdning.D34]+[Beholdning.E34]+[Beholdning.F34]+[Beholdning.G34]" office:value-type="float" office:value="0">
            <text:p>0</text:p>
          </table:table-cell>
          <table:table-cell table:style-name="ce37" table:formula="of:=[Beholdning.C38]+[Beholdning.D38]+[Beholdning.E38]+[Beholdning.F38]+[Beholdning.G38]" office:value-type="float" office:value="0">
            <text:p>0</text:p>
          </table:table-cell>
          <table:table-cell table:style-name="ce37" table:formula="of:=[Beholdning.C42]+[Beholdning.D42]+[Beholdning.E42]+[Beholdning.F42]+[Beholdning.G42]" office:value-type="float" office:value="0">
            <text:p>0</text:p>
          </table:table-cell>
          <table:table-cell table:style-name="ce37" table:formula="of:=[Beholdning.C46]+[Beholdning.D46]+[Beholdning.E46]+[Beholdning.F46]+[Beholdning.G46]" office:value-type="float" office:value="0">
            <text:p>0</text:p>
          </table:table-cell>
          <table:table-cell table:style-name="ce37" table:formula="of:=[Beholdning.C50]+[Beholdning.D50]+[Beholdning.E50]+[Beholdning.F50]+[Beholdning.G50]" office:value-type="float" office:value="0">
            <text:p>0</text:p>
          </table:table-cell>
          <table:table-cell table:style-name="ce37" table:formula="of:=[Beholdning.C54]+[Beholdning.D54]+[Beholdning.E54]+[Beholdning.F54]+[Beholdning.G54]" office:value-type="float" office:value="0">
            <text:p>0</text:p>
          </table:table-cell>
          <table:table-cell table:style-name="ce39" table:formula="of:=[Beholdning.C58]+[Beholdning.D58]+[Beholdning.E58]+[Beholdning.F58]+[Beholdning.G58]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2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3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4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5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6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slut/dag7</text:p>
          </table:table-cell>
          <table:table-cell table:number-columns-repeated="14" table:style-name="ce34"/>
          <table:table-cell table:number-columns-repeated="1007"/>
          <table:table-cell table:style-name="ce4" table:number-columns-repeated="2"/>
        </table:table-row>
        <table:table-row table:style-name="ro1" table:number-rows-repeated="2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2">
          <table:table-cell table:style-name="ce31" office:value-type="string">
            <text:p>Forsvundet</text:p>
          </table:table-cell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/>
          <table:table-cell table:style-name="ce21" table:formula="of:=[$Beholdning.A4]" office:value-type="string" office:string-value="Øl">
            <text:p>Øl</text:p>
          </table:table-cell>
          <table:table-cell table:style-name="ce21" table:formula="of:=[$Beholdning.A8]" office:value-type="string" office:string-value="Light">
            <text:p>Light</text:p>
          </table:table-cell>
          <table:table-cell table:style-name="ce21" table:formula="of:=[$Beholdning.A12]" office:value-type="string" office:string-value="Sodavand">
            <text:p>Sodavand</text:p>
          </table:table-cell>
          <table:table-cell table:style-name="ce21" table:formula="of:=[$Beholdning.A17]" office:value-type="string" office:string-value="Cocio">
            <text:p>Cocio</text:p>
          </table:table-cell>
          <table:table-cell table:style-name="ce21" table:formula="of:=[$Beholdning.A21]" office:value-type="string" office:string-value="Cider">
            <text:p>Cider</text:p>
          </table:table-cell>
          <table:table-cell table:style-name="ce21" table:formula="of:=[$Beholdning.A25]" office:value-type="string" office:string-value="Rødvin">
            <text:p>Rødvin</text:p>
          </table:table-cell>
          <table:table-cell table:style-name="ce21" table:formula="of:=[$Beholdning.A29]" office:value-type="string" office:string-value="Fun (halvliter)">
            <text:p>Fun (halvliter)</text:p>
          </table:table-cell>
          <table:table-cell table:style-name="ce21" table:formula="of:=[$Beholdning.A33]" office:value-type="string" office:string-value="Vodka">
            <text:p>Vodka</text:p>
          </table:table-cell>
          <table:table-cell table:style-name="ce21" table:formula="of:=[$Beholdning.A37]" office:value-type="string" office:string-value="Preben">
            <text:p>Preben</text:p>
          </table:table-cell>
          <table:table-cell table:style-name="ce21" table:formula="of:=[$Beholdning.A41]" office:value-type="string" office:string-value="Fernando">
            <text:p>Fernando</text:p>
          </table:table-cell>
          <table:table-cell table:style-name="ce21" table:formula="of:=[$Beholdning.A45]" office:value-type="string" office:string-value="Arne">
            <text:p>Arne</text:p>
          </table:table-cell>
          <table:table-cell table:style-name="ce21" table:formula="of:=[$Beholdning.A49]" office:value-type="string" office:string-value="Indvielse">
            <text:p>Indvielse</text:p>
          </table:table-cell>
          <table:table-cell table:style-name="ce21" table:formula="of:=[$Beholdning.A53]" office:value-type="string" office:string-value="Tour de Chambre">
            <text:p>Tour de Chambre</text:p>
          </table:table-cell>
          <table:table-cell table:style-name="ce21" table:formula="of:=[$Beholdning.A57]" office:value-type="string" office:string-value="Div spiritus">
            <text:p>Div spiritus</text:p>
          </table:table-cell>
          <table:table-cell table:number-columns-repeated="1009"/>
        </table:table-row>
        <table:table-row table:style-name="ro1">
          <table:table-cell office:value-type="string">
            <text:p>dag1</text:p>
          </table:table-cell>
          <table:table-cell table:style-name="ce33" table:formula="of:=IF([.B5]=0;[.B4]-[Onsdag.B$63]; [.B4]-[.B5]-[Onsdag.B$63])" office:value-type="float" office:value="0">
            <text:p>0</text:p>
          </table:table-cell>
          <table:table-cell table:style-name="ce37" table:formula="of:=IF([.C5]=0;[.C4]-[Onsdag.C$63]; [.C4]-[.C5]-[Onsdag.C$63])" office:value-type="float" office:value="0">
            <text:p>0</text:p>
          </table:table-cell>
          <table:table-cell table:style-name="ce37" table:formula="of:=IF([.D5]=0;[.D4]-[Onsdag.D$63]; [.D4]-[.D5]-[Onsdag.D$63])" office:value-type="float" office:value="0">
            <text:p>0</text:p>
          </table:table-cell>
          <table:table-cell table:style-name="ce37" table:formula="of:=IF([.E5]=0;[.E4]-[Onsdag.E$63]; [.E4]-[.E5]-[Onsdag.E$63])" office:value-type="float" office:value="0">
            <text:p>0</text:p>
          </table:table-cell>
          <table:table-cell table:style-name="ce37" table:formula="of:=IF([.F5]=0;[.F4]-[Onsdag.F$63]; [.F4]-[.F5]-[Onsdag.F$63])" office:value-type="float" office:value="0">
            <text:p>0</text:p>
          </table:table-cell>
          <table:table-cell table:style-name="ce37" table:formula="of:=IF([.G5]=0;[.G4]-[Onsdag.G$63]; [.G4]-[.G5]-[Onsdag.G$63])" office:value-type="float" office:value="0">
            <text:p>0</text:p>
          </table:table-cell>
          <table:table-cell table:style-name="ce37" table:formula="of:=IF([.H5]=0;[.H4]-[Onsdag.H$63]; [.H4]-[.H5]-[Onsdag.H$63])" office:value-type="float" office:value="0">
            <text:p>0</text:p>
          </table:table-cell>
          <table:table-cell table:style-name="ce37" table:formula="of:=IF([.I5]=0;[.I4]-[Onsdag.I$63]; [.I4]-[.I5]-[Onsdag.I$63])" office:value-type="float" office:value="0">
            <text:p>0</text:p>
          </table:table-cell>
          <table:table-cell table:style-name="ce37" table:formula="of:=IF([.J5]=0;[.J4]-[Onsdag.J$63]; [.J4]-[.J5]-[Onsdag.J$63])" office:value-type="float" office:value="0">
            <text:p>0</text:p>
          </table:table-cell>
          <table:table-cell table:style-name="ce37" table:formula="of:=IF([.K5]=0;[.K4]-[Onsdag.K$63]; [.K4]-[.K5]-[Onsdag.K$63])" office:value-type="float" office:value="0">
            <text:p>0</text:p>
          </table:table-cell>
          <table:table-cell table:style-name="ce37" table:formula="of:=IF([.L5]=0;[.L4]-[Onsdag.L$63]; [.L4]-[.L5]-[Onsdag.L$63])" office:value-type="float" office:value="0">
            <text:p>0</text:p>
          </table:table-cell>
          <table:table-cell table:style-name="ce37" table:formula="of:=IF([.M5]=0;[.M4]-[Onsdag.M$63]; [.M4]-[.M5]-[Onsdag.M$63])" office:value-type="float" office:value="0">
            <text:p>0</text:p>
          </table:table-cell>
          <table:table-cell table:style-name="ce37" table:formula="of:=IF([.N5]=0;[.N4]-[Onsdag.N$63]; [.N4]-[.N5]-[Onsdag.N$63])" office:value-type="float" office:value="0">
            <text:p>0</text:p>
          </table:table-cell>
          <table:table-cell table:style-name="ce39" table:formula="of:=IF([.O5]=0;[.O4]-[Onsdag.O$63]; [.O4]-[.O5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2</text:p>
          </table:table-cell>
          <table:table-cell table:style-name="ce35" table:formula="of:=IF([.B6]=0;[.B5]-[Onsdag.B$63]; [.B5]-[.B6]-[Onsdag.B$63])" office:value-type="float" office:value="0">
            <text:p>0</text:p>
          </table:table-cell>
          <table:table-cell table:style-name="ce38" table:formula="of:=IF([.C6]=0;[.C5]-[Onsdag.C$63]; [.C5]-[.C6]-[Onsdag.C$63])" office:value-type="float" office:value="0">
            <text:p>0</text:p>
          </table:table-cell>
          <table:table-cell table:style-name="ce38" table:formula="of:=IF([.D6]=0;[.D5]-[Onsdag.D$63]; [.D5]-[.D6]-[Onsdag.D$63])" office:value-type="float" office:value="0">
            <text:p>0</text:p>
          </table:table-cell>
          <table:table-cell table:style-name="ce38" table:formula="of:=IF([.E6]=0;[.E5]-[Onsdag.E$63]; [.E5]-[.E6]-[Onsdag.E$63])" office:value-type="float" office:value="0">
            <text:p>0</text:p>
          </table:table-cell>
          <table:table-cell table:style-name="ce38" table:formula="of:=IF([.F6]=0;[.F5]-[Onsdag.F$63]; [.F5]-[.F6]-[Onsdag.F$63])" office:value-type="float" office:value="0">
            <text:p>0</text:p>
          </table:table-cell>
          <table:table-cell table:style-name="ce38" table:formula="of:=IF([.G6]=0;[.G5]-[Onsdag.G$63]; [.G5]-[.G6]-[Onsdag.G$63])" office:value-type="float" office:value="0">
            <text:p>0</text:p>
          </table:table-cell>
          <table:table-cell table:style-name="ce38" table:formula="of:=IF([.H6]=0;[.H5]-[Onsdag.H$63]; [.H5]-[.H6]-[Onsdag.H$63])" office:value-type="float" office:value="0">
            <text:p>0</text:p>
          </table:table-cell>
          <table:table-cell table:style-name="ce38" table:formula="of:=IF([.I6]=0;[.I5]-[Onsdag.I$63]; [.I5]-[.I6]-[Onsdag.I$63])" office:value-type="float" office:value="0">
            <text:p>0</text:p>
          </table:table-cell>
          <table:table-cell table:style-name="ce38" table:formula="of:=IF([.J6]=0;[.J5]-[Onsdag.J$63]; [.J5]-[.J6]-[Onsdag.J$63])" office:value-type="float" office:value="0">
            <text:p>0</text:p>
          </table:table-cell>
          <table:table-cell table:style-name="ce38" table:formula="of:=IF([.K6]=0;[.K5]-[Onsdag.K$63]; [.K5]-[.K6]-[Onsdag.K$63])" office:value-type="float" office:value="0">
            <text:p>0</text:p>
          </table:table-cell>
          <table:table-cell table:style-name="ce38" table:formula="of:=IF([.L6]=0;[.L5]-[Onsdag.L$63]; [.L5]-[.L6]-[Onsdag.L$63])" office:value-type="float" office:value="0">
            <text:p>0</text:p>
          </table:table-cell>
          <table:table-cell table:style-name="ce38" table:formula="of:=IF([.M6]=0;[.M5]-[Onsdag.M$63]; [.M5]-[.M6]-[Onsdag.M$63])" office:value-type="float" office:value="0">
            <text:p>0</text:p>
          </table:table-cell>
          <table:table-cell table:style-name="ce38" table:formula="of:=IF([.N6]=0;[.N5]-[Onsdag.N$63]; [.N5]-[.N6]-[Onsdag.N$63])" office:value-type="float" office:value="0">
            <text:p>0</text:p>
          </table:table-cell>
          <table:table-cell table:style-name="ce40" table:formula="of:=IF([.O6]=0;[.O5]-[Onsdag.O$63]; [.O5]-[.O6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3</text:p>
          </table:table-cell>
          <table:table-cell table:style-name="ce35" table:formula="of:=IF([.B7]=0;[.B6]-[Onsdag.B$63]; [.B6]-[.B7]-[Onsdag.B$63])" office:value-type="float" office:value="0">
            <text:p>0</text:p>
          </table:table-cell>
          <table:table-cell table:style-name="ce38" table:formula="of:=IF([.C7]=0;[.C6]-[Onsdag.C$63]; [.C6]-[.C7]-[Onsdag.C$63])" office:value-type="float" office:value="0">
            <text:p>0</text:p>
          </table:table-cell>
          <table:table-cell table:style-name="ce38" table:formula="of:=IF([.D7]=0;[.D6]-[Onsdag.D$63]; [.D6]-[.D7]-[Onsdag.D$63])" office:value-type="float" office:value="0">
            <text:p>0</text:p>
          </table:table-cell>
          <table:table-cell table:style-name="ce38" table:formula="of:=IF([.E7]=0;[.E6]-[Onsdag.E$63]; [.E6]-[.E7]-[Onsdag.E$63])" office:value-type="float" office:value="0">
            <text:p>0</text:p>
          </table:table-cell>
          <table:table-cell table:style-name="ce38" table:formula="of:=IF([.F7]=0;[.F6]-[Onsdag.F$63]; [.F6]-[.F7]-[Onsdag.F$63])" office:value-type="float" office:value="0">
            <text:p>0</text:p>
          </table:table-cell>
          <table:table-cell table:style-name="ce38" table:formula="of:=IF([.G7]=0;[.G6]-[Onsdag.G$63]; [.G6]-[.G7]-[Onsdag.G$63])" office:value-type="float" office:value="0">
            <text:p>0</text:p>
          </table:table-cell>
          <table:table-cell table:style-name="ce38" table:formula="of:=IF([.H7]=0;[.H6]-[Onsdag.H$63]; [.H6]-[.H7]-[Onsdag.H$63])" office:value-type="float" office:value="0">
            <text:p>0</text:p>
          </table:table-cell>
          <table:table-cell table:style-name="ce38" table:formula="of:=IF([.I7]=0;[.I6]-[Onsdag.I$63]; [.I6]-[.I7]-[Onsdag.I$63])" office:value-type="float" office:value="0">
            <text:p>0</text:p>
          </table:table-cell>
          <table:table-cell table:style-name="ce38" table:formula="of:=IF([.J7]=0;[.J6]-[Onsdag.J$63]; [.J6]-[.J7]-[Onsdag.J$63])" office:value-type="float" office:value="0">
            <text:p>0</text:p>
          </table:table-cell>
          <table:table-cell table:style-name="ce38" table:formula="of:=IF([.K7]=0;[.K6]-[Onsdag.K$63]; [.K6]-[.K7]-[Onsdag.K$63])" office:value-type="float" office:value="0">
            <text:p>0</text:p>
          </table:table-cell>
          <table:table-cell table:style-name="ce38" table:formula="of:=IF([.L7]=0;[.L6]-[Onsdag.L$63]; [.L6]-[.L7]-[Onsdag.L$63])" office:value-type="float" office:value="0">
            <text:p>0</text:p>
          </table:table-cell>
          <table:table-cell table:style-name="ce38" table:formula="of:=IF([.M7]=0;[.M6]-[Onsdag.M$63]; [.M6]-[.M7]-[Onsdag.M$63])" office:value-type="float" office:value="0">
            <text:p>0</text:p>
          </table:table-cell>
          <table:table-cell table:style-name="ce38" table:formula="of:=IF([.N7]=0;[.N6]-[Onsdag.N$63]; [.N6]-[.N7]-[Onsdag.N$63])" office:value-type="float" office:value="0">
            <text:p>0</text:p>
          </table:table-cell>
          <table:table-cell table:style-name="ce40" table:formula="of:=IF([.O7]=0;[.O6]-[Onsdag.O$63]; [.O6]-[.O7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4</text:p>
          </table:table-cell>
          <table:table-cell table:style-name="ce35" table:formula="of:=IF([.B8]=0;[.B7]-[Onsdag.B$63]; [.B7]-[.B8]-[Onsdag.B$63])" office:value-type="float" office:value="0">
            <text:p>0</text:p>
          </table:table-cell>
          <table:table-cell table:style-name="ce38" table:formula="of:=IF([.C8]=0;[.C7]-[Onsdag.C$63]; [.C7]-[.C8]-[Onsdag.C$63])" office:value-type="float" office:value="0">
            <text:p>0</text:p>
          </table:table-cell>
          <table:table-cell table:style-name="ce38" table:formula="of:=IF([.D8]=0;[.D7]-[Onsdag.D$63]; [.D7]-[.D8]-[Onsdag.D$63])" office:value-type="float" office:value="0">
            <text:p>0</text:p>
          </table:table-cell>
          <table:table-cell table:style-name="ce38" table:formula="of:=IF([.E8]=0;[.E7]-[Onsdag.E$63]; [.E7]-[.E8]-[Onsdag.E$63])" office:value-type="float" office:value="0">
            <text:p>0</text:p>
          </table:table-cell>
          <table:table-cell table:style-name="ce38" table:formula="of:=IF([.F8]=0;[.F7]-[Onsdag.F$63]; [.F7]-[.F8]-[Onsdag.F$63])" office:value-type="float" office:value="0">
            <text:p>0</text:p>
          </table:table-cell>
          <table:table-cell table:style-name="ce38" table:formula="of:=IF([.G8]=0;[.G7]-[Onsdag.G$63]; [.G7]-[.G8]-[Onsdag.G$63])" office:value-type="float" office:value="0">
            <text:p>0</text:p>
          </table:table-cell>
          <table:table-cell table:style-name="ce38" table:formula="of:=IF([.H8]=0;[.H7]-[Onsdag.H$63]; [.H7]-[.H8]-[Onsdag.H$63])" office:value-type="float" office:value="0">
            <text:p>0</text:p>
          </table:table-cell>
          <table:table-cell table:style-name="ce38" table:formula="of:=IF([.I8]=0;[.I7]-[Onsdag.I$63]; [.I7]-[.I8]-[Onsdag.I$63])" office:value-type="float" office:value="0">
            <text:p>0</text:p>
          </table:table-cell>
          <table:table-cell table:style-name="ce38" table:formula="of:=IF([.J8]=0;[.J7]-[Onsdag.J$63]; [.J7]-[.J8]-[Onsdag.J$63])" office:value-type="float" office:value="0">
            <text:p>0</text:p>
          </table:table-cell>
          <table:table-cell table:style-name="ce38" table:formula="of:=IF([.K8]=0;[.K7]-[Onsdag.K$63]; [.K7]-[.K8]-[Onsdag.K$63])" office:value-type="float" office:value="0">
            <text:p>0</text:p>
          </table:table-cell>
          <table:table-cell table:style-name="ce38" table:formula="of:=IF([.L8]=0;[.L7]-[Onsdag.L$63]; [.L7]-[.L8]-[Onsdag.L$63])" office:value-type="float" office:value="0">
            <text:p>0</text:p>
          </table:table-cell>
          <table:table-cell table:style-name="ce38" table:formula="of:=IF([.M8]=0;[.M7]-[Onsdag.M$63]; [.M7]-[.M8]-[Onsdag.M$63])" office:value-type="float" office:value="0">
            <text:p>0</text:p>
          </table:table-cell>
          <table:table-cell table:style-name="ce38" table:formula="of:=IF([.N8]=0;[.N7]-[Onsdag.N$63]; [.N7]-[.N8]-[Onsdag.N$63])" office:value-type="float" office:value="0">
            <text:p>0</text:p>
          </table:table-cell>
          <table:table-cell table:style-name="ce40" table:formula="of:=IF([.O8]=0;[.O7]-[Onsdag.O$63]; [.O7]-[.O8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5</text:p>
          </table:table-cell>
          <table:table-cell table:style-name="ce35" table:formula="of:=IF([.B9]=0;[.B8]-[Onsdag.B$63]; [.B8]-[.B9]-[Onsdag.B$63])" office:value-type="float" office:value="0">
            <text:p>0</text:p>
          </table:table-cell>
          <table:table-cell table:style-name="ce38" table:formula="of:=IF([.C9]=0;[.C8]-[Onsdag.C$63]; [.C8]-[.C9]-[Onsdag.C$63])" office:value-type="float" office:value="0">
            <text:p>0</text:p>
          </table:table-cell>
          <table:table-cell table:style-name="ce38" table:formula="of:=IF([.D9]=0;[.D8]-[Onsdag.D$63]; [.D8]-[.D9]-[Onsdag.D$63])" office:value-type="float" office:value="0">
            <text:p>0</text:p>
          </table:table-cell>
          <table:table-cell table:style-name="ce38" table:formula="of:=IF([.E9]=0;[.E8]-[Onsdag.E$63]; [.E8]-[.E9]-[Onsdag.E$63])" office:value-type="float" office:value="0">
            <text:p>0</text:p>
          </table:table-cell>
          <table:table-cell table:style-name="ce38" table:formula="of:=IF([.F9]=0;[.F8]-[Onsdag.F$63]; [.F8]-[.F9]-[Onsdag.F$63])" office:value-type="float" office:value="0">
            <text:p>0</text:p>
          </table:table-cell>
          <table:table-cell table:style-name="ce38" table:formula="of:=IF([.G9]=0;[.G8]-[Onsdag.G$63]; [.G8]-[.G9]-[Onsdag.G$63])" office:value-type="float" office:value="0">
            <text:p>0</text:p>
          </table:table-cell>
          <table:table-cell table:style-name="ce38" table:formula="of:=IF([.H9]=0;[.H8]-[Onsdag.H$63]; [.H8]-[.H9]-[Onsdag.H$63])" office:value-type="float" office:value="0">
            <text:p>0</text:p>
          </table:table-cell>
          <table:table-cell table:style-name="ce38" table:formula="of:=IF([.I9]=0;[.I8]-[Onsdag.I$63]; [.I8]-[.I9]-[Onsdag.I$63])" office:value-type="float" office:value="0">
            <text:p>0</text:p>
          </table:table-cell>
          <table:table-cell table:style-name="ce38" table:formula="of:=IF([.J9]=0;[.J8]-[Onsdag.J$63]; [.J8]-[.J9]-[Onsdag.J$63])" office:value-type="float" office:value="0">
            <text:p>0</text:p>
          </table:table-cell>
          <table:table-cell table:style-name="ce38" table:formula="of:=IF([.K9]=0;[.K8]-[Onsdag.K$63]; [.K8]-[.K9]-[Onsdag.K$63])" office:value-type="float" office:value="0">
            <text:p>0</text:p>
          </table:table-cell>
          <table:table-cell table:style-name="ce38" table:formula="of:=IF([.L9]=0;[.L8]-[Onsdag.L$63]; [.L8]-[.L9]-[Onsdag.L$63])" office:value-type="float" office:value="0">
            <text:p>0</text:p>
          </table:table-cell>
          <table:table-cell table:style-name="ce38" table:formula="of:=IF([.M9]=0;[.M8]-[Onsdag.M$63]; [.M8]-[.M9]-[Onsdag.M$63])" office:value-type="float" office:value="0">
            <text:p>0</text:p>
          </table:table-cell>
          <table:table-cell table:style-name="ce38" table:formula="of:=IF([.N9]=0;[.N8]-[Onsdag.N$63]; [.N8]-[.N9]-[Onsdag.N$63])" office:value-type="float" office:value="0">
            <text:p>0</text:p>
          </table:table-cell>
          <table:table-cell table:style-name="ce40" table:formula="of:=IF([.O9]=0;[.O8]-[Onsdag.O$63]; [.O8]-[.O9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office:value-type="string">
            <text:p>dag6</text:p>
          </table:table-cell>
          <table:table-cell table:style-name="ce36" table:formula="of:=IF([.B10]=0;[.B9]-[Onsdag.B$63]; [.B9]-[.B10]-[Onsdag.B$63])" office:value-type="float" office:value="0">
            <text:p>0</text:p>
          </table:table-cell>
          <table:table-cell table:style-name="ce29" table:formula="of:=IF([.C10]=0;[.C9]-[Onsdag.C$63]; [.C9]-[.C10]-[Onsdag.C$63])" office:value-type="float" office:value="0">
            <text:p>0</text:p>
          </table:table-cell>
          <table:table-cell table:style-name="ce29" table:formula="of:=IF([.D10]=0;[.D9]-[Onsdag.D$63]; [.D9]-[.D10]-[Onsdag.D$63])" office:value-type="float" office:value="0">
            <text:p>0</text:p>
          </table:table-cell>
          <table:table-cell table:style-name="ce29" table:formula="of:=IF([.E10]=0;[.E9]-[Onsdag.E$63]; [.E9]-[.E10]-[Onsdag.E$63])" office:value-type="float" office:value="0">
            <text:p>0</text:p>
          </table:table-cell>
          <table:table-cell table:style-name="ce29" table:formula="of:=IF([.F10]=0;[.F9]-[Onsdag.F$63]; [.F9]-[.F10]-[Onsdag.F$63])" office:value-type="float" office:value="0">
            <text:p>0</text:p>
          </table:table-cell>
          <table:table-cell table:style-name="ce29" table:formula="of:=IF([.G10]=0;[.G9]-[Onsdag.G$63]; [.G9]-[.G10]-[Onsdag.G$63])" office:value-type="float" office:value="0">
            <text:p>0</text:p>
          </table:table-cell>
          <table:table-cell table:style-name="ce29" table:formula="of:=IF([.H10]=0;[.H9]-[Onsdag.H$63]; [.H9]-[.H10]-[Onsdag.H$63])" office:value-type="float" office:value="0">
            <text:p>0</text:p>
          </table:table-cell>
          <table:table-cell table:style-name="ce29" table:formula="of:=IF([.I10]=0;[.I9]-[Onsdag.I$63]; [.I9]-[.I10]-[Onsdag.I$63])" office:value-type="float" office:value="0">
            <text:p>0</text:p>
          </table:table-cell>
          <table:table-cell table:style-name="ce29" table:formula="of:=IF([.J10]=0;[.J9]-[Onsdag.J$63]; [.J9]-[.J10]-[Onsdag.J$63])" office:value-type="float" office:value="0">
            <text:p>0</text:p>
          </table:table-cell>
          <table:table-cell table:style-name="ce29" table:formula="of:=IF([.K10]=0;[.K9]-[Onsdag.K$63]; [.K9]-[.K10]-[Onsdag.K$63])" office:value-type="float" office:value="0">
            <text:p>0</text:p>
          </table:table-cell>
          <table:table-cell table:style-name="ce29" table:formula="of:=IF([.L10]=0;[.L9]-[Onsdag.L$63]; [.L9]-[.L10]-[Onsdag.L$63])" office:value-type="float" office:value="0">
            <text:p>0</text:p>
          </table:table-cell>
          <table:table-cell table:style-name="ce29" table:formula="of:=IF([.M10]=0;[.M9]-[Onsdag.M$63]; [.M9]-[.M10]-[Onsdag.M$63])" office:value-type="float" office:value="0">
            <text:p>0</text:p>
          </table:table-cell>
          <table:table-cell table:style-name="ce29" table:formula="of:=IF([.N10]=0;[.N9]-[Onsdag.N$63]; [.N9]-[.N10]-[Onsdag.N$63])" office:value-type="float" office:value="0">
            <text:p>0</text:p>
          </table:table-cell>
          <table:table-cell table:style-name="ce41" table:formula="of:=IF([.O10]=0;[.O9]-[Onsdag.O$63]; [.O9]-[.O10]-[Onsdag.O$63])" office:value-type="float" office:value="0">
            <text:p>0</text:p>
          </table:table-cell>
          <table:table-cell table:number-columns-repeated="1007"/>
          <table:table-cell table:style-name="ce4" table:number-columns-repeated="2"/>
        </table:table-row>
        <table:table-row table:style-name="ro1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2">
          <table:table-cell table:style-name="ce31" office:value-type="string">
            <text:p>Ialt</text:p>
          </table:table-cell>
          <table:table-cell table:formula="of:=SUM([.B16:.B21])" office:value-type="float" office:value="0">
            <text:p>0</text:p>
          </table:table-cell>
          <table:table-cell table:formula="of:=SUM([.C16:.C21])" office:value-type="float" office:value="0">
            <text:p>0</text:p>
          </table:table-cell>
          <table:table-cell table:formula="of:=SUM([.D16:.D21])" office:value-type="float" office:value="0">
            <text:p>0</text:p>
          </table:table-cell>
          <table:table-cell table:formula="of:=SUM([.E16:.E21])" office:value-type="float" office:value="0">
            <text:p>0</text:p>
          </table:table-cell>
          <table:table-cell table:formula="of:=SUM([.F16:.F21])" office:value-type="float" office:value="0">
            <text:p>0</text:p>
          </table:table-cell>
          <table:table-cell table:formula="of:=SUM([.G16:.G21])" office:value-type="float" office:value="0">
            <text:p>0</text:p>
          </table:table-cell>
          <table:table-cell table:formula="of:=SUM([.H16:.H21])" office:value-type="float" office:value="0">
            <text:p>0</text:p>
          </table:table-cell>
          <table:table-cell table:formula="of:=SUM([.I16:.I21])" office:value-type="float" office:value="0">
            <text:p>0</text:p>
          </table:table-cell>
          <table:table-cell table:formula="of:=SUM([.J16:.J21])" office:value-type="float" office:value="0">
            <text:p>0</text:p>
          </table:table-cell>
          <table:table-cell table:formula="of:=SUM([.K16:.K21])" office:value-type="float" office:value="0">
            <text:p>0</text:p>
          </table:table-cell>
          <table:table-cell table:formula="of:=SUM([.L16:.L21])" office:value-type="float" office:value="0">
            <text:p>0</text:p>
          </table:table-cell>
          <table:table-cell table:formula="of:=SUM([.M16:.M21])" office:value-type="float" office:value="0">
            <text:p>0</text:p>
          </table:table-cell>
          <table:table-cell table:formula="of:=SUM([.N16:.N21])" office:value-type="float" office:value="0">
            <text:p>0</text:p>
          </table:table-cell>
          <table:table-cell table:formula="of:=SUM([.O16:.O21])" office:value-type="float" office:value="0">
            <text:p>0</text:p>
          </table:table-cell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 table:number-rows-repeated="2">
          <table:table-cell table:style-name="ce31"/>
          <table:table-cell table:number-columns-repeated="14"/>
          <table:table-cell table:style-name="ce20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31"/>
          <table:table-cell table:style-name="Default" table:number-columns-repeated="1021"/>
          <table:table-cell table:number-columns-repeated="2"/>
        </table:table-row>
      </table:table>
      <table:table table:name="Gratis" table:style-name="ta1" table:protected="true" table:print="false">
        <table:table-protection table:select-protected-cells="true" table:select-unprotected-cells="true"/>
        <table:table-column table:style-name="co16" table:default-cell-style-name="Default"/>
        <table:table-column table:style-name="co2" table:number-columns-repeated="3" table:default-cell-style-name="Default"/>
        <table:table-column table:style-name="co1" table:default-cell-style-name="ce2"/>
        <table:table-column table:style-name="co2" table:default-cell-style-name="ce43"/>
        <table:table-column table:style-name="co2" table:default-cell-style-name="Default"/>
        <table:table-row table:style-name="ro4" table:number-rows-repeated="5"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table:number-columns-repeated="3"/>
          <table:table-cell table:style-name="ce4" office:value-type="string" table:number-columns-spanned="4" table:number-rows-spanned="1">
            <text:p>Overskuddet skal bruges til:</text:p>
          </table:table-cell>
          <table:covered-table-cell table:style-name="ce4"/>
          <table:covered-table-cell table:style-name="Default"/>
          <table:covered-table-cell/>
        </table:table-row>
        <table:table-row table:style-name="ro4">
          <table:table-cell table:number-columns-repeated="4"/>
          <table:table-cell table:style-name="Default" table:number-columns-repeated="2"/>
          <table:table-cell/>
        </table:table-row>
        <table:table-row table:style-name="ro4">
          <table:table-cell table:number-columns-repeated="4"/>
          <table:table-cell table:style-name="ce1" table:formula="of:=[Beholdning.A37]" office:value-type="string" office:string-value="Preben">
            <text:p>Preben</text:p>
          </table:table-cell>
          <table:table-cell table:style-name="ce42" table:formula="of:=[Beholdning.I39]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4"/>
          <table:table-cell table:formula="of:=[Beholdning.A41]" office:value-type="string" office:string-value="Fernando">
            <text:p>Fernando</text:p>
          </table:table-cell>
          <table:table-cell table:formula="of:=[Beholdning.I43]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4"/>
          <table:table-cell table:formula="of:=[Beholdning.A45]" office:value-type="string" office:string-value="Arne">
            <text:p>Arne</text:p>
          </table:table-cell>
          <table:table-cell table:formula="of:=[Beholdning.I47]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4"/>
          <table:table-cell table:formula="of:=[Beholdning.A49]" office:value-type="string" office:string-value="Indvielse">
            <text:p>Indvielse</text:p>
          </table:table-cell>
          <table:table-cell table:formula="of:=[Beholdning.I51]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4"/>
          <table:table-cell table:formula="of:=[Beholdning.A57]" office:value-type="string" office:string-value="Div spiritus">
            <text:p>Div spiritus</text:p>
          </table:table-cell>
          <table:table-cell table:formula="of:=[Beholdning.I59]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Ialt</text:p>
          </table:table-cell>
          <table:table-cell table:formula="of:=SUM([.F8:.F12])" office:value-type="currency" office:currency="DKK" office:value="0">
            <text:p>kr 0,00</text:p>
          </table:table-cell>
          <table:table-cell/>
        </table:table-row>
        <table:table-row table:style-name="ro4" table:number-rows-repeated="2">
          <table:table-cell table:number-columns-repeated="7"/>
        </table:table-row>
        <table:table-row table:style-name="ro3">
          <table:table-cell table:number-columns-repeated="4"/>
          <table:table-cell office:value-type="string">
            <text:p>RKG's kasse</text:p>
          </table:table-cell>
          <table:table-cell table:style-name="ce44" office:value-type="currency" office:currency="DKK" office:value="0">
            <text:p>kr 0,00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5">
          <table:table-cell table:number-columns-repeated="4"/>
          <table:table-cell table:style-name="ce3" office:value-type="string">
            <text:p>Ialt</text:p>
          </table:table-cell>
          <table:table-cell table:style-name="ce45" table:formula="of:=[.F14]+[.F17]" office:value-type="currency" office:currency="DKK" office:value="0">
            <text:p>kr 0,00</text:p>
          </table:table-cell>
          <table:table-cell/>
        </table:table-row>
      </table:table>
      <table:table table:name="Onsdag" table:style-name="ta1" table:print="false">
        <table:table-column table:style-name="co17" table:default-cell-style-name="ce46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office:value-type="string">
            <text:p>Mad på fad</text:p>
          </table:table-cell>
          <table:table-cell table:style-name="ce21" office:value-type="string">
            <text:p>Immatrikulation</text:p>
          </table:table-cell>
          <table:table-cell table:style-name="ce21" office:value-type="string">
            <text:p>Tour de Chambre</text:p>
          </table:table-cell>
          <table:table-cell table:style-name="ce21"/>
          <table:table-cell table:style-name="ce21" office:value-type="string">
            <text:p>Ialt idag</text:p>
          </table:table-cell>
          <table:table-cell table:style-name="ce21" office:value-type="string">
            <text:p>Betalt</text:p>
          </table:table-cell>
          <table:table-cell table:style-name="ce21" office:value-type="string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number-columns-repeated="10"/>
          <table:table-cell/>
          <table:table-cell table:formula="of:=[.B2]*[.$B$69]+[.C2]*[.$C$69]+[.D2]*[.$D$69]+[.E2]*[.$E$69]+[.F2]*[.$F$69]+[.G2]*[.$G$69]+[.H2]*[.H69]+[.I2]+[.J2]" office:value-type="float" office:value="0">
            <text:p>0</text:p>
          </table:table-cell>
          <table:table-cell/>
          <table:table-cell table:formula="of:=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]*[.$B$69]+[.C3]*[.$C$69]+[.D3]*[.$D$69]+[.E3]*[.$E$69]+[.F3]*[.$F$69]+[.G3]*[.$G$69]+[.H3]*[.H70]+[.I3]+[.J3]" office:value-type="float" office:value="0">
            <text:p>0</text:p>
          </table:table-cell>
          <table:table-cell/>
          <table:table-cell table:formula="of:=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]*[.$B$69]+[.C4]*[.$C$69]+[.D4]*[.$D$69]+[.E4]*[.$E$69]+[.F4]*[.$F$69]+[.G4]*[.$G$69]+[.H4]*[.H71]+[.I4]+[.J4]" office:value-type="float" office:value="0">
            <text:p>0</text:p>
          </table:table-cell>
          <table:table-cell/>
          <table:table-cell table:formula="of:=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number-columns-repeated="9" table:style-name="ce48"/>
          <table:table-cell table:style-name="ce48"/>
          <table:table-cell table:style-name="ce49" table:formula="of:=[.B5]*[.$B$69]+[.C5]*[.$C$69]+[.D5]*[.$D$69]+[.E5]*[.$E$69]+[.F5]*[.$F$69]+[.G5]*[.$G$69]+[.H5]*[.H72]+[.I5]+[.J5]" office:value-type="float" office:value="0">
            <text:p>0</text:p>
          </table:table-cell>
          <table:table-cell table:style-name="ce48"/>
          <table:table-cell table:style-name="ce49" table:formula="of:=[.L5]-[.M5]" office:value-type="float" office:value="0">
            <text:p>0</text:p>
          </table:table-cell>
          <table:table-cell table:style-name="ce49"/>
          <table:table-cell table:number-columns-repeated="1009"/>
        </table:table-row>
        <table:table-row table:style-name="ro1">
          <table:table-cell table:number-columns-repeated="10"/>
          <table:table-cell/>
          <table:table-cell table:formula="of:=[.B6]*[.$B$69]+[.C6]*[.$C$69]+[.D6]*[.$D$69]+[.E6]*[.$E$69]+[.F6]*[.$F$69]+[.G6]*[.$G$69]+[.H6]*[.H73]+[.I6]+[.J6]" office:value-type="float" office:value="0">
            <text:p>0</text:p>
          </table:table-cell>
          <table:table-cell/>
          <table:table-cell table:formula="of:=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7]*[.$B$69]+[.C7]*[.$C$69]+[.D7]*[.$D$69]+[.E7]*[.$E$69]+[.F7]*[.$F$69]+[.G7]*[.$G$69]+[.H7]*[.H74]+[.I7]+[.J7]" office:value-type="float" office:value="0">
            <text:p>0</text:p>
          </table:table-cell>
          <table:table-cell/>
          <table:table-cell table:formula="of:=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8]*[.$B$69]+[.C8]*[.$C$69]+[.D8]*[.$D$69]+[.E8]*[.$E$69]+[.F8]*[.$F$69]+[.G8]*[.$G$69]+[.H8]*[.H75]+[.I8]+[.J8]" office:value-type="float" office:value="0">
            <text:p>0</text:p>
          </table:table-cell>
          <table:table-cell/>
          <table:table-cell table:formula="of:=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9]*[.$B$69]+[.C9]*[.$C$69]+[.D9]*[.$D$69]+[.E9]*[.$E$69]+[.F9]*[.$F$69]+[.G9]*[.$G$69]+[.H9]*[.H76]+[.I9]+[.J9]" office:value-type="float" office:value="0">
            <text:p>0</text:p>
          </table:table-cell>
          <table:table-cell/>
          <table:table-cell table:formula="of:=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0]*[.$B$69]+[.C10]*[.$C$69]+[.D10]*[.$D$69]+[.E10]*[.$E$69]+[.F10]*[.$F$69]+[.G10]*[.$G$69]+[.H10]*[.H77]+[.I10]+[.J10]" office:value-type="float" office:value="0">
            <text:p>0</text:p>
          </table:table-cell>
          <table:table-cell/>
          <table:table-cell table:formula="of:=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1]*[.$B$69]+[.C11]*[.$C$69]+[.D11]*[.$D$69]+[.E11]*[.$E$69]+[.F11]*[.$F$69]+[.G11]*[.$G$69]+[.H11]*[.H78]+[.I11]+[.J11]" office:value-type="float" office:value="0">
            <text:p>0</text:p>
          </table:table-cell>
          <table:table-cell/>
          <table:table-cell table:formula="of:=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2]*[.$B$69]+[.C12]*[.$C$69]+[.D12]*[.$D$69]+[.E12]*[.$E$69]+[.F12]*[.$F$69]+[.G12]*[.$G$69]+[.H12]*[.H79]+[.I12]+[.J12]" office:value-type="float" office:value="0">
            <text:p>0</text:p>
          </table:table-cell>
          <table:table-cell/>
          <table:table-cell table:formula="of:=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3]*[.$B$69]+[.C13]*[.$C$69]+[.D13]*[.$D$69]+[.E13]*[.$E$69]+[.F13]*[.$F$69]+[.G13]*[.$G$69]+[.H13]*[.H80]+[.I13]+[.J13]" office:value-type="float" office:value="0">
            <text:p>0</text:p>
          </table:table-cell>
          <table:table-cell/>
          <table:table-cell table:formula="of:=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4]*[.$B$69]+[.C14]*[.$C$69]+[.D14]*[.$D$69]+[.E14]*[.$E$69]+[.F14]*[.$F$69]+[.G14]*[.$G$69]+[.H14]*[.H81]+[.I14]+[.J14]" office:value-type="float" office:value="0">
            <text:p>0</text:p>
          </table:table-cell>
          <table:table-cell/>
          <table:table-cell table:formula="of:=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5]*[.$B$69]+[.C15]*[.$C$69]+[.D15]*[.$D$69]+[.E15]*[.$E$69]+[.F15]*[.$F$69]+[.G15]*[.$G$69]+[.H15]*[.H82]+[.I15]+[.J15]" office:value-type="float" office:value="0">
            <text:p>0</text:p>
          </table:table-cell>
          <table:table-cell/>
          <table:table-cell table:formula="of:=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6]*[.$B$69]+[.C16]*[.$C$69]+[.D16]*[.$D$69]+[.E16]*[.$E$69]+[.F16]*[.$F$69]+[.G16]*[.$G$69]+[.H16]*[.H83]+[.I16]+[.J16]" office:value-type="float" office:value="0">
            <text:p>0</text:p>
          </table:table-cell>
          <table:table-cell/>
          <table:table-cell table:formula="of:=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7]*[.$B$69]+[.C17]*[.$C$69]+[.D17]*[.$D$69]+[.E17]*[.$E$69]+[.F17]*[.$F$69]+[.G17]*[.$G$69]+[.H17]*[.H84]+[.I17]+[.J17]" office:value-type="float" office:value="0">
            <text:p>0</text:p>
          </table:table-cell>
          <table:table-cell/>
          <table:table-cell table:formula="of:=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8]*[.$B$69]+[.C18]*[.$C$69]+[.D18]*[.$D$69]+[.E18]*[.$E$69]+[.F18]*[.$F$69]+[.G18]*[.$G$69]+[.H18]*[.H85]+[.I18]+[.J18]" office:value-type="float" office:value="0">
            <text:p>0</text:p>
          </table:table-cell>
          <table:table-cell/>
          <table:table-cell table:formula="of:=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19]*[.$B$69]+[.C19]*[.$C$69]+[.D19]*[.$D$69]+[.E19]*[.$E$69]+[.F19]*[.$F$69]+[.G19]*[.$G$69]+[.H19]*[.H86]+[.I19]+[.J19]" office:value-type="float" office:value="0">
            <text:p>0</text:p>
          </table:table-cell>
          <table:table-cell/>
          <table:table-cell table:formula="of:=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0]*[.$B$69]+[.C20]*[.$C$69]+[.D20]*[.$D$69]+[.E20]*[.$E$69]+[.F20]*[.$F$69]+[.G20]*[.$G$69]+[.H20]*[.H87]+[.I20]+[.J20]" office:value-type="float" office:value="0">
            <text:p>0</text:p>
          </table:table-cell>
          <table:table-cell/>
          <table:table-cell table:formula="of:=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1]*[.$B$69]+[.C21]*[.$C$69]+[.D21]*[.$D$69]+[.E21]*[.$E$69]+[.F21]*[.$F$69]+[.G21]*[.$G$69]+[.H21]*[.H88]+[.I21]+[.J21]" office:value-type="float" office:value="0">
            <text:p>0</text:p>
          </table:table-cell>
          <table:table-cell/>
          <table:table-cell table:formula="of:=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2]*[.$B$69]+[.C22]*[.$C$69]+[.D22]*[.$D$69]+[.E22]*[.$E$69]+[.F22]*[.$F$69]+[.G22]*[.$G$69]+[.H22]*[.H89]+[.I22]+[.J22]" office:value-type="float" office:value="0">
            <text:p>0</text:p>
          </table:table-cell>
          <table:table-cell/>
          <table:table-cell table:formula="of:=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3]*[.$B$69]+[.C23]*[.$C$69]+[.D23]*[.$D$69]+[.E23]*[.$E$69]+[.F23]*[.$F$69]+[.G23]*[.$G$69]+[.H23]*[.H90]+[.I23]+[.J23]" office:value-type="float" office:value="0">
            <text:p>0</text:p>
          </table:table-cell>
          <table:table-cell/>
          <table:table-cell table:formula="of:=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4]*[.$B$69]+[.C24]*[.$C$69]+[.D24]*[.$D$69]+[.E24]*[.$E$69]+[.F24]*[.$F$69]+[.G24]*[.$G$69]+[.H24]*[.H91]+[.I24]+[.J24]" office:value-type="float" office:value="0">
            <text:p>0</text:p>
          </table:table-cell>
          <table:table-cell/>
          <table:table-cell table:formula="of:=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5]*[.$B$69]+[.C25]*[.$C$69]+[.D25]*[.$D$69]+[.E25]*[.$E$69]+[.F25]*[.$F$69]+[.G25]*[.$G$69]+[.H25]*[.H92]+[.I25]+[.J25]" office:value-type="float" office:value="0">
            <text:p>0</text:p>
          </table:table-cell>
          <table:table-cell/>
          <table:table-cell table:formula="of:=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6]*[.$B$69]+[.C26]*[.$C$69]+[.D26]*[.$D$69]+[.E26]*[.$E$69]+[.F26]*[.$F$69]+[.G26]*[.$G$69]+[.H26]*[.H93]+[.I26]+[.J26]" office:value-type="float" office:value="0">
            <text:p>0</text:p>
          </table:table-cell>
          <table:table-cell/>
          <table:table-cell table:formula="of:=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7]*[.$B$69]+[.C27]*[.$C$69]+[.D27]*[.$D$69]+[.E27]*[.$E$69]+[.F27]*[.$F$69]+[.G27]*[.$G$69]+[.H27]*[.H94]+[.I27]+[.J27]" office:value-type="float" office:value="0">
            <text:p>0</text:p>
          </table:table-cell>
          <table:table-cell/>
          <table:table-cell table:formula="of:=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8]*[.$B$69]+[.C28]*[.$C$69]+[.D28]*[.$D$69]+[.E28]*[.$E$69]+[.F28]*[.$F$69]+[.G28]*[.$G$69]+[.H28]*[.H95]+[.I28]+[.J28]" office:value-type="float" office:value="0">
            <text:p>0</text:p>
          </table:table-cell>
          <table:table-cell/>
          <table:table-cell table:formula="of:=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29]*[.$B$69]+[.C29]*[.$C$69]+[.D29]*[.$D$69]+[.E29]*[.$E$69]+[.F29]*[.$F$69]+[.G29]*[.$G$69]+[.H29]*[.H96]+[.I29]+[.J29]" office:value-type="float" office:value="0">
            <text:p>0</text:p>
          </table:table-cell>
          <table:table-cell/>
          <table:table-cell table:formula="of:=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0]*[.$B$69]+[.C30]*[.$C$69]+[.D30]*[.$D$69]+[.E30]*[.$E$69]+[.F30]*[.$F$69]+[.G30]*[.$G$69]+[.H30]*[.H97]+[.I30]+[.J30]" office:value-type="float" office:value="0">
            <text:p>0</text:p>
          </table:table-cell>
          <table:table-cell/>
          <table:table-cell table:formula="of:=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1]*[.$B$69]+[.C31]*[.$C$69]+[.D31]*[.$D$69]+[.E31]*[.$E$69]+[.F31]*[.$F$69]+[.G31]*[.$G$69]+[.H31]*[.H98]+[.I31]+[.J31]" office:value-type="float" office:value="0">
            <text:p>0</text:p>
          </table:table-cell>
          <table:table-cell/>
          <table:table-cell table:formula="of:=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2]*[.$B$69]+[.C32]*[.$C$69]+[.D32]*[.$D$69]+[.E32]*[.$E$69]+[.F32]*[.$F$69]+[.G32]*[.$G$69]+[.H32]*[.H99]+[.I32]+[.J32]" office:value-type="float" office:value="0">
            <text:p>0</text:p>
          </table:table-cell>
          <table:table-cell/>
          <table:table-cell table:formula="of:=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3]*[.$B$69]+[.C33]*[.$C$69]+[.D33]*[.$D$69]+[.E33]*[.$E$69]+[.F33]*[.$F$69]+[.G33]*[.$G$69]+[.H33]*[.H100]+[.I33]+[.J33]" office:value-type="float" office:value="0">
            <text:p>0</text:p>
          </table:table-cell>
          <table:table-cell/>
          <table:table-cell table:formula="of:=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4]*[.$B$69]+[.C34]*[.$C$69]+[.D34]*[.$D$69]+[.E34]*[.$E$69]+[.F34]*[.$F$69]+[.G34]*[.$G$69]+[.H34]*[.H101]+[.I34]+[.J34]" office:value-type="float" office:value="0">
            <text:p>0</text:p>
          </table:table-cell>
          <table:table-cell/>
          <table:table-cell table:formula="of:=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5]*[.$B$69]+[.C35]*[.$C$69]+[.D35]*[.$D$69]+[.E35]*[.$E$69]+[.F35]*[.$F$69]+[.G35]*[.$G$69]+[.H35]*[.H102]+[.I35]+[.J35]" office:value-type="float" office:value="0">
            <text:p>0</text:p>
          </table:table-cell>
          <table:table-cell/>
          <table:table-cell table:formula="of:=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6]*[.$B$69]+[.C36]*[.$C$69]+[.D36]*[.$D$69]+[.E36]*[.$E$69]+[.F36]*[.$F$69]+[.G36]*[.$G$69]+[.H36]*[.H103]+[.I36]+[.J36]" office:value-type="float" office:value="0">
            <text:p>0</text:p>
          </table:table-cell>
          <table:table-cell/>
          <table:table-cell table:formula="of:=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7]*[.$B$69]+[.C37]*[.$C$69]+[.D37]*[.$D$69]+[.E37]*[.$E$69]+[.F37]*[.$F$69]+[.G37]*[.$G$69]+[.H37]*[.H104]+[.I37]+[.J37]" office:value-type="float" office:value="0">
            <text:p>0</text:p>
          </table:table-cell>
          <table:table-cell/>
          <table:table-cell table:formula="of:=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8]*[.$B$69]+[.C38]*[.$C$69]+[.D38]*[.$D$69]+[.E38]*[.$E$69]+[.F38]*[.$F$69]+[.G38]*[.$G$69]+[.H38]*[.H105]+[.I38]+[.J38]" office:value-type="float" office:value="0">
            <text:p>0</text:p>
          </table:table-cell>
          <table:table-cell/>
          <table:table-cell table:formula="of:=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39]*[.$B$69]+[.C39]*[.$C$69]+[.D39]*[.$D$69]+[.E39]*[.$E$69]+[.F39]*[.$F$69]+[.G39]*[.$G$69]+[.H39]*[.H106]+[.I39]+[.J39]" office:value-type="float" office:value="0">
            <text:p>0</text:p>
          </table:table-cell>
          <table:table-cell/>
          <table:table-cell table:formula="of:=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0]*[.$B$69]+[.C40]*[.$C$69]+[.D40]*[.$D$69]+[.E40]*[.$E$69]+[.F40]*[.$F$69]+[.G40]*[.$G$69]+[.H40]*[.H107]+[.I40]+[.J40]" office:value-type="float" office:value="0">
            <text:p>0</text:p>
          </table:table-cell>
          <table:table-cell/>
          <table:table-cell table:formula="of:=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1]*[.$B$69]+[.C41]*[.$C$69]+[.D41]*[.$D$69]+[.E41]*[.$E$69]+[.F41]*[.$F$69]+[.G41]*[.$G$69]+[.H41]*[.H108]+[.I41]+[.J41]" office:value-type="float" office:value="0">
            <text:p>0</text:p>
          </table:table-cell>
          <table:table-cell/>
          <table:table-cell table:formula="of:=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2]*[.$B$69]+[.C42]*[.$C$69]+[.D42]*[.$D$69]+[.E42]*[.$E$69]+[.F42]*[.$F$69]+[.G42]*[.$G$69]+[.H42]*[.H109]+[.I42]+[.J42]" office:value-type="float" office:value="0">
            <text:p>0</text:p>
          </table:table-cell>
          <table:table-cell/>
          <table:table-cell table:formula="of:=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3]*[.$B$69]+[.C43]*[.$C$69]+[.D43]*[.$D$69]+[.E43]*[.$E$69]+[.F43]*[.$F$69]+[.G43]*[.$G$69]+[.H43]*[.H110]+[.I43]+[.J43]" office:value-type="float" office:value="0">
            <text:p>0</text:p>
          </table:table-cell>
          <table:table-cell/>
          <table:table-cell table:formula="of:=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4]*[.$B$69]+[.C44]*[.$C$69]+[.D44]*[.$D$69]+[.E44]*[.$E$69]+[.F44]*[.$F$69]+[.G44]*[.$G$69]+[.H44]*[.H111]+[.I44]+[.J44]" office:value-type="float" office:value="0">
            <text:p>0</text:p>
          </table:table-cell>
          <table:table-cell/>
          <table:table-cell table:formula="of:=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5]*[.$B$69]+[.C45]*[.$C$69]+[.D45]*[.$D$69]+[.E45]*[.$E$69]+[.F45]*[.$F$69]+[.G45]*[.$G$69]+[.H45]*[.H112]+[.I45]+[.J45]" office:value-type="float" office:value="0">
            <text:p>0</text:p>
          </table:table-cell>
          <table:table-cell/>
          <table:table-cell table:formula="of:=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0"/>
          <table:table-cell/>
          <table:table-cell table:formula="of:=[.B46]*[.$B$69]+[.C46]*[.$C$69]+[.D46]*[.$D$69]+[.E46]*[.$E$69]+[.F46]*[.$F$69]+[.G46]*[.$G$69]+[.H46]*[.H113]+[.I46]+[.J46]" office:value-type="float" office:value="0">
            <text:p>0</text:p>
          </table:table-cell>
          <table:table-cell/>
          <table:table-cell table:formula="of:=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47"/>
          <table:table-cell table:number-columns-repeated="9"/>
          <table:table-cell/>
          <table:table-cell table:formula="of:=[.B50]*[.$B$70]+[.C50]*[.$C$70]+[.D50]*[.$D$70]+[.E50]*[.$E$70]+[.F50]*[.$F$70]+[.G50]*[.$G$70]+[.H50]*[.H70]+[.I50]+[.J50]" office:value-type="float" office:value="0">
            <text:p>0</text:p>
          </table:table-cell>
          <table:table-cell/>
          <table:table-cell table:formula="of:=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1]*[.$B$70]+[.C51]*[.$C$70]+[.D51]*[.$D$70]+[.E51]*[.$E$70]+[.F51]*[.$F$70]+[.G51]*[.$G$70]+[.H51]*[.H71]+[.I51]+[.J51]" office:value-type="float" office:value="0">
            <text:p>0</text:p>
          </table:table-cell>
          <table:table-cell/>
          <table:table-cell table:formula="of:=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style-name="ce49" table:formula="of:=[.B52]*[.$B$70]+[.C52]*[.$C$70]+[.D52]*[.$D$70]+[.E52]*[.$E$70]+[.F52]*[.$F$70]+[.G52]*[.$G$70]+[.H52]*[.H72]+[.I52]+[.J52]" office:value-type="float" office:value="0">
            <text:p>0</text:p>
          </table:table-cell>
          <table:table-cell table:style-name="ce48"/>
          <table:table-cell table:style-name="ce49" table:formula="of:=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3]*[.$B$70]+[.C53]*[.$C$70]+[.D53]*[.$D$70]+[.E53]*[.$E$70]+[.F53]*[.$F$70]+[.G53]*[.$G$70]+[.H53]*[.H73]+[.I53]+[.J53]" office:value-type="float" office:value="0">
            <text:p>0</text:p>
          </table:table-cell>
          <table:table-cell/>
          <table:table-cell table:formula="of:=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4]*[.$B$70]+[.C54]*[.$C$70]+[.D54]*[.$D$70]+[.E54]*[.$E$70]+[.F54]*[.$F$70]+[.G54]*[.$G$70]+[.H54]*[.H74]+[.I54]+[.J54]" office:value-type="float" office:value="0">
            <text:p>0</text:p>
          </table:table-cell>
          <table:table-cell/>
          <table:table-cell table:formula="of:=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5]*[.$B$70]+[.C55]*[.$C$70]+[.D55]*[.$D$70]+[.E55]*[.$E$70]+[.F55]*[.$F$70]+[.G55]*[.$G$70]+[.H55]*[.H75]+[.I55]+[.J55]" office:value-type="float" office:value="0">
            <text:p>0</text:p>
          </table:table-cell>
          <table:table-cell/>
          <table:table-cell table:formula="of:=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6]*[.$B$70]+[.C56]*[.$C$70]+[.D56]*[.$D$70]+[.E56]*[.$E$70]+[.F56]*[.$F$70]+[.G56]*[.$G$70]+[.H56]*[.H76]+[.I56]+[.J56]" office:value-type="float" office:value="0">
            <text:p>0</text:p>
          </table:table-cell>
          <table:table-cell/>
          <table:table-cell table:formula="of:=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7]*[.$B$70]+[.C57]*[.$C$70]+[.D57]*[.$D$70]+[.E57]*[.$E$70]+[.F57]*[.$F$70]+[.G57]*[.$G$70]+[.H57]*[.H77]+[.I57]+[.J57]" office:value-type="float" office:value="0">
            <text:p>0</text:p>
          </table:table-cell>
          <table:table-cell/>
          <table:table-cell table:formula="of:=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8]*[.$B$70]+[.C58]*[.$C$70]+[.D58]*[.$D$70]+[.E58]*[.$E$70]+[.F58]*[.$F$70]+[.G58]*[.$G$70]+[.H58]*[.H78]+[.I58]+[.J58]" office:value-type="float" office:value="0">
            <text:p>0</text:p>
          </table:table-cell>
          <table:table-cell/>
          <table:table-cell table:formula="of:=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47"/>
          <table:table-cell table:number-columns-repeated="9"/>
          <table:table-cell/>
          <table:table-cell table:formula="of:=[.B59]*[.$B$70]+[.C59]*[.$C$70]+[.D59]*[.$D$70]+[.E59]*[.$E$70]+[.F59]*[.$F$70]+[.G59]*[.$G$70]+[.H59]*[.H79]+[.I59]+[.J59]" office:value-type="float" office:value="0">
            <text:p>0</text:p>
          </table:table-cell>
          <table:table-cell/>
          <table:table-cell table:formula="of:=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2"/>
          <table:table-cell table:number-columns-repeated="1009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Forsvundet</text:p>
          </table:table-cell>
          <table:table-cell table:style-name="ce20" table:formula="of:=[$Optælling.B16]" office:value-type="float" office:value="0">
            <text:p>0</text:p>
          </table:table-cell>
          <table:table-cell table:style-name="ce20" table:formula="of:=[$Optælling.C16]" office:value-type="float" office:value="0">
            <text:p>0</text:p>
          </table:table-cell>
          <table:table-cell table:style-name="ce20" table:formula="of:=[$Optælling.D16]" office:value-type="float" office:value="0">
            <text:p>0</text:p>
          </table:table-cell>
          <table:table-cell table:style-name="ce20" table:formula="of:=[$Optælling.E16]" office:value-type="float" office:value="0">
            <text:p>0</text:p>
          </table:table-cell>
          <table:table-cell table:style-name="ce20" table:formula="of:=[$Optælling.F16]" office:value-type="float" office:value="0">
            <text:p>0</text:p>
          </table:table-cell>
          <table:table-cell table:style-name="ce20" table:formula="of:=[$Optælling.G16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11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Rus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Vejleder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7"/>
          <table:table-cell table:style-name="ce20"/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office:value-type="string">
            <text:p>Overskud</text:p>
          </table:table-cell>
          <table:table-cell table:style-name="ce11" table:formula="of:=(([.B48]*[.B69]+[.B61]*[.B70])-[.B63]*[.B67])-[$Gratis.$F$19]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7"/>
          <table:table-cell table:style-name="ce20"/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ce20" table:number-columns-repeated="7"/>
          <table:table-cell table:style-name="ce20"/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</table:table>
      <table:table table:name="Torsdag" table:style-name="ta1" table:print="false">
        <table:table-column table:style-name="co20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5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table:formula="of:=[$Onsdag.H1]" office:value-type="string" office:string-value="Mad på fad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Onsdag.K1] = 0; &quot; &quot; ;[$Onsdag.K1])" office:value-type="string" office:string-value=" ">
            <text:p><text:s/></text:p>
          </table:table-cell>
          <table:table-cell table:style-name="ce21" table:formula="of:=[$Onsdag.L1]" office:value-type="string" office:string-value="Ialt idag">
            <text:p>Ialt idag</text:p>
          </table:table-cell>
          <table:table-cell table:style-name="ce21" table:formula="of:=[$Onsdag.M1]" office:value-type="string" office:string-value="Betalt">
            <text:p>Betalt</text:p>
          </table:table-cell>
          <table:table-cell table:style-name="ce21" table:formula="of:=[$Onsdag.N1]" office:value-type="string" office:string-value="Skylder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number-columns-repeated="9"/>
          <table:table-cell/>
          <table:table-cell table:formula="of:=[.B2]*[.$B$69]+[.C2]*[.$C$69]+[.D2]*[.$D$69]+[.E2]*[.$E$69]+[.F2]*[.$F$69]+[.G2]*[.$G$69]+[.H2]*[.H69]+[.I2]+[.J2]" office:value-type="float" office:value="0">
            <text:p>0</text:p>
          </table:table-cell>
          <table:table-cell/>
          <table:table-cell table:formula="of:=[Onsdag.N2]+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number-columns-repeated="9"/>
          <table:table-cell/>
          <table:table-cell table:formula="of:=[.B3]*[.$B$69]+[.C3]*[.$C$69]+[.D3]*[.$D$69]+[.E3]*[.$E$69]+[.F3]*[.$F$69]+[.G3]*[.$G$69]+[.H3]*[.H70]+[.I3]+[.J3]" office:value-type="float" office:value="0">
            <text:p>0</text:p>
          </table:table-cell>
          <table:table-cell/>
          <table:table-cell table:formula="of:=[Onsdag.N3]+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number-columns-repeated="9"/>
          <table:table-cell/>
          <table:table-cell table:formula="of:=[.B4]*[.$B$69]+[.C4]*[.$C$69]+[.D4]*[.$D$69]+[.E4]*[.$E$69]+[.F4]*[.$F$69]+[.G4]*[.$G$69]+[.H4]*[.H71]+[.I4]+[.J4]" office:value-type="float" office:value="0">
            <text:p>0</text:p>
          </table:table-cell>
          <table:table-cell/>
          <table:table-cell table:formula="of:=[Onsdag.N4]+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number-columns-repeated="9" table:style-name="ce48"/>
          <table:table-cell table:style-name="ce48"/>
          <table:table-cell table:style-name="ce51" table:formula="of:=[.B5]*[.$B$69]+[.C5]*[.$C$69]+[.D5]*[.$D$69]+[.E5]*[.$E$69]+[.F5]*[.$F$69]+[.G5]*[.$G$69]+[.H5]*[.H72]+[.I5]+[.J5]" office:value-type="float" office:value="0">
            <text:p>0</text:p>
          </table:table-cell>
          <table:table-cell table:style-name="ce48"/>
          <table:table-cell table:style-name="ce49" table:formula="of:=[Onsdag.N4]+[.L5]-[.M5]" office:value-type="float" office:value="0">
            <text:p>0</text:p>
          </table:table-cell>
          <table:table-cell table:style-name="ce49"/>
          <table:table-cell table:number-columns-repeated="1009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number-columns-repeated="9"/>
          <table:table-cell/>
          <table:table-cell table:formula="of:=[.B6]*[.$B$69]+[.C6]*[.$C$69]+[.D6]*[.$D$69]+[.E6]*[.$E$69]+[.F6]*[.$F$69]+[.G6]*[.$G$69]+[.H6]*[.H73]+[.I6]+[.J6]" office:value-type="float" office:value="0">
            <text:p>0</text:p>
          </table:table-cell>
          <table:table-cell/>
          <table:table-cell table:formula="of:=[Onsdag.N6]+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number-columns-repeated="9"/>
          <table:table-cell/>
          <table:table-cell table:formula="of:=[.B7]*[.$B$69]+[.C7]*[.$C$69]+[.D7]*[.$D$69]+[.E7]*[.$E$69]+[.F7]*[.$F$69]+[.G7]*[.$G$69]+[.H7]*[.H74]+[.I7]+[.J7]" office:value-type="float" office:value="0">
            <text:p>0</text:p>
          </table:table-cell>
          <table:table-cell/>
          <table:table-cell table:formula="of:=[Onsdag.N7]+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number-columns-repeated="9"/>
          <table:table-cell/>
          <table:table-cell table:formula="of:=[.B8]*[.$B$69]+[.C8]*[.$C$69]+[.D8]*[.$D$69]+[.E8]*[.$E$69]+[.F8]*[.$F$69]+[.G8]*[.$G$69]+[.H8]*[.H75]+[.I8]+[.J8]" office:value-type="float" office:value="0">
            <text:p>0</text:p>
          </table:table-cell>
          <table:table-cell/>
          <table:table-cell table:formula="of:=[Onsdag.N8]+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number-columns-repeated="9"/>
          <table:table-cell/>
          <table:table-cell table:formula="of:=[.B9]*[.$B$69]+[.C9]*[.$C$69]+[.D9]*[.$D$69]+[.E9]*[.$E$69]+[.F9]*[.$F$69]+[.G9]*[.$G$69]+[.H9]*[.H76]+[.I9]+[.J9]" office:value-type="float" office:value="0">
            <text:p>0</text:p>
          </table:table-cell>
          <table:table-cell/>
          <table:table-cell table:formula="of:=[Onsdag.N9]+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number-columns-repeated="9"/>
          <table:table-cell/>
          <table:table-cell table:formula="of:=[.B10]*[.$B$69]+[.C10]*[.$C$69]+[.D10]*[.$D$69]+[.E10]*[.$E$69]+[.F10]*[.$F$69]+[.G10]*[.$G$69]+[.H10]*[.H77]+[.I10]+[.J10]" office:value-type="float" office:value="0">
            <text:p>0</text:p>
          </table:table-cell>
          <table:table-cell/>
          <table:table-cell table:formula="of:=[Onsdag.N10]+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number-columns-repeated="9"/>
          <table:table-cell/>
          <table:table-cell table:formula="of:=[.B11]*[.$B$69]+[.C11]*[.$C$69]+[.D11]*[.$D$69]+[.E11]*[.$E$69]+[.F11]*[.$F$69]+[.G11]*[.$G$69]+[.H11]*[.H78]+[.I11]+[.J11]" office:value-type="float" office:value="0">
            <text:p>0</text:p>
          </table:table-cell>
          <table:table-cell/>
          <table:table-cell table:formula="of:=[Onsdag.N11]+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number-columns-repeated="9"/>
          <table:table-cell/>
          <table:table-cell table:formula="of:=[.B12]*[.$B$69]+[.C12]*[.$C$69]+[.D12]*[.$D$69]+[.E12]*[.$E$69]+[.F12]*[.$F$69]+[.G12]*[.$G$69]+[.H12]*[.H79]+[.I12]+[.J12]" office:value-type="float" office:value="0">
            <text:p>0</text:p>
          </table:table-cell>
          <table:table-cell/>
          <table:table-cell table:formula="of:=[Onsdag.N12]+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number-columns-repeated="9"/>
          <table:table-cell/>
          <table:table-cell table:formula="of:=[.B13]*[.$B$69]+[.C13]*[.$C$69]+[.D13]*[.$D$69]+[.E13]*[.$E$69]+[.F13]*[.$F$69]+[.G13]*[.$G$69]+[.H13]*[.H80]+[.I13]+[.J13]" office:value-type="float" office:value="0">
            <text:p>0</text:p>
          </table:table-cell>
          <table:table-cell/>
          <table:table-cell table:formula="of:=[Onsdag.N13]+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number-columns-repeated="9"/>
          <table:table-cell/>
          <table:table-cell table:formula="of:=[.B14]*[.$B$69]+[.C14]*[.$C$69]+[.D14]*[.$D$69]+[.E14]*[.$E$69]+[.F14]*[.$F$69]+[.G14]*[.$G$69]+[.H14]*[.H81]+[.I14]+[.J14]" office:value-type="float" office:value="0">
            <text:p>0</text:p>
          </table:table-cell>
          <table:table-cell/>
          <table:table-cell table:formula="of:=[Onsdag.N14]+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number-columns-repeated="9"/>
          <table:table-cell/>
          <table:table-cell table:formula="of:=[.B15]*[.$B$69]+[.C15]*[.$C$69]+[.D15]*[.$D$69]+[.E15]*[.$E$69]+[.F15]*[.$F$69]+[.G15]*[.$G$69]+[.H15]*[.H82]+[.I15]+[.J15]" office:value-type="float" office:value="0">
            <text:p>0</text:p>
          </table:table-cell>
          <table:table-cell/>
          <table:table-cell table:formula="of:=[Onsdag.N15]+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number-columns-repeated="9"/>
          <table:table-cell/>
          <table:table-cell table:formula="of:=[.B16]*[.$B$69]+[.C16]*[.$C$69]+[.D16]*[.$D$69]+[.E16]*[.$E$69]+[.F16]*[.$F$69]+[.G16]*[.$G$69]+[.H16]*[.H83]+[.I16]+[.J16]" office:value-type="float" office:value="0">
            <text:p>0</text:p>
          </table:table-cell>
          <table:table-cell/>
          <table:table-cell table:formula="of:=[Onsdag.N16]+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number-columns-repeated="9"/>
          <table:table-cell/>
          <table:table-cell table:formula="of:=[.B17]*[.$B$69]+[.C17]*[.$C$69]+[.D17]*[.$D$69]+[.E17]*[.$E$69]+[.F17]*[.$F$69]+[.G17]*[.$G$69]+[.H17]*[.H84]+[.I17]+[.J17]" office:value-type="float" office:value="0">
            <text:p>0</text:p>
          </table:table-cell>
          <table:table-cell/>
          <table:table-cell table:formula="of:=[Onsdag.N17]+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number-columns-repeated="9"/>
          <table:table-cell/>
          <table:table-cell table:formula="of:=[.B18]*[.$B$69]+[.C18]*[.$C$69]+[.D18]*[.$D$69]+[.E18]*[.$E$69]+[.F18]*[.$F$69]+[.G18]*[.$G$69]+[.H18]*[.H85]+[.I18]+[.J18]" office:value-type="float" office:value="0">
            <text:p>0</text:p>
          </table:table-cell>
          <table:table-cell/>
          <table:table-cell table:formula="of:=[Onsdag.N18]+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number-columns-repeated="9"/>
          <table:table-cell/>
          <table:table-cell table:formula="of:=[.B19]*[.$B$69]+[.C19]*[.$C$69]+[.D19]*[.$D$69]+[.E19]*[.$E$69]+[.F19]*[.$F$69]+[.G19]*[.$G$69]+[.H19]*[.H86]+[.I19]+[.J19]" office:value-type="float" office:value="0">
            <text:p>0</text:p>
          </table:table-cell>
          <table:table-cell/>
          <table:table-cell table:formula="of:=[Onsdag.N19]+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number-columns-repeated="9"/>
          <table:table-cell/>
          <table:table-cell table:formula="of:=[.B20]*[.$B$69]+[.C20]*[.$C$69]+[.D20]*[.$D$69]+[.E20]*[.$E$69]+[.F20]*[.$F$69]+[.G20]*[.$G$69]+[.H20]*[.H87]+[.I20]+[.J20]" office:value-type="float" office:value="0">
            <text:p>0</text:p>
          </table:table-cell>
          <table:table-cell/>
          <table:table-cell table:formula="of:=[Onsdag.N20]+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number-columns-repeated="9"/>
          <table:table-cell/>
          <table:table-cell table:formula="of:=[.B21]*[.$B$69]+[.C21]*[.$C$69]+[.D21]*[.$D$69]+[.E21]*[.$E$69]+[.F21]*[.$F$69]+[.G21]*[.$G$69]+[.H21]*[.H88]+[.I21]+[.J21]" office:value-type="float" office:value="0">
            <text:p>0</text:p>
          </table:table-cell>
          <table:table-cell/>
          <table:table-cell table:formula="of:=[Onsdag.N21]+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number-columns-repeated="9"/>
          <table:table-cell/>
          <table:table-cell table:formula="of:=[.B22]*[.$B$69]+[.C22]*[.$C$69]+[.D22]*[.$D$69]+[.E22]*[.$E$69]+[.F22]*[.$F$69]+[.G22]*[.$G$69]+[.H22]*[.H89]+[.I22]+[.J22]" office:value-type="float" office:value="0">
            <text:p>0</text:p>
          </table:table-cell>
          <table:table-cell/>
          <table:table-cell table:formula="of:=[Onsdag.N22]+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number-columns-repeated="9"/>
          <table:table-cell/>
          <table:table-cell table:formula="of:=[.B23]*[.$B$69]+[.C23]*[.$C$69]+[.D23]*[.$D$69]+[.E23]*[.$E$69]+[.F23]*[.$F$69]+[.G23]*[.$G$69]+[.H23]*[.H90]+[.I23]+[.J23]" office:value-type="float" office:value="0">
            <text:p>0</text:p>
          </table:table-cell>
          <table:table-cell/>
          <table:table-cell table:formula="of:=[Onsdag.N23]+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number-columns-repeated="9"/>
          <table:table-cell/>
          <table:table-cell table:formula="of:=[.B24]*[.$B$69]+[.C24]*[.$C$69]+[.D24]*[.$D$69]+[.E24]*[.$E$69]+[.F24]*[.$F$69]+[.G24]*[.$G$69]+[.H24]*[.H91]+[.I24]+[.J24]" office:value-type="float" office:value="0">
            <text:p>0</text:p>
          </table:table-cell>
          <table:table-cell/>
          <table:table-cell table:formula="of:=[Onsdag.N24]+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number-columns-repeated="9"/>
          <table:table-cell/>
          <table:table-cell table:formula="of:=[.B25]*[.$B$69]+[.C25]*[.$C$69]+[.D25]*[.$D$69]+[.E25]*[.$E$69]+[.F25]*[.$F$69]+[.G25]*[.$G$69]+[.H25]*[.H92]+[.I25]+[.J25]" office:value-type="float" office:value="0">
            <text:p>0</text:p>
          </table:table-cell>
          <table:table-cell/>
          <table:table-cell table:formula="of:=[Onsdag.N25]+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number-columns-repeated="9"/>
          <table:table-cell/>
          <table:table-cell table:formula="of:=[.B26]*[.$B$69]+[.C26]*[.$C$69]+[.D26]*[.$D$69]+[.E26]*[.$E$69]+[.F26]*[.$F$69]+[.G26]*[.$G$69]+[.H26]*[.H93]+[.I26]+[.J26]" office:value-type="float" office:value="0">
            <text:p>0</text:p>
          </table:table-cell>
          <table:table-cell/>
          <table:table-cell table:formula="of:=[Onsdag.N26]+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number-columns-repeated="9"/>
          <table:table-cell/>
          <table:table-cell table:formula="of:=[.B27]*[.$B$69]+[.C27]*[.$C$69]+[.D27]*[.$D$69]+[.E27]*[.$E$69]+[.F27]*[.$F$69]+[.G27]*[.$G$69]+[.H27]*[.H94]+[.I27]+[.J27]" office:value-type="float" office:value="0">
            <text:p>0</text:p>
          </table:table-cell>
          <table:table-cell/>
          <table:table-cell table:formula="of:=[Onsdag.N27]+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number-columns-repeated="9"/>
          <table:table-cell/>
          <table:table-cell table:formula="of:=[.B28]*[.$B$69]+[.C28]*[.$C$69]+[.D28]*[.$D$69]+[.E28]*[.$E$69]+[.F28]*[.$F$69]+[.G28]*[.$G$69]+[.H28]*[.H95]+[.I28]+[.J28]" office:value-type="float" office:value="0">
            <text:p>0</text:p>
          </table:table-cell>
          <table:table-cell/>
          <table:table-cell table:formula="of:=[Onsdag.N28]+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number-columns-repeated="9"/>
          <table:table-cell/>
          <table:table-cell table:formula="of:=[.B29]*[.$B$69]+[.C29]*[.$C$69]+[.D29]*[.$D$69]+[.E29]*[.$E$69]+[.F29]*[.$F$69]+[.G29]*[.$G$69]+[.H29]*[.H96]+[.I29]+[.J29]" office:value-type="float" office:value="0">
            <text:p>0</text:p>
          </table:table-cell>
          <table:table-cell/>
          <table:table-cell table:formula="of:=[Onsdag.N29]+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number-columns-repeated="9"/>
          <table:table-cell/>
          <table:table-cell table:formula="of:=[.B30]*[.$B$69]+[.C30]*[.$C$69]+[.D30]*[.$D$69]+[.E30]*[.$E$69]+[.F30]*[.$F$69]+[.G30]*[.$G$69]+[.H30]*[.H97]+[.I30]+[.J30]" office:value-type="float" office:value="0">
            <text:p>0</text:p>
          </table:table-cell>
          <table:table-cell/>
          <table:table-cell table:formula="of:=[Onsdag.N30]+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number-columns-repeated="9"/>
          <table:table-cell/>
          <table:table-cell table:formula="of:=[.B31]*[.$B$69]+[.C31]*[.$C$69]+[.D31]*[.$D$69]+[.E31]*[.$E$69]+[.F31]*[.$F$69]+[.G31]*[.$G$69]+[.H31]*[.H98]+[.I31]+[.J31]" office:value-type="float" office:value="0">
            <text:p>0</text:p>
          </table:table-cell>
          <table:table-cell/>
          <table:table-cell table:formula="of:=[Onsdag.N31]+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number-columns-repeated="9"/>
          <table:table-cell/>
          <table:table-cell table:formula="of:=[.B32]*[.$B$69]+[.C32]*[.$C$69]+[.D32]*[.$D$69]+[.E32]*[.$E$69]+[.F32]*[.$F$69]+[.G32]*[.$G$69]+[.H32]*[.H99]+[.I32]+[.J32]" office:value-type="float" office:value="0">
            <text:p>0</text:p>
          </table:table-cell>
          <table:table-cell/>
          <table:table-cell table:formula="of:=[Onsdag.N32]+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number-columns-repeated="9"/>
          <table:table-cell/>
          <table:table-cell table:formula="of:=[.B33]*[.$B$69]+[.C33]*[.$C$69]+[.D33]*[.$D$69]+[.E33]*[.$E$69]+[.F33]*[.$F$69]+[.G33]*[.$G$69]+[.H33]*[.H100]+[.I33]+[.J33]" office:value-type="float" office:value="0">
            <text:p>0</text:p>
          </table:table-cell>
          <table:table-cell/>
          <table:table-cell table:formula="of:=[Onsdag.N33]+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number-columns-repeated="9"/>
          <table:table-cell/>
          <table:table-cell table:formula="of:=[.B34]*[.$B$69]+[.C34]*[.$C$69]+[.D34]*[.$D$69]+[.E34]*[.$E$69]+[.F34]*[.$F$69]+[.G34]*[.$G$69]+[.H34]*[.H101]+[.I34]+[.J34]" office:value-type="float" office:value="0">
            <text:p>0</text:p>
          </table:table-cell>
          <table:table-cell/>
          <table:table-cell table:formula="of:=[Onsdag.N34]+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number-columns-repeated="9"/>
          <table:table-cell/>
          <table:table-cell table:formula="of:=[.B35]*[.$B$69]+[.C35]*[.$C$69]+[.D35]*[.$D$69]+[.E35]*[.$E$69]+[.F35]*[.$F$69]+[.G35]*[.$G$69]+[.H35]*[.H102]+[.I35]+[.J35]" office:value-type="float" office:value="0">
            <text:p>0</text:p>
          </table:table-cell>
          <table:table-cell/>
          <table:table-cell table:formula="of:=[Onsdag.N35]+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number-columns-repeated="9"/>
          <table:table-cell/>
          <table:table-cell table:formula="of:=[.B36]*[.$B$69]+[.C36]*[.$C$69]+[.D36]*[.$D$69]+[.E36]*[.$E$69]+[.F36]*[.$F$69]+[.G36]*[.$G$69]+[.H36]*[.H103]+[.I36]+[.J36]" office:value-type="float" office:value="0">
            <text:p>0</text:p>
          </table:table-cell>
          <table:table-cell/>
          <table:table-cell table:formula="of:=[Onsdag.N36]+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number-columns-repeated="9"/>
          <table:table-cell/>
          <table:table-cell table:formula="of:=[.B37]*[.$B$69]+[.C37]*[.$C$69]+[.D37]*[.$D$69]+[.E37]*[.$E$69]+[.F37]*[.$F$69]+[.G37]*[.$G$69]+[.H37]*[.H104]+[.I37]+[.J37]" office:value-type="float" office:value="0">
            <text:p>0</text:p>
          </table:table-cell>
          <table:table-cell/>
          <table:table-cell table:formula="of:=[Onsdag.N37]+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number-columns-repeated="9"/>
          <table:table-cell/>
          <table:table-cell table:formula="of:=[.B38]*[.$B$69]+[.C38]*[.$C$69]+[.D38]*[.$D$69]+[.E38]*[.$E$69]+[.F38]*[.$F$69]+[.G38]*[.$G$69]+[.H38]*[.H105]+[.I38]+[.J38]" office:value-type="float" office:value="0">
            <text:p>0</text:p>
          </table:table-cell>
          <table:table-cell/>
          <table:table-cell table:formula="of:=[Onsdag.N38]+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number-columns-repeated="9"/>
          <table:table-cell/>
          <table:table-cell table:formula="of:=[.B39]*[.$B$69]+[.C39]*[.$C$69]+[.D39]*[.$D$69]+[.E39]*[.$E$69]+[.F39]*[.$F$69]+[.G39]*[.$G$69]+[.H39]*[.H106]+[.I39]+[.J39]" office:value-type="float" office:value="0">
            <text:p>0</text:p>
          </table:table-cell>
          <table:table-cell/>
          <table:table-cell table:formula="of:=[Onsdag.N39]+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number-columns-repeated="9"/>
          <table:table-cell/>
          <table:table-cell table:formula="of:=[.B40]*[.$B$69]+[.C40]*[.$C$69]+[.D40]*[.$D$69]+[.E40]*[.$E$69]+[.F40]*[.$F$69]+[.G40]*[.$G$69]+[.H40]*[.H107]+[.I40]+[.J40]" office:value-type="float" office:value="0">
            <text:p>0</text:p>
          </table:table-cell>
          <table:table-cell/>
          <table:table-cell table:formula="of:=[Onsdag.N40]+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number-columns-repeated="9"/>
          <table:table-cell/>
          <table:table-cell table:formula="of:=[.B41]*[.$B$69]+[.C41]*[.$C$69]+[.D41]*[.$D$69]+[.E41]*[.$E$69]+[.F41]*[.$F$69]+[.G41]*[.$G$69]+[.H41]*[.H108]+[.I41]+[.J41]" office:value-type="float" office:value="0">
            <text:p>0</text:p>
          </table:table-cell>
          <table:table-cell/>
          <table:table-cell table:formula="of:=[Onsdag.N41]+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number-columns-repeated="9"/>
          <table:table-cell/>
          <table:table-cell table:formula="of:=[.B42]*[.$B$69]+[.C42]*[.$C$69]+[.D42]*[.$D$69]+[.E42]*[.$E$69]+[.F42]*[.$F$69]+[.G42]*[.$G$69]+[.H42]*[.H109]+[.I42]+[.J42]" office:value-type="float" office:value="0">
            <text:p>0</text:p>
          </table:table-cell>
          <table:table-cell/>
          <table:table-cell table:formula="of:=[Onsdag.N42]+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number-columns-repeated="9"/>
          <table:table-cell/>
          <table:table-cell table:formula="of:=[.B43]*[.$B$69]+[.C43]*[.$C$69]+[.D43]*[.$D$69]+[.E43]*[.$E$69]+[.F43]*[.$F$69]+[.G43]*[.$G$69]+[.H43]*[.H110]+[.I43]+[.J43]" office:value-type="float" office:value="0">
            <text:p>0</text:p>
          </table:table-cell>
          <table:table-cell/>
          <table:table-cell table:formula="of:=[Onsdag.N43]+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number-columns-repeated="9"/>
          <table:table-cell/>
          <table:table-cell table:formula="of:=[.B44]*[.$B$69]+[.C44]*[.$C$69]+[.D44]*[.$D$69]+[.E44]*[.$E$69]+[.F44]*[.$F$69]+[.G44]*[.$G$69]+[.H44]*[.H111]+[.I44]+[.J44]" office:value-type="float" office:value="0">
            <text:p>0</text:p>
          </table:table-cell>
          <table:table-cell/>
          <table:table-cell table:formula="of:=[Onsdag.N44]+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number-columns-repeated="9"/>
          <table:table-cell/>
          <table:table-cell table:formula="of:=[.B45]*[.$B$69]+[.C45]*[.$C$69]+[.D45]*[.$D$69]+[.E45]*[.$E$69]+[.F45]*[.$F$69]+[.G45]*[.$G$69]+[.H45]*[.H112]+[.I45]+[.J45]" office:value-type="float" office:value="0">
            <text:p>0</text:p>
          </table:table-cell>
          <table:table-cell/>
          <table:table-cell table:formula="of:=[Onsdag.N45]+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number-columns-repeated="9"/>
          <table:table-cell/>
          <table:table-cell table:formula="of:=[.B46]*[.$B$69]+[.C46]*[.$C$69]+[.D46]*[.$D$69]+[.E46]*[.$E$69]+[.F46]*[.$F$69]+[.G46]*[.$G$69]+[.H46]*[.H113]+[.I46]+[.J46]" office:value-type="float" office:value="0">
            <text:p>0</text:p>
          </table:table-cell>
          <table:table-cell/>
          <table:table-cell table:formula="of:=[Onsdag.N46]+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number-columns-repeated="9"/>
          <table:table-cell/>
          <table:table-cell table:style-name="ce20" table:formula="of:=[.B50]*[.$B$70]+[.C50]*[.$C$70]+[.D50]*[.$D$70]+[.E50]*[.$E$70]+[.F50]*[.$F$70]+[.G50]*[.$G$70]+[.H50]*[.H70]+[.I50]+[.J50]" office:value-type="float" office:value="0">
            <text:p>0</text:p>
          </table:table-cell>
          <table:table-cell/>
          <table:table-cell table:formula="of:=[Onsdag.N50]+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number-columns-repeated="9"/>
          <table:table-cell/>
          <table:table-cell table:style-name="ce20" table:formula="of:=[.B51]*[.$B$70]+[.C51]*[.$C$70]+[.D51]*[.$D$70]+[.E51]*[.$E$70]+[.F51]*[.$F$70]+[.G51]*[.$G$70]+[.H51]*[.H71]+[.I51]+[.J51]" office:value-type="float" office:value="0">
            <text:p>0</text:p>
          </table:table-cell>
          <table:table-cell/>
          <table:table-cell table:formula="of:=[Onsdag.N51]+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number-columns-repeated="9"/>
          <table:table-cell/>
          <table:table-cell table:style-name="ce49" table:formula="of:=[.B52]*[.$B$70]+[.C52]*[.$C$70]+[.D52]*[.$D$70]+[.E52]*[.$E$70]+[.F52]*[.$F$70]+[.G52]*[.$G$70]+[.H52]*[.H72]+[.I52]+[.J52]" office:value-type="float" office:value="0">
            <text:p>0</text:p>
          </table:table-cell>
          <table:table-cell table:style-name="ce48"/>
          <table:table-cell table:style-name="ce49" table:formula="of:=[Onsdag.N52]+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number-columns-repeated="9"/>
          <table:table-cell/>
          <table:table-cell table:style-name="ce20" table:formula="of:=[.B53]*[.$B$70]+[.C53]*[.$C$70]+[.D53]*[.$D$70]+[.E53]*[.$E$70]+[.F53]*[.$F$70]+[.G53]*[.$G$70]+[.H53]*[.H73]+[.I53]+[.J53]" office:value-type="float" office:value="0">
            <text:p>0</text:p>
          </table:table-cell>
          <table:table-cell/>
          <table:table-cell table:formula="of:=[Onsdag.N53]+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number-columns-repeated="9"/>
          <table:table-cell/>
          <table:table-cell table:style-name="ce20" table:formula="of:=[.B54]*[.$B$70]+[.C54]*[.$C$70]+[.D54]*[.$D$70]+[.E54]*[.$E$70]+[.F54]*[.$F$70]+[.G54]*[.$G$70]+[.H54]*[.H74]+[.I54]+[.J54]" office:value-type="float" office:value="0">
            <text:p>0</text:p>
          </table:table-cell>
          <table:table-cell/>
          <table:table-cell table:formula="of:=[Onsdag.N54]+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number-columns-repeated="9"/>
          <table:table-cell/>
          <table:table-cell table:style-name="ce20" table:formula="of:=[.B55]*[.$B$70]+[.C55]*[.$C$70]+[.D55]*[.$D$70]+[.E55]*[.$E$70]+[.F55]*[.$F$70]+[.G55]*[.$G$70]+[.H55]*[.H75]+[.I55]+[.J55]" office:value-type="float" office:value="0">
            <text:p>0</text:p>
          </table:table-cell>
          <table:table-cell/>
          <table:table-cell table:formula="of:=[Onsdag.N55]+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number-columns-repeated="9"/>
          <table:table-cell/>
          <table:table-cell table:style-name="ce20" table:formula="of:=[.B56]*[.$B$70]+[.C56]*[.$C$70]+[.D56]*[.$D$70]+[.E56]*[.$E$70]+[.F56]*[.$F$70]+[.G56]*[.$G$70]+[.H56]*[.H76]+[.I56]+[.J56]" office:value-type="float" office:value="0">
            <text:p>0</text:p>
          </table:table-cell>
          <table:table-cell/>
          <table:table-cell table:formula="of:=[Onsdag.N56]+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number-columns-repeated="9"/>
          <table:table-cell/>
          <table:table-cell table:style-name="ce20" table:formula="of:=[.B57]*[.$B$70]+[.C57]*[.$C$70]+[.D57]*[.$D$70]+[.E57]*[.$E$70]+[.F57]*[.$F$70]+[.G57]*[.$G$70]+[.H57]*[.H77]+[.I57]+[.J57]" office:value-type="float" office:value="0">
            <text:p>0</text:p>
          </table:table-cell>
          <table:table-cell/>
          <table:table-cell table:formula="of:=[Onsdag.N57]+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number-columns-repeated="9"/>
          <table:table-cell/>
          <table:table-cell table:style-name="ce20" table:formula="of:=[.B58]*[.$B$70]+[.C58]*[.$C$70]+[.D58]*[.$D$70]+[.E58]*[.$E$70]+[.F58]*[.$F$70]+[.G58]*[.$G$70]+[.H58]*[.H78]+[.I58]+[.J58]" office:value-type="float" office:value="0">
            <text:p>0</text:p>
          </table:table-cell>
          <table:table-cell/>
          <table:table-cell table:formula="of:=[Onsdag.N58]+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number-columns-repeated="9"/>
          <table:table-cell/>
          <table:table-cell table:style-name="ce20" table:formula="of:=[.B59]*[.$B$70]+[.C59]*[.$C$70]+[.D59]*[.$D$70]+[.E59]*[.$E$70]+[.F59]*[.$F$70]+[.G59]*[.$G$70]+[.H59]*[.H79]+[.I59]+[.J59]" office:value-type="float" office:value="0">
            <text:p>0</text:p>
          </table:table-cell>
          <table:table-cell/>
          <table:table-cell table:formula="of:=[Onsdag.N59]+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number-columns-repeated="3" table:style-name="ce20"/>
          <table:table-cell table:number-columns-repeated="2"/>
          <table:table-cell table:number-columns-repeated="1009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65]" office:value-type="string" office:string-value="Forsvundet">
            <text:p>Forsvundet</text:p>
          </table:table-cell>
          <table:table-cell table:style-name="ce20" table:formula="of:=[$Optælling.B17]" office:value-type="float" office:value="0">
            <text:p>0</text:p>
          </table:table-cell>
          <table:table-cell table:style-name="ce20" table:formula="of:=[$Optælling.C17]" office:value-type="float" office:value="0">
            <text:p>0</text:p>
          </table:table-cell>
          <table:table-cell table:style-name="ce20" table:formula="of:=[$Optælling.D17]" office:value-type="float" office:value="0">
            <text:p>0</text:p>
          </table:table-cell>
          <table:table-cell table:style-name="ce20" table:formula="of:=[$Optælling.E17]" office:value-type="float" office:value="0">
            <text:p>0</text:p>
          </table:table-cell>
          <table:table-cell table:style-name="ce20" table:formula="of:=[$Optælling.F17]" office:value-type="float" office:value="0">
            <text:p>0</text:p>
          </table:table-cell>
          <table:table-cell table:style-name="ce20" table:formula="of:=[$Optælling.G17]" office:value-type="float" office:value="0">
            <text:p>0</text:p>
          </table:table-cell>
          <table:table-cell table:style-name="ce20" table:number-columns-repeated="6"/>
          <table:table-cell table:number-columns-repeated="1011"/>
        </table:table-row>
        <table:table-row table:style-name="ro1">
          <table:table-cell table:formula="of:=[$Onsdag.A66]" office:value-type="string" office:string-value="Forsvundet pris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6"/>
          <table:table-cell table:number-columns-repeated="1011"/>
        </table:table-row>
        <table:table-row table:style-name="ro1">
          <table:table-cell table:formula="of:=[$Onsdag.A67]" office:value-type="string" office:string-value="Skal koste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/>
          <table:table-cell table:style-name="ce20" table:number-columns-repeated="12"/>
          <table:table-cell table:number-columns-repeated="1011"/>
        </table:table-row>
        <table:table-row table:style-name="ro1">
          <table:table-cell table:formula="of:=[$Onsdag.A69]" office:value-type="string" office:string-value="Ruspris">
            <text:p>Ruspris</text:p>
          </table:table-cell>
          <table:table-cell table:number-columns-repeated="7"/>
          <table:table-cell table:number-columns-repeated="3"/>
          <table:table-cell table:style-name="ce20" table:number-columns-repeated="2"/>
          <table:table-cell table:number-columns-repeated="1011"/>
        </table:table-row>
        <table:table-row table:style-name="ro1">
          <table:table-cell table:formula="of:=[$Onsdag.A70]" office:value-type="string" office:string-value="Vejlederpris">
            <text:p>Vejlederpris</text:p>
          </table:table-cell>
          <table:table-cell table:number-columns-repeated="7"/>
          <table:table-cell table:number-columns-repeated="3"/>
          <table:table-cell table:style-name="ce20" table:number-columns-repeated="2"/>
          <table:table-cell table:number-columns-repeated="1011"/>
        </table:table-row>
        <table:table-row table:style-name="ro1">
          <table:table-cell/>
          <table:table-cell table:style-name="ce20" table:number-columns-repeated="6"/>
          <table:table-cell table:style-name="ce20"/>
          <table:table-cell table:style-name="ce20" table:number-columns-repeated="5"/>
          <table:table-cell table:number-columns-repeated="1011"/>
        </table:table-row>
        <table:table-row table:style-name="ro1">
          <table:table-cell table:formula="of:=[$Onsdag.A72]" office:value-type="string" office:string-value="Overskud">
            <text:p>Overskud</text:p>
          </table:table-cell>
          <table:table-cell table:style-name="ce11" table:formula="of:=[Onsdag.H72]+(([.B48]*[.B69]+[.B61]*[.B70])-[.B63]*[.B67])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5"/>
          <table:table-cell table:number-columns-repeated="1011"/>
        </table:table-row>
        <table:table-row table:style-name="ro1">
          <table:table-cell/>
          <table:table-cell table:style-name="ce20" table:number-columns-repeated="6"/>
          <table:table-cell table:style-name="ce20"/>
          <table:table-cell table:style-name="ce20" table:number-columns-repeated="5"/>
          <table:table-cell table:number-columns-repeated="1011"/>
        </table:table-row>
        <table:table-row table:style-name="ro1">
          <table:table-cell/>
          <table:table-cell table:style-name="ce20" table:number-columns-repeated="6"/>
          <table:table-cell table:style-name="ce20"/>
          <table:table-cell table:style-name="ce20" table:number-columns-repeated="5"/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Default" table:number-columns-repeated="7"/>
          <table:table-cell table:style-name="Default"/>
          <table:table-cell table:style-name="Default" table:number-columns-repeated="7"/>
          <table:table-cell table:number-columns-repeated="1009"/>
        </table:table-row>
      </table:table>
      <table:table table:name="Fredag" table:style-name="ta1" table:print="false">
        <table:table-column table:style-name="co21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table:formula="of:=[$Onsdag.H1]" office:value-type="string" office:string-value="Mad på fad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$Onsdag.K1] = 0; &quot; &quot; ;[$Onsdag.K1])" office:value-type="string" office:string-value=" ">
            <text:p><text:s/></text:p>
          </table:table-cell>
          <table:table-cell table:style-name="ce21" table:formula="of:=[$Onsdag.L1]" office:value-type="string" office:string-value="Ialt idag">
            <text:p>Ialt idag</text:p>
          </table:table-cell>
          <table:table-cell table:style-name="ce21" table:formula="of:=[$Onsdag.M1]" office:value-type="string" office:string-value="Betalt">
            <text:p>Betalt</text:p>
          </table:table-cell>
          <table:table-cell table:style-name="ce21" table:formula="of:=[$Onsdag.N1]" office:value-type="string" office:string-value="Skylder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number-columns-repeated="9"/>
          <table:table-cell/>
          <table:table-cell table:formula="of:=[.B2]*[.$B$69]+[.C2]*[.$C$69]+[.D2]*[.$D$69]+[.E2]*[.$E$69]+[.F2]*[.$F$69]+[.G2]*[.$G$69]+[.H2]*[.$H$67]+[.I2]+[.J2]" office:value-type="float" office:value="0">
            <text:p>0</text:p>
          </table:table-cell>
          <table:table-cell/>
          <table:table-cell table:formula="of:=[Torsdag.N2]+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number-columns-repeated="9"/>
          <table:table-cell/>
          <table:table-cell table:formula="of:=[.B3]*[.$B$69]+[.C3]*[.$C$69]+[.D3]*[.$D$69]+[.E3]*[.$E$69]+[.F3]*[.$F$69]+[.G3]*[.$G$69]+[.H3]*[.$H$67]+[.I3]+[.J3]" office:value-type="float" office:value="0">
            <text:p>0</text:p>
          </table:table-cell>
          <table:table-cell/>
          <table:table-cell table:formula="of:=[Torsdag.N3]+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number-columns-repeated="9"/>
          <table:table-cell/>
          <table:table-cell table:formula="of:=[.B4]*[.$B$69]+[.C4]*[.$C$69]+[.D4]*[.$D$69]+[.E4]*[.$E$69]+[.F4]*[.$F$69]+[.G4]*[.$G$69]+[.H4]*[.$H$67]+[.I4]+[.J4]" office:value-type="float" office:value="0">
            <text:p>0</text:p>
          </table:table-cell>
          <table:table-cell/>
          <table:table-cell table:formula="of:=[Torsdag.N4]+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number-columns-repeated="9"/>
          <table:table-cell/>
          <table:table-cell table:formula="of:=[.B5]*[.$B$69]+[.C5]*[.$C$69]+[.D5]*[.$D$69]+[.E5]*[.$E$69]+[.F5]*[.$F$69]+[.G5]*[.$G$69]+[.H5]*[.$H$67]+[.I5]+[.J5]" office:value-type="float" office:value="0">
            <text:p>0</text:p>
          </table:table-cell>
          <table:table-cell/>
          <table:table-cell table:formula="of:=[Torsdag.N5]+[.L5]-[.M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number-columns-repeated="9"/>
          <table:table-cell/>
          <table:table-cell table:formula="of:=[.B6]*[.$B$69]+[.C6]*[.$C$69]+[.D6]*[.$D$69]+[.E6]*[.$E$69]+[.F6]*[.$F$69]+[.G6]*[.$G$69]+[.H6]*[.$H$67]+[.I6]+[.J6]" office:value-type="float" office:value="0">
            <text:p>0</text:p>
          </table:table-cell>
          <table:table-cell/>
          <table:table-cell table:formula="of:=[Torsdag.N6]+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number-columns-repeated="9"/>
          <table:table-cell/>
          <table:table-cell table:formula="of:=[.B7]*[.$B$69]+[.C7]*[.$C$69]+[.D7]*[.$D$69]+[.E7]*[.$E$69]+[.F7]*[.$F$69]+[.G7]*[.$G$69]+[.H7]*[.$H$67]+[.I7]+[.J7]" office:value-type="float" office:value="0">
            <text:p>0</text:p>
          </table:table-cell>
          <table:table-cell/>
          <table:table-cell table:formula="of:=[Torsdag.N7]+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number-columns-repeated="9"/>
          <table:table-cell/>
          <table:table-cell table:formula="of:=[.B8]*[.$B$69]+[.C8]*[.$C$69]+[.D8]*[.$D$69]+[.E8]*[.$E$69]+[.F8]*[.$F$69]+[.G8]*[.$G$69]+[.H8]*[.$H$67]+[.I8]+[.J8]" office:value-type="float" office:value="0">
            <text:p>0</text:p>
          </table:table-cell>
          <table:table-cell/>
          <table:table-cell table:formula="of:=[Torsdag.N8]+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number-columns-repeated="9"/>
          <table:table-cell/>
          <table:table-cell table:formula="of:=[.B9]*[.$B$69]+[.C9]*[.$C$69]+[.D9]*[.$D$69]+[.E9]*[.$E$69]+[.F9]*[.$F$69]+[.G9]*[.$G$69]+[.H9]*[.$H$67]+[.I9]+[.J9]" office:value-type="float" office:value="0">
            <text:p>0</text:p>
          </table:table-cell>
          <table:table-cell/>
          <table:table-cell table:formula="of:=[Torsdag.N9]+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number-columns-repeated="9"/>
          <table:table-cell/>
          <table:table-cell table:formula="of:=[.B10]*[.$B$69]+[.C10]*[.$C$69]+[.D10]*[.$D$69]+[.E10]*[.$E$69]+[.F10]*[.$F$69]+[.G10]*[.$G$69]+[.H10]*[.$H$67]+[.I10]+[.J10]" office:value-type="float" office:value="0">
            <text:p>0</text:p>
          </table:table-cell>
          <table:table-cell/>
          <table:table-cell table:formula="of:=[Torsdag.N10]+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number-columns-repeated="9"/>
          <table:table-cell/>
          <table:table-cell table:formula="of:=[.B11]*[.$B$69]+[.C11]*[.$C$69]+[.D11]*[.$D$69]+[.E11]*[.$E$69]+[.F11]*[.$F$69]+[.G11]*[.$G$69]+[.H11]*[.$H$67]+[.I11]+[.J11]" office:value-type="float" office:value="0">
            <text:p>0</text:p>
          </table:table-cell>
          <table:table-cell/>
          <table:table-cell table:formula="of:=[Torsdag.N11]+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number-columns-repeated="9"/>
          <table:table-cell/>
          <table:table-cell table:formula="of:=[.B12]*[.$B$69]+[.C12]*[.$C$69]+[.D12]*[.$D$69]+[.E12]*[.$E$69]+[.F12]*[.$F$69]+[.G12]*[.$G$69]+[.H12]*[.$H$67]+[.I12]+[.J12]" office:value-type="float" office:value="0">
            <text:p>0</text:p>
          </table:table-cell>
          <table:table-cell/>
          <table:table-cell table:formula="of:=[Torsdag.N12]+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number-columns-repeated="9"/>
          <table:table-cell/>
          <table:table-cell table:formula="of:=[.B13]*[.$B$69]+[.C13]*[.$C$69]+[.D13]*[.$D$69]+[.E13]*[.$E$69]+[.F13]*[.$F$69]+[.G13]*[.$G$69]+[.H13]*[.$H$67]+[.I13]+[.J13]" office:value-type="float" office:value="0">
            <text:p>0</text:p>
          </table:table-cell>
          <table:table-cell/>
          <table:table-cell table:formula="of:=[Torsdag.N13]+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number-columns-repeated="9"/>
          <table:table-cell/>
          <table:table-cell table:formula="of:=[.B14]*[.$B$69]+[.C14]*[.$C$69]+[.D14]*[.$D$69]+[.E14]*[.$E$69]+[.F14]*[.$F$69]+[.G14]*[.$G$69]+[.H14]*[.$H$67]+[.I14]+[.J14]" office:value-type="float" office:value="0">
            <text:p>0</text:p>
          </table:table-cell>
          <table:table-cell/>
          <table:table-cell table:formula="of:=[Torsdag.N14]+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number-columns-repeated="9"/>
          <table:table-cell/>
          <table:table-cell table:formula="of:=[.B15]*[.$B$69]+[.C15]*[.$C$69]+[.D15]*[.$D$69]+[.E15]*[.$E$69]+[.F15]*[.$F$69]+[.G15]*[.$G$69]+[.H15]*[.$H$67]+[.I15]+[.J15]" office:value-type="float" office:value="0">
            <text:p>0</text:p>
          </table:table-cell>
          <table:table-cell/>
          <table:table-cell table:formula="of:=[Torsdag.N15]+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number-columns-repeated="9"/>
          <table:table-cell/>
          <table:table-cell table:formula="of:=[.B16]*[.$B$69]+[.C16]*[.$C$69]+[.D16]*[.$D$69]+[.E16]*[.$E$69]+[.F16]*[.$F$69]+[.G16]*[.$G$69]+[.H16]*[.$H$67]+[.I16]+[.J16]" office:value-type="float" office:value="0">
            <text:p>0</text:p>
          </table:table-cell>
          <table:table-cell/>
          <table:table-cell table:formula="of:=[Torsdag.N16]+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number-columns-repeated="9"/>
          <table:table-cell/>
          <table:table-cell table:formula="of:=[.B17]*[.$B$69]+[.C17]*[.$C$69]+[.D17]*[.$D$69]+[.E17]*[.$E$69]+[.F17]*[.$F$69]+[.G17]*[.$G$69]+[.H17]*[.$H$67]+[.I17]+[.J17]" office:value-type="float" office:value="0">
            <text:p>0</text:p>
          </table:table-cell>
          <table:table-cell/>
          <table:table-cell table:formula="of:=[Torsdag.N17]+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number-columns-repeated="9"/>
          <table:table-cell/>
          <table:table-cell table:formula="of:=[.B18]*[.$B$69]+[.C18]*[.$C$69]+[.D18]*[.$D$69]+[.E18]*[.$E$69]+[.F18]*[.$F$69]+[.G18]*[.$G$69]+[.H18]*[.$H$67]+[.I18]+[.J18]" office:value-type="float" office:value="0">
            <text:p>0</text:p>
          </table:table-cell>
          <table:table-cell/>
          <table:table-cell table:formula="of:=[Torsdag.N18]+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number-columns-repeated="9"/>
          <table:table-cell/>
          <table:table-cell table:formula="of:=[.B19]*[.$B$69]+[.C19]*[.$C$69]+[.D19]*[.$D$69]+[.E19]*[.$E$69]+[.F19]*[.$F$69]+[.G19]*[.$G$69]+[.H19]*[.$H$67]+[.I19]+[.J19]" office:value-type="float" office:value="0">
            <text:p>0</text:p>
          </table:table-cell>
          <table:table-cell/>
          <table:table-cell table:formula="of:=[Torsdag.N19]+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number-columns-repeated="9"/>
          <table:table-cell/>
          <table:table-cell table:formula="of:=[.B20]*[.$B$69]+[.C20]*[.$C$69]+[.D20]*[.$D$69]+[.E20]*[.$E$69]+[.F20]*[.$F$69]+[.G20]*[.$G$69]+[.H20]*[.$H$67]+[.I20]+[.J20]" office:value-type="float" office:value="0">
            <text:p>0</text:p>
          </table:table-cell>
          <table:table-cell/>
          <table:table-cell table:formula="of:=[Torsdag.N20]+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number-columns-repeated="9"/>
          <table:table-cell/>
          <table:table-cell table:formula="of:=[.B21]*[.$B$69]+[.C21]*[.$C$69]+[.D21]*[.$D$69]+[.E21]*[.$E$69]+[.F21]*[.$F$69]+[.G21]*[.$G$69]+[.H21]*[.$H$67]+[.I21]+[.J21]" office:value-type="float" office:value="0">
            <text:p>0</text:p>
          </table:table-cell>
          <table:table-cell/>
          <table:table-cell table:formula="of:=[Torsdag.N21]+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number-columns-repeated="9"/>
          <table:table-cell/>
          <table:table-cell table:formula="of:=[.B22]*[.$B$69]+[.C22]*[.$C$69]+[.D22]*[.$D$69]+[.E22]*[.$E$69]+[.F22]*[.$F$69]+[.G22]*[.$G$69]+[.H22]*[.$H$67]+[.I22]+[.J22]" office:value-type="float" office:value="0">
            <text:p>0</text:p>
          </table:table-cell>
          <table:table-cell/>
          <table:table-cell table:formula="of:=[Torsdag.N22]+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number-columns-repeated="9"/>
          <table:table-cell/>
          <table:table-cell table:formula="of:=[.B23]*[.$B$69]+[.C23]*[.$C$69]+[.D23]*[.$D$69]+[.E23]*[.$E$69]+[.F23]*[.$F$69]+[.G23]*[.$G$69]+[.H23]*[.$H$67]+[.I23]+[.J23]" office:value-type="float" office:value="0">
            <text:p>0</text:p>
          </table:table-cell>
          <table:table-cell/>
          <table:table-cell table:formula="of:=[Torsdag.N23]+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number-columns-repeated="9"/>
          <table:table-cell/>
          <table:table-cell table:formula="of:=[.B24]*[.$B$69]+[.C24]*[.$C$69]+[.D24]*[.$D$69]+[.E24]*[.$E$69]+[.F24]*[.$F$69]+[.G24]*[.$G$69]+[.H24]*[.$H$67]+[.I24]+[.J24]" office:value-type="float" office:value="0">
            <text:p>0</text:p>
          </table:table-cell>
          <table:table-cell/>
          <table:table-cell table:formula="of:=[Torsdag.N24]+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number-columns-repeated="9"/>
          <table:table-cell/>
          <table:table-cell table:formula="of:=[.B25]*[.$B$69]+[.C25]*[.$C$69]+[.D25]*[.$D$69]+[.E25]*[.$E$69]+[.F25]*[.$F$69]+[.G25]*[.$G$69]+[.H25]*[.$H$67]+[.I25]+[.J25]" office:value-type="float" office:value="0">
            <text:p>0</text:p>
          </table:table-cell>
          <table:table-cell/>
          <table:table-cell table:formula="of:=[Torsdag.N25]+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number-columns-repeated="9"/>
          <table:table-cell/>
          <table:table-cell table:formula="of:=[.B26]*[.$B$69]+[.C26]*[.$C$69]+[.D26]*[.$D$69]+[.E26]*[.$E$69]+[.F26]*[.$F$69]+[.G26]*[.$G$69]+[.H26]*[.$H$67]+[.I26]+[.J26]" office:value-type="float" office:value="0">
            <text:p>0</text:p>
          </table:table-cell>
          <table:table-cell/>
          <table:table-cell table:formula="of:=[Torsdag.N26]+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number-columns-repeated="9"/>
          <table:table-cell/>
          <table:table-cell table:formula="of:=[.B27]*[.$B$69]+[.C27]*[.$C$69]+[.D27]*[.$D$69]+[.E27]*[.$E$69]+[.F27]*[.$F$69]+[.G27]*[.$G$69]+[.H27]*[.$H$67]+[.I27]+[.J27]" office:value-type="float" office:value="0">
            <text:p>0</text:p>
          </table:table-cell>
          <table:table-cell/>
          <table:table-cell table:formula="of:=[Torsdag.N27]+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number-columns-repeated="9"/>
          <table:table-cell/>
          <table:table-cell table:formula="of:=[.B28]*[.$B$69]+[.C28]*[.$C$69]+[.D28]*[.$D$69]+[.E28]*[.$E$69]+[.F28]*[.$F$69]+[.G28]*[.$G$69]+[.H28]*[.$H$67]+[.I28]+[.J28]" office:value-type="float" office:value="0">
            <text:p>0</text:p>
          </table:table-cell>
          <table:table-cell/>
          <table:table-cell table:formula="of:=[Torsdag.N28]+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number-columns-repeated="9"/>
          <table:table-cell/>
          <table:table-cell table:formula="of:=[.B29]*[.$B$69]+[.C29]*[.$C$69]+[.D29]*[.$D$69]+[.E29]*[.$E$69]+[.F29]*[.$F$69]+[.G29]*[.$G$69]+[.H29]*[.$H$67]+[.I29]+[.J29]" office:value-type="float" office:value="0">
            <text:p>0</text:p>
          </table:table-cell>
          <table:table-cell/>
          <table:table-cell table:formula="of:=[Torsdag.N29]+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number-columns-repeated="9"/>
          <table:table-cell/>
          <table:table-cell table:formula="of:=[.B30]*[.$B$69]+[.C30]*[.$C$69]+[.D30]*[.$D$69]+[.E30]*[.$E$69]+[.F30]*[.$F$69]+[.G30]*[.$G$69]+[.H30]*[.$H$67]+[.I30]+[.J30]" office:value-type="float" office:value="0">
            <text:p>0</text:p>
          </table:table-cell>
          <table:table-cell/>
          <table:table-cell table:formula="of:=[Torsdag.N30]+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number-columns-repeated="9"/>
          <table:table-cell/>
          <table:table-cell table:formula="of:=[.B31]*[.$B$69]+[.C31]*[.$C$69]+[.D31]*[.$D$69]+[.E31]*[.$E$69]+[.F31]*[.$F$69]+[.G31]*[.$G$69]+[.H31]*[.$H$67]+[.I31]+[.J31]" office:value-type="float" office:value="0">
            <text:p>0</text:p>
          </table:table-cell>
          <table:table-cell/>
          <table:table-cell table:formula="of:=[Torsdag.N31]+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number-columns-repeated="9"/>
          <table:table-cell/>
          <table:table-cell table:formula="of:=[.B32]*[.$B$69]+[.C32]*[.$C$69]+[.D32]*[.$D$69]+[.E32]*[.$E$69]+[.F32]*[.$F$69]+[.G32]*[.$G$69]+[.H32]*[.$H$67]+[.I32]+[.J32]" office:value-type="float" office:value="0">
            <text:p>0</text:p>
          </table:table-cell>
          <table:table-cell/>
          <table:table-cell table:formula="of:=[Torsdag.N32]+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number-columns-repeated="9"/>
          <table:table-cell/>
          <table:table-cell table:formula="of:=[.B33]*[.$B$69]+[.C33]*[.$C$69]+[.D33]*[.$D$69]+[.E33]*[.$E$69]+[.F33]*[.$F$69]+[.G33]*[.$G$69]+[.H33]*[.$H$67]+[.I33]+[.J33]" office:value-type="float" office:value="0">
            <text:p>0</text:p>
          </table:table-cell>
          <table:table-cell/>
          <table:table-cell table:formula="of:=[Torsdag.N33]+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number-columns-repeated="9"/>
          <table:table-cell/>
          <table:table-cell table:formula="of:=[.B34]*[.$B$69]+[.C34]*[.$C$69]+[.D34]*[.$D$69]+[.E34]*[.$E$69]+[.F34]*[.$F$69]+[.G34]*[.$G$69]+[.H34]*[.$H$67]+[.I34]+[.J34]" office:value-type="float" office:value="0">
            <text:p>0</text:p>
          </table:table-cell>
          <table:table-cell/>
          <table:table-cell table:formula="of:=[Torsdag.N34]+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number-columns-repeated="9"/>
          <table:table-cell/>
          <table:table-cell table:formula="of:=[.B35]*[.$B$69]+[.C35]*[.$C$69]+[.D35]*[.$D$69]+[.E35]*[.$E$69]+[.F35]*[.$F$69]+[.G35]*[.$G$69]+[.H35]*[.$H$67]+[.I35]+[.J35]" office:value-type="float" office:value="0">
            <text:p>0</text:p>
          </table:table-cell>
          <table:table-cell/>
          <table:table-cell table:formula="of:=[Torsdag.N35]+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number-columns-repeated="9"/>
          <table:table-cell/>
          <table:table-cell table:formula="of:=[.B36]*[.$B$69]+[.C36]*[.$C$69]+[.D36]*[.$D$69]+[.E36]*[.$E$69]+[.F36]*[.$F$69]+[.G36]*[.$G$69]+[.H36]*[.$H$67]+[.I36]+[.J36]" office:value-type="float" office:value="0">
            <text:p>0</text:p>
          </table:table-cell>
          <table:table-cell/>
          <table:table-cell table:formula="of:=[Torsdag.N36]+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number-columns-repeated="9"/>
          <table:table-cell/>
          <table:table-cell table:formula="of:=[.B37]*[.$B$69]+[.C37]*[.$C$69]+[.D37]*[.$D$69]+[.E37]*[.$E$69]+[.F37]*[.$F$69]+[.G37]*[.$G$69]+[.H37]*[.$H$67]+[.I37]+[.J37]" office:value-type="float" office:value="0">
            <text:p>0</text:p>
          </table:table-cell>
          <table:table-cell/>
          <table:table-cell table:formula="of:=[Torsdag.N37]+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number-columns-repeated="9"/>
          <table:table-cell/>
          <table:table-cell table:formula="of:=[.B38]*[.$B$69]+[.C38]*[.$C$69]+[.D38]*[.$D$69]+[.E38]*[.$E$69]+[.F38]*[.$F$69]+[.G38]*[.$G$69]+[.H38]*[.$H$67]+[.I38]+[.J38]" office:value-type="float" office:value="0">
            <text:p>0</text:p>
          </table:table-cell>
          <table:table-cell/>
          <table:table-cell table:formula="of:=[Torsdag.N38]+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number-columns-repeated="9"/>
          <table:table-cell/>
          <table:table-cell table:formula="of:=[.B39]*[.$B$69]+[.C39]*[.$C$69]+[.D39]*[.$D$69]+[.E39]*[.$E$69]+[.F39]*[.$F$69]+[.G39]*[.$G$69]+[.H39]*[.$H$67]+[.I39]+[.J39]" office:value-type="float" office:value="0">
            <text:p>0</text:p>
          </table:table-cell>
          <table:table-cell/>
          <table:table-cell table:formula="of:=[Torsdag.N39]+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number-columns-repeated="9"/>
          <table:table-cell/>
          <table:table-cell table:formula="of:=[.B40]*[.$B$69]+[.C40]*[.$C$69]+[.D40]*[.$D$69]+[.E40]*[.$E$69]+[.F40]*[.$F$69]+[.G40]*[.$G$69]+[.H40]*[.$H$67]+[.I40]+[.J40]" office:value-type="float" office:value="0">
            <text:p>0</text:p>
          </table:table-cell>
          <table:table-cell/>
          <table:table-cell table:formula="of:=[Torsdag.N40]+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number-columns-repeated="9"/>
          <table:table-cell/>
          <table:table-cell table:formula="of:=[.B41]*[.$B$69]+[.C41]*[.$C$69]+[.D41]*[.$D$69]+[.E41]*[.$E$69]+[.F41]*[.$F$69]+[.G41]*[.$G$69]+[.H41]*[.$H$67]+[.I41]+[.J41]" office:value-type="float" office:value="0">
            <text:p>0</text:p>
          </table:table-cell>
          <table:table-cell/>
          <table:table-cell table:formula="of:=[Torsdag.N41]+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number-columns-repeated="9"/>
          <table:table-cell/>
          <table:table-cell table:formula="of:=[.B42]*[.$B$69]+[.C42]*[.$C$69]+[.D42]*[.$D$69]+[.E42]*[.$E$69]+[.F42]*[.$F$69]+[.G42]*[.$G$69]+[.H42]*[.$H$67]+[.I42]+[.J42]" office:value-type="float" office:value="0">
            <text:p>0</text:p>
          </table:table-cell>
          <table:table-cell/>
          <table:table-cell table:formula="of:=[Torsdag.N42]+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number-columns-repeated="9"/>
          <table:table-cell/>
          <table:table-cell table:formula="of:=[.B43]*[.$B$69]+[.C43]*[.$C$69]+[.D43]*[.$D$69]+[.E43]*[.$E$69]+[.F43]*[.$F$69]+[.G43]*[.$G$69]+[.H43]*[.$H$67]+[.I43]+[.J43]" office:value-type="float" office:value="0">
            <text:p>0</text:p>
          </table:table-cell>
          <table:table-cell/>
          <table:table-cell table:formula="of:=[Torsdag.N43]+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number-columns-repeated="9"/>
          <table:table-cell/>
          <table:table-cell table:formula="of:=[.B44]*[.$B$69]+[.C44]*[.$C$69]+[.D44]*[.$D$69]+[.E44]*[.$E$69]+[.F44]*[.$F$69]+[.G44]*[.$G$69]+[.H44]*[.$H$67]+[.I44]+[.J44]" office:value-type="float" office:value="0">
            <text:p>0</text:p>
          </table:table-cell>
          <table:table-cell/>
          <table:table-cell table:formula="of:=[Torsdag.N44]+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number-columns-repeated="9"/>
          <table:table-cell/>
          <table:table-cell table:formula="of:=[.B45]*[.$B$69]+[.C45]*[.$C$69]+[.D45]*[.$D$69]+[.E45]*[.$E$69]+[.F45]*[.$F$69]+[.G45]*[.$G$69]+[.H45]*[.$H$67]+[.I45]+[.J45]" office:value-type="float" office:value="0">
            <text:p>0</text:p>
          </table:table-cell>
          <table:table-cell/>
          <table:table-cell table:formula="of:=[Torsdag.N45]+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number-columns-repeated="9"/>
          <table:table-cell/>
          <table:table-cell table:formula="of:=[.B46]*[.$B$69]+[.C46]*[.$C$69]+[.D46]*[.$D$69]+[.E46]*[.$E$69]+[.F46]*[.$F$69]+[.G46]*[.$G$69]+[.H46]*[.$H$67]+[.I46]+[.J46]" office:value-type="float" office:value="0">
            <text:p>0</text:p>
          </table:table-cell>
          <table:table-cell/>
          <table:table-cell table:formula="of:=[Torsdag.N46]+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number-columns-repeated="9"/>
          <table:table-cell/>
          <table:table-cell table:formula="of:=[.B50]*[.$B$69]+[.C50]*[.$C$69]+[.D50]*[.$D$69]+[.E50]*[.$E$69]+[.F50]*[.$F$69]+[.G50]*[.$G$69]+[.H50]*[.$H$67]+[.I50]+[.J50]" office:value-type="float" office:value="0">
            <text:p>0</text:p>
          </table:table-cell>
          <table:table-cell/>
          <table:table-cell table:formula="of:=[Torsdag.N50]+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number-columns-repeated="9"/>
          <table:table-cell/>
          <table:table-cell table:formula="of:=[.B51]*[.$B$69]+[.C51]*[.$C$69]+[.D51]*[.$D$69]+[.E51]*[.$E$69]+[.F51]*[.$F$69]+[.G51]*[.$G$69]+[.H51]*[.$H$67]+[.I51]+[.J51]" office:value-type="float" office:value="0">
            <text:p>0</text:p>
          </table:table-cell>
          <table:table-cell/>
          <table:table-cell table:formula="of:=[Torsdag.N51]+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number-columns-repeated="9"/>
          <table:table-cell/>
          <table:table-cell table:formula="of:=[.B52]*[.$B$69]+[.C52]*[.$C$69]+[.D52]*[.$D$69]+[.E52]*[.$E$69]+[.F52]*[.$F$69]+[.G52]*[.$G$69]+[.H52]*[.$H$67]+[.I52]+[.J52]" office:value-type="float" office:value="0">
            <text:p>0</text:p>
          </table:table-cell>
          <table:table-cell/>
          <table:table-cell table:formula="of:=[Torsdag.N52]+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number-columns-repeated="9"/>
          <table:table-cell/>
          <table:table-cell table:formula="of:=[.B53]*[.$B$69]+[.C53]*[.$C$69]+[.D53]*[.$D$69]+[.E53]*[.$E$69]+[.F53]*[.$F$69]+[.G53]*[.$G$69]+[.H53]*[.$H$67]+[.I53]+[.J53]" office:value-type="float" office:value="0">
            <text:p>0</text:p>
          </table:table-cell>
          <table:table-cell/>
          <table:table-cell table:formula="of:=[Torsdag.N53]+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number-columns-repeated="9"/>
          <table:table-cell/>
          <table:table-cell table:formula="of:=[.B54]*[.$B$69]+[.C54]*[.$C$69]+[.D54]*[.$D$69]+[.E54]*[.$E$69]+[.F54]*[.$F$69]+[.G54]*[.$G$69]+[.H54]*[.$H$67]+[.I54]+[.J54]" office:value-type="float" office:value="0">
            <text:p>0</text:p>
          </table:table-cell>
          <table:table-cell/>
          <table:table-cell table:formula="of:=[Torsdag.N54]+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number-columns-repeated="9"/>
          <table:table-cell/>
          <table:table-cell table:formula="of:=[.B55]*[.$B$69]+[.C55]*[.$C$69]+[.D55]*[.$D$69]+[.E55]*[.$E$69]+[.F55]*[.$F$69]+[.G55]*[.$G$69]+[.H55]*[.$H$67]+[.I55]+[.J55]" office:value-type="float" office:value="0">
            <text:p>0</text:p>
          </table:table-cell>
          <table:table-cell/>
          <table:table-cell table:formula="of:=[Torsdag.N55]+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number-columns-repeated="9"/>
          <table:table-cell/>
          <table:table-cell table:formula="of:=[.B56]*[.$B$69]+[.C56]*[.$C$69]+[.D56]*[.$D$69]+[.E56]*[.$E$69]+[.F56]*[.$F$69]+[.G56]*[.$G$69]+[.H56]*[.$H$67]+[.I56]+[.J56]" office:value-type="float" office:value="0">
            <text:p>0</text:p>
          </table:table-cell>
          <table:table-cell/>
          <table:table-cell table:formula="of:=[Torsdag.N56]+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number-columns-repeated="9"/>
          <table:table-cell/>
          <table:table-cell table:formula="of:=[.B57]*[.$B$69]+[.C57]*[.$C$69]+[.D57]*[.$D$69]+[.E57]*[.$E$69]+[.F57]*[.$F$69]+[.G57]*[.$G$69]+[.H57]*[.$H$67]+[.I57]+[.J57]" office:value-type="float" office:value="0">
            <text:p>0</text:p>
          </table:table-cell>
          <table:table-cell/>
          <table:table-cell table:formula="of:=[Torsdag.N57]+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number-columns-repeated="9"/>
          <table:table-cell/>
          <table:table-cell table:formula="of:=[.B58]*[.$B$69]+[.C58]*[.$C$69]+[.D58]*[.$D$69]+[.E58]*[.$E$69]+[.F58]*[.$F$69]+[.G58]*[.$G$69]+[.H58]*[.$H$67]+[.I58]+[.J58]" office:value-type="float" office:value="0">
            <text:p>0</text:p>
          </table:table-cell>
          <table:table-cell/>
          <table:table-cell table:formula="of:=[Torsdag.N58]+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number-columns-repeated="9"/>
          <table:table-cell/>
          <table:table-cell table:formula="of:=[.B59]*[.$B$69]+[.C59]*[.$C$69]+[.D59]*[.$D$69]+[.E59]*[.$E$69]+[.F59]*[.$F$69]+[.G59]*[.$G$69]+[.H59]*[.$H$67]+[.I59]+[.J59]" office:value-type="float" office:value="0">
            <text:p>0</text:p>
          </table:table-cell>
          <table:table-cell/>
          <table:table-cell table:formula="of:=[Torsdag.N59]+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2"/>
          <table:table-cell table:number-columns-repeated="1009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5]" office:value-type="string" office:string-value="Forsvundet">
            <text:p>Forsvundet</text:p>
          </table:table-cell>
          <table:table-cell table:style-name="ce20" table:formula="of:=[$Optælling.B18]" office:value-type="float" office:value="0">
            <text:p>0</text:p>
          </table:table-cell>
          <table:table-cell table:style-name="ce20" table:formula="of:=[$Optælling.C18]" office:value-type="float" office:value="0">
            <text:p>0</text:p>
          </table:table-cell>
          <table:table-cell table:style-name="ce20" table:formula="of:=[$Optælling.D18]" office:value-type="float" office:value="0">
            <text:p>0</text:p>
          </table:table-cell>
          <table:table-cell table:style-name="ce20" table:formula="of:=[$Optælling.E18]" office:value-type="float" office:value="0">
            <text:p>0</text:p>
          </table:table-cell>
          <table:table-cell table:style-name="ce20" table:formula="of:=[$Optælling.F18]" office:value-type="float" office:value="0">
            <text:p>0</text:p>
          </table:table-cell>
          <table:table-cell table:style-name="ce20" table:formula="of:=[$Optælling.G18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6]" office:value-type="string" office:string-value="Forsvundet pris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7]" office:value-type="string" office:string-value="Skal koste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9]" office:value-type="string" office:string-value="Ruspris">
            <text:p>Rus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formula="of:=[$Onsdag.A70]" office:value-type="string" office:string-value="Vejlederpris">
            <text:p>Vejleder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72]" office:value-type="string" office:string-value="Overskud">
            <text:p>Overskud</text:p>
          </table:table-cell>
          <table:table-cell table:style-name="ce11" table:formula="of:=[Torsdag.H72]+(([.B48]*[.B69]+[.B61]*[.B70])-[.B63]*[.B67])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Lørdag" table:style-name="ta1" table:print="false">
        <table:table-column table:style-name="co22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table:formula="of:=[$Onsdag.H1]" office:value-type="string" office:string-value="Mad på fad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$Onsdag.K1] = 0; &quot; &quot; ;[$Onsdag.K1])" office:value-type="string" office:string-value=" ">
            <text:p><text:s/></text:p>
          </table:table-cell>
          <table:table-cell table:style-name="ce21" table:formula="of:=[$Onsdag.L1]" office:value-type="string" office:string-value="Ialt idag">
            <text:p>Ialt idag</text:p>
          </table:table-cell>
          <table:table-cell table:style-name="ce21" table:formula="of:=[$Onsdag.M1]" office:value-type="string" office:string-value="Betalt">
            <text:p>Betalt</text:p>
          </table:table-cell>
          <table:table-cell table:style-name="ce21" table:formula="of:=[$Onsdag.N1]" office:value-type="string" office:string-value="Skylder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number-columns-repeated="9"/>
          <table:table-cell/>
          <table:table-cell table:formula="of:=[.B2]*[.$B$69]+[.C2]*[.$C$69]+[.D2]*[.$D$69]+[.E2]*[.$E$69]+[.F2]*[.$F$69]+[.G2]*[.$G$69]+[.H2]*[.$H$69]+[.I2]+[.J2]" office:value-type="float" office:value="0">
            <text:p>0</text:p>
          </table:table-cell>
          <table:table-cell/>
          <table:table-cell table:formula="of:=[Fredag.N2]+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number-columns-repeated="9"/>
          <table:table-cell/>
          <table:table-cell table:formula="of:=[.B3]*[.$B$69]+[.C3]*[.$C$69]+[.D3]*[.$D$69]+[.E3]*[.$E$69]+[.F3]*[.$F$69]+[.G3]*[.$G$69]+[.H3]*[.$H$69]+[.I3]+[.J3]" office:value-type="float" office:value="0">
            <text:p>0</text:p>
          </table:table-cell>
          <table:table-cell/>
          <table:table-cell table:formula="of:=[Fredag.N3]+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number-columns-repeated="9"/>
          <table:table-cell/>
          <table:table-cell table:formula="of:=[.B4]*[.$B$69]+[.C4]*[.$C$69]+[.D4]*[.$D$69]+[.E4]*[.$E$69]+[.F4]*[.$F$69]+[.G4]*[.$G$69]+[.H4]*[.$H$69]+[.I4]+[.J4]" office:value-type="float" office:value="0">
            <text:p>0</text:p>
          </table:table-cell>
          <table:table-cell/>
          <table:table-cell table:formula="of:=[Fredag.N4]+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number-columns-repeated="9"/>
          <table:table-cell/>
          <table:table-cell table:formula="of:=[.B5]*[.$B$69]+[.C5]*[.$C$69]+[.D5]*[.$D$69]+[.E5]*[.$E$69]+[.F5]*[.$F$69]+[.G5]*[.$G$69]+[.H5]*[.$H$69]+[.I5]+[.J5]" office:value-type="float" office:value="0">
            <text:p>0</text:p>
          </table:table-cell>
          <table:table-cell/>
          <table:table-cell table:formula="of:=[Fredag.N5]+[.L5]-[.M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number-columns-repeated="9"/>
          <table:table-cell/>
          <table:table-cell table:formula="of:=[.B6]*[.$B$69]+[.C6]*[.$C$69]+[.D6]*[.$D$69]+[.E6]*[.$E$69]+[.F6]*[.$F$69]+[.G6]*[.$G$69]+[.H6]*[.$H$69]+[.I6]+[.J6]" office:value-type="float" office:value="0">
            <text:p>0</text:p>
          </table:table-cell>
          <table:table-cell/>
          <table:table-cell table:formula="of:=[Fredag.N6]+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number-columns-repeated="9"/>
          <table:table-cell/>
          <table:table-cell table:formula="of:=[.B7]*[.$B$69]+[.C7]*[.$C$69]+[.D7]*[.$D$69]+[.E7]*[.$E$69]+[.F7]*[.$F$69]+[.G7]*[.$G$69]+[.H7]*[.$H$69]+[.I7]+[.J7]" office:value-type="float" office:value="0">
            <text:p>0</text:p>
          </table:table-cell>
          <table:table-cell/>
          <table:table-cell table:formula="of:=[Fredag.N7]+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number-columns-repeated="9"/>
          <table:table-cell/>
          <table:table-cell table:formula="of:=[.B8]*[.$B$69]+[.C8]*[.$C$69]+[.D8]*[.$D$69]+[.E8]*[.$E$69]+[.F8]*[.$F$69]+[.G8]*[.$G$69]+[.H8]*[.$H$69]+[.I8]+[.J8]" office:value-type="float" office:value="0">
            <text:p>0</text:p>
          </table:table-cell>
          <table:table-cell/>
          <table:table-cell table:formula="of:=[Fredag.N8]+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number-columns-repeated="9"/>
          <table:table-cell/>
          <table:table-cell table:formula="of:=[.B9]*[.$B$69]+[.C9]*[.$C$69]+[.D9]*[.$D$69]+[.E9]*[.$E$69]+[.F9]*[.$F$69]+[.G9]*[.$G$69]+[.H9]*[.$H$69]+[.I9]+[.J9]" office:value-type="float" office:value="0">
            <text:p>0</text:p>
          </table:table-cell>
          <table:table-cell/>
          <table:table-cell table:formula="of:=[Fredag.N9]+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number-columns-repeated="9"/>
          <table:table-cell/>
          <table:table-cell table:formula="of:=[.B10]*[.$B$69]+[.C10]*[.$C$69]+[.D10]*[.$D$69]+[.E10]*[.$E$69]+[.F10]*[.$F$69]+[.G10]*[.$G$69]+[.H10]*[.$H$69]+[.I10]+[.J10]" office:value-type="float" office:value="0">
            <text:p>0</text:p>
          </table:table-cell>
          <table:table-cell/>
          <table:table-cell table:formula="of:=[Fredag.N10]+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number-columns-repeated="9"/>
          <table:table-cell/>
          <table:table-cell table:formula="of:=[.B11]*[.$B$69]+[.C11]*[.$C$69]+[.D11]*[.$D$69]+[.E11]*[.$E$69]+[.F11]*[.$F$69]+[.G11]*[.$G$69]+[.H11]*[.$H$69]+[.I11]+[.J11]" office:value-type="float" office:value="0">
            <text:p>0</text:p>
          </table:table-cell>
          <table:table-cell/>
          <table:table-cell table:formula="of:=[Fredag.N11]+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number-columns-repeated="9"/>
          <table:table-cell/>
          <table:table-cell table:formula="of:=[.B12]*[.$B$69]+[.C12]*[.$C$69]+[.D12]*[.$D$69]+[.E12]*[.$E$69]+[.F12]*[.$F$69]+[.G12]*[.$G$69]+[.H12]*[.$H$69]+[.I12]+[.J12]" office:value-type="float" office:value="0">
            <text:p>0</text:p>
          </table:table-cell>
          <table:table-cell/>
          <table:table-cell table:formula="of:=[Fredag.N12]+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number-columns-repeated="9"/>
          <table:table-cell/>
          <table:table-cell table:formula="of:=[.B13]*[.$B$69]+[.C13]*[.$C$69]+[.D13]*[.$D$69]+[.E13]*[.$E$69]+[.F13]*[.$F$69]+[.G13]*[.$G$69]+[.H13]*[.$H$69]+[.I13]+[.J13]" office:value-type="float" office:value="0">
            <text:p>0</text:p>
          </table:table-cell>
          <table:table-cell/>
          <table:table-cell table:formula="of:=[Fredag.N13]+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number-columns-repeated="9"/>
          <table:table-cell/>
          <table:table-cell table:formula="of:=[.B14]*[.$B$69]+[.C14]*[.$C$69]+[.D14]*[.$D$69]+[.E14]*[.$E$69]+[.F14]*[.$F$69]+[.G14]*[.$G$69]+[.H14]*[.$H$69]+[.I14]+[.J14]" office:value-type="float" office:value="0">
            <text:p>0</text:p>
          </table:table-cell>
          <table:table-cell/>
          <table:table-cell table:formula="of:=[Fredag.N14]+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number-columns-repeated="9"/>
          <table:table-cell/>
          <table:table-cell table:formula="of:=[.B15]*[.$B$69]+[.C15]*[.$C$69]+[.D15]*[.$D$69]+[.E15]*[.$E$69]+[.F15]*[.$F$69]+[.G15]*[.$G$69]+[.H15]*[.$H$69]+[.I15]+[.J15]" office:value-type="float" office:value="0">
            <text:p>0</text:p>
          </table:table-cell>
          <table:table-cell/>
          <table:table-cell table:formula="of:=[Fredag.N15]+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number-columns-repeated="9"/>
          <table:table-cell/>
          <table:table-cell table:formula="of:=[.B16]*[.$B$69]+[.C16]*[.$C$69]+[.D16]*[.$D$69]+[.E16]*[.$E$69]+[.F16]*[.$F$69]+[.G16]*[.$G$69]+[.H16]*[.$H$69]+[.I16]+[.J16]" office:value-type="float" office:value="0">
            <text:p>0</text:p>
          </table:table-cell>
          <table:table-cell/>
          <table:table-cell table:formula="of:=[Fredag.N16]+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number-columns-repeated="9"/>
          <table:table-cell/>
          <table:table-cell table:formula="of:=[.B17]*[.$B$69]+[.C17]*[.$C$69]+[.D17]*[.$D$69]+[.E17]*[.$E$69]+[.F17]*[.$F$69]+[.G17]*[.$G$69]+[.H17]*[.$H$69]+[.I17]+[.J17]" office:value-type="float" office:value="0">
            <text:p>0</text:p>
          </table:table-cell>
          <table:table-cell/>
          <table:table-cell table:formula="of:=[Fredag.N17]+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number-columns-repeated="9"/>
          <table:table-cell/>
          <table:table-cell table:formula="of:=[.B18]*[.$B$69]+[.C18]*[.$C$69]+[.D18]*[.$D$69]+[.E18]*[.$E$69]+[.F18]*[.$F$69]+[.G18]*[.$G$69]+[.H18]*[.$H$69]+[.I18]+[.J18]" office:value-type="float" office:value="0">
            <text:p>0</text:p>
          </table:table-cell>
          <table:table-cell/>
          <table:table-cell table:formula="of:=[Fredag.N18]+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number-columns-repeated="9"/>
          <table:table-cell/>
          <table:table-cell table:formula="of:=[.B19]*[.$B$69]+[.C19]*[.$C$69]+[.D19]*[.$D$69]+[.E19]*[.$E$69]+[.F19]*[.$F$69]+[.G19]*[.$G$69]+[.H19]*[.$H$69]+[.I19]+[.J19]" office:value-type="float" office:value="0">
            <text:p>0</text:p>
          </table:table-cell>
          <table:table-cell/>
          <table:table-cell table:formula="of:=[Fredag.N19]+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number-columns-repeated="9"/>
          <table:table-cell/>
          <table:table-cell table:formula="of:=[.B20]*[.$B$69]+[.C20]*[.$C$69]+[.D20]*[.$D$69]+[.E20]*[.$E$69]+[.F20]*[.$F$69]+[.G20]*[.$G$69]+[.H20]*[.$H$69]+[.I20]+[.J20]" office:value-type="float" office:value="0">
            <text:p>0</text:p>
          </table:table-cell>
          <table:table-cell/>
          <table:table-cell table:formula="of:=[Fredag.N20]+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number-columns-repeated="9"/>
          <table:table-cell/>
          <table:table-cell table:formula="of:=[.B21]*[.$B$69]+[.C21]*[.$C$69]+[.D21]*[.$D$69]+[.E21]*[.$E$69]+[.F21]*[.$F$69]+[.G21]*[.$G$69]+[.H21]*[.$H$69]+[.I21]+[.J21]" office:value-type="float" office:value="0">
            <text:p>0</text:p>
          </table:table-cell>
          <table:table-cell/>
          <table:table-cell table:formula="of:=[Fredag.N21]+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number-columns-repeated="9"/>
          <table:table-cell/>
          <table:table-cell table:formula="of:=[.B22]*[.$B$69]+[.C22]*[.$C$69]+[.D22]*[.$D$69]+[.E22]*[.$E$69]+[.F22]*[.$F$69]+[.G22]*[.$G$69]+[.H22]*[.$H$69]+[.I22]+[.J22]" office:value-type="float" office:value="0">
            <text:p>0</text:p>
          </table:table-cell>
          <table:table-cell/>
          <table:table-cell table:formula="of:=[Fredag.N22]+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number-columns-repeated="9"/>
          <table:table-cell/>
          <table:table-cell table:formula="of:=[.B23]*[.$B$69]+[.C23]*[.$C$69]+[.D23]*[.$D$69]+[.E23]*[.$E$69]+[.F23]*[.$F$69]+[.G23]*[.$G$69]+[.H23]*[.$H$69]+[.I23]+[.J23]" office:value-type="float" office:value="0">
            <text:p>0</text:p>
          </table:table-cell>
          <table:table-cell/>
          <table:table-cell table:formula="of:=[Fredag.N23]+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number-columns-repeated="9"/>
          <table:table-cell/>
          <table:table-cell table:formula="of:=[.B24]*[.$B$69]+[.C24]*[.$C$69]+[.D24]*[.$D$69]+[.E24]*[.$E$69]+[.F24]*[.$F$69]+[.G24]*[.$G$69]+[.H24]*[.$H$69]+[.I24]+[.J24]" office:value-type="float" office:value="0">
            <text:p>0</text:p>
          </table:table-cell>
          <table:table-cell/>
          <table:table-cell table:formula="of:=[Fredag.N24]+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number-columns-repeated="9"/>
          <table:table-cell/>
          <table:table-cell table:formula="of:=[.B25]*[.$B$69]+[.C25]*[.$C$69]+[.D25]*[.$D$69]+[.E25]*[.$E$69]+[.F25]*[.$F$69]+[.G25]*[.$G$69]+[.H25]*[.$H$69]+[.I25]+[.J25]" office:value-type="float" office:value="0">
            <text:p>0</text:p>
          </table:table-cell>
          <table:table-cell/>
          <table:table-cell table:formula="of:=[Fredag.N25]+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number-columns-repeated="9"/>
          <table:table-cell/>
          <table:table-cell table:formula="of:=[.B26]*[.$B$69]+[.C26]*[.$C$69]+[.D26]*[.$D$69]+[.E26]*[.$E$69]+[.F26]*[.$F$69]+[.G26]*[.$G$69]+[.H26]*[.$H$69]+[.I26]+[.J26]" office:value-type="float" office:value="0">
            <text:p>0</text:p>
          </table:table-cell>
          <table:table-cell/>
          <table:table-cell table:formula="of:=[Fredag.N26]+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number-columns-repeated="9"/>
          <table:table-cell/>
          <table:table-cell table:formula="of:=[.B27]*[.$B$69]+[.C27]*[.$C$69]+[.D27]*[.$D$69]+[.E27]*[.$E$69]+[.F27]*[.$F$69]+[.G27]*[.$G$69]+[.H27]*[.$H$69]+[.I27]+[.J27]" office:value-type="float" office:value="0">
            <text:p>0</text:p>
          </table:table-cell>
          <table:table-cell/>
          <table:table-cell table:formula="of:=[Fredag.N27]+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number-columns-repeated="9"/>
          <table:table-cell/>
          <table:table-cell table:formula="of:=[.B28]*[.$B$69]+[.C28]*[.$C$69]+[.D28]*[.$D$69]+[.E28]*[.$E$69]+[.F28]*[.$F$69]+[.G28]*[.$G$69]+[.H28]*[.$H$69]+[.I28]+[.J28]" office:value-type="float" office:value="0">
            <text:p>0</text:p>
          </table:table-cell>
          <table:table-cell/>
          <table:table-cell table:formula="of:=[Fredag.N28]+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number-columns-repeated="9"/>
          <table:table-cell/>
          <table:table-cell table:formula="of:=[.B29]*[.$B$69]+[.C29]*[.$C$69]+[.D29]*[.$D$69]+[.E29]*[.$E$69]+[.F29]*[.$F$69]+[.G29]*[.$G$69]+[.H29]*[.$H$69]+[.I29]+[.J29]" office:value-type="float" office:value="0">
            <text:p>0</text:p>
          </table:table-cell>
          <table:table-cell/>
          <table:table-cell table:formula="of:=[Fredag.N29]+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number-columns-repeated="9"/>
          <table:table-cell/>
          <table:table-cell table:formula="of:=[.B30]*[.$B$69]+[.C30]*[.$C$69]+[.D30]*[.$D$69]+[.E30]*[.$E$69]+[.F30]*[.$F$69]+[.G30]*[.$G$69]+[.H30]*[.$H$69]+[.I30]+[.J30]" office:value-type="float" office:value="0">
            <text:p>0</text:p>
          </table:table-cell>
          <table:table-cell/>
          <table:table-cell table:formula="of:=[Fredag.N30]+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number-columns-repeated="9"/>
          <table:table-cell/>
          <table:table-cell table:formula="of:=[.B31]*[.$B$69]+[.C31]*[.$C$69]+[.D31]*[.$D$69]+[.E31]*[.$E$69]+[.F31]*[.$F$69]+[.G31]*[.$G$69]+[.H31]*[.$H$69]+[.I31]+[.J31]" office:value-type="float" office:value="0">
            <text:p>0</text:p>
          </table:table-cell>
          <table:table-cell/>
          <table:table-cell table:formula="of:=[Fredag.N31]+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number-columns-repeated="9"/>
          <table:table-cell/>
          <table:table-cell table:formula="of:=[.B32]*[.$B$69]+[.C32]*[.$C$69]+[.D32]*[.$D$69]+[.E32]*[.$E$69]+[.F32]*[.$F$69]+[.G32]*[.$G$69]+[.H32]*[.$H$67]+[.I32]+[.J32]" office:value-type="float" office:value="0">
            <text:p>0</text:p>
          </table:table-cell>
          <table:table-cell/>
          <table:table-cell table:formula="of:=[Fredag.N32]+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number-columns-repeated="9"/>
          <table:table-cell/>
          <table:table-cell table:formula="of:=[.B33]*[.$B$69]+[.C33]*[.$C$69]+[.D33]*[.$D$69]+[.E33]*[.$E$69]+[.F33]*[.$F$69]+[.G33]*[.$G$69]+[.H33]*[.$H$67]+[.I33]+[.J33]" office:value-type="float" office:value="0">
            <text:p>0</text:p>
          </table:table-cell>
          <table:table-cell/>
          <table:table-cell table:formula="of:=[Fredag.N33]+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number-columns-repeated="9"/>
          <table:table-cell/>
          <table:table-cell table:formula="of:=[.B34]*[.$B$69]+[.C34]*[.$C$69]+[.D34]*[.$D$69]+[.E34]*[.$E$69]+[.F34]*[.$F$69]+[.G34]*[.$G$69]+[.H34]*[.$H$67]+[.I34]+[.J34]" office:value-type="float" office:value="0">
            <text:p>0</text:p>
          </table:table-cell>
          <table:table-cell/>
          <table:table-cell table:formula="of:=[Fredag.N34]+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number-columns-repeated="9"/>
          <table:table-cell/>
          <table:table-cell table:formula="of:=[.B35]*[.$B$69]+[.C35]*[.$C$69]+[.D35]*[.$D$69]+[.E35]*[.$E$69]+[.F35]*[.$F$69]+[.G35]*[.$G$69]+[.H35]*[.$H$67]+[.I35]+[.J35]" office:value-type="float" office:value="0">
            <text:p>0</text:p>
          </table:table-cell>
          <table:table-cell/>
          <table:table-cell table:formula="of:=[Fredag.N35]+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number-columns-repeated="9"/>
          <table:table-cell/>
          <table:table-cell table:formula="of:=[.B36]*[.$B$69]+[.C36]*[.$C$69]+[.D36]*[.$D$69]+[.E36]*[.$E$69]+[.F36]*[.$F$69]+[.G36]*[.$G$69]+[.H36]*[.$H$67]+[.I36]+[.J36]" office:value-type="float" office:value="0">
            <text:p>0</text:p>
          </table:table-cell>
          <table:table-cell/>
          <table:table-cell table:formula="of:=[Fredag.N36]+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number-columns-repeated="9"/>
          <table:table-cell/>
          <table:table-cell table:formula="of:=[.B37]*[.$B$69]+[.C37]*[.$C$69]+[.D37]*[.$D$69]+[.E37]*[.$E$69]+[.F37]*[.$F$69]+[.G37]*[.$G$69]+[.H37]*[.$H$67]+[.I37]+[.J37]" office:value-type="float" office:value="0">
            <text:p>0</text:p>
          </table:table-cell>
          <table:table-cell/>
          <table:table-cell table:formula="of:=[Fredag.N37]+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number-columns-repeated="9"/>
          <table:table-cell/>
          <table:table-cell table:formula="of:=[.B38]*[.$B$69]+[.C38]*[.$C$69]+[.D38]*[.$D$69]+[.E38]*[.$E$69]+[.F38]*[.$F$69]+[.G38]*[.$G$69]+[.H38]*[.$H$67]+[.I38]+[.J38]" office:value-type="float" office:value="0">
            <text:p>0</text:p>
          </table:table-cell>
          <table:table-cell/>
          <table:table-cell table:formula="of:=[Fredag.N38]+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number-columns-repeated="9"/>
          <table:table-cell/>
          <table:table-cell table:formula="of:=[.B39]*[.$B$69]+[.C39]*[.$C$69]+[.D39]*[.$D$69]+[.E39]*[.$E$69]+[.F39]*[.$F$69]+[.G39]*[.$G$69]+[.H39]*[.$H$67]+[.I39]+[.J39]" office:value-type="float" office:value="0">
            <text:p>0</text:p>
          </table:table-cell>
          <table:table-cell/>
          <table:table-cell table:formula="of:=[Fredag.N39]+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number-columns-repeated="9"/>
          <table:table-cell/>
          <table:table-cell table:formula="of:=[.B40]*[.$B$69]+[.C40]*[.$C$69]+[.D40]*[.$D$69]+[.E40]*[.$E$69]+[.F40]*[.$F$69]+[.G40]*[.$G$69]+[.H40]*[.$H$67]+[.I40]+[.J40]" office:value-type="float" office:value="0">
            <text:p>0</text:p>
          </table:table-cell>
          <table:table-cell/>
          <table:table-cell table:formula="of:=[Fredag.N40]+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number-columns-repeated="9"/>
          <table:table-cell/>
          <table:table-cell table:formula="of:=[.B41]*[.$B$69]+[.C41]*[.$C$69]+[.D41]*[.$D$69]+[.E41]*[.$E$69]+[.F41]*[.$F$69]+[.G41]*[.$G$69]+[.H41]*[.$H$67]+[.I41]+[.J41]" office:value-type="float" office:value="0">
            <text:p>0</text:p>
          </table:table-cell>
          <table:table-cell/>
          <table:table-cell table:formula="of:=[Fredag.N41]+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number-columns-repeated="9"/>
          <table:table-cell/>
          <table:table-cell table:formula="of:=[.B42]*[.$B$69]+[.C42]*[.$C$69]+[.D42]*[.$D$69]+[.E42]*[.$E$69]+[.F42]*[.$F$69]+[.G42]*[.$G$69]+[.H42]*[.$H$67]+[.I42]+[.J42]" office:value-type="float" office:value="0">
            <text:p>0</text:p>
          </table:table-cell>
          <table:table-cell/>
          <table:table-cell table:formula="of:=[Fredag.N42]+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number-columns-repeated="9"/>
          <table:table-cell/>
          <table:table-cell table:formula="of:=[.B43]*[.$B$69]+[.C43]*[.$C$69]+[.D43]*[.$D$69]+[.E43]*[.$E$69]+[.F43]*[.$F$69]+[.G43]*[.$G$69]+[.H43]*[.$H$67]+[.I43]+[.J43]" office:value-type="float" office:value="0">
            <text:p>0</text:p>
          </table:table-cell>
          <table:table-cell/>
          <table:table-cell table:formula="of:=[Fredag.N43]+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number-columns-repeated="9"/>
          <table:table-cell/>
          <table:table-cell table:formula="of:=[.B44]*[.$B$69]+[.C44]*[.$C$69]+[.D44]*[.$D$69]+[.E44]*[.$E$69]+[.F44]*[.$F$69]+[.G44]*[.$G$69]+[.H44]*[.$H$67]+[.I44]+[.J44]" office:value-type="float" office:value="0">
            <text:p>0</text:p>
          </table:table-cell>
          <table:table-cell/>
          <table:table-cell table:formula="of:=[Fredag.N44]+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number-columns-repeated="9"/>
          <table:table-cell/>
          <table:table-cell table:formula="of:=[.B45]*[.$B$69]+[.C45]*[.$C$69]+[.D45]*[.$D$69]+[.E45]*[.$E$69]+[.F45]*[.$F$69]+[.G45]*[.$G$69]+[.H45]*[.$H$67]+[.I45]+[.J45]" office:value-type="float" office:value="0">
            <text:p>0</text:p>
          </table:table-cell>
          <table:table-cell/>
          <table:table-cell table:formula="of:=[Fredag.N45]+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number-columns-repeated="9"/>
          <table:table-cell/>
          <table:table-cell table:formula="of:=[.B46]*[.$B$69]+[.C46]*[.$C$69]+[.D46]*[.$D$69]+[.E46]*[.$E$69]+[.F46]*[.$F$69]+[.G46]*[.$G$69]+[.H46]*[.$H$69]+[.I46]+[.J46]" office:value-type="float" office:value="0">
            <text:p>0</text:p>
          </table:table-cell>
          <table:table-cell/>
          <table:table-cell table:formula="of:=[Fredag.N46]+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number-columns-repeated="9"/>
          <table:table-cell/>
          <table:table-cell table:formula="of:=[.B50]*[.$B$69]+[.C50]*[.$C$69]+[.D50]*[.$D$69]+[.E50]*[.$E$69]+[.F50]*[.$F$69]+[.G50]*[.$G$69]+[.H50]*[.$H$69]+[.I50]+[.J50]" office:value-type="float" office:value="0">
            <text:p>0</text:p>
          </table:table-cell>
          <table:table-cell/>
          <table:table-cell table:formula="of:=[Fredag.N50]+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number-columns-repeated="9"/>
          <table:table-cell/>
          <table:table-cell table:formula="of:=[.B51]*[.$B$69]+[.C51]*[.$C$69]+[.D51]*[.$D$69]+[.E51]*[.$E$69]+[.F51]*[.$F$69]+[.G51]*[.$G$69]+[.H51]*[.$H$69]+[.I51]+[.J51]" office:value-type="float" office:value="0">
            <text:p>0</text:p>
          </table:table-cell>
          <table:table-cell/>
          <table:table-cell table:formula="of:=[Fredag.N51]+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number-columns-repeated="9"/>
          <table:table-cell/>
          <table:table-cell table:formula="of:=[.B52]*[.$B$69]+[.C52]*[.$C$69]+[.D52]*[.$D$69]+[.E52]*[.$E$69]+[.F52]*[.$F$69]+[.G52]*[.$G$69]+[.H52]*[.$H$69]+[.I52]+[.J52]" office:value-type="float" office:value="0">
            <text:p>0</text:p>
          </table:table-cell>
          <table:table-cell/>
          <table:table-cell table:formula="of:=[Fredag.N52]+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number-columns-repeated="9"/>
          <table:table-cell/>
          <table:table-cell table:formula="of:=[.B53]*[.$B$69]+[.C53]*[.$C$69]+[.D53]*[.$D$69]+[.E53]*[.$E$69]+[.F53]*[.$F$69]+[.G53]*[.$G$69]+[.H53]*[.$H$69]+[.I53]+[.J53]" office:value-type="float" office:value="0">
            <text:p>0</text:p>
          </table:table-cell>
          <table:table-cell/>
          <table:table-cell table:formula="of:=[Fredag.N53]+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number-columns-repeated="9"/>
          <table:table-cell/>
          <table:table-cell table:formula="of:=[.B54]*[.$B$69]+[.C54]*[.$C$69]+[.D54]*[.$D$69]+[.E54]*[.$E$69]+[.F54]*[.$F$69]+[.G54]*[.$G$69]+[.H54]*[.$H$69]+[.I54]+[.J54]" office:value-type="float" office:value="0">
            <text:p>0</text:p>
          </table:table-cell>
          <table:table-cell/>
          <table:table-cell table:formula="of:=[Fredag.N54]+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number-columns-repeated="9"/>
          <table:table-cell/>
          <table:table-cell table:formula="of:=[.B55]*[.$B$69]+[.C55]*[.$C$69]+[.D55]*[.$D$69]+[.E55]*[.$E$69]+[.F55]*[.$F$69]+[.G55]*[.$G$69]+[.H55]*[.$H$69]+[.I55]+[.J55]" office:value-type="float" office:value="0">
            <text:p>0</text:p>
          </table:table-cell>
          <table:table-cell/>
          <table:table-cell table:formula="of:=[Fredag.N55]+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number-columns-repeated="9"/>
          <table:table-cell/>
          <table:table-cell table:formula="of:=[.B56]*[.$B$69]+[.C56]*[.$C$69]+[.D56]*[.$D$69]+[.E56]*[.$E$69]+[.F56]*[.$F$69]+[.G56]*[.$G$69]+[.H56]*[.$H$69]+[.I56]+[.J56]" office:value-type="float" office:value="0">
            <text:p>0</text:p>
          </table:table-cell>
          <table:table-cell/>
          <table:table-cell table:formula="of:=[Fredag.N56]+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number-columns-repeated="9"/>
          <table:table-cell/>
          <table:table-cell table:formula="of:=[.B57]*[.$B$69]+[.C57]*[.$C$69]+[.D57]*[.$D$69]+[.E57]*[.$E$69]+[.F57]*[.$F$69]+[.G57]*[.$G$69]+[.H57]*[.$H$69]+[.I57]+[.J57]" office:value-type="float" office:value="0">
            <text:p>0</text:p>
          </table:table-cell>
          <table:table-cell/>
          <table:table-cell table:formula="of:=[Fredag.N57]+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number-columns-repeated="9"/>
          <table:table-cell/>
          <table:table-cell table:formula="of:=[.B58]*[.$B$69]+[.C58]*[.$C$69]+[.D58]*[.$D$69]+[.E58]*[.$E$69]+[.F58]*[.$F$69]+[.G58]*[.$G$69]+[.H58]*[.$H$69]+[.I58]+[.J58]" office:value-type="float" office:value="0">
            <text:p>0</text:p>
          </table:table-cell>
          <table:table-cell/>
          <table:table-cell table:formula="of:=[Fredag.N58]+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number-columns-repeated="9"/>
          <table:table-cell/>
          <table:table-cell table:formula="of:=[.B59]*[.$B$69]+[.C59]*[.$C$69]+[.D59]*[.$D$69]+[.E59]*[.$E$69]+[.F59]*[.$F$69]+[.G59]*[.$G$69]+[.H59]*[.$H$69]+[.I59]+[.J59]" office:value-type="float" office:value="0">
            <text:p>0</text:p>
          </table:table-cell>
          <table:table-cell/>
          <table:table-cell table:formula="of:=[Fredag.N59]+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2"/>
          <table:table-cell table:number-columns-repeated="1009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5]" office:value-type="string" office:string-value="Forsvundet">
            <text:p>Forsvundet</text:p>
          </table:table-cell>
          <table:table-cell table:style-name="ce20" table:formula="of:=[$Optælling.B19]" office:value-type="float" office:value="0">
            <text:p>0</text:p>
          </table:table-cell>
          <table:table-cell table:style-name="ce20" table:formula="of:=[$Optælling.C19]" office:value-type="float" office:value="0">
            <text:p>0</text:p>
          </table:table-cell>
          <table:table-cell table:style-name="ce20" table:formula="of:=[$Optælling.D19]" office:value-type="float" office:value="0">
            <text:p>0</text:p>
          </table:table-cell>
          <table:table-cell table:style-name="ce20" table:formula="of:=[$Optælling.E19]" office:value-type="float" office:value="0">
            <text:p>0</text:p>
          </table:table-cell>
          <table:table-cell table:style-name="ce20" table:formula="of:=[$Optælling.F19]" office:value-type="float" office:value="0">
            <text:p>0</text:p>
          </table:table-cell>
          <table:table-cell table:style-name="ce20" table:formula="of:=[$Optælling.G19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6]" office:value-type="string" office:string-value="Forsvundet pris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7]" office:value-type="string" office:string-value="Skal koste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9]" office:value-type="string" office:string-value="Ruspris">
            <text:p>Rus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formula="of:=[$Onsdag.A70]" office:value-type="string" office:string-value="Vejlederpris">
            <text:p>Vejleder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72]" office:value-type="string" office:string-value="Overskud">
            <text:p>Overskud</text:p>
          </table:table-cell>
          <table:table-cell table:style-name="ce11" table:formula="of:=[Fredag.H72]+(([.B48]*[.B69]+[.B61]*[.B70])-[.B63]*[.B67])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 table:number-rows-repeated="2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Xdag" table:style-name="ta1" table:print="false">
        <table:table-column table:style-name="co23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table:formula="of:=[$Onsdag.H1]" office:value-type="string" office:string-value="Mad på fad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$Onsdag.K1] = 0; &quot; &quot; ;[$Onsdag.K1])" office:value-type="string" office:string-value=" ">
            <text:p><text:s/></text:p>
          </table:table-cell>
          <table:table-cell table:style-name="ce21" table:formula="of:=[$Onsdag.L1]" office:value-type="string" office:string-value="Ialt idag">
            <text:p>Ialt idag</text:p>
          </table:table-cell>
          <table:table-cell table:style-name="ce21" table:formula="of:=[$Onsdag.M1]" office:value-type="string" office:string-value="Betalt">
            <text:p>Betalt</text:p>
          </table:table-cell>
          <table:table-cell table:style-name="ce21" table:formula="of:=[$Onsdag.N1]" office:value-type="string" office:string-value="Skylder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number-columns-repeated="9"/>
          <table:table-cell/>
          <table:table-cell table:formula="of:=[.B2]*[.$B$69]+[.C2]*[.$C$69]+[.D2]*[.$D$69]+[.E2]*[.$E$69]+[.F2]*[.$F$69]+[.G2]*[.$G$69]+[.H2]*[.$H$67]+[.I2]+[.J2]" office:value-type="float" office:value="0">
            <text:p>0</text:p>
          </table:table-cell>
          <table:table-cell/>
          <table:table-cell table:formula="of:=[Lørdag.N2]+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number-columns-repeated="9"/>
          <table:table-cell/>
          <table:table-cell table:formula="of:=[.B3]*[.$B$69]+[.C3]*[.$C$69]+[.D3]*[.$D$69]+[.E3]*[.$E$69]+[.F3]*[.$F$69]+[.G3]*[.$G$69]+[.H3]*[.$H$67]+[.I3]+[.J3]" office:value-type="float" office:value="0">
            <text:p>0</text:p>
          </table:table-cell>
          <table:table-cell/>
          <table:table-cell table:formula="of:=[Lørdag.N3]+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number-columns-repeated="9"/>
          <table:table-cell/>
          <table:table-cell table:formula="of:=[.B4]*[.$B$69]+[.C4]*[.$C$69]+[.D4]*[.$D$69]+[.E4]*[.$E$69]+[.F4]*[.$F$69]+[.G4]*[.$G$69]+[.H4]*[.$H$67]+[.I4]+[.J4]" office:value-type="float" office:value="0">
            <text:p>0</text:p>
          </table:table-cell>
          <table:table-cell/>
          <table:table-cell table:formula="of:=[Lørdag.N4]+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number-columns-repeated="9"/>
          <table:table-cell/>
          <table:table-cell table:formula="of:=[.B5]*[.$B$69]+[.C5]*[.$C$69]+[.D5]*[.$D$69]+[.E5]*[.$E$69]+[.F5]*[.$F$69]+[.G5]*[.$G$69]+[.H5]*[.$H$67]+[.I5]+[.J5]" office:value-type="float" office:value="0">
            <text:p>0</text:p>
          </table:table-cell>
          <table:table-cell/>
          <table:table-cell table:formula="of:=[Lørdag.N5]+[.L5]-[.M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number-columns-repeated="9"/>
          <table:table-cell/>
          <table:table-cell table:formula="of:=[.B6]*[.$B$69]+[.C6]*[.$C$69]+[.D6]*[.$D$69]+[.E6]*[.$E$69]+[.F6]*[.$F$69]+[.G6]*[.$G$69]+[.H6]*[.$H$67]+[.I6]+[.J6]" office:value-type="float" office:value="0">
            <text:p>0</text:p>
          </table:table-cell>
          <table:table-cell/>
          <table:table-cell table:formula="of:=[Lørdag.N6]+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number-columns-repeated="9"/>
          <table:table-cell/>
          <table:table-cell table:formula="of:=[.B7]*[.$B$69]+[.C7]*[.$C$69]+[.D7]*[.$D$69]+[.E7]*[.$E$69]+[.F7]*[.$F$69]+[.G7]*[.$G$69]+[.H7]*[.$H$67]+[.I7]+[.J7]" office:value-type="float" office:value="0">
            <text:p>0</text:p>
          </table:table-cell>
          <table:table-cell/>
          <table:table-cell table:formula="of:=[Lørdag.N7]+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number-columns-repeated="9"/>
          <table:table-cell/>
          <table:table-cell table:formula="of:=[.B8]*[.$B$69]+[.C8]*[.$C$69]+[.D8]*[.$D$69]+[.E8]*[.$E$69]+[.F8]*[.$F$69]+[.G8]*[.$G$69]+[.H8]*[.$H$67]+[.I8]+[.J8]" office:value-type="float" office:value="0">
            <text:p>0</text:p>
          </table:table-cell>
          <table:table-cell/>
          <table:table-cell table:formula="of:=[Lørdag.N8]+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number-columns-repeated="9"/>
          <table:table-cell/>
          <table:table-cell table:formula="of:=[.B9]*[.$B$69]+[.C9]*[.$C$69]+[.D9]*[.$D$69]+[.E9]*[.$E$69]+[.F9]*[.$F$69]+[.G9]*[.$G$69]+[.H9]*[.$H$67]+[.I9]+[.J9]" office:value-type="float" office:value="0">
            <text:p>0</text:p>
          </table:table-cell>
          <table:table-cell/>
          <table:table-cell table:formula="of:=[Lørdag.N9]+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number-columns-repeated="9"/>
          <table:table-cell/>
          <table:table-cell table:formula="of:=[.B10]*[.$B$69]+[.C10]*[.$C$69]+[.D10]*[.$D$69]+[.E10]*[.$E$69]+[.F10]*[.$F$69]+[.G10]*[.$G$69]+[.H10]*[.$H$67]+[.I10]+[.J10]" office:value-type="float" office:value="0">
            <text:p>0</text:p>
          </table:table-cell>
          <table:table-cell/>
          <table:table-cell table:formula="of:=[Lørdag.N10]+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number-columns-repeated="9"/>
          <table:table-cell/>
          <table:table-cell table:formula="of:=[.B11]*[.$B$69]+[.C11]*[.$C$69]+[.D11]*[.$D$69]+[.E11]*[.$E$69]+[.F11]*[.$F$69]+[.G11]*[.$G$69]+[.H11]*[.$H$67]+[.I11]+[.J11]" office:value-type="float" office:value="0">
            <text:p>0</text:p>
          </table:table-cell>
          <table:table-cell/>
          <table:table-cell table:formula="of:=[Lørdag.N11]+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number-columns-repeated="9"/>
          <table:table-cell/>
          <table:table-cell table:formula="of:=[.B12]*[.$B$69]+[.C12]*[.$C$69]+[.D12]*[.$D$69]+[.E12]*[.$E$69]+[.F12]*[.$F$69]+[.G12]*[.$G$69]+[.H12]*[.$H$67]+[.I12]+[.J12]" office:value-type="float" office:value="0">
            <text:p>0</text:p>
          </table:table-cell>
          <table:table-cell/>
          <table:table-cell table:formula="of:=[Lørdag.N12]+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number-columns-repeated="9"/>
          <table:table-cell/>
          <table:table-cell table:formula="of:=[.B13]*[.$B$69]+[.C13]*[.$C$69]+[.D13]*[.$D$69]+[.E13]*[.$E$69]+[.F13]*[.$F$69]+[.G13]*[.$G$69]+[.H13]*[.$H$67]+[.I13]+[.J13]" office:value-type="float" office:value="0">
            <text:p>0</text:p>
          </table:table-cell>
          <table:table-cell/>
          <table:table-cell table:formula="of:=[Lørdag.N13]+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number-columns-repeated="9"/>
          <table:table-cell/>
          <table:table-cell table:formula="of:=[.B14]*[.$B$69]+[.C14]*[.$C$69]+[.D14]*[.$D$69]+[.E14]*[.$E$69]+[.F14]*[.$F$69]+[.G14]*[.$G$69]+[.H14]*[.$H$67]+[.I14]+[.J14]" office:value-type="float" office:value="0">
            <text:p>0</text:p>
          </table:table-cell>
          <table:table-cell/>
          <table:table-cell table:formula="of:=[Lørdag.N14]+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number-columns-repeated="9"/>
          <table:table-cell/>
          <table:table-cell table:formula="of:=[.B15]*[.$B$69]+[.C15]*[.$C$69]+[.D15]*[.$D$69]+[.E15]*[.$E$69]+[.F15]*[.$F$69]+[.G15]*[.$G$69]+[.H15]*[.$H$67]+[.I15]+[.J15]" office:value-type="float" office:value="0">
            <text:p>0</text:p>
          </table:table-cell>
          <table:table-cell/>
          <table:table-cell table:formula="of:=[Lørdag.N15]+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number-columns-repeated="9"/>
          <table:table-cell/>
          <table:table-cell table:formula="of:=[.B16]*[.$B$69]+[.C16]*[.$C$69]+[.D16]*[.$D$69]+[.E16]*[.$E$69]+[.F16]*[.$F$69]+[.G16]*[.$G$69]+[.H16]*[.$H$67]+[.I16]+[.J16]" office:value-type="float" office:value="0">
            <text:p>0</text:p>
          </table:table-cell>
          <table:table-cell/>
          <table:table-cell table:formula="of:=[Lørdag.N16]+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number-columns-repeated="9"/>
          <table:table-cell/>
          <table:table-cell table:formula="of:=[.B17]*[.$B$69]+[.C17]*[.$C$69]+[.D17]*[.$D$69]+[.E17]*[.$E$69]+[.F17]*[.$F$69]+[.G17]*[.$G$69]+[.H17]*[.$H$67]+[.I17]+[.J17]" office:value-type="float" office:value="0">
            <text:p>0</text:p>
          </table:table-cell>
          <table:table-cell/>
          <table:table-cell table:formula="of:=[Lørdag.N17]+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number-columns-repeated="9"/>
          <table:table-cell/>
          <table:table-cell table:formula="of:=[.B18]*[.$B$69]+[.C18]*[.$C$69]+[.D18]*[.$D$69]+[.E18]*[.$E$69]+[.F18]*[.$F$69]+[.G18]*[.$G$69]+[.H18]*[.$H$67]+[.I18]+[.J18]" office:value-type="float" office:value="0">
            <text:p>0</text:p>
          </table:table-cell>
          <table:table-cell/>
          <table:table-cell table:formula="of:=[Lørdag.N18]+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number-columns-repeated="9"/>
          <table:table-cell/>
          <table:table-cell table:formula="of:=[.B19]*[.$B$69]+[.C19]*[.$C$69]+[.D19]*[.$D$69]+[.E19]*[.$E$69]+[.F19]*[.$F$69]+[.G19]*[.$G$69]+[.H19]*[.$H$67]+[.I19]+[.J19]" office:value-type="float" office:value="0">
            <text:p>0</text:p>
          </table:table-cell>
          <table:table-cell/>
          <table:table-cell table:formula="of:=[Lørdag.N19]+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number-columns-repeated="9"/>
          <table:table-cell/>
          <table:table-cell table:formula="of:=[.B20]*[.$B$69]+[.C20]*[.$C$69]+[.D20]*[.$D$69]+[.E20]*[.$E$69]+[.F20]*[.$F$69]+[.G20]*[.$G$69]+[.H20]*[.$H$67]+[.I20]+[.J20]" office:value-type="float" office:value="0">
            <text:p>0</text:p>
          </table:table-cell>
          <table:table-cell/>
          <table:table-cell table:formula="of:=[Lørdag.N20]+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number-columns-repeated="9"/>
          <table:table-cell/>
          <table:table-cell table:formula="of:=[.B21]*[.$B$69]+[.C21]*[.$C$69]+[.D21]*[.$D$69]+[.E21]*[.$E$69]+[.F21]*[.$F$69]+[.G21]*[.$G$69]+[.H21]*[.$H$67]+[.I21]+[.J21]" office:value-type="float" office:value="0">
            <text:p>0</text:p>
          </table:table-cell>
          <table:table-cell/>
          <table:table-cell table:formula="of:=[Lørdag.N21]+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number-columns-repeated="9"/>
          <table:table-cell/>
          <table:table-cell table:formula="of:=[.B22]*[.$B$69]+[.C22]*[.$C$69]+[.D22]*[.$D$69]+[.E22]*[.$E$69]+[.F22]*[.$F$69]+[.G22]*[.$G$69]+[.H22]*[.$H$67]+[.I22]+[.J22]" office:value-type="float" office:value="0">
            <text:p>0</text:p>
          </table:table-cell>
          <table:table-cell/>
          <table:table-cell table:formula="of:=[Lørdag.N22]+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number-columns-repeated="9"/>
          <table:table-cell/>
          <table:table-cell table:formula="of:=[.B23]*[.$B$69]+[.C23]*[.$C$69]+[.D23]*[.$D$69]+[.E23]*[.$E$69]+[.F23]*[.$F$69]+[.G23]*[.$G$69]+[.H23]*[.$H$67]+[.I23]+[.J23]" office:value-type="float" office:value="0">
            <text:p>0</text:p>
          </table:table-cell>
          <table:table-cell/>
          <table:table-cell table:formula="of:=[Lørdag.N23]+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number-columns-repeated="9"/>
          <table:table-cell/>
          <table:table-cell table:formula="of:=[.B24]*[.$B$69]+[.C24]*[.$C$69]+[.D24]*[.$D$69]+[.E24]*[.$E$69]+[.F24]*[.$F$69]+[.G24]*[.$G$69]+[.H24]*[.$H$67]+[.I24]+[.J24]" office:value-type="float" office:value="0">
            <text:p>0</text:p>
          </table:table-cell>
          <table:table-cell/>
          <table:table-cell table:formula="of:=[Lørdag.N24]+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number-columns-repeated="9"/>
          <table:table-cell/>
          <table:table-cell table:formula="of:=[.B25]*[.$B$69]+[.C25]*[.$C$69]+[.D25]*[.$D$69]+[.E25]*[.$E$69]+[.F25]*[.$F$69]+[.G25]*[.$G$69]+[.H25]*[.$H$67]+[.I25]+[.J25]" office:value-type="float" office:value="0">
            <text:p>0</text:p>
          </table:table-cell>
          <table:table-cell/>
          <table:table-cell table:formula="of:=[Lørdag.N25]+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number-columns-repeated="9"/>
          <table:table-cell/>
          <table:table-cell table:formula="of:=[.B26]*[.$B$69]+[.C26]*[.$C$69]+[.D26]*[.$D$69]+[.E26]*[.$E$69]+[.F26]*[.$F$69]+[.G26]*[.$G$69]+[.H26]*[.$H$67]+[.I26]+[.J26]" office:value-type="float" office:value="0">
            <text:p>0</text:p>
          </table:table-cell>
          <table:table-cell/>
          <table:table-cell table:formula="of:=[Lørdag.N26]+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number-columns-repeated="9"/>
          <table:table-cell/>
          <table:table-cell table:formula="of:=[.B27]*[.$B$69]+[.C27]*[.$C$69]+[.D27]*[.$D$69]+[.E27]*[.$E$69]+[.F27]*[.$F$69]+[.G27]*[.$G$69]+[.H27]*[.$H$67]+[.I27]+[.J27]" office:value-type="float" office:value="0">
            <text:p>0</text:p>
          </table:table-cell>
          <table:table-cell/>
          <table:table-cell table:formula="of:=[Lørdag.N27]+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number-columns-repeated="9"/>
          <table:table-cell/>
          <table:table-cell table:formula="of:=[.B28]*[.$B$69]+[.C28]*[.$C$69]+[.D28]*[.$D$69]+[.E28]*[.$E$69]+[.F28]*[.$F$69]+[.G28]*[.$G$69]+[.H28]*[.$H$67]+[.I28]+[.J28]" office:value-type="float" office:value="0">
            <text:p>0</text:p>
          </table:table-cell>
          <table:table-cell/>
          <table:table-cell table:formula="of:=[Lørdag.N28]+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number-columns-repeated="9"/>
          <table:table-cell/>
          <table:table-cell table:formula="of:=[.B29]*[.$B$69]+[.C29]*[.$C$69]+[.D29]*[.$D$69]+[.E29]*[.$E$69]+[.F29]*[.$F$69]+[.G29]*[.$G$69]+[.H29]*[.$H$67]+[.I29]+[.J29]" office:value-type="float" office:value="0">
            <text:p>0</text:p>
          </table:table-cell>
          <table:table-cell/>
          <table:table-cell table:formula="of:=[Lørdag.N29]+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number-columns-repeated="9"/>
          <table:table-cell/>
          <table:table-cell table:formula="of:=[.B30]*[.$B$69]+[.C30]*[.$C$69]+[.D30]*[.$D$69]+[.E30]*[.$E$69]+[.F30]*[.$F$69]+[.G30]*[.$G$69]+[.H30]*[.$H$67]+[.I30]+[.J30]" office:value-type="float" office:value="0">
            <text:p>0</text:p>
          </table:table-cell>
          <table:table-cell/>
          <table:table-cell table:formula="of:=[Lørdag.N30]+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number-columns-repeated="9"/>
          <table:table-cell/>
          <table:table-cell table:formula="of:=[.B31]*[.$B$69]+[.C31]*[.$C$69]+[.D31]*[.$D$69]+[.E31]*[.$E$69]+[.F31]*[.$F$69]+[.G31]*[.$G$69]+[.H31]*[.$H$67]+[.I31]+[.J31]" office:value-type="float" office:value="0">
            <text:p>0</text:p>
          </table:table-cell>
          <table:table-cell/>
          <table:table-cell table:formula="of:=[Lørdag.N31]+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number-columns-repeated="9"/>
          <table:table-cell/>
          <table:table-cell table:formula="of:=[.B32]*[.$B$69]+[.C32]*[.$C$69]+[.D32]*[.$D$69]+[.E32]*[.$E$69]+[.F32]*[.$F$69]+[.G32]*[.$G$69]+[.H32]*[.$H$67]+[.I32]+[.J32]" office:value-type="float" office:value="0">
            <text:p>0</text:p>
          </table:table-cell>
          <table:table-cell/>
          <table:table-cell table:formula="of:=[Lørdag.N32]+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number-columns-repeated="9"/>
          <table:table-cell/>
          <table:table-cell table:formula="of:=[.B33]*[.$B$69]+[.C33]*[.$C$69]+[.D33]*[.$D$69]+[.E33]*[.$E$69]+[.F33]*[.$F$69]+[.G33]*[.$G$69]+[.H33]*[.$H$67]+[.I33]+[.J33]" office:value-type="float" office:value="0">
            <text:p>0</text:p>
          </table:table-cell>
          <table:table-cell/>
          <table:table-cell table:formula="of:=[Lørdag.N33]+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number-columns-repeated="9"/>
          <table:table-cell/>
          <table:table-cell table:formula="of:=[.B34]*[.$B$69]+[.C34]*[.$C$69]+[.D34]*[.$D$69]+[.E34]*[.$E$69]+[.F34]*[.$F$69]+[.G34]*[.$G$69]+[.H34]*[.$H$67]+[.I34]+[.J34]" office:value-type="float" office:value="0">
            <text:p>0</text:p>
          </table:table-cell>
          <table:table-cell/>
          <table:table-cell table:formula="of:=[Lørdag.N34]+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number-columns-repeated="9"/>
          <table:table-cell/>
          <table:table-cell table:formula="of:=[.B35]*[.$B$69]+[.C35]*[.$C$69]+[.D35]*[.$D$69]+[.E35]*[.$E$69]+[.F35]*[.$F$69]+[.G35]*[.$G$69]+[.H35]*[.$H$67]+[.I35]+[.J35]" office:value-type="float" office:value="0">
            <text:p>0</text:p>
          </table:table-cell>
          <table:table-cell/>
          <table:table-cell table:formula="of:=[Lørdag.N35]+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number-columns-repeated="9"/>
          <table:table-cell/>
          <table:table-cell table:formula="of:=[.B36]*[.$B$69]+[.C36]*[.$C$69]+[.D36]*[.$D$69]+[.E36]*[.$E$69]+[.F36]*[.$F$69]+[.G36]*[.$G$69]+[.H36]*[.$H$67]+[.I36]+[.J36]" office:value-type="float" office:value="0">
            <text:p>0</text:p>
          </table:table-cell>
          <table:table-cell/>
          <table:table-cell table:formula="of:=[Lørdag.N36]+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number-columns-repeated="9"/>
          <table:table-cell/>
          <table:table-cell table:formula="of:=[.B37]*[.$B$69]+[.C37]*[.$C$69]+[.D37]*[.$D$69]+[.E37]*[.$E$69]+[.F37]*[.$F$69]+[.G37]*[.$G$69]+[.H37]*[.$H$67]+[.I37]+[.J37]" office:value-type="float" office:value="0">
            <text:p>0</text:p>
          </table:table-cell>
          <table:table-cell/>
          <table:table-cell table:formula="of:=[Lørdag.N37]+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number-columns-repeated="9"/>
          <table:table-cell/>
          <table:table-cell table:formula="of:=[.B38]*[.$B$69]+[.C38]*[.$C$69]+[.D38]*[.$D$69]+[.E38]*[.$E$69]+[.F38]*[.$F$69]+[.G38]*[.$G$69]+[.H38]*[.$H$67]+[.I38]+[.J38]" office:value-type="float" office:value="0">
            <text:p>0</text:p>
          </table:table-cell>
          <table:table-cell/>
          <table:table-cell table:formula="of:=[Lørdag.N38]+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number-columns-repeated="9"/>
          <table:table-cell/>
          <table:table-cell table:formula="of:=[.B39]*[.$B$69]+[.C39]*[.$C$69]+[.D39]*[.$D$69]+[.E39]*[.$E$69]+[.F39]*[.$F$69]+[.G39]*[.$G$69]+[.H39]*[.$H$67]+[.I39]+[.J39]" office:value-type="float" office:value="0">
            <text:p>0</text:p>
          </table:table-cell>
          <table:table-cell/>
          <table:table-cell table:formula="of:=[Lørdag.N39]+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number-columns-repeated="9"/>
          <table:table-cell/>
          <table:table-cell table:formula="of:=[.B40]*[.$B$69]+[.C40]*[.$C$69]+[.D40]*[.$D$69]+[.E40]*[.$E$69]+[.F40]*[.$F$69]+[.G40]*[.$G$69]+[.H40]*[.$H$67]+[.I40]+[.J40]" office:value-type="float" office:value="0">
            <text:p>0</text:p>
          </table:table-cell>
          <table:table-cell/>
          <table:table-cell table:formula="of:=[Lørdag.N40]+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number-columns-repeated="9"/>
          <table:table-cell/>
          <table:table-cell table:formula="of:=[.B41]*[.$B$69]+[.C41]*[.$C$69]+[.D41]*[.$D$69]+[.E41]*[.$E$69]+[.F41]*[.$F$69]+[.G41]*[.$G$69]+[.H41]*[.$H$67]+[.I41]+[.J41]" office:value-type="float" office:value="0">
            <text:p>0</text:p>
          </table:table-cell>
          <table:table-cell/>
          <table:table-cell table:formula="of:=[Lørdag.N41]+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number-columns-repeated="9"/>
          <table:table-cell/>
          <table:table-cell table:formula="of:=[.B42]*[.$B$69]+[.C42]*[.$C$69]+[.D42]*[.$D$69]+[.E42]*[.$E$69]+[.F42]*[.$F$69]+[.G42]*[.$G$69]+[.H42]*[.$H$67]+[.I42]+[.J42]" office:value-type="float" office:value="0">
            <text:p>0</text:p>
          </table:table-cell>
          <table:table-cell/>
          <table:table-cell table:formula="of:=[Lørdag.N42]+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number-columns-repeated="9"/>
          <table:table-cell/>
          <table:table-cell table:formula="of:=[.B43]*[.$B$69]+[.C43]*[.$C$69]+[.D43]*[.$D$69]+[.E43]*[.$E$69]+[.F43]*[.$F$69]+[.G43]*[.$G$69]+[.H43]*[.$H$67]+[.I43]+[.J43]" office:value-type="float" office:value="0">
            <text:p>0</text:p>
          </table:table-cell>
          <table:table-cell/>
          <table:table-cell table:formula="of:=[Lørdag.N43]+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number-columns-repeated="9"/>
          <table:table-cell/>
          <table:table-cell table:formula="of:=[.B44]*[.$B$69]+[.C44]*[.$C$69]+[.D44]*[.$D$69]+[.E44]*[.$E$69]+[.F44]*[.$F$69]+[.G44]*[.$G$69]+[.H44]*[.$H$67]+[.I44]+[.J44]" office:value-type="float" office:value="0">
            <text:p>0</text:p>
          </table:table-cell>
          <table:table-cell/>
          <table:table-cell table:formula="of:=[Lørdag.N44]+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number-columns-repeated="9"/>
          <table:table-cell/>
          <table:table-cell table:formula="of:=[.B45]*[.$B$69]+[.C45]*[.$C$69]+[.D45]*[.$D$69]+[.E45]*[.$E$69]+[.F45]*[.$F$69]+[.G45]*[.$G$69]+[.H45]*[.$H$67]+[.I45]+[.J45]" office:value-type="float" office:value="0">
            <text:p>0</text:p>
          </table:table-cell>
          <table:table-cell/>
          <table:table-cell table:formula="of:=[Lørdag.N45]+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number-columns-repeated="9"/>
          <table:table-cell/>
          <table:table-cell table:formula="of:=[.B46]*[.$B$69]+[.C46]*[.$C$69]+[.D46]*[.$D$69]+[.E46]*[.$E$69]+[.F46]*[.$F$69]+[.G46]*[.$G$69]+[.H46]*[.$H$67]+[.I46]+[.J46]" office:value-type="float" office:value="0">
            <text:p>0</text:p>
          </table:table-cell>
          <table:table-cell/>
          <table:table-cell table:formula="of:=[Lørdag.N46]+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number-columns-repeated="9"/>
          <table:table-cell/>
          <table:table-cell table:formula="of:=[.B50]*[.$B$69]+[.C50]*[.$C$69]+[.D50]*[.$D$69]+[.E50]*[.$E$69]+[.F50]*[.$F$69]+[.G50]*[.$G$69]+[.H50]*[.$H$67]+[.I50]+[.J50]" office:value-type="float" office:value="0">
            <text:p>0</text:p>
          </table:table-cell>
          <table:table-cell/>
          <table:table-cell table:formula="of:=[Lørdag.N50]+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number-columns-repeated="9"/>
          <table:table-cell/>
          <table:table-cell table:formula="of:=[.B51]*[.$B$69]+[.C51]*[.$C$69]+[.D51]*[.$D$69]+[.E51]*[.$E$69]+[.F51]*[.$F$69]+[.G51]*[.$G$69]+[.H51]*[.$H$67]+[.I51]+[.J51]" office:value-type="float" office:value="0">
            <text:p>0</text:p>
          </table:table-cell>
          <table:table-cell/>
          <table:table-cell table:formula="of:=[Lørdag.N51]+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number-columns-repeated="9"/>
          <table:table-cell/>
          <table:table-cell table:formula="of:=[.B52]*[.$B$69]+[.C52]*[.$C$69]+[.D52]*[.$D$69]+[.E52]*[.$E$69]+[.F52]*[.$F$69]+[.G52]*[.$G$69]+[.H52]*[.$H$67]+[.I52]+[.J52]" office:value-type="float" office:value="0">
            <text:p>0</text:p>
          </table:table-cell>
          <table:table-cell/>
          <table:table-cell table:formula="of:=[Lørdag.N52]+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number-columns-repeated="9"/>
          <table:table-cell/>
          <table:table-cell table:formula="of:=[.B53]*[.$B$69]+[.C53]*[.$C$69]+[.D53]*[.$D$69]+[.E53]*[.$E$69]+[.F53]*[.$F$69]+[.G53]*[.$G$69]+[.H53]*[.$H$67]+[.I53]+[.J53]" office:value-type="float" office:value="0">
            <text:p>0</text:p>
          </table:table-cell>
          <table:table-cell/>
          <table:table-cell table:formula="of:=[Lørdag.N53]+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number-columns-repeated="9"/>
          <table:table-cell/>
          <table:table-cell table:formula="of:=[.B54]*[.$B$69]+[.C54]*[.$C$69]+[.D54]*[.$D$69]+[.E54]*[.$E$69]+[.F54]*[.$F$69]+[.G54]*[.$G$69]+[.H54]*[.$H$67]+[.I54]+[.J54]" office:value-type="float" office:value="0">
            <text:p>0</text:p>
          </table:table-cell>
          <table:table-cell/>
          <table:table-cell table:formula="of:=[Lørdag.N54]+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number-columns-repeated="9"/>
          <table:table-cell/>
          <table:table-cell table:formula="of:=[.B55]*[.$B$69]+[.C55]*[.$C$69]+[.D55]*[.$D$69]+[.E55]*[.$E$69]+[.F55]*[.$F$69]+[.G55]*[.$G$69]+[.H55]*[.$H$67]+[.I55]+[.J55]" office:value-type="float" office:value="0">
            <text:p>0</text:p>
          </table:table-cell>
          <table:table-cell/>
          <table:table-cell table:formula="of:=[Lørdag.N55]+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number-columns-repeated="9"/>
          <table:table-cell/>
          <table:table-cell table:formula="of:=[.B56]*[.$B$69]+[.C56]*[.$C$69]+[.D56]*[.$D$69]+[.E56]*[.$E$69]+[.F56]*[.$F$69]+[.G56]*[.$G$69]+[.H56]*[.$H$67]+[.I56]+[.J56]" office:value-type="float" office:value="0">
            <text:p>0</text:p>
          </table:table-cell>
          <table:table-cell/>
          <table:table-cell table:formula="of:=[Lørdag.N56]+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number-columns-repeated="9"/>
          <table:table-cell/>
          <table:table-cell table:formula="of:=[.B57]*[.$B$69]+[.C57]*[.$C$69]+[.D57]*[.$D$69]+[.E57]*[.$E$69]+[.F57]*[.$F$69]+[.G57]*[.$G$69]+[.H57]*[.$H$67]+[.I57]+[.J57]" office:value-type="float" office:value="0">
            <text:p>0</text:p>
          </table:table-cell>
          <table:table-cell/>
          <table:table-cell table:formula="of:=[Lørdag.N57]+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number-columns-repeated="9"/>
          <table:table-cell/>
          <table:table-cell table:formula="of:=[.B58]*[.$B$69]+[.C58]*[.$C$69]+[.D58]*[.$D$69]+[.E58]*[.$E$69]+[.F58]*[.$F$69]+[.G58]*[.$G$69]+[.H58]*[.$H$67]+[.I58]+[.J58]" office:value-type="float" office:value="0">
            <text:p>0</text:p>
          </table:table-cell>
          <table:table-cell/>
          <table:table-cell table:formula="of:=[Lørdag.N58]+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number-columns-repeated="9"/>
          <table:table-cell/>
          <table:table-cell table:formula="of:=[.B59]*[.$B$69]+[.C59]*[.$C$69]+[.D59]*[.$D$69]+[.E59]*[.$E$69]+[.F59]*[.$F$69]+[.G59]*[.$G$69]+[.H59]*[.$H$67]+[.I59]+[.J59]" office:value-type="float" office:value="0">
            <text:p>0</text:p>
          </table:table-cell>
          <table:table-cell/>
          <table:table-cell table:formula="of:=[Lørdag.N59]+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2"/>
          <table:table-cell table:number-columns-repeated="1009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5]" office:value-type="string" office:string-value="Forsvundet">
            <text:p>Forsvundet</text:p>
          </table:table-cell>
          <table:table-cell table:style-name="ce20" table:formula="of:=[$Optælling.B20]" office:value-type="float" office:value="0">
            <text:p>0</text:p>
          </table:table-cell>
          <table:table-cell table:style-name="ce20" table:formula="of:=[$Optælling.C20]" office:value-type="float" office:value="0">
            <text:p>0</text:p>
          </table:table-cell>
          <table:table-cell table:style-name="ce20" table:formula="of:=[$Optælling.D20]" office:value-type="float" office:value="0">
            <text:p>0</text:p>
          </table:table-cell>
          <table:table-cell table:style-name="ce20" table:formula="of:=[$Optælling.E20]" office:value-type="float" office:value="0">
            <text:p>0</text:p>
          </table:table-cell>
          <table:table-cell table:style-name="ce20" table:formula="of:=[$Optælling.F20]" office:value-type="float" office:value="0">
            <text:p>0</text:p>
          </table:table-cell>
          <table:table-cell table:style-name="ce20" table:formula="of:=[$Optælling.G20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6]" office:value-type="string" office:string-value="Forsvundet pris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7]" office:value-type="string" office:string-value="Skal koste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9]" office:value-type="string" office:string-value="Ruspris">
            <text:p>Rus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formula="of:=[$Onsdag.A70]" office:value-type="string" office:string-value="Vejlederpris">
            <text:p>Vejleder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72]" office:value-type="string" office:string-value="Overskud">
            <text:p>Overskud</text:p>
          </table:table-cell>
          <table:table-cell table:style-name="ce11" table:formula="of:=[Lørdag.H72]+(([.B48]*[.B69]+[.B61]*[.B70])-[.B63]*[.B67])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Ydag" table:style-name="ta1" table:print="false">
        <table:table-column table:style-name="co24" table:default-cell-style-name="ce20"/>
        <table:table-column table:style-name="co2" table:number-columns-repeated="7" table:default-cell-style-name="ce22"/>
        <table:table-column table:style-name="co18" table:default-cell-style-name="ce22"/>
        <table:table-column table:style-name="co19" table:default-cell-style-name="ce22"/>
        <table:table-column table:style-name="co2" table:default-cell-style-name="ce22"/>
        <table:table-column table:style-name="co2" table:default-cell-style-name="ce20"/>
        <table:table-column table:style-name="co2" table:default-cell-style-name="ce22"/>
        <table:table-column table:style-name="co2" table:number-columns-repeated="2" table:default-cell-style-name="ce20"/>
        <table:table-column table:style-name="co2" table:number-columns-repeated="1009" table:default-cell-style-name="Default"/>
        <table:table-row table:style-name="ro1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table:formula="of:=[$Onsdag.H1]" office:value-type="string" office:string-value="Mad på fad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$Onsdag.K1] = 0; &quot; &quot; ;[$Onsdag.K1])" office:value-type="string" office:string-value=" ">
            <text:p><text:s/></text:p>
          </table:table-cell>
          <table:table-cell table:style-name="ce21" table:formula="of:=[$Onsdag.L1]" office:value-type="string" office:string-value="Ialt idag">
            <text:p>Ialt idag</text:p>
          </table:table-cell>
          <table:table-cell table:style-name="ce21" table:formula="of:=[$Onsdag.M1]" office:value-type="string" office:string-value="Betalt">
            <text:p>Betalt</text:p>
          </table:table-cell>
          <table:table-cell table:style-name="ce21" table:formula="of:=[$Onsdag.N1]" office:value-type="string" office:string-value="Skylder">
            <text:p>Skylder</text:p>
          </table:table-cell>
          <table:table-cell table:style-name="ce21"/>
          <table:table-cell table:style-name="ce4" table:number-columns-repeated="1009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number-columns-repeated="9"/>
          <table:table-cell/>
          <table:table-cell table:formula="of:=[.B2]*[.$B$69]+[.C2]*[.$C$69]+[.D2]*[.$D$69]+[.E2]*[.$E$69]+[.F2]*[.$F$69]+[.G2]*[.$G$69]+[.H2]*[.$H$67]+[.I2]+[.J2]" office:value-type="float" office:value="0">
            <text:p>0</text:p>
          </table:table-cell>
          <table:table-cell/>
          <table:table-cell table:formula="of:=[Xdag.N2]+[.L2]-[.M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number-columns-repeated="9"/>
          <table:table-cell/>
          <table:table-cell table:formula="of:=[.B3]*[.$B$69]+[.C3]*[.$C$69]+[.D3]*[.$D$69]+[.E3]*[.$E$69]+[.F3]*[.$F$69]+[.G3]*[.$G$69]+[.H3]*[.$H$67]+[.I3]+[.J3]" office:value-type="float" office:value="0">
            <text:p>0</text:p>
          </table:table-cell>
          <table:table-cell/>
          <table:table-cell table:formula="of:=[Xdag.N3]+[.L3]-[.M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number-columns-repeated="9"/>
          <table:table-cell/>
          <table:table-cell table:formula="of:=[.B4]*[.$B$69]+[.C4]*[.$C$69]+[.D4]*[.$D$69]+[.E4]*[.$E$69]+[.F4]*[.$F$69]+[.G4]*[.$G$69]+[.H4]*[.$H$67]+[.I4]+[.J4]" office:value-type="float" office:value="0">
            <text:p>0</text:p>
          </table:table-cell>
          <table:table-cell/>
          <table:table-cell table:formula="of:=[Xdag.N4]+[.L4]-[.M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number-columns-repeated="9"/>
          <table:table-cell/>
          <table:table-cell table:formula="of:=[.B5]*[.$B$69]+[.C5]*[.$C$69]+[.D5]*[.$D$69]+[.E5]*[.$E$69]+[.F5]*[.$F$69]+[.G5]*[.$G$69]+[.H5]*[.$H$67]+[.I5]+[.J5]" office:value-type="float" office:value="0">
            <text:p>0</text:p>
          </table:table-cell>
          <table:table-cell/>
          <table:table-cell table:formula="of:=[Xdag.N5]+[.L5]-[.M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number-columns-repeated="9"/>
          <table:table-cell/>
          <table:table-cell table:formula="of:=[.B6]*[.$B$69]+[.C6]*[.$C$69]+[.D6]*[.$D$69]+[.E6]*[.$E$69]+[.F6]*[.$F$69]+[.G6]*[.$G$69]+[.H6]*[.$H$67]+[.I6]+[.J6]" office:value-type="float" office:value="0">
            <text:p>0</text:p>
          </table:table-cell>
          <table:table-cell/>
          <table:table-cell table:formula="of:=[Xdag.N6]+[.L6]-[.M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number-columns-repeated="9"/>
          <table:table-cell/>
          <table:table-cell table:formula="of:=[.B7]*[.$B$69]+[.C7]*[.$C$69]+[.D7]*[.$D$69]+[.E7]*[.$E$69]+[.F7]*[.$F$69]+[.G7]*[.$G$69]+[.H7]*[.$H$67]+[.I7]+[.J7]" office:value-type="float" office:value="0">
            <text:p>0</text:p>
          </table:table-cell>
          <table:table-cell/>
          <table:table-cell table:formula="of:=[Xdag.N7]+[.L7]-[.M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number-columns-repeated="9"/>
          <table:table-cell/>
          <table:table-cell table:formula="of:=[.B8]*[.$B$69]+[.C8]*[.$C$69]+[.D8]*[.$D$69]+[.E8]*[.$E$69]+[.F8]*[.$F$69]+[.G8]*[.$G$69]+[.H8]*[.$H$67]+[.I8]+[.J8]" office:value-type="float" office:value="0">
            <text:p>0</text:p>
          </table:table-cell>
          <table:table-cell/>
          <table:table-cell table:formula="of:=[Xdag.N8]+[.L8]-[.M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number-columns-repeated="9"/>
          <table:table-cell/>
          <table:table-cell table:formula="of:=[.B9]*[.$B$69]+[.C9]*[.$C$69]+[.D9]*[.$D$69]+[.E9]*[.$E$69]+[.F9]*[.$F$69]+[.G9]*[.$G$69]+[.H9]*[.$H$67]+[.I9]+[.J9]" office:value-type="float" office:value="0">
            <text:p>0</text:p>
          </table:table-cell>
          <table:table-cell/>
          <table:table-cell table:formula="of:=[Xdag.N9]+[.L9]-[.M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number-columns-repeated="9"/>
          <table:table-cell/>
          <table:table-cell table:formula="of:=[.B10]*[.$B$69]+[.C10]*[.$C$69]+[.D10]*[.$D$69]+[.E10]*[.$E$69]+[.F10]*[.$F$69]+[.G10]*[.$G$69]+[.H10]*[.$H$67]+[.I10]+[.J10]" office:value-type="float" office:value="0">
            <text:p>0</text:p>
          </table:table-cell>
          <table:table-cell/>
          <table:table-cell table:formula="of:=[Xdag.N10]+[.L10]-[.M1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number-columns-repeated="9"/>
          <table:table-cell/>
          <table:table-cell table:formula="of:=[.B11]*[.$B$69]+[.C11]*[.$C$69]+[.D11]*[.$D$69]+[.E11]*[.$E$69]+[.F11]*[.$F$69]+[.G11]*[.$G$69]+[.H11]*[.$H$67]+[.I11]+[.J11]" office:value-type="float" office:value="0">
            <text:p>0</text:p>
          </table:table-cell>
          <table:table-cell/>
          <table:table-cell table:formula="of:=[Xdag.N11]+[.L11]-[.M1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number-columns-repeated="9"/>
          <table:table-cell/>
          <table:table-cell table:formula="of:=[.B12]*[.$B$69]+[.C12]*[.$C$69]+[.D12]*[.$D$69]+[.E12]*[.$E$69]+[.F12]*[.$F$69]+[.G12]*[.$G$69]+[.H12]*[.$H$67]+[.I12]+[.J12]" office:value-type="float" office:value="0">
            <text:p>0</text:p>
          </table:table-cell>
          <table:table-cell/>
          <table:table-cell table:formula="of:=[Xdag.N12]+[.L12]-[.M1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number-columns-repeated="9"/>
          <table:table-cell/>
          <table:table-cell table:formula="of:=[.B13]*[.$B$69]+[.C13]*[.$C$69]+[.D13]*[.$D$69]+[.E13]*[.$E$69]+[.F13]*[.$F$69]+[.G13]*[.$G$69]+[.H13]*[.$H$67]+[.I13]+[.J13]" office:value-type="float" office:value="0">
            <text:p>0</text:p>
          </table:table-cell>
          <table:table-cell/>
          <table:table-cell table:formula="of:=[Xdag.N13]+[.L13]-[.M1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number-columns-repeated="9"/>
          <table:table-cell/>
          <table:table-cell table:formula="of:=[.B14]*[.$B$69]+[.C14]*[.$C$69]+[.D14]*[.$D$69]+[.E14]*[.$E$69]+[.F14]*[.$F$69]+[.G14]*[.$G$69]+[.H14]*[.$H$67]+[.I14]+[.J14]" office:value-type="float" office:value="0">
            <text:p>0</text:p>
          </table:table-cell>
          <table:table-cell/>
          <table:table-cell table:formula="of:=[Xdag.N14]+[.L14]-[.M1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number-columns-repeated="9"/>
          <table:table-cell/>
          <table:table-cell table:formula="of:=[.B15]*[.$B$69]+[.C15]*[.$C$69]+[.D15]*[.$D$69]+[.E15]*[.$E$69]+[.F15]*[.$F$69]+[.G15]*[.$G$69]+[.H15]*[.$H$67]+[.I15]+[.J15]" office:value-type="float" office:value="0">
            <text:p>0</text:p>
          </table:table-cell>
          <table:table-cell/>
          <table:table-cell table:formula="of:=[Xdag.N15]+[.L15]-[.M1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number-columns-repeated="9"/>
          <table:table-cell/>
          <table:table-cell table:formula="of:=[.B16]*[.$B$69]+[.C16]*[.$C$69]+[.D16]*[.$D$69]+[.E16]*[.$E$69]+[.F16]*[.$F$69]+[.G16]*[.$G$69]+[.H16]*[.$H$67]+[.I16]+[.J16]" office:value-type="float" office:value="0">
            <text:p>0</text:p>
          </table:table-cell>
          <table:table-cell/>
          <table:table-cell table:formula="of:=[Xdag.N16]+[.L16]-[.M1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number-columns-repeated="9"/>
          <table:table-cell/>
          <table:table-cell table:formula="of:=[.B17]*[.$B$69]+[.C17]*[.$C$69]+[.D17]*[.$D$69]+[.E17]*[.$E$69]+[.F17]*[.$F$69]+[.G17]*[.$G$69]+[.H17]*[.$H$67]+[.I17]+[.J17]" office:value-type="float" office:value="0">
            <text:p>0</text:p>
          </table:table-cell>
          <table:table-cell/>
          <table:table-cell table:formula="of:=[Xdag.N17]+[.L17]-[.M1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number-columns-repeated="9"/>
          <table:table-cell/>
          <table:table-cell table:formula="of:=[.B18]*[.$B$69]+[.C18]*[.$C$69]+[.D18]*[.$D$69]+[.E18]*[.$E$69]+[.F18]*[.$F$69]+[.G18]*[.$G$69]+[.H18]*[.$H$67]+[.I18]+[.J18]" office:value-type="float" office:value="0">
            <text:p>0</text:p>
          </table:table-cell>
          <table:table-cell/>
          <table:table-cell table:formula="of:=[Xdag.N18]+[.L18]-[.M1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number-columns-repeated="9"/>
          <table:table-cell/>
          <table:table-cell table:formula="of:=[.B19]*[.$B$69]+[.C19]*[.$C$69]+[.D19]*[.$D$69]+[.E19]*[.$E$69]+[.F19]*[.$F$69]+[.G19]*[.$G$69]+[.H19]*[.$H$67]+[.I19]+[.J19]" office:value-type="float" office:value="0">
            <text:p>0</text:p>
          </table:table-cell>
          <table:table-cell/>
          <table:table-cell table:formula="of:=[Xdag.N19]+[.L19]-[.M1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number-columns-repeated="9"/>
          <table:table-cell/>
          <table:table-cell table:formula="of:=[.B20]*[.$B$69]+[.C20]*[.$C$69]+[.D20]*[.$D$69]+[.E20]*[.$E$69]+[.F20]*[.$F$69]+[.G20]*[.$G$69]+[.H20]*[.$H$67]+[.I20]+[.J20]" office:value-type="float" office:value="0">
            <text:p>0</text:p>
          </table:table-cell>
          <table:table-cell/>
          <table:table-cell table:formula="of:=[Xdag.N20]+[.L20]-[.M2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number-columns-repeated="9"/>
          <table:table-cell/>
          <table:table-cell table:formula="of:=[.B21]*[.$B$69]+[.C21]*[.$C$69]+[.D21]*[.$D$69]+[.E21]*[.$E$69]+[.F21]*[.$F$69]+[.G21]*[.$G$69]+[.H21]*[.$H$67]+[.I21]+[.J21]" office:value-type="float" office:value="0">
            <text:p>0</text:p>
          </table:table-cell>
          <table:table-cell/>
          <table:table-cell table:formula="of:=[Xdag.N21]+[.L21]-[.M2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number-columns-repeated="9"/>
          <table:table-cell/>
          <table:table-cell table:formula="of:=[.B22]*[.$B$69]+[.C22]*[.$C$69]+[.D22]*[.$D$69]+[.E22]*[.$E$69]+[.F22]*[.$F$69]+[.G22]*[.$G$69]+[.H22]*[.$H$67]+[.I22]+[.J22]" office:value-type="float" office:value="0">
            <text:p>0</text:p>
          </table:table-cell>
          <table:table-cell/>
          <table:table-cell table:formula="of:=[Xdag.N22]+[.L22]-[.M2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number-columns-repeated="9"/>
          <table:table-cell/>
          <table:table-cell table:formula="of:=[.B23]*[.$B$69]+[.C23]*[.$C$69]+[.D23]*[.$D$69]+[.E23]*[.$E$69]+[.F23]*[.$F$69]+[.G23]*[.$G$69]+[.H23]*[.$H$67]+[.I23]+[.J23]" office:value-type="float" office:value="0">
            <text:p>0</text:p>
          </table:table-cell>
          <table:table-cell/>
          <table:table-cell table:formula="of:=[Xdag.N23]+[.L23]-[.M2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number-columns-repeated="9"/>
          <table:table-cell/>
          <table:table-cell table:formula="of:=[.B24]*[.$B$69]+[.C24]*[.$C$69]+[.D24]*[.$D$69]+[.E24]*[.$E$69]+[.F24]*[.$F$69]+[.G24]*[.$G$69]+[.H24]*[.$H$67]+[.I24]+[.J24]" office:value-type="float" office:value="0">
            <text:p>0</text:p>
          </table:table-cell>
          <table:table-cell/>
          <table:table-cell table:formula="of:=[Xdag.N24]+[.L24]-[.M2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number-columns-repeated="9"/>
          <table:table-cell/>
          <table:table-cell table:formula="of:=[.B25]*[.$B$69]+[.C25]*[.$C$69]+[.D25]*[.$D$69]+[.E25]*[.$E$69]+[.F25]*[.$F$69]+[.G25]*[.$G$69]+[.H25]*[.$H$67]+[.I25]+[.J25]" office:value-type="float" office:value="0">
            <text:p>0</text:p>
          </table:table-cell>
          <table:table-cell/>
          <table:table-cell table:formula="of:=[Xdag.N25]+[.L25]-[.M2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number-columns-repeated="9"/>
          <table:table-cell/>
          <table:table-cell table:formula="of:=[.B26]*[.$B$69]+[.C26]*[.$C$69]+[.D26]*[.$D$69]+[.E26]*[.$E$69]+[.F26]*[.$F$69]+[.G26]*[.$G$69]+[.H26]*[.$H$67]+[.I26]+[.J26]" office:value-type="float" office:value="0">
            <text:p>0</text:p>
          </table:table-cell>
          <table:table-cell/>
          <table:table-cell table:formula="of:=[Xdag.N26]+[.L26]-[.M2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number-columns-repeated="9"/>
          <table:table-cell/>
          <table:table-cell table:formula="of:=[.B27]*[.$B$69]+[.C27]*[.$C$69]+[.D27]*[.$D$69]+[.E27]*[.$E$69]+[.F27]*[.$F$69]+[.G27]*[.$G$69]+[.H27]*[.$H$67]+[.I27]+[.J27]" office:value-type="float" office:value="0">
            <text:p>0</text:p>
          </table:table-cell>
          <table:table-cell/>
          <table:table-cell table:formula="of:=[Xdag.N27]+[.L27]-[.M2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number-columns-repeated="9"/>
          <table:table-cell/>
          <table:table-cell table:formula="of:=[.B28]*[.$B$69]+[.C28]*[.$C$69]+[.D28]*[.$D$69]+[.E28]*[.$E$69]+[.F28]*[.$F$69]+[.G28]*[.$G$69]+[.H28]*[.$H$67]+[.I28]+[.J28]" office:value-type="float" office:value="0">
            <text:p>0</text:p>
          </table:table-cell>
          <table:table-cell/>
          <table:table-cell table:formula="of:=[Xdag.N28]+[.L28]-[.M2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number-columns-repeated="9"/>
          <table:table-cell/>
          <table:table-cell table:formula="of:=[.B29]*[.$B$69]+[.C29]*[.$C$69]+[.D29]*[.$D$69]+[.E29]*[.$E$69]+[.F29]*[.$F$69]+[.G29]*[.$G$69]+[.H29]*[.$H$67]+[.I29]+[.J29]" office:value-type="float" office:value="0">
            <text:p>0</text:p>
          </table:table-cell>
          <table:table-cell/>
          <table:table-cell table:formula="of:=[Xdag.N29]+[.L29]-[.M2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number-columns-repeated="9"/>
          <table:table-cell/>
          <table:table-cell table:formula="of:=[.B30]*[.$B$69]+[.C30]*[.$C$69]+[.D30]*[.$D$69]+[.E30]*[.$E$69]+[.F30]*[.$F$69]+[.G30]*[.$G$69]+[.H30]*[.$H$67]+[.I30]+[.J30]" office:value-type="float" office:value="0">
            <text:p>0</text:p>
          </table:table-cell>
          <table:table-cell/>
          <table:table-cell table:formula="of:=[Xdag.N30]+[.L30]-[.M3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number-columns-repeated="9"/>
          <table:table-cell/>
          <table:table-cell table:formula="of:=[.B31]*[.$B$69]+[.C31]*[.$C$69]+[.D31]*[.$D$69]+[.E31]*[.$E$69]+[.F31]*[.$F$69]+[.G31]*[.$G$69]+[.H31]*[.$H$67]+[.I31]+[.J31]" office:value-type="float" office:value="0">
            <text:p>0</text:p>
          </table:table-cell>
          <table:table-cell/>
          <table:table-cell table:formula="of:=[Xdag.N31]+[.L31]-[.M3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number-columns-repeated="9"/>
          <table:table-cell/>
          <table:table-cell table:formula="of:=[.B32]*[.$B$69]+[.C32]*[.$C$69]+[.D32]*[.$D$69]+[.E32]*[.$E$69]+[.F32]*[.$F$69]+[.G32]*[.$G$69]+[.H32]*[.$H$67]+[.I32]+[.J32]" office:value-type="float" office:value="0">
            <text:p>0</text:p>
          </table:table-cell>
          <table:table-cell/>
          <table:table-cell table:formula="of:=[Xdag.N32]+[.L32]-[.M3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number-columns-repeated="9"/>
          <table:table-cell/>
          <table:table-cell table:formula="of:=[.B33]*[.$B$69]+[.C33]*[.$C$69]+[.D33]*[.$D$69]+[.E33]*[.$E$69]+[.F33]*[.$F$69]+[.G33]*[.$G$69]+[.H33]*[.$H$67]+[.I33]+[.J33]" office:value-type="float" office:value="0">
            <text:p>0</text:p>
          </table:table-cell>
          <table:table-cell/>
          <table:table-cell table:formula="of:=[Xdag.N33]+[.L33]-[.M3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number-columns-repeated="9"/>
          <table:table-cell/>
          <table:table-cell table:formula="of:=[.B34]*[.$B$69]+[.C34]*[.$C$69]+[.D34]*[.$D$69]+[.E34]*[.$E$69]+[.F34]*[.$F$69]+[.G34]*[.$G$69]+[.H34]*[.$H$67]+[.I34]+[.J34]" office:value-type="float" office:value="0">
            <text:p>0</text:p>
          </table:table-cell>
          <table:table-cell/>
          <table:table-cell table:formula="of:=[Xdag.N34]+[.L34]-[.M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number-columns-repeated="9"/>
          <table:table-cell/>
          <table:table-cell table:formula="of:=[.B35]*[.$B$69]+[.C35]*[.$C$69]+[.D35]*[.$D$69]+[.E35]*[.$E$69]+[.F35]*[.$F$69]+[.G35]*[.$G$69]+[.H35]*[.$H$67]+[.I35]+[.J35]" office:value-type="float" office:value="0">
            <text:p>0</text:p>
          </table:table-cell>
          <table:table-cell/>
          <table:table-cell table:formula="of:=[Xdag.N35]+[.L35]-[.M3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number-columns-repeated="9"/>
          <table:table-cell/>
          <table:table-cell table:formula="of:=[.B36]*[.$B$69]+[.C36]*[.$C$69]+[.D36]*[.$D$69]+[.E36]*[.$E$69]+[.F36]*[.$F$69]+[.G36]*[.$G$69]+[.H36]*[.$H$67]+[.I36]+[.J36]" office:value-type="float" office:value="0">
            <text:p>0</text:p>
          </table:table-cell>
          <table:table-cell/>
          <table:table-cell table:formula="of:=[Xdag.N36]+[.L36]-[.M3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number-columns-repeated="9"/>
          <table:table-cell/>
          <table:table-cell table:formula="of:=[.B37]*[.$B$69]+[.C37]*[.$C$69]+[.D37]*[.$D$69]+[.E37]*[.$E$69]+[.F37]*[.$F$69]+[.G37]*[.$G$69]+[.H37]*[.$H$67]+[.I37]+[.J37]" office:value-type="float" office:value="0">
            <text:p>0</text:p>
          </table:table-cell>
          <table:table-cell/>
          <table:table-cell table:formula="of:=[Xdag.N37]+[.L37]-[.M3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number-columns-repeated="9"/>
          <table:table-cell/>
          <table:table-cell table:formula="of:=[.B38]*[.$B$69]+[.C38]*[.$C$69]+[.D38]*[.$D$69]+[.E38]*[.$E$69]+[.F38]*[.$F$69]+[.G38]*[.$G$69]+[.H38]*[.$H$67]+[.I38]+[.J38]" office:value-type="float" office:value="0">
            <text:p>0</text:p>
          </table:table-cell>
          <table:table-cell/>
          <table:table-cell table:formula="of:=[Xdag.N38]+[.L38]-[.M3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number-columns-repeated="9"/>
          <table:table-cell/>
          <table:table-cell table:formula="of:=[.B39]*[.$B$69]+[.C39]*[.$C$69]+[.D39]*[.$D$69]+[.E39]*[.$E$69]+[.F39]*[.$F$69]+[.G39]*[.$G$69]+[.H39]*[.$H$67]+[.I39]+[.J39]" office:value-type="float" office:value="0">
            <text:p>0</text:p>
          </table:table-cell>
          <table:table-cell/>
          <table:table-cell table:formula="of:=[Xdag.N39]+[.L39]-[.M39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number-columns-repeated="9"/>
          <table:table-cell/>
          <table:table-cell table:formula="of:=[.B40]*[.$B$69]+[.C40]*[.$C$69]+[.D40]*[.$D$69]+[.E40]*[.$E$69]+[.F40]*[.$F$69]+[.G40]*[.$G$69]+[.H40]*[.$H$67]+[.I40]+[.J40]" office:value-type="float" office:value="0">
            <text:p>0</text:p>
          </table:table-cell>
          <table:table-cell/>
          <table:table-cell table:formula="of:=[Xdag.N40]+[.L40]-[.M4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number-columns-repeated="9"/>
          <table:table-cell/>
          <table:table-cell table:formula="of:=[.B41]*[.$B$69]+[.C41]*[.$C$69]+[.D41]*[.$D$69]+[.E41]*[.$E$69]+[.F41]*[.$F$69]+[.G41]*[.$G$69]+[.H41]*[.$H$67]+[.I41]+[.J41]" office:value-type="float" office:value="0">
            <text:p>0</text:p>
          </table:table-cell>
          <table:table-cell/>
          <table:table-cell table:formula="of:=[Xdag.N41]+[.L41]-[.M4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number-columns-repeated="9"/>
          <table:table-cell/>
          <table:table-cell table:formula="of:=[.B42]*[.$B$69]+[.C42]*[.$C$69]+[.D42]*[.$D$69]+[.E42]*[.$E$69]+[.F42]*[.$F$69]+[.G42]*[.$G$69]+[.H42]*[.$H$67]+[.I42]+[.J42]" office:value-type="float" office:value="0">
            <text:p>0</text:p>
          </table:table-cell>
          <table:table-cell/>
          <table:table-cell table:formula="of:=[Xdag.N42]+[.L42]-[.M4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number-columns-repeated="9"/>
          <table:table-cell/>
          <table:table-cell table:formula="of:=[.B43]*[.$B$69]+[.C43]*[.$C$69]+[.D43]*[.$D$69]+[.E43]*[.$E$69]+[.F43]*[.$F$69]+[.G43]*[.$G$69]+[.H43]*[.$H$67]+[.I43]+[.J43]" office:value-type="float" office:value="0">
            <text:p>0</text:p>
          </table:table-cell>
          <table:table-cell/>
          <table:table-cell table:formula="of:=[Xdag.N43]+[.L43]-[.M4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number-columns-repeated="9"/>
          <table:table-cell/>
          <table:table-cell table:formula="of:=[.B44]*[.$B$69]+[.C44]*[.$C$69]+[.D44]*[.$D$69]+[.E44]*[.$E$69]+[.F44]*[.$F$69]+[.G44]*[.$G$69]+[.H44]*[.$H$67]+[.I44]+[.J44]" office:value-type="float" office:value="0">
            <text:p>0</text:p>
          </table:table-cell>
          <table:table-cell/>
          <table:table-cell table:formula="of:=[Xdag.N44]+[.L44]-[.M4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number-columns-repeated="9"/>
          <table:table-cell/>
          <table:table-cell table:formula="of:=[.B45]*[.$B$69]+[.C45]*[.$C$69]+[.D45]*[.$D$69]+[.E45]*[.$E$69]+[.F45]*[.$F$69]+[.G45]*[.$G$69]+[.H45]*[.$H$67]+[.I45]+[.J45]" office:value-type="float" office:value="0">
            <text:p>0</text:p>
          </table:table-cell>
          <table:table-cell/>
          <table:table-cell table:formula="of:=[Xdag.N45]+[.L45]-[.M4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number-columns-repeated="9"/>
          <table:table-cell/>
          <table:table-cell table:formula="of:=[.B46]*[.$B$69]+[.C46]*[.$C$69]+[.D46]*[.$D$69]+[.E46]*[.$E$69]+[.F46]*[.$F$69]+[.G46]*[.$G$69]+[.H46]*[.$H$67]+[.I46]+[.J46]" office:value-type="float" office:value="0">
            <text:p>0</text:p>
          </table:table-cell>
          <table:table-cell/>
          <table:table-cell table:formula="of:=[Xdag.N46]+[.L46]-[.M46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style-name="ce20" table:formula="of:=SUM([.B2:.B47])" office:value-type="float" office:value="0">
            <text:p>0</text:p>
          </table:table-cell>
          <table:table-cell table:style-name="ce20" table:formula="of:=SUM([.C2:.C47])" office:value-type="float" office:value="0">
            <text:p>0</text:p>
          </table:table-cell>
          <table:table-cell table:style-name="ce20" table:formula="of:=SUM([.D2:.D47])" office:value-type="float" office:value="0">
            <text:p>0</text:p>
          </table:table-cell>
          <table:table-cell table:style-name="ce20" table:formula="of:=SUM([.E2:.E47])" office:value-type="float" office:value="0">
            <text:p>0</text:p>
          </table:table-cell>
          <table:table-cell table:style-name="ce20" table:formula="of:=SUM([.F2:.F47])" office:value-type="float" office:value="0">
            <text:p>0</text:p>
          </table:table-cell>
          <table:table-cell table:style-name="ce20" table:formula="of:=SUM([.G2:.G47])" office:value-type="float" office:value="0">
            <text:p>0</text:p>
          </table:table-cell>
          <table:table-cell table:style-name="ce20" table:formula="of:=SUM([.H2:.H47])" office:value-type="float" office:value="0">
            <text:p>0</text:p>
          </table:table-cell>
          <table:table-cell table:style-name="ce20" table:formula="of:=SUM([.I2:.I47])" office:value-type="float" office:value="0">
            <text:p>0</text:p>
          </table:table-cell>
          <table:table-cell table:style-name="ce20" table:formula="of:=SUM([.J2:.J47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number-columns-repeated="9"/>
          <table:table-cell/>
          <table:table-cell table:formula="of:=[.B50]*[.$B$69]+[.C50]*[.$C$69]+[.D50]*[.$D$69]+[.E50]*[.$E$69]+[.F50]*[.$F$69]+[.G50]*[.$G$69]+[.H50]*[.$H$67]+[.I50]+[.J50]" office:value-type="float" office:value="0">
            <text:p>0</text:p>
          </table:table-cell>
          <table:table-cell/>
          <table:table-cell table:formula="of:=[Xdag.N50]+[.L50]-[.M50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number-columns-repeated="9"/>
          <table:table-cell/>
          <table:table-cell table:formula="of:=[.B51]*[.$B$69]+[.C51]*[.$C$69]+[.D51]*[.$D$69]+[.E51]*[.$E$69]+[.F51]*[.$F$69]+[.G51]*[.$G$69]+[.H51]*[.$H$67]+[.I51]+[.J51]" office:value-type="float" office:value="0">
            <text:p>0</text:p>
          </table:table-cell>
          <table:table-cell/>
          <table:table-cell table:formula="of:=[Xdag.N51]+[.L51]-[.M51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number-columns-repeated="9"/>
          <table:table-cell/>
          <table:table-cell table:formula="of:=[.B52]*[.$B$69]+[.C52]*[.$C$69]+[.D52]*[.$D$69]+[.E52]*[.$E$69]+[.F52]*[.$F$69]+[.G52]*[.$G$69]+[.H52]*[.$H$67]+[.I52]+[.J52]" office:value-type="float" office:value="0">
            <text:p>0</text:p>
          </table:table-cell>
          <table:table-cell/>
          <table:table-cell table:formula="of:=[Xdag.N52]+[.L52]-[.M52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number-columns-repeated="9"/>
          <table:table-cell/>
          <table:table-cell table:formula="of:=[.B53]*[.$B$69]+[.C53]*[.$C$69]+[.D53]*[.$D$69]+[.E53]*[.$E$69]+[.F53]*[.$F$69]+[.G53]*[.$G$69]+[.H53]*[.$H$67]+[.I53]+[.J53]" office:value-type="float" office:value="0">
            <text:p>0</text:p>
          </table:table-cell>
          <table:table-cell/>
          <table:table-cell table:formula="of:=[Xdag.N53]+[.L53]-[.M53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number-columns-repeated="9"/>
          <table:table-cell/>
          <table:table-cell table:formula="of:=[.B54]*[.$B$69]+[.C54]*[.$C$69]+[.D54]*[.$D$69]+[.E54]*[.$E$69]+[.F54]*[.$F$69]+[.G54]*[.$G$69]+[.H54]*[.$H$67]+[.I54]+[.J54]" office:value-type="float" office:value="0">
            <text:p>0</text:p>
          </table:table-cell>
          <table:table-cell/>
          <table:table-cell table:formula="of:=[Xdag.N54]+[.L54]-[.M54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number-columns-repeated="9"/>
          <table:table-cell/>
          <table:table-cell table:formula="of:=[.B55]*[.$B$69]+[.C55]*[.$C$69]+[.D55]*[.$D$69]+[.E55]*[.$E$69]+[.F55]*[.$F$69]+[.G55]*[.$G$69]+[.H55]*[.$H$67]+[.I55]+[.J55]" office:value-type="float" office:value="0">
            <text:p>0</text:p>
          </table:table-cell>
          <table:table-cell/>
          <table:table-cell table:formula="of:=[Xdag.N55]+[.L55]-[.M55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number-columns-repeated="9"/>
          <table:table-cell/>
          <table:table-cell table:formula="of:=[.B56]*[.$B$69]+[.C56]*[.$C$69]+[.D56]*[.$D$69]+[.E56]*[.$E$69]+[.F56]*[.$F$69]+[.G56]*[.$G$69]+[.H56]*[.$H$67]+[.I56]+[.J56]" office:value-type="float" office:value="0">
            <text:p>0</text:p>
          </table:table-cell>
          <table:table-cell/>
          <table:table-cell table:formula="of:=[Xdag.N56]+[.L56]-[.M56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number-columns-repeated="9"/>
          <table:table-cell/>
          <table:table-cell table:formula="of:=[.B57]*[.$B$69]+[.C57]*[.$C$69]+[.D57]*[.$D$69]+[.E57]*[.$E$69]+[.F57]*[.$F$69]+[.G57]*[.$G$69]+[.H57]*[.$H$67]+[.I57]+[.J57]" office:value-type="float" office:value="0">
            <text:p>0</text:p>
          </table:table-cell>
          <table:table-cell/>
          <table:table-cell table:formula="of:=[Xdag.N57]+[.L57]-[.M57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number-columns-repeated="9"/>
          <table:table-cell/>
          <table:table-cell table:formula="of:=[.B58]*[.$B$69]+[.C58]*[.$C$69]+[.D58]*[.$D$69]+[.E58]*[.$E$69]+[.F58]*[.$F$69]+[.G58]*[.$G$69]+[.H58]*[.$H$67]+[.I58]+[.J58]" office:value-type="float" office:value="0">
            <text:p>0</text:p>
          </table:table-cell>
          <table:table-cell/>
          <table:table-cell table:formula="of:=[Xdag.N58]+[.L58]-[.M58]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number-columns-repeated="9"/>
          <table:table-cell/>
          <table:table-cell table:formula="of:=[.B59]*[.$B$69]+[.C59]*[.$C$69]+[.D59]*[.$D$69]+[.E59]*[.$E$69]+[.F59]*[.$F$69]+[.G59]*[.$G$69]+[.H59]*[.$H$67]+[.I59]+[.J59]" office:value-type="float" office:value="0">
            <text:p>0</text:p>
          </table:table-cell>
          <table:table-cell/>
          <table:table-cell table:formula="of:=[Xdag.N59]+[.L59]-[.M59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style-name="ce20" table:formula="of:=SUM([.B50:.B59])" office:value-type="float" office:value="0">
            <text:p>0</text:p>
          </table:table-cell>
          <table:table-cell table:style-name="ce20" table:formula="of:=SUM([.C50:.C59])" office:value-type="float" office:value="0">
            <text:p>0</text:p>
          </table:table-cell>
          <table:table-cell table:style-name="ce20" table:formula="of:=SUM([.D50:.D59])" office:value-type="float" office:value="0">
            <text:p>0</text:p>
          </table:table-cell>
          <table:table-cell table:style-name="ce20" table:formula="of:=SUM([.E50:.E59])" office:value-type="float" office:value="0">
            <text:p>0</text:p>
          </table:table-cell>
          <table:table-cell table:style-name="ce20" table:formula="of:=SUM([.F50:.F59])" office:value-type="float" office:value="0">
            <text:p>0</text:p>
          </table:table-cell>
          <table:table-cell table:style-name="ce20" table:formula="of:=SUM([.G50:.G59])" office:value-type="float" office:value="0">
            <text:p>0</text:p>
          </table:table-cell>
          <table:table-cell table:style-name="ce20" table:formula="of:=SUM([.H50:.H59])" office:value-type="float" office:value="0">
            <text:p>0</text:p>
          </table:table-cell>
          <table:table-cell table:style-name="ce20" table:formula="of:=SUM([.I50:.I59])" office:value-type="float" office:value="0">
            <text:p>0</text:p>
          </table:table-cell>
          <table:table-cell table:style-name="ce20" table:formula="of:=SUM([.J50:.J59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style-name="ce20" table:formula="of:=SUM([.B48]+[.B61])" office:value-type="float" office:value="0">
            <text:p>0</text:p>
          </table:table-cell>
          <table:table-cell table:style-name="ce20" table:formula="of:=SUM([.C48]+[.C61])" office:value-type="float" office:value="0">
            <text:p>0</text:p>
          </table:table-cell>
          <table:table-cell table:style-name="ce20" table:formula="of:=SUM([.D48]+[.D61])" office:value-type="float" office:value="0">
            <text:p>0</text:p>
          </table:table-cell>
          <table:table-cell table:style-name="ce20" table:formula="of:=SUM([.E48]+[.E61])" office:value-type="float" office:value="0">
            <text:p>0</text:p>
          </table:table-cell>
          <table:table-cell table:style-name="ce20" table:formula="of:=SUM([.F48]+[.F61])" office:value-type="float" office:value="0">
            <text:p>0</text:p>
          </table:table-cell>
          <table:table-cell table:style-name="ce20" table:formula="of:=SUM([.G48]+[.G61])" office:value-type="float" office:value="0">
            <text:p>0</text:p>
          </table:table-cell>
          <table:table-cell table:style-name="ce20" table:formula="of:=SUM([.H48]+[.H61])" office:value-type="float" office:value="0">
            <text:p>0</text:p>
          </table:table-cell>
          <table:table-cell table:style-name="ce20" table:formula="of:=SUM([.I48]+[.I61])" office:value-type="float" office:value="0">
            <text:p>0</text:p>
          </table:table-cell>
          <table:table-cell table:style-name="ce20" table:formula="of:=SUM([.J48]+[.J61])" office:value-type="float" office:value="0">
            <text:p>0</text:p>
          </table:table-cell>
          <table:table-cell table:style-name="ce20"/>
          <table:table-cell/>
          <table:table-cell table:style-name="ce20"/>
          <table:table-cell table:number-columns-repeated="2"/>
          <table:table-cell table:number-columns-repeated="1009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5]" office:value-type="string" office:string-value="Forsvundet">
            <text:p>Forsvundet</text:p>
          </table:table-cell>
          <table:table-cell table:style-name="ce20" table:formula="of:=[$Optælling.B21]" office:value-type="float" office:value="0">
            <text:p>0</text:p>
          </table:table-cell>
          <table:table-cell table:style-name="ce20" table:formula="of:=[$Optælling.C21]" office:value-type="float" office:value="0">
            <text:p>0</text:p>
          </table:table-cell>
          <table:table-cell table:style-name="ce20" table:formula="of:=[$Optælling.D21]" office:value-type="float" office:value="0">
            <text:p>0</text:p>
          </table:table-cell>
          <table:table-cell table:style-name="ce20" table:formula="of:=[$Optælling.E21]" office:value-type="float" office:value="0">
            <text:p>0</text:p>
          </table:table-cell>
          <table:table-cell table:style-name="ce20" table:formula="of:=[$Optælling.F21]" office:value-type="float" office:value="0">
            <text:p>0</text:p>
          </table:table-cell>
          <table:table-cell table:style-name="ce20" table:formula="of:=[$Optælling.G21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6]" office:value-type="string" office:string-value="Forsvundet pris">
            <text:p>Forsvundet pris</text:p>
          </table:table-cell>
          <table:table-cell table:style-name="ce20" table:formula="of:=[.B65]*[$Beholdning.$H$4]" office:value-type="float" office:value="0">
            <text:p>0</text:p>
          </table:table-cell>
          <table:table-cell table:style-name="ce20" table:formula="of:=[.C65]*[$Beholdning.$H$8]" office:value-type="float" office:value="0">
            <text:p>0</text:p>
          </table:table-cell>
          <table:table-cell table:style-name="ce20" table:formula="of:=[.D65]*[$Beholdning.$H$13]" office:value-type="float" office:value="0">
            <text:p>0</text:p>
          </table:table-cell>
          <table:table-cell table:style-name="ce20" table:formula="of:=[.E65]*[$Beholdning.$H$17]" office:value-type="float" office:value="0">
            <text:p>0</text:p>
          </table:table-cell>
          <table:table-cell table:style-name="ce20" table:formula="of:=[.F65]*[$Beholdning.$H$21]" office:value-type="float" office:value="0">
            <text:p>0</text:p>
          </table:table-cell>
          <table:table-cell table:style-name="ce20" table:formula="of:=[.G65]*[$Beholdning.$H$25]" office:value-type="float" office:value="0">
            <text:p>0</text:p>
          </table:table-cell>
          <table:table-cell table:style-name="ce20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7]" office:value-type="string" office:string-value="Skal koste">
            <text:p>Skal koste</text:p>
          </table:table-cell>
          <table:table-cell table:style-name="ce20" table:formula="of:=IF([.B63]=0;0;(([.B63]+[.B65])*[$Beholdning.$H$4])/[.B63])" office:value-type="float" office:value="0">
            <text:p>0</text:p>
          </table:table-cell>
          <table:table-cell table:style-name="ce20" table:formula="of:=IF([.C63]=0;0;(([.C63]+[.C65])*[$Beholdning.$H$8])/[.C63])" office:value-type="float" office:value="0">
            <text:p>0</text:p>
          </table:table-cell>
          <table:table-cell table:style-name="ce20" table:formula="of:=IF([.D63]=0;0;(([.D63]+[.D65])*[$Beholdning.$H$13])/[.D63])" office:value-type="float" office:value="0">
            <text:p>0</text:p>
          </table:table-cell>
          <table:table-cell table:style-name="ce20" table:formula="of:=IF([.E63]=0;0;(([.E63]+[.E65])*[$Beholdning.$H$17])/[.E63])" office:value-type="float" office:value="0">
            <text:p>0</text:p>
          </table:table-cell>
          <table:table-cell table:style-name="ce20" table:formula="of:=IF([.F63]=0;0;(([.F63]+[.F65])*[$Beholdning.$H$21])/[.F63])" office:value-type="float" office:value="0">
            <text:p>0</text:p>
          </table:table-cell>
          <table:table-cell table:style-name="ce20" table:formula="of:=IF([.G63]=0;0;(([.G63]+[.G65])*[$Beholdning.$H$25])/[.G63])" office:value-type="float" office:value="0">
            <text:p>0</text:p>
          </table:table-cell>
          <table:table-cell table:style-name="ce20" table:formula="of:=[$Beholdning.$H61]" office:value-type="float" office:value="0">
            <text:p>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69]" office:value-type="string" office:string-value="Ruspris">
            <text:p>Rus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formula="of:=[$Onsdag.A70]" office:value-type="string" office:string-value="Vejlederpris">
            <text:p>Vejlederpris</text:p>
          </table:table-cell>
          <table:table-cell table:number-columns-repeated="7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  <table:table-row table:style-name="ro1">
          <table:table-cell table:formula="of:=[$Onsdag.A72]" office:value-type="string" office:string-value="Overskud">
            <text:p>Overskud</text:p>
          </table:table-cell>
          <table:table-cell table:style-name="ce11" table:formula="of:=[Xdag.H72]+(([.B48]*[.B69]+[.B61]*[.B70])-[.B63]*[.B67])" office:value-type="currency" office:currency="DKK" office:value="0">
            <text:p>kr 0,00</text:p>
          </table:table-cell>
          <table:table-cell table:style-name="ce11" table:formula="of:=[.B72]+(([.C48]*[.C69]+[.C61]*[.C70])-[.C63]*[.C67])" office:value-type="currency" office:currency="DKK" office:value="0">
            <text:p>kr 0,00</text:p>
          </table:table-cell>
          <table:table-cell table:style-name="ce11" table:formula="of:=[.C72]+(([.D48]*[.D69]+[.D61]*[.D70])-[.D63]*[.D67])" office:value-type="currency" office:currency="DKK" office:value="0">
            <text:p>kr 0,00</text:p>
          </table:table-cell>
          <table:table-cell table:style-name="ce11" table:formula="of:=[.D72]+(([.E48]*[.E69]+[.E61]*[.E70])-[.E63]*[.E67])" office:value-type="currency" office:currency="DKK" office:value="0">
            <text:p>kr 0,00</text:p>
          </table:table-cell>
          <table:table-cell table:style-name="ce11" table:formula="of:=[.E72]+(([.F48]*[.F69]+[.F61]*[.F70])-[.F63]*[.F67])" office:value-type="currency" office:currency="DKK" office:value="0">
            <text:p>kr 0,00</text:p>
          </table:table-cell>
          <table:table-cell table:style-name="ce11" table:formula="of:=[.F72]+(([.G48]*[.G69]+[.G61]*[.G70])-[.G63]*[.G67])" office:value-type="currency" office:currency="DKK" office:value="0">
            <text:p>kr 0,00</text:p>
          </table:table-cell>
          <table:table-cell table:style-name="ce11" table:formula="of:=[.G72]+(([.H48]*[.H69]+[.H61]*[.H70])-[.H63]*[.H67])" office:value-type="currency" office:currency="DKK" office:value="0">
            <text:p>kr 0,00</text:p>
          </table:table-cell>
          <table:table-cell table:style-name="ce20" table:number-columns-repeated="3"/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table:style-name="ce20" table:number-columns-repeated="10"/>
          <table:table-cell/>
          <table:table-cell table:style-name="ce20"/>
          <table:table-cell table:number-columns-repeated="1011"/>
        </table:table-row>
      </table:table>
      <table:table table:name="OpsummeringForbrug" table:style-name="ta1" table:protected="true" table:print="false">
        <table:table-protection table:select-protected-cells="true" table:select-unprotected-cells="true"/>
        <table:table-column table:style-name="co2" table:number-columns-repeated="8" table:default-cell-style-name="ce20"/>
        <table:table-column table:style-name="co25" table:default-cell-style-name="ce20"/>
        <table:table-column table:style-name="co26" table:default-cell-style-name="ce20"/>
        <table:table-column table:style-name="co2" table:number-columns-repeated="1014" table:default-cell-style-name="ce20"/>
        <table:table-row table:style-name="ro2">
          <table:table-cell table:style-name="ce21"/>
          <table:table-cell table:style-name="ce21" table:formula="of:=[$Beholdning.$A$4]" office:value-type="string" office:string-value="Øl">
            <text:p>Øl</text:p>
          </table:table-cell>
          <table:table-cell table:style-name="ce21" table:formula="of:=[$Beholdning.$A$8]" office:value-type="string" office:string-value="Light">
            <text:p>Light</text:p>
          </table:table-cell>
          <table:table-cell table:style-name="ce21" table:formula="of:=[$Beholdning.$A$12]" office:value-type="string" office:string-value="Sodavand">
            <text:p>Sodavand</text:p>
          </table:table-cell>
          <table:table-cell table:style-name="ce21" table:formula="of:=[$Beholdning.$A$17]" office:value-type="string" office:string-value="Cocio">
            <text:p>Cocio</text:p>
          </table:table-cell>
          <table:table-cell table:style-name="ce21" table:formula="of:=[$Beholdning.$A$21]" office:value-type="string" office:string-value="Cider">
            <text:p>Cider</text:p>
          </table:table-cell>
          <table:table-cell table:style-name="ce21" table:formula="of:=[$Beholdning.$A$25]" office:value-type="string" office:string-value="Rødvin">
            <text:p>Rødvin</text:p>
          </table:table-cell>
          <table:table-cell table:style-name="ce21" office:value-type="string">
            <text:p>Mad på fad</text:p>
          </table:table-cell>
          <table:table-cell table:style-name="ce21" table:formula="of:=[$Onsdag.I1]" office:value-type="string" office:string-value="Immatrikulation">
            <text:p>Immatrikulation</text:p>
          </table:table-cell>
          <table:table-cell table:style-name="ce21" table:formula="of:=[$Onsdag.J1]" office:value-type="string" office:string-value="Tour de Chambre">
            <text:p>Tour de Chambre</text:p>
          </table:table-cell>
          <table:table-cell table:style-name="ce21" table:formula="of:=IF([$Onsdag.K1] = 0; &quot; &quot; ;[$Onsdag.K1])" office:value-type="string" office:string-value=" ">
            <text:p><text:s/></text:p>
          </table:table-cell>
          <table:table-cell table:style-name="ce21" office:value-type="string">
            <text:p>Ialt</text:p>
          </table:table-cell>
          <table:table-cell table:style-name="ce21" table:number-columns-repeated="1012"/>
        </table:table-row>
        <table:table-row table:style-name="ro1">
          <table:table-cell table:formula="of:=[$Onsdag.A2]" office:value-type="float" office:value="0">
            <text:p>0</text:p>
          </table:table-cell>
          <table:table-cell table:style-name="ce52" table:formula="of:=[$Onsdag.B2]+[$Torsdag.B2]+[$Fredag.B2]+[$Lørdag.B2]+[$Xdag.B2]+[$Ydag.B2]" office:value-type="float" office:value="0">
            <text:p>0</text:p>
          </table:table-cell>
          <table:table-cell table:style-name="ce53" table:formula="of:=[Onsdag.C2]+[Torsdag.C2]+[Fredag.C2]+[Lørdag.C2]+[Xdag.C2]+[Ydag.C2]" office:value-type="float" office:value="0">
            <text:p>0</text:p>
          </table:table-cell>
          <table:table-cell table:style-name="ce53" table:formula="of:=[Onsdag.D2]+[Torsdag.D2]+[Fredag.D2]+[Lørdag.D2]+[Xdag.D2]+[Ydag.D2]" office:value-type="float" office:value="0">
            <text:p>0</text:p>
          </table:table-cell>
          <table:table-cell table:style-name="ce53" table:formula="of:=[Onsdag.E2]+[Torsdag.E2]+[Fredag.E2]+[Lørdag.E2]+[Xdag.E2]+[Ydag.E2]" office:value-type="float" office:value="0">
            <text:p>0</text:p>
          </table:table-cell>
          <table:table-cell table:style-name="ce53" table:formula="of:=[Onsdag.F2]+[Torsdag.F2]+[Fredag.F2]+[Lørdag.F2]+[Xdag.F2]+[Ydag.F2]" office:value-type="float" office:value="0">
            <text:p>0</text:p>
          </table:table-cell>
          <table:table-cell table:style-name="ce53" table:formula="of:=[Onsdag.G2]+[Torsdag.G2]+[Fredag.G2]+[Lørdag.G2]+[Xdag.G2]+[Ydag.G2]" office:value-type="float" office:value="0">
            <text:p>0</text:p>
          </table:table-cell>
          <table:table-cell table:style-name="ce53" table:formula="of:=[Onsdag.H2]+[Torsdag.H2]+[Fredag.H2]+[Lørdag.H2]+[Xdag.H2]+[Ydag.H2]" office:value-type="float" office:value="0">
            <text:p>0</text:p>
          </table:table-cell>
          <table:table-cell table:style-name="ce53" table:formula="of:=[Onsdag.I2]+[Torsdag.I2]+[Fredag.I2]+[Lørdag.I2]+[Xdag.I2]+[Ydag.I2]" office:value-type="float" office:value="0">
            <text:p>0</text:p>
          </table:table-cell>
          <table:table-cell table:style-name="ce54" table:formula="of:=[Onsdag.J2]+[Torsdag.J2]+[Fredag.J2]+[Lørdag.J2]+[Xdag.J2]+[Ydag.J2]" office:value-type="float" office:value="0">
            <text:p>0</text:p>
          </table:table-cell>
          <table:table-cell/>
          <table:table-cell table:formula="of:=SUM([.B2:.H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]" office:value-type="float" office:value="0">
            <text:p>0</text:p>
          </table:table-cell>
          <table:table-cell table:style-name="ce23" table:formula="of:=[$Onsdag.B3]+[$Torsdag.B3]+[$Fredag.B3]+[$Lørdag.B3]+[$Xdag.B3]+[$Ydag.B3]" office:value-type="float" office:value="0">
            <text:p>0</text:p>
          </table:table-cell>
          <table:table-cell table:formula="of:=[Onsdag.C3]+[Torsdag.C3]+[Fredag.C3]+[Lørdag.C3]+[Xdag.C3]+[Ydag.C3]" office:value-type="float" office:value="0">
            <text:p>0</text:p>
          </table:table-cell>
          <table:table-cell table:formula="of:=[Onsdag.D3]+[Torsdag.D3]+[Fredag.D3]+[Lørdag.D3]+[Xdag.D3]+[Ydag.D3]" office:value-type="float" office:value="0">
            <text:p>0</text:p>
          </table:table-cell>
          <table:table-cell table:formula="of:=[Onsdag.E3]+[Torsdag.E3]+[Fredag.E3]+[Lørdag.E3]+[Xdag.E3]+[Ydag.E3]" office:value-type="float" office:value="0">
            <text:p>0</text:p>
          </table:table-cell>
          <table:table-cell table:formula="of:=[Onsdag.F3]+[Torsdag.F3]+[Fredag.F3]+[Lørdag.F3]+[Xdag.F3]+[Ydag.F3]" office:value-type="float" office:value="0">
            <text:p>0</text:p>
          </table:table-cell>
          <table:table-cell table:formula="of:=[Onsdag.G3]+[Torsdag.G3]+[Fredag.G3]+[Lørdag.G3]+[Xdag.G3]+[Ydag.G3]" office:value-type="float" office:value="0">
            <text:p>0</text:p>
          </table:table-cell>
          <table:table-cell table:style-name="ce25" table:formula="of:=[Onsdag.H3]+[Torsdag.H3]+[Fredag.H3]+[Lørdag.H3]+[Xdag.H3]+[Ydag.H3]" office:value-type="float" office:value="0">
            <text:p>0</text:p>
          </table:table-cell>
          <table:table-cell table:style-name="ce25" table:formula="of:=[Onsdag.I3]+[Torsdag.I3]+[Fredag.I3]+[Lørdag.I3]+[Xdag.I3]+[Ydag.I3]" office:value-type="float" office:value="0">
            <text:p>0</text:p>
          </table:table-cell>
          <table:table-cell table:style-name="ce27" table:formula="of:=[Onsdag.J3]+[Torsdag.J3]+[Fredag.J3]+[Lørdag.J3]+[Xdag.J3]+[Ydag.J3]" office:value-type="float" office:value="0">
            <text:p>0</text:p>
          </table:table-cell>
          <table:table-cell/>
          <table:table-cell table:formula="of:=SUM([.B3:.H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]" office:value-type="float" office:value="0">
            <text:p>0</text:p>
          </table:table-cell>
          <table:table-cell table:style-name="ce23" table:formula="of:=[$Onsdag.B4]+[$Torsdag.B4]+[$Fredag.B4]+[$Lørdag.B4]+[$Xdag.B4]+[$Ydag.B4]" office:value-type="float" office:value="0">
            <text:p>0</text:p>
          </table:table-cell>
          <table:table-cell table:formula="of:=[Onsdag.C4]+[Torsdag.C4]+[Fredag.C4]+[Lørdag.C4]+[Xdag.C4]+[Ydag.C4]" office:value-type="float" office:value="0">
            <text:p>0</text:p>
          </table:table-cell>
          <table:table-cell table:formula="of:=[Onsdag.D4]+[Torsdag.D4]+[Fredag.D4]+[Lørdag.D4]+[Xdag.D4]+[Ydag.D4]" office:value-type="float" office:value="0">
            <text:p>0</text:p>
          </table:table-cell>
          <table:table-cell table:formula="of:=[Onsdag.E4]+[Torsdag.E4]+[Fredag.E4]+[Lørdag.E4]+[Xdag.E4]+[Ydag.E4]" office:value-type="float" office:value="0">
            <text:p>0</text:p>
          </table:table-cell>
          <table:table-cell table:formula="of:=[Onsdag.F4]+[Torsdag.F4]+[Fredag.F4]+[Lørdag.F4]+[Xdag.F4]+[Ydag.F4]" office:value-type="float" office:value="0">
            <text:p>0</text:p>
          </table:table-cell>
          <table:table-cell table:formula="of:=[Onsdag.G4]+[Torsdag.G4]+[Fredag.G4]+[Lørdag.G4]+[Xdag.G4]+[Ydag.G4]" office:value-type="float" office:value="0">
            <text:p>0</text:p>
          </table:table-cell>
          <table:table-cell table:style-name="ce25" table:formula="of:=[Onsdag.H4]+[Torsdag.H4]+[Fredag.H4]+[Lørdag.H4]+[Xdag.H4]+[Ydag.H4]" office:value-type="float" office:value="0">
            <text:p>0</text:p>
          </table:table-cell>
          <table:table-cell table:style-name="ce25" table:formula="of:=[Onsdag.I4]+[Torsdag.I4]+[Fredag.I4]+[Lørdag.I4]+[Xdag.I4]+[Ydag.I4]" office:value-type="float" office:value="0">
            <text:p>0</text:p>
          </table:table-cell>
          <table:table-cell table:style-name="ce27" table:formula="of:=[Onsdag.J4]+[Torsdag.J4]+[Fredag.J4]+[Lørdag.J4]+[Xdag.J4]+[Ydag.J4]" office:value-type="float" office:value="0">
            <text:p>0</text:p>
          </table:table-cell>
          <table:table-cell/>
          <table:table-cell table:formula="of:=SUM([.B4:.H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]" office:value-type="float" office:value="0">
            <text:p>0</text:p>
          </table:table-cell>
          <table:table-cell table:style-name="ce23" table:formula="of:=[$Onsdag.B5]+[$Torsdag.B5]+[$Fredag.B5]+[$Lørdag.B5]+[$Xdag.B5]+[$Ydag.B5]" office:value-type="float" office:value="0">
            <text:p>0</text:p>
          </table:table-cell>
          <table:table-cell table:style-name="ce23" table:formula="of:=[$Onsdag.C5]+[$Torsdag.C5]+[$Fredag.C5]+[$Lørdag.C5]+[$Xdag.C5]+[$Ydag.C5]" office:value-type="float" office:value="0">
            <text:p>0</text:p>
          </table:table-cell>
          <table:table-cell table:style-name="ce23" table:formula="of:=[$Onsdag.D5]+[$Torsdag.D5]+[$Fredag.D5]+[$Lørdag.D5]+[$Xdag.D5]+[$Ydag.D5]" office:value-type="float" office:value="0">
            <text:p>0</text:p>
          </table:table-cell>
          <table:table-cell table:style-name="ce23" table:formula="of:=[$Onsdag.E5]+[$Torsdag.E5]+[$Fredag.E5]+[$Lørdag.E5]+[$Xdag.E5]+[$Ydag.E5]" office:value-type="float" office:value="0">
            <text:p>0</text:p>
          </table:table-cell>
          <table:table-cell table:style-name="ce23" table:formula="of:=[$Onsdag.F5]+[$Torsdag.F5]+[$Fredag.F5]+[$Lørdag.F5]+[$Xdag.F5]+[$Ydag.F5]" office:value-type="float" office:value="0">
            <text:p>0</text:p>
          </table:table-cell>
          <table:table-cell table:style-name="ce23" table:formula="of:=[$Onsdag.G5]+[$Torsdag.G5]+[$Fredag.G5]+[$Lørdag.G5]+[$Xdag.G5]+[$Ydag.G5]" office:value-type="float" office:value="0">
            <text:p>0</text:p>
          </table:table-cell>
          <table:table-cell table:style-name="ce23" table:formula="of:=[$Onsdag.H5]+[$Torsdag.H5]+[$Fredag.H5]+[$Lørdag.H5]+[$Xdag.H5]+[$Ydag.H5]" office:value-type="float" office:value="0">
            <text:p>0</text:p>
          </table:table-cell>
          <table:table-cell table:style-name="ce25" table:formula="of:=[Onsdag.I5]+[Torsdag.I5]+[Fredag.I5]+[Lørdag.I5]+[Xdag.I5]+[Ydag.I5]" office:value-type="float" office:value="0">
            <text:p>0</text:p>
          </table:table-cell>
          <table:table-cell table:style-name="ce27" table:formula="of:=[Onsdag.J5]+[Torsdag.J5]+[Fredag.J5]+[Lørdag.J5]+[Xdag.J5]+[Ydag.J5]" office:value-type="float" office:value="0">
            <text:p>0</text:p>
          </table:table-cell>
          <table:table-cell/>
          <table:table-cell table:formula="of:=SUM([.B5:.H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6]" office:value-type="float" office:value="0">
            <text:p>0</text:p>
          </table:table-cell>
          <table:table-cell table:style-name="ce23" table:formula="of:=[$Onsdag.B6]+[$Torsdag.B6]+[$Fredag.B6]+[$Lørdag.B6]+[$Xdag.B6]+[$Ydag.B6]" office:value-type="float" office:value="0">
            <text:p>0</text:p>
          </table:table-cell>
          <table:table-cell table:formula="of:=[Onsdag.C6]+[Torsdag.C6]+[Fredag.C6]+[Lørdag.C6]+[Xdag.C6]+[Ydag.C6]" office:value-type="float" office:value="0">
            <text:p>0</text:p>
          </table:table-cell>
          <table:table-cell table:formula="of:=[Onsdag.D6]+[Torsdag.D6]+[Fredag.D6]+[Lørdag.D6]+[Xdag.D6]+[Ydag.D6]" office:value-type="float" office:value="0">
            <text:p>0</text:p>
          </table:table-cell>
          <table:table-cell table:formula="of:=[Onsdag.E6]+[Torsdag.E6]+[Fredag.E6]+[Lørdag.E6]+[Xdag.E6]+[Ydag.E6]" office:value-type="float" office:value="0">
            <text:p>0</text:p>
          </table:table-cell>
          <table:table-cell table:formula="of:=[Onsdag.F6]+[Torsdag.F6]+[Fredag.F6]+[Lørdag.F6]+[Xdag.F6]+[Ydag.F6]" office:value-type="float" office:value="0">
            <text:p>0</text:p>
          </table:table-cell>
          <table:table-cell table:formula="of:=[Onsdag.G6]+[Torsdag.G6]+[Fredag.G6]+[Lørdag.G6]+[Xdag.G6]+[Ydag.G6]" office:value-type="float" office:value="0">
            <text:p>0</text:p>
          </table:table-cell>
          <table:table-cell table:style-name="ce25" table:formula="of:=[Onsdag.H6]+[Torsdag.H6]+[Fredag.H6]+[Lørdag.H6]+[Xdag.H6]+[Ydag.H6]" office:value-type="float" office:value="0">
            <text:p>0</text:p>
          </table:table-cell>
          <table:table-cell table:style-name="ce25" table:formula="of:=[Onsdag.I6]+[Torsdag.I6]+[Fredag.I6]+[Lørdag.I6]+[Xdag.I6]+[Ydag.I6]" office:value-type="float" office:value="0">
            <text:p>0</text:p>
          </table:table-cell>
          <table:table-cell table:style-name="ce27" table:formula="of:=[Onsdag.J6]+[Torsdag.J6]+[Fredag.J6]+[Lørdag.J6]+[Xdag.J6]+[Ydag.J6]" office:value-type="float" office:value="0">
            <text:p>0</text:p>
          </table:table-cell>
          <table:table-cell/>
          <table:table-cell table:formula="of:=SUM([.B6:.H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7]" office:value-type="float" office:value="0">
            <text:p>0</text:p>
          </table:table-cell>
          <table:table-cell table:style-name="ce23" table:formula="of:=[$Onsdag.B7]+[$Torsdag.B7]+[$Fredag.B7]+[$Lørdag.B7]+[$Xdag.B7]+[$Ydag.B7]" office:value-type="float" office:value="0">
            <text:p>0</text:p>
          </table:table-cell>
          <table:table-cell table:formula="of:=[Onsdag.C7]+[Torsdag.C7]+[Fredag.C7]+[Lørdag.C7]+[Xdag.C7]+[Ydag.C7]" office:value-type="float" office:value="0">
            <text:p>0</text:p>
          </table:table-cell>
          <table:table-cell table:formula="of:=[Onsdag.D7]+[Torsdag.D7]+[Fredag.D7]+[Lørdag.D7]+[Xdag.D7]+[Ydag.D7]" office:value-type="float" office:value="0">
            <text:p>0</text:p>
          </table:table-cell>
          <table:table-cell table:formula="of:=[Onsdag.E7]+[Torsdag.E7]+[Fredag.E7]+[Lørdag.E7]+[Xdag.E7]+[Ydag.E7]" office:value-type="float" office:value="0">
            <text:p>0</text:p>
          </table:table-cell>
          <table:table-cell table:formula="of:=[Onsdag.F7]+[Torsdag.F7]+[Fredag.F7]+[Lørdag.F7]+[Xdag.F7]+[Ydag.F7]" office:value-type="float" office:value="0">
            <text:p>0</text:p>
          </table:table-cell>
          <table:table-cell table:formula="of:=[Onsdag.G7]+[Torsdag.G7]+[Fredag.G7]+[Lørdag.G7]+[Xdag.G7]+[Ydag.G7]" office:value-type="float" office:value="0">
            <text:p>0</text:p>
          </table:table-cell>
          <table:table-cell table:style-name="ce25" table:formula="of:=[Onsdag.H7]+[Torsdag.H7]+[Fredag.H7]+[Lørdag.H7]+[Xdag.H7]+[Ydag.H7]" office:value-type="float" office:value="0">
            <text:p>0</text:p>
          </table:table-cell>
          <table:table-cell table:style-name="ce25" table:formula="of:=[Onsdag.I7]+[Torsdag.I7]+[Fredag.I7]+[Lørdag.I7]+[Xdag.I7]+[Ydag.I7]" office:value-type="float" office:value="0">
            <text:p>0</text:p>
          </table:table-cell>
          <table:table-cell table:style-name="ce27" table:formula="of:=[Onsdag.J7]+[Torsdag.J7]+[Fredag.J7]+[Lørdag.J7]+[Xdag.J7]+[Ydag.J7]" office:value-type="float" office:value="0">
            <text:p>0</text:p>
          </table:table-cell>
          <table:table-cell/>
          <table:table-cell table:formula="of:=SUM([.B7:.H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8]" office:value-type="float" office:value="0">
            <text:p>0</text:p>
          </table:table-cell>
          <table:table-cell table:style-name="ce23" table:formula="of:=[$Onsdag.B8]+[$Torsdag.B8]+[$Fredag.B8]+[$Lørdag.B8]+[$Xdag.B8]+[$Ydag.B8]" office:value-type="float" office:value="0">
            <text:p>0</text:p>
          </table:table-cell>
          <table:table-cell table:formula="of:=[Onsdag.C8]+[Torsdag.C8]+[Fredag.C8]+[Lørdag.C8]+[Xdag.C8]+[Ydag.C8]" office:value-type="float" office:value="0">
            <text:p>0</text:p>
          </table:table-cell>
          <table:table-cell table:formula="of:=[Onsdag.D8]+[Torsdag.D8]+[Fredag.D8]+[Lørdag.D8]+[Xdag.D8]+[Ydag.D8]" office:value-type="float" office:value="0">
            <text:p>0</text:p>
          </table:table-cell>
          <table:table-cell table:formula="of:=[Onsdag.E8]+[Torsdag.E8]+[Fredag.E8]+[Lørdag.E8]+[Xdag.E8]+[Ydag.E8]" office:value-type="float" office:value="0">
            <text:p>0</text:p>
          </table:table-cell>
          <table:table-cell table:formula="of:=[Onsdag.F8]+[Torsdag.F8]+[Fredag.F8]+[Lørdag.F8]+[Xdag.F8]+[Ydag.F8]" office:value-type="float" office:value="0">
            <text:p>0</text:p>
          </table:table-cell>
          <table:table-cell table:formula="of:=[Onsdag.G8]+[Torsdag.G8]+[Fredag.G8]+[Lørdag.G8]+[Xdag.G8]+[Ydag.G8]" office:value-type="float" office:value="0">
            <text:p>0</text:p>
          </table:table-cell>
          <table:table-cell table:style-name="ce25" table:formula="of:=[Onsdag.H8]+[Torsdag.H8]+[Fredag.H8]+[Lørdag.H8]+[Xdag.H8]+[Ydag.H8]" office:value-type="float" office:value="0">
            <text:p>0</text:p>
          </table:table-cell>
          <table:table-cell table:style-name="ce25" table:formula="of:=[Onsdag.I8]+[Torsdag.I8]+[Fredag.I8]+[Lørdag.I8]+[Xdag.I8]+[Ydag.I8]" office:value-type="float" office:value="0">
            <text:p>0</text:p>
          </table:table-cell>
          <table:table-cell table:style-name="ce27" table:formula="of:=[Onsdag.J8]+[Torsdag.J8]+[Fredag.J8]+[Lørdag.J8]+[Xdag.J8]+[Ydag.J8]" office:value-type="float" office:value="0">
            <text:p>0</text:p>
          </table:table-cell>
          <table:table-cell/>
          <table:table-cell table:formula="of:=SUM([.B8:.H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9]" office:value-type="float" office:value="0">
            <text:p>0</text:p>
          </table:table-cell>
          <table:table-cell table:style-name="ce23" table:formula="of:=[$Onsdag.B9]+[$Torsdag.B9]+[$Fredag.B9]+[$Lørdag.B9]+[$Xdag.B9]+[$Ydag.B9]" office:value-type="float" office:value="0">
            <text:p>0</text:p>
          </table:table-cell>
          <table:table-cell table:formula="of:=[Onsdag.C9]+[Torsdag.C9]+[Fredag.C9]+[Lørdag.C9]+[Xdag.C9]+[Ydag.C9]" office:value-type="float" office:value="0">
            <text:p>0</text:p>
          </table:table-cell>
          <table:table-cell table:formula="of:=[Onsdag.D9]+[Torsdag.D9]+[Fredag.D9]+[Lørdag.D9]+[Xdag.D9]+[Ydag.D9]" office:value-type="float" office:value="0">
            <text:p>0</text:p>
          </table:table-cell>
          <table:table-cell table:formula="of:=[Onsdag.E9]+[Torsdag.E9]+[Fredag.E9]+[Lørdag.E9]+[Xdag.E9]+[Ydag.E9]" office:value-type="float" office:value="0">
            <text:p>0</text:p>
          </table:table-cell>
          <table:table-cell table:formula="of:=[Onsdag.F9]+[Torsdag.F9]+[Fredag.F9]+[Lørdag.F9]+[Xdag.F9]+[Ydag.F9]" office:value-type="float" office:value="0">
            <text:p>0</text:p>
          </table:table-cell>
          <table:table-cell table:formula="of:=[Onsdag.G9]+[Torsdag.G9]+[Fredag.G9]+[Lørdag.G9]+[Xdag.G9]+[Ydag.G9]" office:value-type="float" office:value="0">
            <text:p>0</text:p>
          </table:table-cell>
          <table:table-cell table:style-name="ce25" table:formula="of:=[Onsdag.H9]+[Torsdag.H9]+[Fredag.H9]+[Lørdag.H9]+[Xdag.H9]+[Ydag.H9]" office:value-type="float" office:value="0">
            <text:p>0</text:p>
          </table:table-cell>
          <table:table-cell table:style-name="ce25" table:formula="of:=[Onsdag.I9]+[Torsdag.I9]+[Fredag.I9]+[Lørdag.I9]+[Xdag.I9]+[Ydag.I9]" office:value-type="float" office:value="0">
            <text:p>0</text:p>
          </table:table-cell>
          <table:table-cell table:style-name="ce27" table:formula="of:=[Onsdag.J9]+[Torsdag.J9]+[Fredag.J9]+[Lørdag.J9]+[Xdag.J9]+[Ydag.J9]" office:value-type="float" office:value="0">
            <text:p>0</text:p>
          </table:table-cell>
          <table:table-cell/>
          <table:table-cell table:formula="of:=SUM([.B9:.H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0]" office:value-type="float" office:value="0">
            <text:p>0</text:p>
          </table:table-cell>
          <table:table-cell table:style-name="ce23" table:formula="of:=[$Onsdag.B10]+[$Torsdag.B10]+[$Fredag.B10]+[$Lørdag.B10]+[$Xdag.B10]+[$Ydag.B10]" office:value-type="float" office:value="0">
            <text:p>0</text:p>
          </table:table-cell>
          <table:table-cell table:formula="of:=[Onsdag.C10]+[Torsdag.C10]+[Fredag.C10]+[Lørdag.C10]+[Xdag.C10]+[Ydag.C10]" office:value-type="float" office:value="0">
            <text:p>0</text:p>
          </table:table-cell>
          <table:table-cell table:formula="of:=[Onsdag.D10]+[Torsdag.D10]+[Fredag.D10]+[Lørdag.D10]+[Xdag.D10]+[Ydag.D10]" office:value-type="float" office:value="0">
            <text:p>0</text:p>
          </table:table-cell>
          <table:table-cell table:formula="of:=[Onsdag.E10]+[Torsdag.E10]+[Fredag.E10]+[Lørdag.E10]+[Xdag.E10]+[Ydag.E10]" office:value-type="float" office:value="0">
            <text:p>0</text:p>
          </table:table-cell>
          <table:table-cell table:formula="of:=[Onsdag.F10]+[Torsdag.F10]+[Fredag.F10]+[Lørdag.F10]+[Xdag.F10]+[Ydag.F10]" office:value-type="float" office:value="0">
            <text:p>0</text:p>
          </table:table-cell>
          <table:table-cell table:formula="of:=[Onsdag.G10]+[Torsdag.G10]+[Fredag.G10]+[Lørdag.G10]+[Xdag.G10]+[Ydag.G10]" office:value-type="float" office:value="0">
            <text:p>0</text:p>
          </table:table-cell>
          <table:table-cell table:style-name="ce25" table:formula="of:=[Onsdag.H10]+[Torsdag.H10]+[Fredag.H10]+[Lørdag.H10]+[Xdag.H10]+[Ydag.H10]" office:value-type="float" office:value="0">
            <text:p>0</text:p>
          </table:table-cell>
          <table:table-cell table:style-name="ce25" table:formula="of:=[Onsdag.I10]+[Torsdag.I10]+[Fredag.I10]+[Lørdag.I10]+[Xdag.I10]+[Ydag.I10]" office:value-type="float" office:value="0">
            <text:p>0</text:p>
          </table:table-cell>
          <table:table-cell table:style-name="ce27" table:formula="of:=[Onsdag.J10]+[Torsdag.J10]+[Fredag.J10]+[Lørdag.J10]+[Xdag.J10]+[Ydag.J10]" office:value-type="float" office:value="0">
            <text:p>0</text:p>
          </table:table-cell>
          <table:table-cell/>
          <table:table-cell table:formula="of:=SUM([.B10:.H1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1]" office:value-type="float" office:value="0">
            <text:p>0</text:p>
          </table:table-cell>
          <table:table-cell table:style-name="ce23" table:formula="of:=[$Onsdag.B11]+[$Torsdag.B11]+[$Fredag.B11]+[$Lørdag.B11]+[$Xdag.B11]+[$Ydag.B11]" office:value-type="float" office:value="0">
            <text:p>0</text:p>
          </table:table-cell>
          <table:table-cell table:formula="of:=[Onsdag.C11]+[Torsdag.C11]+[Fredag.C11]+[Lørdag.C11]+[Xdag.C11]+[Ydag.C11]" office:value-type="float" office:value="0">
            <text:p>0</text:p>
          </table:table-cell>
          <table:table-cell table:formula="of:=[Onsdag.D11]+[Torsdag.D11]+[Fredag.D11]+[Lørdag.D11]+[Xdag.D11]+[Ydag.D11]" office:value-type="float" office:value="0">
            <text:p>0</text:p>
          </table:table-cell>
          <table:table-cell table:formula="of:=[Onsdag.E11]+[Torsdag.E11]+[Fredag.E11]+[Lørdag.E11]+[Xdag.E11]+[Ydag.E11]" office:value-type="float" office:value="0">
            <text:p>0</text:p>
          </table:table-cell>
          <table:table-cell table:formula="of:=[Onsdag.F11]+[Torsdag.F11]+[Fredag.F11]+[Lørdag.F11]+[Xdag.F11]+[Ydag.F11]" office:value-type="float" office:value="0">
            <text:p>0</text:p>
          </table:table-cell>
          <table:table-cell table:formula="of:=[Onsdag.G11]+[Torsdag.G11]+[Fredag.G11]+[Lørdag.G11]+[Xdag.G11]+[Ydag.G11]" office:value-type="float" office:value="0">
            <text:p>0</text:p>
          </table:table-cell>
          <table:table-cell table:style-name="ce25" table:formula="of:=[Onsdag.H11]+[Torsdag.H11]+[Fredag.H11]+[Lørdag.H11]+[Xdag.H11]+[Ydag.H11]" office:value-type="float" office:value="0">
            <text:p>0</text:p>
          </table:table-cell>
          <table:table-cell table:style-name="ce25" table:formula="of:=[Onsdag.I11]+[Torsdag.I11]+[Fredag.I11]+[Lørdag.I11]+[Xdag.I11]+[Ydag.I11]" office:value-type="float" office:value="0">
            <text:p>0</text:p>
          </table:table-cell>
          <table:table-cell table:style-name="ce27" table:formula="of:=[Onsdag.J11]+[Torsdag.J11]+[Fredag.J11]+[Lørdag.J11]+[Xdag.J11]+[Ydag.J11]" office:value-type="float" office:value="0">
            <text:p>0</text:p>
          </table:table-cell>
          <table:table-cell/>
          <table:table-cell table:formula="of:=SUM([.B11:.H1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2]" office:value-type="float" office:value="0">
            <text:p>0</text:p>
          </table:table-cell>
          <table:table-cell table:style-name="ce23" table:formula="of:=[$Onsdag.B12]+[$Torsdag.B12]+[$Fredag.B12]+[$Lørdag.B12]+[$Xdag.B12]+[$Ydag.B12]" office:value-type="float" office:value="0">
            <text:p>0</text:p>
          </table:table-cell>
          <table:table-cell table:formula="of:=[Onsdag.C12]+[Torsdag.C12]+[Fredag.C12]+[Lørdag.C12]+[Xdag.C12]+[Ydag.C12]" office:value-type="float" office:value="0">
            <text:p>0</text:p>
          </table:table-cell>
          <table:table-cell table:formula="of:=[Onsdag.D12]+[Torsdag.D12]+[Fredag.D12]+[Lørdag.D12]+[Xdag.D12]+[Ydag.D12]" office:value-type="float" office:value="0">
            <text:p>0</text:p>
          </table:table-cell>
          <table:table-cell table:formula="of:=[Onsdag.E12]+[Torsdag.E12]+[Fredag.E12]+[Lørdag.E12]+[Xdag.E12]+[Ydag.E12]" office:value-type="float" office:value="0">
            <text:p>0</text:p>
          </table:table-cell>
          <table:table-cell table:formula="of:=[Onsdag.F12]+[Torsdag.F12]+[Fredag.F12]+[Lørdag.F12]+[Xdag.F12]+[Ydag.F12]" office:value-type="float" office:value="0">
            <text:p>0</text:p>
          </table:table-cell>
          <table:table-cell table:formula="of:=[Onsdag.G12]+[Torsdag.G12]+[Fredag.G12]+[Lørdag.G12]+[Xdag.G12]+[Ydag.G12]" office:value-type="float" office:value="0">
            <text:p>0</text:p>
          </table:table-cell>
          <table:table-cell table:style-name="ce25" table:formula="of:=[Onsdag.H12]+[Torsdag.H12]+[Fredag.H12]+[Lørdag.H12]+[Xdag.H12]+[Ydag.H12]" office:value-type="float" office:value="0">
            <text:p>0</text:p>
          </table:table-cell>
          <table:table-cell table:style-name="ce25" table:formula="of:=[Onsdag.I12]+[Torsdag.I12]+[Fredag.I12]+[Lørdag.I12]+[Xdag.I12]+[Ydag.I12]" office:value-type="float" office:value="0">
            <text:p>0</text:p>
          </table:table-cell>
          <table:table-cell table:style-name="ce27" table:formula="of:=[Onsdag.J12]+[Torsdag.J12]+[Fredag.J12]+[Lørdag.J12]+[Xdag.J12]+[Ydag.J12]" office:value-type="float" office:value="0">
            <text:p>0</text:p>
          </table:table-cell>
          <table:table-cell/>
          <table:table-cell table:formula="of:=SUM([.B12:.H1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3]" office:value-type="float" office:value="0">
            <text:p>0</text:p>
          </table:table-cell>
          <table:table-cell table:style-name="ce23" table:formula="of:=[$Onsdag.B13]+[$Torsdag.B13]+[$Fredag.B13]+[$Lørdag.B13]+[$Xdag.B13]+[$Ydag.B13]" office:value-type="float" office:value="0">
            <text:p>0</text:p>
          </table:table-cell>
          <table:table-cell table:formula="of:=[Onsdag.C13]+[Torsdag.C13]+[Fredag.C13]+[Lørdag.C13]+[Xdag.C13]+[Ydag.C13]" office:value-type="float" office:value="0">
            <text:p>0</text:p>
          </table:table-cell>
          <table:table-cell table:formula="of:=[Onsdag.D13]+[Torsdag.D13]+[Fredag.D13]+[Lørdag.D13]+[Xdag.D13]+[Ydag.D13]" office:value-type="float" office:value="0">
            <text:p>0</text:p>
          </table:table-cell>
          <table:table-cell table:formula="of:=[Onsdag.E13]+[Torsdag.E13]+[Fredag.E13]+[Lørdag.E13]+[Xdag.E13]+[Ydag.E13]" office:value-type="float" office:value="0">
            <text:p>0</text:p>
          </table:table-cell>
          <table:table-cell table:formula="of:=[Onsdag.F13]+[Torsdag.F13]+[Fredag.F13]+[Lørdag.F13]+[Xdag.F13]+[Ydag.F13]" office:value-type="float" office:value="0">
            <text:p>0</text:p>
          </table:table-cell>
          <table:table-cell table:formula="of:=[Onsdag.G13]+[Torsdag.G13]+[Fredag.G13]+[Lørdag.G13]+[Xdag.G13]+[Ydag.G13]" office:value-type="float" office:value="0">
            <text:p>0</text:p>
          </table:table-cell>
          <table:table-cell table:style-name="ce25" table:formula="of:=[Onsdag.H13]+[Torsdag.H13]+[Fredag.H13]+[Lørdag.H13]+[Xdag.H13]+[Ydag.H13]" office:value-type="float" office:value="0">
            <text:p>0</text:p>
          </table:table-cell>
          <table:table-cell table:style-name="ce25" table:formula="of:=[Onsdag.I13]+[Torsdag.I13]+[Fredag.I13]+[Lørdag.I13]+[Xdag.I13]+[Ydag.I13]" office:value-type="float" office:value="0">
            <text:p>0</text:p>
          </table:table-cell>
          <table:table-cell table:style-name="ce27" table:formula="of:=[Onsdag.J13]+[Torsdag.J13]+[Fredag.J13]+[Lørdag.J13]+[Xdag.J13]+[Ydag.J13]" office:value-type="float" office:value="0">
            <text:p>0</text:p>
          </table:table-cell>
          <table:table-cell/>
          <table:table-cell table:formula="of:=SUM([.B13:.H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4]" office:value-type="float" office:value="0">
            <text:p>0</text:p>
          </table:table-cell>
          <table:table-cell table:style-name="ce23" table:formula="of:=[$Onsdag.B14]+[$Torsdag.B14]+[$Fredag.B14]+[$Lørdag.B14]+[$Xdag.B14]+[$Ydag.B14]" office:value-type="float" office:value="0">
            <text:p>0</text:p>
          </table:table-cell>
          <table:table-cell table:formula="of:=[Onsdag.C14]+[Torsdag.C14]+[Fredag.C14]+[Lørdag.C14]+[Xdag.C14]+[Ydag.C14]" office:value-type="float" office:value="0">
            <text:p>0</text:p>
          </table:table-cell>
          <table:table-cell table:formula="of:=[Onsdag.D14]+[Torsdag.D14]+[Fredag.D14]+[Lørdag.D14]+[Xdag.D14]+[Ydag.D14]" office:value-type="float" office:value="0">
            <text:p>0</text:p>
          </table:table-cell>
          <table:table-cell table:formula="of:=[Onsdag.E14]+[Torsdag.E14]+[Fredag.E14]+[Lørdag.E14]+[Xdag.E14]+[Ydag.E14]" office:value-type="float" office:value="0">
            <text:p>0</text:p>
          </table:table-cell>
          <table:table-cell table:formula="of:=[Onsdag.F14]+[Torsdag.F14]+[Fredag.F14]+[Lørdag.F14]+[Xdag.F14]+[Ydag.F14]" office:value-type="float" office:value="0">
            <text:p>0</text:p>
          </table:table-cell>
          <table:table-cell table:formula="of:=[Onsdag.G14]+[Torsdag.G14]+[Fredag.G14]+[Lørdag.G14]+[Xdag.G14]+[Ydag.G14]" office:value-type="float" office:value="0">
            <text:p>0</text:p>
          </table:table-cell>
          <table:table-cell table:style-name="ce25" table:formula="of:=[Onsdag.H14]+[Torsdag.H14]+[Fredag.H14]+[Lørdag.H14]+[Xdag.H14]+[Ydag.H14]" office:value-type="float" office:value="0">
            <text:p>0</text:p>
          </table:table-cell>
          <table:table-cell table:style-name="ce25" table:formula="of:=[Onsdag.I14]+[Torsdag.I14]+[Fredag.I14]+[Lørdag.I14]+[Xdag.I14]+[Ydag.I14]" office:value-type="float" office:value="0">
            <text:p>0</text:p>
          </table:table-cell>
          <table:table-cell table:style-name="ce27" table:formula="of:=[Onsdag.J14]+[Torsdag.J14]+[Fredag.J14]+[Lørdag.J14]+[Xdag.J14]+[Ydag.J14]" office:value-type="float" office:value="0">
            <text:p>0</text:p>
          </table:table-cell>
          <table:table-cell/>
          <table:table-cell table:formula="of:=SUM([.B14:.H1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5]" office:value-type="float" office:value="0">
            <text:p>0</text:p>
          </table:table-cell>
          <table:table-cell table:style-name="ce23" table:formula="of:=[$Onsdag.B15]+[$Torsdag.B15]+[$Fredag.B15]+[$Lørdag.B15]+[$Xdag.B15]+[$Ydag.B15]" office:value-type="float" office:value="0">
            <text:p>0</text:p>
          </table:table-cell>
          <table:table-cell table:formula="of:=[Onsdag.C15]+[Torsdag.C15]+[Fredag.C15]+[Lørdag.C15]+[Xdag.C15]+[Ydag.C15]" office:value-type="float" office:value="0">
            <text:p>0</text:p>
          </table:table-cell>
          <table:table-cell table:formula="of:=[Onsdag.D15]+[Torsdag.D15]+[Fredag.D15]+[Lørdag.D15]+[Xdag.D15]+[Ydag.D15]" office:value-type="float" office:value="0">
            <text:p>0</text:p>
          </table:table-cell>
          <table:table-cell table:formula="of:=[Onsdag.E15]+[Torsdag.E15]+[Fredag.E15]+[Lørdag.E15]+[Xdag.E15]+[Ydag.E15]" office:value-type="float" office:value="0">
            <text:p>0</text:p>
          </table:table-cell>
          <table:table-cell table:formula="of:=[Onsdag.F15]+[Torsdag.F15]+[Fredag.F15]+[Lørdag.F15]+[Xdag.F15]+[Ydag.F15]" office:value-type="float" office:value="0">
            <text:p>0</text:p>
          </table:table-cell>
          <table:table-cell table:formula="of:=[Onsdag.G15]+[Torsdag.G15]+[Fredag.G15]+[Lørdag.G15]+[Xdag.G15]+[Ydag.G15]" office:value-type="float" office:value="0">
            <text:p>0</text:p>
          </table:table-cell>
          <table:table-cell table:style-name="ce25" table:formula="of:=[Onsdag.H15]+[Torsdag.H15]+[Fredag.H15]+[Lørdag.H15]+[Xdag.H15]+[Ydag.H15]" office:value-type="float" office:value="0">
            <text:p>0</text:p>
          </table:table-cell>
          <table:table-cell table:style-name="ce25" table:formula="of:=[Onsdag.I15]+[Torsdag.I15]+[Fredag.I15]+[Lørdag.I15]+[Xdag.I15]+[Ydag.I15]" office:value-type="float" office:value="0">
            <text:p>0</text:p>
          </table:table-cell>
          <table:table-cell table:style-name="ce27" table:formula="of:=[Onsdag.J15]+[Torsdag.J15]+[Fredag.J15]+[Lørdag.J15]+[Xdag.J15]+[Ydag.J15]" office:value-type="float" office:value="0">
            <text:p>0</text:p>
          </table:table-cell>
          <table:table-cell/>
          <table:table-cell table:formula="of:=SUM([.B15:.H1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6]" office:value-type="float" office:value="0">
            <text:p>0</text:p>
          </table:table-cell>
          <table:table-cell table:style-name="ce23" table:formula="of:=[$Onsdag.B16]+[$Torsdag.B16]+[$Fredag.B16]+[$Lørdag.B16]+[$Xdag.B16]+[$Ydag.B16]" office:value-type="float" office:value="0">
            <text:p>0</text:p>
          </table:table-cell>
          <table:table-cell table:formula="of:=[Onsdag.C16]+[Torsdag.C16]+[Fredag.C16]+[Lørdag.C16]+[Xdag.C16]+[Ydag.C16]" office:value-type="float" office:value="0">
            <text:p>0</text:p>
          </table:table-cell>
          <table:table-cell table:formula="of:=[Onsdag.D16]+[Torsdag.D16]+[Fredag.D16]+[Lørdag.D16]+[Xdag.D16]+[Ydag.D16]" office:value-type="float" office:value="0">
            <text:p>0</text:p>
          </table:table-cell>
          <table:table-cell table:formula="of:=[Onsdag.E16]+[Torsdag.E16]+[Fredag.E16]+[Lørdag.E16]+[Xdag.E16]+[Ydag.E16]" office:value-type="float" office:value="0">
            <text:p>0</text:p>
          </table:table-cell>
          <table:table-cell table:formula="of:=[Onsdag.F16]+[Torsdag.F16]+[Fredag.F16]+[Lørdag.F16]+[Xdag.F16]+[Ydag.F16]" office:value-type="float" office:value="0">
            <text:p>0</text:p>
          </table:table-cell>
          <table:table-cell table:formula="of:=[Onsdag.G16]+[Torsdag.G16]+[Fredag.G16]+[Lørdag.G16]+[Xdag.G16]+[Ydag.G16]" office:value-type="float" office:value="0">
            <text:p>0</text:p>
          </table:table-cell>
          <table:table-cell table:style-name="ce25" table:formula="of:=[Onsdag.H16]+[Torsdag.H16]+[Fredag.H16]+[Lørdag.H16]+[Xdag.H16]+[Ydag.H16]" office:value-type="float" office:value="0">
            <text:p>0</text:p>
          </table:table-cell>
          <table:table-cell table:style-name="ce25" table:formula="of:=[Onsdag.I16]+[Torsdag.I16]+[Fredag.I16]+[Lørdag.I16]+[Xdag.I16]+[Ydag.I16]" office:value-type="float" office:value="0">
            <text:p>0</text:p>
          </table:table-cell>
          <table:table-cell table:style-name="ce27" table:formula="of:=[Onsdag.J16]+[Torsdag.J16]+[Fredag.J16]+[Lørdag.J16]+[Xdag.J16]+[Ydag.J16]" office:value-type="float" office:value="0">
            <text:p>0</text:p>
          </table:table-cell>
          <table:table-cell/>
          <table:table-cell table:formula="of:=SUM([.B16:.H1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7]" office:value-type="float" office:value="0">
            <text:p>0</text:p>
          </table:table-cell>
          <table:table-cell table:style-name="ce23" table:formula="of:=[$Onsdag.B17]+[$Torsdag.B17]+[$Fredag.B17]+[$Lørdag.B17]+[$Xdag.B17]+[$Ydag.B17]" office:value-type="float" office:value="0">
            <text:p>0</text:p>
          </table:table-cell>
          <table:table-cell table:formula="of:=[Onsdag.C17]+[Torsdag.C17]+[Fredag.C17]+[Lørdag.C17]+[Xdag.C17]+[Ydag.C17]" office:value-type="float" office:value="0">
            <text:p>0</text:p>
          </table:table-cell>
          <table:table-cell table:formula="of:=[Onsdag.D17]+[Torsdag.D17]+[Fredag.D17]+[Lørdag.D17]+[Xdag.D17]+[Ydag.D17]" office:value-type="float" office:value="0">
            <text:p>0</text:p>
          </table:table-cell>
          <table:table-cell table:formula="of:=[Onsdag.E17]+[Torsdag.E17]+[Fredag.E17]+[Lørdag.E17]+[Xdag.E17]+[Ydag.E17]" office:value-type="float" office:value="0">
            <text:p>0</text:p>
          </table:table-cell>
          <table:table-cell table:formula="of:=[Onsdag.F17]+[Torsdag.F17]+[Fredag.F17]+[Lørdag.F17]+[Xdag.F17]+[Ydag.F17]" office:value-type="float" office:value="0">
            <text:p>0</text:p>
          </table:table-cell>
          <table:table-cell table:formula="of:=[Onsdag.G17]+[Torsdag.G17]+[Fredag.G17]+[Lørdag.G17]+[Xdag.G17]+[Ydag.G17]" office:value-type="float" office:value="0">
            <text:p>0</text:p>
          </table:table-cell>
          <table:table-cell table:style-name="ce25" table:formula="of:=[Onsdag.H17]+[Torsdag.H17]+[Fredag.H17]+[Lørdag.H17]+[Xdag.H17]+[Ydag.H17]" office:value-type="float" office:value="0">
            <text:p>0</text:p>
          </table:table-cell>
          <table:table-cell table:style-name="ce25" table:formula="of:=[Onsdag.I17]+[Torsdag.I17]+[Fredag.I17]+[Lørdag.I17]+[Xdag.I17]+[Ydag.I17]" office:value-type="float" office:value="0">
            <text:p>0</text:p>
          </table:table-cell>
          <table:table-cell table:style-name="ce27" table:formula="of:=[Onsdag.J17]+[Torsdag.J17]+[Fredag.J17]+[Lørdag.J17]+[Xdag.J17]+[Ydag.J17]" office:value-type="float" office:value="0">
            <text:p>0</text:p>
          </table:table-cell>
          <table:table-cell/>
          <table:table-cell table:formula="of:=SUM([.B17:.H1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8]" office:value-type="float" office:value="0">
            <text:p>0</text:p>
          </table:table-cell>
          <table:table-cell table:style-name="ce23" table:formula="of:=[$Onsdag.B18]+[$Torsdag.B18]+[$Fredag.B18]+[$Lørdag.B18]+[$Xdag.B18]+[$Ydag.B18]" office:value-type="float" office:value="0">
            <text:p>0</text:p>
          </table:table-cell>
          <table:table-cell table:formula="of:=[Onsdag.C18]+[Torsdag.C18]+[Fredag.C18]+[Lørdag.C18]+[Xdag.C18]+[Ydag.C18]" office:value-type="float" office:value="0">
            <text:p>0</text:p>
          </table:table-cell>
          <table:table-cell table:formula="of:=[Onsdag.D18]+[Torsdag.D18]+[Fredag.D18]+[Lørdag.D18]+[Xdag.D18]+[Ydag.D18]" office:value-type="float" office:value="0">
            <text:p>0</text:p>
          </table:table-cell>
          <table:table-cell table:formula="of:=[Onsdag.E18]+[Torsdag.E18]+[Fredag.E18]+[Lørdag.E18]+[Xdag.E18]+[Ydag.E18]" office:value-type="float" office:value="0">
            <text:p>0</text:p>
          </table:table-cell>
          <table:table-cell table:formula="of:=[Onsdag.F18]+[Torsdag.F18]+[Fredag.F18]+[Lørdag.F18]+[Xdag.F18]+[Ydag.F18]" office:value-type="float" office:value="0">
            <text:p>0</text:p>
          </table:table-cell>
          <table:table-cell table:formula="of:=[Onsdag.G18]+[Torsdag.G18]+[Fredag.G18]+[Lørdag.G18]+[Xdag.G18]+[Ydag.G18]" office:value-type="float" office:value="0">
            <text:p>0</text:p>
          </table:table-cell>
          <table:table-cell table:style-name="ce25" table:formula="of:=[Onsdag.H18]+[Torsdag.H18]+[Fredag.H18]+[Lørdag.H18]+[Xdag.H18]+[Ydag.H18]" office:value-type="float" office:value="0">
            <text:p>0</text:p>
          </table:table-cell>
          <table:table-cell table:style-name="ce25" table:formula="of:=[Onsdag.I18]+[Torsdag.I18]+[Fredag.I18]+[Lørdag.I18]+[Xdag.I18]+[Ydag.I18]" office:value-type="float" office:value="0">
            <text:p>0</text:p>
          </table:table-cell>
          <table:table-cell table:style-name="ce27" table:formula="of:=[Onsdag.J18]+[Torsdag.J18]+[Fredag.J18]+[Lørdag.J18]+[Xdag.J18]+[Ydag.J18]" office:value-type="float" office:value="0">
            <text:p>0</text:p>
          </table:table-cell>
          <table:table-cell/>
          <table:table-cell table:formula="of:=SUM([.B18:.H1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19]" office:value-type="float" office:value="0">
            <text:p>0</text:p>
          </table:table-cell>
          <table:table-cell table:style-name="ce23" table:formula="of:=[$Onsdag.B19]+[$Torsdag.B19]+[$Fredag.B19]+[$Lørdag.B19]+[$Xdag.B19]+[$Ydag.B19]" office:value-type="float" office:value="0">
            <text:p>0</text:p>
          </table:table-cell>
          <table:table-cell table:formula="of:=[Onsdag.C19]+[Torsdag.C19]+[Fredag.C19]+[Lørdag.C19]+[Xdag.C19]+[Ydag.C19]" office:value-type="float" office:value="0">
            <text:p>0</text:p>
          </table:table-cell>
          <table:table-cell table:formula="of:=[Onsdag.D19]+[Torsdag.D19]+[Fredag.D19]+[Lørdag.D19]+[Xdag.D19]+[Ydag.D19]" office:value-type="float" office:value="0">
            <text:p>0</text:p>
          </table:table-cell>
          <table:table-cell table:formula="of:=[Onsdag.E19]+[Torsdag.E19]+[Fredag.E19]+[Lørdag.E19]+[Xdag.E19]+[Ydag.E19]" office:value-type="float" office:value="0">
            <text:p>0</text:p>
          </table:table-cell>
          <table:table-cell table:formula="of:=[Onsdag.F19]+[Torsdag.F19]+[Fredag.F19]+[Lørdag.F19]+[Xdag.F19]+[Ydag.F19]" office:value-type="float" office:value="0">
            <text:p>0</text:p>
          </table:table-cell>
          <table:table-cell table:formula="of:=[Onsdag.G19]+[Torsdag.G19]+[Fredag.G19]+[Lørdag.G19]+[Xdag.G19]+[Ydag.G19]" office:value-type="float" office:value="0">
            <text:p>0</text:p>
          </table:table-cell>
          <table:table-cell table:style-name="ce25" table:formula="of:=[Onsdag.H19]+[Torsdag.H19]+[Fredag.H19]+[Lørdag.H19]+[Xdag.H19]+[Ydag.H19]" office:value-type="float" office:value="0">
            <text:p>0</text:p>
          </table:table-cell>
          <table:table-cell table:style-name="ce25" table:formula="of:=[Onsdag.I19]+[Torsdag.I19]+[Fredag.I19]+[Lørdag.I19]+[Xdag.I19]+[Ydag.I19]" office:value-type="float" office:value="0">
            <text:p>0</text:p>
          </table:table-cell>
          <table:table-cell table:style-name="ce27" table:formula="of:=[Onsdag.J19]+[Torsdag.J19]+[Fredag.J19]+[Lørdag.J19]+[Xdag.J19]+[Ydag.J19]" office:value-type="float" office:value="0">
            <text:p>0</text:p>
          </table:table-cell>
          <table:table-cell/>
          <table:table-cell table:formula="of:=SUM([.B19:.H1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0]" office:value-type="float" office:value="0">
            <text:p>0</text:p>
          </table:table-cell>
          <table:table-cell table:style-name="ce23" table:formula="of:=[$Onsdag.B20]+[$Torsdag.B20]+[$Fredag.B20]+[$Lørdag.B20]+[$Xdag.B20]+[$Ydag.B20]" office:value-type="float" office:value="0">
            <text:p>0</text:p>
          </table:table-cell>
          <table:table-cell table:formula="of:=[Onsdag.C20]+[Torsdag.C20]+[Fredag.C20]+[Lørdag.C20]+[Xdag.C20]+[Ydag.C20]" office:value-type="float" office:value="0">
            <text:p>0</text:p>
          </table:table-cell>
          <table:table-cell table:formula="of:=[Onsdag.D20]+[Torsdag.D20]+[Fredag.D20]+[Lørdag.D20]+[Xdag.D20]+[Ydag.D20]" office:value-type="float" office:value="0">
            <text:p>0</text:p>
          </table:table-cell>
          <table:table-cell table:formula="of:=[Onsdag.E20]+[Torsdag.E20]+[Fredag.E20]+[Lørdag.E20]+[Xdag.E20]+[Ydag.E20]" office:value-type="float" office:value="0">
            <text:p>0</text:p>
          </table:table-cell>
          <table:table-cell table:formula="of:=[Onsdag.F20]+[Torsdag.F20]+[Fredag.F20]+[Lørdag.F20]+[Xdag.F20]+[Ydag.F20]" office:value-type="float" office:value="0">
            <text:p>0</text:p>
          </table:table-cell>
          <table:table-cell table:formula="of:=[Onsdag.G20]+[Torsdag.G20]+[Fredag.G20]+[Lørdag.G20]+[Xdag.G20]+[Ydag.G20]" office:value-type="float" office:value="0">
            <text:p>0</text:p>
          </table:table-cell>
          <table:table-cell table:style-name="ce25" table:formula="of:=[Onsdag.H20]+[Torsdag.H20]+[Fredag.H20]+[Lørdag.H20]+[Xdag.H20]+[Ydag.H20]" office:value-type="float" office:value="0">
            <text:p>0</text:p>
          </table:table-cell>
          <table:table-cell table:style-name="ce25" table:formula="of:=[Onsdag.I20]+[Torsdag.I20]+[Fredag.I20]+[Lørdag.I20]+[Xdag.I20]+[Ydag.I20]" office:value-type="float" office:value="0">
            <text:p>0</text:p>
          </table:table-cell>
          <table:table-cell table:style-name="ce27" table:formula="of:=[Onsdag.J20]+[Torsdag.J20]+[Fredag.J20]+[Lørdag.J20]+[Xdag.J20]+[Ydag.J20]" office:value-type="float" office:value="0">
            <text:p>0</text:p>
          </table:table-cell>
          <table:table-cell/>
          <table:table-cell table:formula="of:=SUM([.B20:.H2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1]" office:value-type="float" office:value="0">
            <text:p>0</text:p>
          </table:table-cell>
          <table:table-cell table:style-name="ce23" table:formula="of:=[$Onsdag.B21]+[$Torsdag.B21]+[$Fredag.B21]+[$Lørdag.B21]+[$Xdag.B21]+[$Ydag.B21]" office:value-type="float" office:value="0">
            <text:p>0</text:p>
          </table:table-cell>
          <table:table-cell table:formula="of:=[Onsdag.C21]+[Torsdag.C21]+[Fredag.C21]+[Lørdag.C21]+[Xdag.C21]+[Ydag.C21]" office:value-type="float" office:value="0">
            <text:p>0</text:p>
          </table:table-cell>
          <table:table-cell table:formula="of:=[Onsdag.D21]+[Torsdag.D21]+[Fredag.D21]+[Lørdag.D21]+[Xdag.D21]+[Ydag.D21]" office:value-type="float" office:value="0">
            <text:p>0</text:p>
          </table:table-cell>
          <table:table-cell table:formula="of:=[Onsdag.E21]+[Torsdag.E21]+[Fredag.E21]+[Lørdag.E21]+[Xdag.E21]+[Ydag.E21]" office:value-type="float" office:value="0">
            <text:p>0</text:p>
          </table:table-cell>
          <table:table-cell table:formula="of:=[Onsdag.F21]+[Torsdag.F21]+[Fredag.F21]+[Lørdag.F21]+[Xdag.F21]+[Ydag.F21]" office:value-type="float" office:value="0">
            <text:p>0</text:p>
          </table:table-cell>
          <table:table-cell table:formula="of:=[Onsdag.G21]+[Torsdag.G21]+[Fredag.G21]+[Lørdag.G21]+[Xdag.G21]+[Ydag.G21]" office:value-type="float" office:value="0">
            <text:p>0</text:p>
          </table:table-cell>
          <table:table-cell table:style-name="ce25" table:formula="of:=[Onsdag.H21]+[Torsdag.H21]+[Fredag.H21]+[Lørdag.H21]+[Xdag.H21]+[Ydag.H21]" office:value-type="float" office:value="0">
            <text:p>0</text:p>
          </table:table-cell>
          <table:table-cell table:style-name="ce25" table:formula="of:=[Onsdag.I21]+[Torsdag.I21]+[Fredag.I21]+[Lørdag.I21]+[Xdag.I21]+[Ydag.I21]" office:value-type="float" office:value="0">
            <text:p>0</text:p>
          </table:table-cell>
          <table:table-cell table:style-name="ce27" table:formula="of:=[Onsdag.J21]+[Torsdag.J21]+[Fredag.J21]+[Lørdag.J21]+[Xdag.J21]+[Ydag.J21]" office:value-type="float" office:value="0">
            <text:p>0</text:p>
          </table:table-cell>
          <table:table-cell/>
          <table:table-cell table:formula="of:=SUM([.B21:.H2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2]" office:value-type="float" office:value="0">
            <text:p>0</text:p>
          </table:table-cell>
          <table:table-cell table:style-name="ce23" table:formula="of:=[$Onsdag.B22]+[$Torsdag.B22]+[$Fredag.B22]+[$Lørdag.B22]+[$Xdag.B22]+[$Ydag.B22]" office:value-type="float" office:value="0">
            <text:p>0</text:p>
          </table:table-cell>
          <table:table-cell table:formula="of:=[Onsdag.C22]+[Torsdag.C22]+[Fredag.C22]+[Lørdag.C22]+[Xdag.C22]+[Ydag.C22]" office:value-type="float" office:value="0">
            <text:p>0</text:p>
          </table:table-cell>
          <table:table-cell table:formula="of:=[Onsdag.D22]+[Torsdag.D22]+[Fredag.D22]+[Lørdag.D22]+[Xdag.D22]+[Ydag.D22]" office:value-type="float" office:value="0">
            <text:p>0</text:p>
          </table:table-cell>
          <table:table-cell table:formula="of:=[Onsdag.E22]+[Torsdag.E22]+[Fredag.E22]+[Lørdag.E22]+[Xdag.E22]+[Ydag.E22]" office:value-type="float" office:value="0">
            <text:p>0</text:p>
          </table:table-cell>
          <table:table-cell table:formula="of:=[Onsdag.F22]+[Torsdag.F22]+[Fredag.F22]+[Lørdag.F22]+[Xdag.F22]+[Ydag.F22]" office:value-type="float" office:value="0">
            <text:p>0</text:p>
          </table:table-cell>
          <table:table-cell table:formula="of:=[Onsdag.G22]+[Torsdag.G22]+[Fredag.G22]+[Lørdag.G22]+[Xdag.G22]+[Ydag.G22]" office:value-type="float" office:value="0">
            <text:p>0</text:p>
          </table:table-cell>
          <table:table-cell table:style-name="ce25" table:formula="of:=[Onsdag.H22]+[Torsdag.H22]+[Fredag.H22]+[Lørdag.H22]+[Xdag.H22]+[Ydag.H22]" office:value-type="float" office:value="0">
            <text:p>0</text:p>
          </table:table-cell>
          <table:table-cell table:style-name="ce25" table:formula="of:=[Onsdag.I22]+[Torsdag.I22]+[Fredag.I22]+[Lørdag.I22]+[Xdag.I22]+[Ydag.I22]" office:value-type="float" office:value="0">
            <text:p>0</text:p>
          </table:table-cell>
          <table:table-cell table:style-name="ce27" table:formula="of:=[Onsdag.J22]+[Torsdag.J22]+[Fredag.J22]+[Lørdag.J22]+[Xdag.J22]+[Ydag.J22]" office:value-type="float" office:value="0">
            <text:p>0</text:p>
          </table:table-cell>
          <table:table-cell/>
          <table:table-cell table:formula="of:=SUM([.B22:.H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3]" office:value-type="float" office:value="0">
            <text:p>0</text:p>
          </table:table-cell>
          <table:table-cell table:style-name="ce23" table:formula="of:=[$Onsdag.B23]+[$Torsdag.B23]+[$Fredag.B23]+[$Lørdag.B23]+[$Xdag.B23]+[$Ydag.B23]" office:value-type="float" office:value="0">
            <text:p>0</text:p>
          </table:table-cell>
          <table:table-cell table:formula="of:=[Onsdag.C23]+[Torsdag.C23]+[Fredag.C23]+[Lørdag.C23]+[Xdag.C23]+[Ydag.C23]" office:value-type="float" office:value="0">
            <text:p>0</text:p>
          </table:table-cell>
          <table:table-cell table:formula="of:=[Onsdag.D23]+[Torsdag.D23]+[Fredag.D23]+[Lørdag.D23]+[Xdag.D23]+[Ydag.D23]" office:value-type="float" office:value="0">
            <text:p>0</text:p>
          </table:table-cell>
          <table:table-cell table:formula="of:=[Onsdag.E23]+[Torsdag.E23]+[Fredag.E23]+[Lørdag.E23]+[Xdag.E23]+[Ydag.E23]" office:value-type="float" office:value="0">
            <text:p>0</text:p>
          </table:table-cell>
          <table:table-cell table:formula="of:=[Onsdag.F23]+[Torsdag.F23]+[Fredag.F23]+[Lørdag.F23]+[Xdag.F23]+[Ydag.F23]" office:value-type="float" office:value="0">
            <text:p>0</text:p>
          </table:table-cell>
          <table:table-cell table:formula="of:=[Onsdag.G23]+[Torsdag.G23]+[Fredag.G23]+[Lørdag.G23]+[Xdag.G23]+[Ydag.G23]" office:value-type="float" office:value="0">
            <text:p>0</text:p>
          </table:table-cell>
          <table:table-cell table:style-name="ce25" table:formula="of:=[Onsdag.H23]+[Torsdag.H23]+[Fredag.H23]+[Lørdag.H23]+[Xdag.H23]+[Ydag.H23]" office:value-type="float" office:value="0">
            <text:p>0</text:p>
          </table:table-cell>
          <table:table-cell table:style-name="ce25" table:formula="of:=[Onsdag.I23]+[Torsdag.I23]+[Fredag.I23]+[Lørdag.I23]+[Xdag.I23]+[Ydag.I23]" office:value-type="float" office:value="0">
            <text:p>0</text:p>
          </table:table-cell>
          <table:table-cell table:style-name="ce27" table:formula="of:=[Onsdag.J23]+[Torsdag.J23]+[Fredag.J23]+[Lørdag.J23]+[Xdag.J23]+[Ydag.J23]" office:value-type="float" office:value="0">
            <text:p>0</text:p>
          </table:table-cell>
          <table:table-cell/>
          <table:table-cell table:formula="of:=SUM([.B23:.H2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4]" office:value-type="float" office:value="0">
            <text:p>0</text:p>
          </table:table-cell>
          <table:table-cell table:style-name="ce23" table:formula="of:=[$Onsdag.B24]+[$Torsdag.B24]+[$Fredag.B24]+[$Lørdag.B24]+[$Xdag.B24]+[$Ydag.B24]" office:value-type="float" office:value="0">
            <text:p>0</text:p>
          </table:table-cell>
          <table:table-cell table:formula="of:=[Onsdag.C24]+[Torsdag.C24]+[Fredag.C24]+[Lørdag.C24]+[Xdag.C24]+[Ydag.C24]" office:value-type="float" office:value="0">
            <text:p>0</text:p>
          </table:table-cell>
          <table:table-cell table:formula="of:=[Onsdag.D24]+[Torsdag.D24]+[Fredag.D24]+[Lørdag.D24]+[Xdag.D24]+[Ydag.D24]" office:value-type="float" office:value="0">
            <text:p>0</text:p>
          </table:table-cell>
          <table:table-cell table:formula="of:=[Onsdag.E24]+[Torsdag.E24]+[Fredag.E24]+[Lørdag.E24]+[Xdag.E24]+[Ydag.E24]" office:value-type="float" office:value="0">
            <text:p>0</text:p>
          </table:table-cell>
          <table:table-cell table:formula="of:=[Onsdag.F24]+[Torsdag.F24]+[Fredag.F24]+[Lørdag.F24]+[Xdag.F24]+[Ydag.F24]" office:value-type="float" office:value="0">
            <text:p>0</text:p>
          </table:table-cell>
          <table:table-cell table:formula="of:=[Onsdag.G24]+[Torsdag.G24]+[Fredag.G24]+[Lørdag.G24]+[Xdag.G24]+[Ydag.G24]" office:value-type="float" office:value="0">
            <text:p>0</text:p>
          </table:table-cell>
          <table:table-cell table:style-name="ce25" table:formula="of:=[Onsdag.H24]+[Torsdag.H24]+[Fredag.H24]+[Lørdag.H24]+[Xdag.H24]+[Ydag.H24]" office:value-type="float" office:value="0">
            <text:p>0</text:p>
          </table:table-cell>
          <table:table-cell table:style-name="ce25" table:formula="of:=[Onsdag.I24]+[Torsdag.I24]+[Fredag.I24]+[Lørdag.I24]+[Xdag.I24]+[Ydag.I24]" office:value-type="float" office:value="0">
            <text:p>0</text:p>
          </table:table-cell>
          <table:table-cell table:style-name="ce27" table:formula="of:=[Onsdag.J24]+[Torsdag.J24]+[Fredag.J24]+[Lørdag.J24]+[Xdag.J24]+[Ydag.J24]" office:value-type="float" office:value="0">
            <text:p>0</text:p>
          </table:table-cell>
          <table:table-cell/>
          <table:table-cell table:formula="of:=SUM([.B24:.H2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5]" office:value-type="float" office:value="0">
            <text:p>0</text:p>
          </table:table-cell>
          <table:table-cell table:style-name="ce23" table:formula="of:=[$Onsdag.B25]+[$Torsdag.B25]+[$Fredag.B25]+[$Lørdag.B25]+[$Xdag.B25]+[$Ydag.B25]" office:value-type="float" office:value="0">
            <text:p>0</text:p>
          </table:table-cell>
          <table:table-cell table:formula="of:=[Onsdag.C25]+[Torsdag.C25]+[Fredag.C25]+[Lørdag.C25]+[Xdag.C25]+[Ydag.C25]" office:value-type="float" office:value="0">
            <text:p>0</text:p>
          </table:table-cell>
          <table:table-cell table:formula="of:=[Onsdag.D25]+[Torsdag.D25]+[Fredag.D25]+[Lørdag.D25]+[Xdag.D25]+[Ydag.D25]" office:value-type="float" office:value="0">
            <text:p>0</text:p>
          </table:table-cell>
          <table:table-cell table:formula="of:=[Onsdag.E25]+[Torsdag.E25]+[Fredag.E25]+[Lørdag.E25]+[Xdag.E25]+[Ydag.E25]" office:value-type="float" office:value="0">
            <text:p>0</text:p>
          </table:table-cell>
          <table:table-cell table:formula="of:=[Onsdag.F25]+[Torsdag.F25]+[Fredag.F25]+[Lørdag.F25]+[Xdag.F25]+[Ydag.F25]" office:value-type="float" office:value="0">
            <text:p>0</text:p>
          </table:table-cell>
          <table:table-cell table:formula="of:=[Onsdag.G25]+[Torsdag.G25]+[Fredag.G25]+[Lørdag.G25]+[Xdag.G25]+[Ydag.G25]" office:value-type="float" office:value="0">
            <text:p>0</text:p>
          </table:table-cell>
          <table:table-cell table:style-name="ce25" table:formula="of:=[Onsdag.H25]+[Torsdag.H25]+[Fredag.H25]+[Lørdag.H25]+[Xdag.H25]+[Ydag.H25]" office:value-type="float" office:value="0">
            <text:p>0</text:p>
          </table:table-cell>
          <table:table-cell table:style-name="ce25" table:formula="of:=[Onsdag.I25]+[Torsdag.I25]+[Fredag.I25]+[Lørdag.I25]+[Xdag.I25]+[Ydag.I25]" office:value-type="float" office:value="0">
            <text:p>0</text:p>
          </table:table-cell>
          <table:table-cell table:style-name="ce27" table:formula="of:=[Onsdag.J25]+[Torsdag.J25]+[Fredag.J25]+[Lørdag.J25]+[Xdag.J25]+[Ydag.J25]" office:value-type="float" office:value="0">
            <text:p>0</text:p>
          </table:table-cell>
          <table:table-cell/>
          <table:table-cell table:formula="of:=SUM([.B25:.H2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6]" office:value-type="float" office:value="0">
            <text:p>0</text:p>
          </table:table-cell>
          <table:table-cell table:style-name="ce23" table:formula="of:=[$Onsdag.B26]+[$Torsdag.B26]+[$Fredag.B26]+[$Lørdag.B26]+[$Xdag.B26]+[$Ydag.B26]" office:value-type="float" office:value="0">
            <text:p>0</text:p>
          </table:table-cell>
          <table:table-cell table:formula="of:=[Onsdag.C26]+[Torsdag.C26]+[Fredag.C26]+[Lørdag.C26]+[Xdag.C26]+[Ydag.C26]" office:value-type="float" office:value="0">
            <text:p>0</text:p>
          </table:table-cell>
          <table:table-cell table:formula="of:=[Onsdag.D26]+[Torsdag.D26]+[Fredag.D26]+[Lørdag.D26]+[Xdag.D26]+[Ydag.D26]" office:value-type="float" office:value="0">
            <text:p>0</text:p>
          </table:table-cell>
          <table:table-cell table:formula="of:=[Onsdag.E26]+[Torsdag.E26]+[Fredag.E26]+[Lørdag.E26]+[Xdag.E26]+[Ydag.E26]" office:value-type="float" office:value="0">
            <text:p>0</text:p>
          </table:table-cell>
          <table:table-cell table:formula="of:=[Onsdag.F26]+[Torsdag.F26]+[Fredag.F26]+[Lørdag.F26]+[Xdag.F26]+[Ydag.F26]" office:value-type="float" office:value="0">
            <text:p>0</text:p>
          </table:table-cell>
          <table:table-cell table:formula="of:=[Onsdag.G26]+[Torsdag.G26]+[Fredag.G26]+[Lørdag.G26]+[Xdag.G26]+[Ydag.G26]" office:value-type="float" office:value="0">
            <text:p>0</text:p>
          </table:table-cell>
          <table:table-cell table:style-name="ce25" table:formula="of:=[Onsdag.H26]+[Torsdag.H26]+[Fredag.H26]+[Lørdag.H26]+[Xdag.H26]+[Ydag.H26]" office:value-type="float" office:value="0">
            <text:p>0</text:p>
          </table:table-cell>
          <table:table-cell table:style-name="ce25" table:formula="of:=[Onsdag.I26]+[Torsdag.I26]+[Fredag.I26]+[Lørdag.I26]+[Xdag.I26]+[Ydag.I26]" office:value-type="float" office:value="0">
            <text:p>0</text:p>
          </table:table-cell>
          <table:table-cell table:style-name="ce27" table:formula="of:=[Onsdag.J26]+[Torsdag.J26]+[Fredag.J26]+[Lørdag.J26]+[Xdag.J26]+[Ydag.J26]" office:value-type="float" office:value="0">
            <text:p>0</text:p>
          </table:table-cell>
          <table:table-cell/>
          <table:table-cell table:formula="of:=SUM([.B26:.H2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7]" office:value-type="float" office:value="0">
            <text:p>0</text:p>
          </table:table-cell>
          <table:table-cell table:style-name="ce23" table:formula="of:=[$Onsdag.B27]+[$Torsdag.B27]+[$Fredag.B27]+[$Lørdag.B27]+[$Xdag.B27]+[$Ydag.B27]" office:value-type="float" office:value="0">
            <text:p>0</text:p>
          </table:table-cell>
          <table:table-cell table:formula="of:=[Onsdag.C27]+[Torsdag.C27]+[Fredag.C27]+[Lørdag.C27]+[Xdag.C27]+[Ydag.C27]" office:value-type="float" office:value="0">
            <text:p>0</text:p>
          </table:table-cell>
          <table:table-cell table:formula="of:=[Onsdag.D27]+[Torsdag.D27]+[Fredag.D27]+[Lørdag.D27]+[Xdag.D27]+[Ydag.D27]" office:value-type="float" office:value="0">
            <text:p>0</text:p>
          </table:table-cell>
          <table:table-cell table:formula="of:=[Onsdag.E27]+[Torsdag.E27]+[Fredag.E27]+[Lørdag.E27]+[Xdag.E27]+[Ydag.E27]" office:value-type="float" office:value="0">
            <text:p>0</text:p>
          </table:table-cell>
          <table:table-cell table:formula="of:=[Onsdag.F27]+[Torsdag.F27]+[Fredag.F27]+[Lørdag.F27]+[Xdag.F27]+[Ydag.F27]" office:value-type="float" office:value="0">
            <text:p>0</text:p>
          </table:table-cell>
          <table:table-cell table:formula="of:=[Onsdag.G27]+[Torsdag.G27]+[Fredag.G27]+[Lørdag.G27]+[Xdag.G27]+[Ydag.G27]" office:value-type="float" office:value="0">
            <text:p>0</text:p>
          </table:table-cell>
          <table:table-cell table:style-name="ce25" table:formula="of:=[Onsdag.H27]+[Torsdag.H27]+[Fredag.H27]+[Lørdag.H27]+[Xdag.H27]+[Ydag.H27]" office:value-type="float" office:value="0">
            <text:p>0</text:p>
          </table:table-cell>
          <table:table-cell table:style-name="ce25" table:formula="of:=[Onsdag.I27]+[Torsdag.I27]+[Fredag.I27]+[Lørdag.I27]+[Xdag.I27]+[Ydag.I27]" office:value-type="float" office:value="0">
            <text:p>0</text:p>
          </table:table-cell>
          <table:table-cell table:style-name="ce27" table:formula="of:=[Onsdag.J27]+[Torsdag.J27]+[Fredag.J27]+[Lørdag.J27]+[Xdag.J27]+[Ydag.J27]" office:value-type="float" office:value="0">
            <text:p>0</text:p>
          </table:table-cell>
          <table:table-cell/>
          <table:table-cell table:formula="of:=SUM([.B27:.H2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8]" office:value-type="float" office:value="0">
            <text:p>0</text:p>
          </table:table-cell>
          <table:table-cell table:style-name="ce23" table:formula="of:=[$Onsdag.B28]+[$Torsdag.B28]+[$Fredag.B28]+[$Lørdag.B28]+[$Xdag.B28]+[$Ydag.B28]" office:value-type="float" office:value="0">
            <text:p>0</text:p>
          </table:table-cell>
          <table:table-cell table:formula="of:=[Onsdag.C28]+[Torsdag.C28]+[Fredag.C28]+[Lørdag.C28]+[Xdag.C28]+[Ydag.C28]" office:value-type="float" office:value="0">
            <text:p>0</text:p>
          </table:table-cell>
          <table:table-cell table:formula="of:=[Onsdag.D28]+[Torsdag.D28]+[Fredag.D28]+[Lørdag.D28]+[Xdag.D28]+[Ydag.D28]" office:value-type="float" office:value="0">
            <text:p>0</text:p>
          </table:table-cell>
          <table:table-cell table:formula="of:=[Onsdag.E28]+[Torsdag.E28]+[Fredag.E28]+[Lørdag.E28]+[Xdag.E28]+[Ydag.E28]" office:value-type="float" office:value="0">
            <text:p>0</text:p>
          </table:table-cell>
          <table:table-cell table:formula="of:=[Onsdag.F28]+[Torsdag.F28]+[Fredag.F28]+[Lørdag.F28]+[Xdag.F28]+[Ydag.F28]" office:value-type="float" office:value="0">
            <text:p>0</text:p>
          </table:table-cell>
          <table:table-cell table:formula="of:=[Onsdag.G28]+[Torsdag.G28]+[Fredag.G28]+[Lørdag.G28]+[Xdag.G28]+[Ydag.G28]" office:value-type="float" office:value="0">
            <text:p>0</text:p>
          </table:table-cell>
          <table:table-cell table:style-name="ce25" table:formula="of:=[Onsdag.H28]+[Torsdag.H28]+[Fredag.H28]+[Lørdag.H28]+[Xdag.H28]+[Ydag.H28]" office:value-type="float" office:value="0">
            <text:p>0</text:p>
          </table:table-cell>
          <table:table-cell table:style-name="ce25" table:formula="of:=[Onsdag.I28]+[Torsdag.I28]+[Fredag.I28]+[Lørdag.I28]+[Xdag.I28]+[Ydag.I28]" office:value-type="float" office:value="0">
            <text:p>0</text:p>
          </table:table-cell>
          <table:table-cell table:style-name="ce27" table:formula="of:=[Onsdag.J28]+[Torsdag.J28]+[Fredag.J28]+[Lørdag.J28]+[Xdag.J28]+[Ydag.J28]" office:value-type="float" office:value="0">
            <text:p>0</text:p>
          </table:table-cell>
          <table:table-cell/>
          <table:table-cell table:formula="of:=SUM([.B28:.H2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29]" office:value-type="float" office:value="0">
            <text:p>0</text:p>
          </table:table-cell>
          <table:table-cell table:style-name="ce23" table:formula="of:=[$Onsdag.B29]+[$Torsdag.B29]+[$Fredag.B29]+[$Lørdag.B29]+[$Xdag.B29]+[$Ydag.B29]" office:value-type="float" office:value="0">
            <text:p>0</text:p>
          </table:table-cell>
          <table:table-cell table:formula="of:=[Onsdag.C29]+[Torsdag.C29]+[Fredag.C29]+[Lørdag.C29]+[Xdag.C29]+[Ydag.C29]" office:value-type="float" office:value="0">
            <text:p>0</text:p>
          </table:table-cell>
          <table:table-cell table:formula="of:=[Onsdag.D29]+[Torsdag.D29]+[Fredag.D29]+[Lørdag.D29]+[Xdag.D29]+[Ydag.D29]" office:value-type="float" office:value="0">
            <text:p>0</text:p>
          </table:table-cell>
          <table:table-cell table:formula="of:=[Onsdag.E29]+[Torsdag.E29]+[Fredag.E29]+[Lørdag.E29]+[Xdag.E29]+[Ydag.E29]" office:value-type="float" office:value="0">
            <text:p>0</text:p>
          </table:table-cell>
          <table:table-cell table:formula="of:=[Onsdag.F29]+[Torsdag.F29]+[Fredag.F29]+[Lørdag.F29]+[Xdag.F29]+[Ydag.F29]" office:value-type="float" office:value="0">
            <text:p>0</text:p>
          </table:table-cell>
          <table:table-cell table:formula="of:=[Onsdag.G29]+[Torsdag.G29]+[Fredag.G29]+[Lørdag.G29]+[Xdag.G29]+[Ydag.G29]" office:value-type="float" office:value="0">
            <text:p>0</text:p>
          </table:table-cell>
          <table:table-cell table:style-name="ce25" table:formula="of:=[Onsdag.H29]+[Torsdag.H29]+[Fredag.H29]+[Lørdag.H29]+[Xdag.H29]+[Ydag.H29]" office:value-type="float" office:value="0">
            <text:p>0</text:p>
          </table:table-cell>
          <table:table-cell table:style-name="ce25" table:formula="of:=[Onsdag.I29]+[Torsdag.I29]+[Fredag.I29]+[Lørdag.I29]+[Xdag.I29]+[Ydag.I29]" office:value-type="float" office:value="0">
            <text:p>0</text:p>
          </table:table-cell>
          <table:table-cell table:style-name="ce27" table:formula="of:=[Onsdag.J29]+[Torsdag.J29]+[Fredag.J29]+[Lørdag.J29]+[Xdag.J29]+[Ydag.J29]" office:value-type="float" office:value="0">
            <text:p>0</text:p>
          </table:table-cell>
          <table:table-cell/>
          <table:table-cell table:formula="of:=SUM([.B29:.H2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0]" office:value-type="float" office:value="0">
            <text:p>0</text:p>
          </table:table-cell>
          <table:table-cell table:style-name="ce23" table:formula="of:=[$Onsdag.B30]+[$Torsdag.B30]+[$Fredag.B30]+[$Lørdag.B30]+[$Xdag.B30]+[$Ydag.B30]" office:value-type="float" office:value="0">
            <text:p>0</text:p>
          </table:table-cell>
          <table:table-cell table:formula="of:=[Onsdag.C30]+[Torsdag.C30]+[Fredag.C30]+[Lørdag.C30]+[Xdag.C30]+[Ydag.C30]" office:value-type="float" office:value="0">
            <text:p>0</text:p>
          </table:table-cell>
          <table:table-cell table:formula="of:=[Onsdag.D30]+[Torsdag.D30]+[Fredag.D30]+[Lørdag.D30]+[Xdag.D30]+[Ydag.D30]" office:value-type="float" office:value="0">
            <text:p>0</text:p>
          </table:table-cell>
          <table:table-cell table:formula="of:=[Onsdag.E30]+[Torsdag.E30]+[Fredag.E30]+[Lørdag.E30]+[Xdag.E30]+[Ydag.E30]" office:value-type="float" office:value="0">
            <text:p>0</text:p>
          </table:table-cell>
          <table:table-cell table:formula="of:=[Onsdag.F30]+[Torsdag.F30]+[Fredag.F30]+[Lørdag.F30]+[Xdag.F30]+[Ydag.F30]" office:value-type="float" office:value="0">
            <text:p>0</text:p>
          </table:table-cell>
          <table:table-cell table:formula="of:=[Onsdag.G30]+[Torsdag.G30]+[Fredag.G30]+[Lørdag.G30]+[Xdag.G30]+[Ydag.G30]" office:value-type="float" office:value="0">
            <text:p>0</text:p>
          </table:table-cell>
          <table:table-cell table:style-name="ce25" table:formula="of:=[Onsdag.H30]+[Torsdag.H30]+[Fredag.H30]+[Lørdag.H30]+[Xdag.H30]+[Ydag.H30]" office:value-type="float" office:value="0">
            <text:p>0</text:p>
          </table:table-cell>
          <table:table-cell table:style-name="ce25" table:formula="of:=[Onsdag.I30]+[Torsdag.I30]+[Fredag.I30]+[Lørdag.I30]+[Xdag.I30]+[Ydag.I30]" office:value-type="float" office:value="0">
            <text:p>0</text:p>
          </table:table-cell>
          <table:table-cell table:style-name="ce27" table:formula="of:=[Onsdag.J30]+[Torsdag.J30]+[Fredag.J30]+[Lørdag.J30]+[Xdag.J30]+[Ydag.J30]" office:value-type="float" office:value="0">
            <text:p>0</text:p>
          </table:table-cell>
          <table:table-cell/>
          <table:table-cell table:formula="of:=SUM([.B30:.H3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1]" office:value-type="float" office:value="0">
            <text:p>0</text:p>
          </table:table-cell>
          <table:table-cell table:style-name="ce23" table:formula="of:=[$Onsdag.B31]+[$Torsdag.B31]+[$Fredag.B31]+[$Lørdag.B31]+[$Xdag.B31]+[$Ydag.B31]" office:value-type="float" office:value="0">
            <text:p>0</text:p>
          </table:table-cell>
          <table:table-cell table:formula="of:=[Onsdag.C31]+[Torsdag.C31]+[Fredag.C31]+[Lørdag.C31]+[Xdag.C31]+[Ydag.C31]" office:value-type="float" office:value="0">
            <text:p>0</text:p>
          </table:table-cell>
          <table:table-cell table:formula="of:=[Onsdag.D31]+[Torsdag.D31]+[Fredag.D31]+[Lørdag.D31]+[Xdag.D31]+[Ydag.D31]" office:value-type="float" office:value="0">
            <text:p>0</text:p>
          </table:table-cell>
          <table:table-cell table:formula="of:=[Onsdag.E31]+[Torsdag.E31]+[Fredag.E31]+[Lørdag.E31]+[Xdag.E31]+[Ydag.E31]" office:value-type="float" office:value="0">
            <text:p>0</text:p>
          </table:table-cell>
          <table:table-cell table:formula="of:=[Onsdag.F31]+[Torsdag.F31]+[Fredag.F31]+[Lørdag.F31]+[Xdag.F31]+[Ydag.F31]" office:value-type="float" office:value="0">
            <text:p>0</text:p>
          </table:table-cell>
          <table:table-cell table:formula="of:=[Onsdag.G31]+[Torsdag.G31]+[Fredag.G31]+[Lørdag.G31]+[Xdag.G31]+[Ydag.G31]" office:value-type="float" office:value="0">
            <text:p>0</text:p>
          </table:table-cell>
          <table:table-cell table:style-name="ce25" table:formula="of:=[Onsdag.H31]+[Torsdag.H31]+[Fredag.H31]+[Lørdag.H31]+[Xdag.H31]+[Ydag.H31]" office:value-type="float" office:value="0">
            <text:p>0</text:p>
          </table:table-cell>
          <table:table-cell table:style-name="ce25" table:formula="of:=[Onsdag.I31]+[Torsdag.I31]+[Fredag.I31]+[Lørdag.I31]+[Xdag.I31]+[Ydag.I31]" office:value-type="float" office:value="0">
            <text:p>0</text:p>
          </table:table-cell>
          <table:table-cell table:style-name="ce27" table:formula="of:=[Onsdag.J31]+[Torsdag.J31]+[Fredag.J31]+[Lørdag.J31]+[Xdag.J31]+[Ydag.J31]" office:value-type="float" office:value="0">
            <text:p>0</text:p>
          </table:table-cell>
          <table:table-cell/>
          <table:table-cell table:formula="of:=SUM([.B31:.H3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2]" office:value-type="float" office:value="0">
            <text:p>0</text:p>
          </table:table-cell>
          <table:table-cell table:style-name="ce23" table:formula="of:=[$Onsdag.B32]+[$Torsdag.B32]+[$Fredag.B32]+[$Lørdag.B32]+[$Xdag.B32]+[$Ydag.B32]" office:value-type="float" office:value="0">
            <text:p>0</text:p>
          </table:table-cell>
          <table:table-cell table:formula="of:=[Onsdag.C32]+[Torsdag.C32]+[Fredag.C32]+[Lørdag.C32]+[Xdag.C32]+[Ydag.C32]" office:value-type="float" office:value="0">
            <text:p>0</text:p>
          </table:table-cell>
          <table:table-cell table:formula="of:=[Onsdag.D32]+[Torsdag.D32]+[Fredag.D32]+[Lørdag.D32]+[Xdag.D32]+[Ydag.D32]" office:value-type="float" office:value="0">
            <text:p>0</text:p>
          </table:table-cell>
          <table:table-cell table:formula="of:=[Onsdag.E32]+[Torsdag.E32]+[Fredag.E32]+[Lørdag.E32]+[Xdag.E32]+[Ydag.E32]" office:value-type="float" office:value="0">
            <text:p>0</text:p>
          </table:table-cell>
          <table:table-cell table:formula="of:=[Onsdag.F32]+[Torsdag.F32]+[Fredag.F32]+[Lørdag.F32]+[Xdag.F32]+[Ydag.F32]" office:value-type="float" office:value="0">
            <text:p>0</text:p>
          </table:table-cell>
          <table:table-cell table:formula="of:=[Onsdag.G32]+[Torsdag.G32]+[Fredag.G32]+[Lørdag.G32]+[Xdag.G32]+[Ydag.G32]" office:value-type="float" office:value="0">
            <text:p>0</text:p>
          </table:table-cell>
          <table:table-cell table:style-name="ce25" table:formula="of:=[Onsdag.H32]+[Torsdag.H32]+[Fredag.H32]+[Lørdag.H32]+[Xdag.H32]+[Ydag.H32]" office:value-type="float" office:value="0">
            <text:p>0</text:p>
          </table:table-cell>
          <table:table-cell table:style-name="ce25" table:formula="of:=[Onsdag.I32]+[Torsdag.I32]+[Fredag.I32]+[Lørdag.I32]+[Xdag.I32]+[Ydag.I32]" office:value-type="float" office:value="0">
            <text:p>0</text:p>
          </table:table-cell>
          <table:table-cell table:style-name="ce27" table:formula="of:=[Onsdag.J32]+[Torsdag.J32]+[Fredag.J32]+[Lørdag.J32]+[Xdag.J32]+[Ydag.J32]" office:value-type="float" office:value="0">
            <text:p>0</text:p>
          </table:table-cell>
          <table:table-cell/>
          <table:table-cell table:formula="of:=SUM([.B32:.H3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3]" office:value-type="float" office:value="0">
            <text:p>0</text:p>
          </table:table-cell>
          <table:table-cell table:style-name="ce23" table:formula="of:=[$Onsdag.B33]+[$Torsdag.B33]+[$Fredag.B33]+[$Lørdag.B33]+[$Xdag.B33]+[$Ydag.B33]" office:value-type="float" office:value="0">
            <text:p>0</text:p>
          </table:table-cell>
          <table:table-cell table:formula="of:=[Onsdag.C33]+[Torsdag.C33]+[Fredag.C33]+[Lørdag.C33]+[Xdag.C33]+[Ydag.C33]" office:value-type="float" office:value="0">
            <text:p>0</text:p>
          </table:table-cell>
          <table:table-cell table:formula="of:=[Onsdag.D33]+[Torsdag.D33]+[Fredag.D33]+[Lørdag.D33]+[Xdag.D33]+[Ydag.D33]" office:value-type="float" office:value="0">
            <text:p>0</text:p>
          </table:table-cell>
          <table:table-cell table:formula="of:=[Onsdag.E33]+[Torsdag.E33]+[Fredag.E33]+[Lørdag.E33]+[Xdag.E33]+[Ydag.E33]" office:value-type="float" office:value="0">
            <text:p>0</text:p>
          </table:table-cell>
          <table:table-cell table:formula="of:=[Onsdag.F33]+[Torsdag.F33]+[Fredag.F33]+[Lørdag.F33]+[Xdag.F33]+[Ydag.F33]" office:value-type="float" office:value="0">
            <text:p>0</text:p>
          </table:table-cell>
          <table:table-cell table:formula="of:=[Onsdag.G33]+[Torsdag.G33]+[Fredag.G33]+[Lørdag.G33]+[Xdag.G33]+[Ydag.G33]" office:value-type="float" office:value="0">
            <text:p>0</text:p>
          </table:table-cell>
          <table:table-cell table:style-name="ce25" table:formula="of:=[Onsdag.H33]+[Torsdag.H33]+[Fredag.H33]+[Lørdag.H33]+[Xdag.H33]+[Ydag.H33]" office:value-type="float" office:value="0">
            <text:p>0</text:p>
          </table:table-cell>
          <table:table-cell table:style-name="ce25" table:formula="of:=[Onsdag.I33]+[Torsdag.I33]+[Fredag.I33]+[Lørdag.I33]+[Xdag.I33]+[Ydag.I33]" office:value-type="float" office:value="0">
            <text:p>0</text:p>
          </table:table-cell>
          <table:table-cell table:style-name="ce27" table:formula="of:=[Onsdag.J33]+[Torsdag.J33]+[Fredag.J33]+[Lørdag.J33]+[Xdag.J33]+[Ydag.J33]" office:value-type="float" office:value="0">
            <text:p>0</text:p>
          </table:table-cell>
          <table:table-cell/>
          <table:table-cell table:formula="of:=SUM([.B33:.H3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4]" office:value-type="float" office:value="0">
            <text:p>0</text:p>
          </table:table-cell>
          <table:table-cell table:style-name="ce23" table:formula="of:=[$Onsdag.B34]+[$Torsdag.B34]+[$Fredag.B34]+[$Lørdag.B34]+[$Xdag.B34]+[$Ydag.B34]" office:value-type="float" office:value="0">
            <text:p>0</text:p>
          </table:table-cell>
          <table:table-cell table:formula="of:=[Onsdag.C34]+[Torsdag.C34]+[Fredag.C34]+[Lørdag.C34]+[Xdag.C34]+[Ydag.C34]" office:value-type="float" office:value="0">
            <text:p>0</text:p>
          </table:table-cell>
          <table:table-cell table:formula="of:=[Onsdag.D34]+[Torsdag.D34]+[Fredag.D34]+[Lørdag.D34]+[Xdag.D34]+[Ydag.D34]" office:value-type="float" office:value="0">
            <text:p>0</text:p>
          </table:table-cell>
          <table:table-cell table:formula="of:=[Onsdag.E34]+[Torsdag.E34]+[Fredag.E34]+[Lørdag.E34]+[Xdag.E34]+[Ydag.E34]" office:value-type="float" office:value="0">
            <text:p>0</text:p>
          </table:table-cell>
          <table:table-cell table:formula="of:=[Onsdag.F34]+[Torsdag.F34]+[Fredag.F34]+[Lørdag.F34]+[Xdag.F34]+[Ydag.F34]" office:value-type="float" office:value="0">
            <text:p>0</text:p>
          </table:table-cell>
          <table:table-cell table:formula="of:=[Onsdag.G34]+[Torsdag.G34]+[Fredag.G34]+[Lørdag.G34]+[Xdag.G34]+[Ydag.G34]" office:value-type="float" office:value="0">
            <text:p>0</text:p>
          </table:table-cell>
          <table:table-cell table:style-name="ce25" table:formula="of:=[Onsdag.H34]+[Torsdag.H34]+[Fredag.H34]+[Lørdag.H34]+[Xdag.H34]+[Ydag.H34]" office:value-type="float" office:value="0">
            <text:p>0</text:p>
          </table:table-cell>
          <table:table-cell table:style-name="ce25" table:formula="of:=[Onsdag.I34]+[Torsdag.I34]+[Fredag.I34]+[Lørdag.I34]+[Xdag.I34]+[Ydag.I34]" office:value-type="float" office:value="0">
            <text:p>0</text:p>
          </table:table-cell>
          <table:table-cell table:style-name="ce27" table:formula="of:=[Onsdag.J34]+[Torsdag.J34]+[Fredag.J34]+[Lørdag.J34]+[Xdag.J34]+[Ydag.J34]" office:value-type="float" office:value="0">
            <text:p>0</text:p>
          </table:table-cell>
          <table:table-cell/>
          <table:table-cell table:formula="of:=SUM([.B34:.H3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5]" office:value-type="float" office:value="0">
            <text:p>0</text:p>
          </table:table-cell>
          <table:table-cell table:style-name="ce23" table:formula="of:=[$Onsdag.B35]+[$Torsdag.B35]+[$Fredag.B35]+[$Lørdag.B35]+[$Xdag.B35]+[$Ydag.B35]" office:value-type="float" office:value="0">
            <text:p>0</text:p>
          </table:table-cell>
          <table:table-cell table:formula="of:=[Onsdag.C35]+[Torsdag.C35]+[Fredag.C35]+[Lørdag.C35]+[Xdag.C35]+[Ydag.C35]" office:value-type="float" office:value="0">
            <text:p>0</text:p>
          </table:table-cell>
          <table:table-cell table:formula="of:=[Onsdag.D35]+[Torsdag.D35]+[Fredag.D35]+[Lørdag.D35]+[Xdag.D35]+[Ydag.D35]" office:value-type="float" office:value="0">
            <text:p>0</text:p>
          </table:table-cell>
          <table:table-cell table:formula="of:=[Onsdag.E35]+[Torsdag.E35]+[Fredag.E35]+[Lørdag.E35]+[Xdag.E35]+[Ydag.E35]" office:value-type="float" office:value="0">
            <text:p>0</text:p>
          </table:table-cell>
          <table:table-cell table:formula="of:=[Onsdag.F35]+[Torsdag.F35]+[Fredag.F35]+[Lørdag.F35]+[Xdag.F35]+[Ydag.F35]" office:value-type="float" office:value="0">
            <text:p>0</text:p>
          </table:table-cell>
          <table:table-cell table:formula="of:=[Onsdag.G35]+[Torsdag.G35]+[Fredag.G35]+[Lørdag.G35]+[Xdag.G35]+[Ydag.G35]" office:value-type="float" office:value="0">
            <text:p>0</text:p>
          </table:table-cell>
          <table:table-cell table:style-name="ce25" table:formula="of:=[Onsdag.H35]+[Torsdag.H35]+[Fredag.H35]+[Lørdag.H35]+[Xdag.H35]+[Ydag.H35]" office:value-type="float" office:value="0">
            <text:p>0</text:p>
          </table:table-cell>
          <table:table-cell table:style-name="ce25" table:formula="of:=[Onsdag.I35]+[Torsdag.I35]+[Fredag.I35]+[Lørdag.I35]+[Xdag.I35]+[Ydag.I35]" office:value-type="float" office:value="0">
            <text:p>0</text:p>
          </table:table-cell>
          <table:table-cell table:style-name="ce27" table:formula="of:=[Onsdag.J35]+[Torsdag.J35]+[Fredag.J35]+[Lørdag.J35]+[Xdag.J35]+[Ydag.J35]" office:value-type="float" office:value="0">
            <text:p>0</text:p>
          </table:table-cell>
          <table:table-cell/>
          <table:table-cell table:formula="of:=SUM([.B35:.H3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6]" office:value-type="float" office:value="0">
            <text:p>0</text:p>
          </table:table-cell>
          <table:table-cell table:style-name="ce23" table:formula="of:=[$Onsdag.B36]+[$Torsdag.B36]+[$Fredag.B36]+[$Lørdag.B36]+[$Xdag.B36]+[$Ydag.B36]" office:value-type="float" office:value="0">
            <text:p>0</text:p>
          </table:table-cell>
          <table:table-cell table:formula="of:=[Onsdag.C36]+[Torsdag.C36]+[Fredag.C36]+[Lørdag.C36]+[Xdag.C36]+[Ydag.C36]" office:value-type="float" office:value="0">
            <text:p>0</text:p>
          </table:table-cell>
          <table:table-cell table:formula="of:=[Onsdag.D36]+[Torsdag.D36]+[Fredag.D36]+[Lørdag.D36]+[Xdag.D36]+[Ydag.D36]" office:value-type="float" office:value="0">
            <text:p>0</text:p>
          </table:table-cell>
          <table:table-cell table:formula="of:=[Onsdag.E36]+[Torsdag.E36]+[Fredag.E36]+[Lørdag.E36]+[Xdag.E36]+[Ydag.E36]" office:value-type="float" office:value="0">
            <text:p>0</text:p>
          </table:table-cell>
          <table:table-cell table:formula="of:=[Onsdag.F36]+[Torsdag.F36]+[Fredag.F36]+[Lørdag.F36]+[Xdag.F36]+[Ydag.F36]" office:value-type="float" office:value="0">
            <text:p>0</text:p>
          </table:table-cell>
          <table:table-cell table:formula="of:=[Onsdag.G36]+[Torsdag.G36]+[Fredag.G36]+[Lørdag.G36]+[Xdag.G36]+[Ydag.G36]" office:value-type="float" office:value="0">
            <text:p>0</text:p>
          </table:table-cell>
          <table:table-cell table:style-name="ce25" table:formula="of:=[Onsdag.H36]+[Torsdag.H36]+[Fredag.H36]+[Lørdag.H36]+[Xdag.H36]+[Ydag.H36]" office:value-type="float" office:value="0">
            <text:p>0</text:p>
          </table:table-cell>
          <table:table-cell table:style-name="ce25" table:formula="of:=[Onsdag.I36]+[Torsdag.I36]+[Fredag.I36]+[Lørdag.I36]+[Xdag.I36]+[Ydag.I36]" office:value-type="float" office:value="0">
            <text:p>0</text:p>
          </table:table-cell>
          <table:table-cell table:style-name="ce27" table:formula="of:=[Onsdag.J36]+[Torsdag.J36]+[Fredag.J36]+[Lørdag.J36]+[Xdag.J36]+[Ydag.J36]" office:value-type="float" office:value="0">
            <text:p>0</text:p>
          </table:table-cell>
          <table:table-cell/>
          <table:table-cell table:formula="of:=SUM([.B36:.H3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7]" office:value-type="float" office:value="0">
            <text:p>0</text:p>
          </table:table-cell>
          <table:table-cell table:style-name="ce23" table:formula="of:=[$Onsdag.B37]+[$Torsdag.B37]+[$Fredag.B37]+[$Lørdag.B37]+[$Xdag.B37]+[$Ydag.B37]" office:value-type="float" office:value="0">
            <text:p>0</text:p>
          </table:table-cell>
          <table:table-cell table:formula="of:=[Onsdag.C37]+[Torsdag.C37]+[Fredag.C37]+[Lørdag.C37]+[Xdag.C37]+[Ydag.C37]" office:value-type="float" office:value="0">
            <text:p>0</text:p>
          </table:table-cell>
          <table:table-cell table:formula="of:=[Onsdag.D37]+[Torsdag.D37]+[Fredag.D37]+[Lørdag.D37]+[Xdag.D37]+[Ydag.D37]" office:value-type="float" office:value="0">
            <text:p>0</text:p>
          </table:table-cell>
          <table:table-cell table:formula="of:=[Onsdag.E37]+[Torsdag.E37]+[Fredag.E37]+[Lørdag.E37]+[Xdag.E37]+[Ydag.E37]" office:value-type="float" office:value="0">
            <text:p>0</text:p>
          </table:table-cell>
          <table:table-cell table:formula="of:=[Onsdag.F37]+[Torsdag.F37]+[Fredag.F37]+[Lørdag.F37]+[Xdag.F37]+[Ydag.F37]" office:value-type="float" office:value="0">
            <text:p>0</text:p>
          </table:table-cell>
          <table:table-cell table:formula="of:=[Onsdag.G37]+[Torsdag.G37]+[Fredag.G37]+[Lørdag.G37]+[Xdag.G37]+[Ydag.G37]" office:value-type="float" office:value="0">
            <text:p>0</text:p>
          </table:table-cell>
          <table:table-cell table:style-name="ce25" table:formula="of:=[Onsdag.H37]+[Torsdag.H37]+[Fredag.H37]+[Lørdag.H37]+[Xdag.H37]+[Ydag.H37]" office:value-type="float" office:value="0">
            <text:p>0</text:p>
          </table:table-cell>
          <table:table-cell table:style-name="ce25" table:formula="of:=[Onsdag.I37]+[Torsdag.I37]+[Fredag.I37]+[Lørdag.I37]+[Xdag.I37]+[Ydag.I37]" office:value-type="float" office:value="0">
            <text:p>0</text:p>
          </table:table-cell>
          <table:table-cell table:style-name="ce27" table:formula="of:=[Onsdag.J37]+[Torsdag.J37]+[Fredag.J37]+[Lørdag.J37]+[Xdag.J37]+[Ydag.J37]" office:value-type="float" office:value="0">
            <text:p>0</text:p>
          </table:table-cell>
          <table:table-cell/>
          <table:table-cell table:formula="of:=SUM([.B37:.H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8]" office:value-type="float" office:value="0">
            <text:p>0</text:p>
          </table:table-cell>
          <table:table-cell table:style-name="ce23" table:formula="of:=[$Onsdag.B38]+[$Torsdag.B38]+[$Fredag.B38]+[$Lørdag.B38]+[$Xdag.B38]+[$Ydag.B38]" office:value-type="float" office:value="0">
            <text:p>0</text:p>
          </table:table-cell>
          <table:table-cell table:formula="of:=[Onsdag.C38]+[Torsdag.C38]+[Fredag.C38]+[Lørdag.C38]+[Xdag.C38]+[Ydag.C38]" office:value-type="float" office:value="0">
            <text:p>0</text:p>
          </table:table-cell>
          <table:table-cell table:formula="of:=[Onsdag.D38]+[Torsdag.D38]+[Fredag.D38]+[Lørdag.D38]+[Xdag.D38]+[Ydag.D38]" office:value-type="float" office:value="0">
            <text:p>0</text:p>
          </table:table-cell>
          <table:table-cell table:formula="of:=[Onsdag.E38]+[Torsdag.E38]+[Fredag.E38]+[Lørdag.E38]+[Xdag.E38]+[Ydag.E38]" office:value-type="float" office:value="0">
            <text:p>0</text:p>
          </table:table-cell>
          <table:table-cell table:formula="of:=[Onsdag.F38]+[Torsdag.F38]+[Fredag.F38]+[Lørdag.F38]+[Xdag.F38]+[Ydag.F38]" office:value-type="float" office:value="0">
            <text:p>0</text:p>
          </table:table-cell>
          <table:table-cell table:formula="of:=[Onsdag.G38]+[Torsdag.G38]+[Fredag.G38]+[Lørdag.G38]+[Xdag.G38]+[Ydag.G38]" office:value-type="float" office:value="0">
            <text:p>0</text:p>
          </table:table-cell>
          <table:table-cell table:style-name="ce25" table:formula="of:=[Onsdag.H38]+[Torsdag.H38]+[Fredag.H38]+[Lørdag.H38]+[Xdag.H38]+[Ydag.H38]" office:value-type="float" office:value="0">
            <text:p>0</text:p>
          </table:table-cell>
          <table:table-cell table:style-name="ce25" table:formula="of:=[Onsdag.I38]+[Torsdag.I38]+[Fredag.I38]+[Lørdag.I38]+[Xdag.I38]+[Ydag.I38]" office:value-type="float" office:value="0">
            <text:p>0</text:p>
          </table:table-cell>
          <table:table-cell table:style-name="ce27" table:formula="of:=[Onsdag.J38]+[Torsdag.J38]+[Fredag.J38]+[Lørdag.J38]+[Xdag.J38]+[Ydag.J38]" office:value-type="float" office:value="0">
            <text:p>0</text:p>
          </table:table-cell>
          <table:table-cell/>
          <table:table-cell table:formula="of:=SUM([.B38:.H3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39]" office:value-type="float" office:value="0">
            <text:p>0</text:p>
          </table:table-cell>
          <table:table-cell table:style-name="ce23" table:formula="of:=[$Onsdag.B39]+[$Torsdag.B39]+[$Fredag.B39]+[$Lørdag.B39]+[$Xdag.B39]+[$Ydag.B39]" office:value-type="float" office:value="0">
            <text:p>0</text:p>
          </table:table-cell>
          <table:table-cell table:formula="of:=[Onsdag.C39]+[Torsdag.C39]+[Fredag.C39]+[Lørdag.C39]+[Xdag.C39]+[Ydag.C39]" office:value-type="float" office:value="0">
            <text:p>0</text:p>
          </table:table-cell>
          <table:table-cell table:formula="of:=[Onsdag.D39]+[Torsdag.D39]+[Fredag.D39]+[Lørdag.D39]+[Xdag.D39]+[Ydag.D39]" office:value-type="float" office:value="0">
            <text:p>0</text:p>
          </table:table-cell>
          <table:table-cell table:formula="of:=[Onsdag.E39]+[Torsdag.E39]+[Fredag.E39]+[Lørdag.E39]+[Xdag.E39]+[Ydag.E39]" office:value-type="float" office:value="0">
            <text:p>0</text:p>
          </table:table-cell>
          <table:table-cell table:formula="of:=[Onsdag.F39]+[Torsdag.F39]+[Fredag.F39]+[Lørdag.F39]+[Xdag.F39]+[Ydag.F39]" office:value-type="float" office:value="0">
            <text:p>0</text:p>
          </table:table-cell>
          <table:table-cell table:formula="of:=[Onsdag.G39]+[Torsdag.G39]+[Fredag.G39]+[Lørdag.G39]+[Xdag.G39]+[Ydag.G39]" office:value-type="float" office:value="0">
            <text:p>0</text:p>
          </table:table-cell>
          <table:table-cell table:style-name="ce25" table:formula="of:=[Onsdag.H39]+[Torsdag.H39]+[Fredag.H39]+[Lørdag.H39]+[Xdag.H39]+[Ydag.H39]" office:value-type="float" office:value="0">
            <text:p>0</text:p>
          </table:table-cell>
          <table:table-cell table:style-name="ce25" table:formula="of:=[Onsdag.I39]+[Torsdag.I39]+[Fredag.I39]+[Lørdag.I39]+[Xdag.I39]+[Ydag.I39]" office:value-type="float" office:value="0">
            <text:p>0</text:p>
          </table:table-cell>
          <table:table-cell table:style-name="ce27" table:formula="of:=[Onsdag.J39]+[Torsdag.J39]+[Fredag.J39]+[Lørdag.J39]+[Xdag.J39]+[Ydag.J39]" office:value-type="float" office:value="0">
            <text:p>0</text:p>
          </table:table-cell>
          <table:table-cell/>
          <table:table-cell table:formula="of:=SUM([.B39:.H3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0]" office:value-type="float" office:value="0">
            <text:p>0</text:p>
          </table:table-cell>
          <table:table-cell table:style-name="ce23" table:formula="of:=[$Onsdag.B40]+[$Torsdag.B40]+[$Fredag.B40]+[$Lørdag.B40]+[$Xdag.B40]+[$Ydag.B40]" office:value-type="float" office:value="0">
            <text:p>0</text:p>
          </table:table-cell>
          <table:table-cell table:formula="of:=[Onsdag.C40]+[Torsdag.C40]+[Fredag.C40]+[Lørdag.C40]+[Xdag.C40]+[Ydag.C40]" office:value-type="float" office:value="0">
            <text:p>0</text:p>
          </table:table-cell>
          <table:table-cell table:formula="of:=[Onsdag.D40]+[Torsdag.D40]+[Fredag.D40]+[Lørdag.D40]+[Xdag.D40]+[Ydag.D40]" office:value-type="float" office:value="0">
            <text:p>0</text:p>
          </table:table-cell>
          <table:table-cell table:formula="of:=[Onsdag.E40]+[Torsdag.E40]+[Fredag.E40]+[Lørdag.E40]+[Xdag.E40]+[Ydag.E40]" office:value-type="float" office:value="0">
            <text:p>0</text:p>
          </table:table-cell>
          <table:table-cell table:formula="of:=[Onsdag.F40]+[Torsdag.F40]+[Fredag.F40]+[Lørdag.F40]+[Xdag.F40]+[Ydag.F40]" office:value-type="float" office:value="0">
            <text:p>0</text:p>
          </table:table-cell>
          <table:table-cell table:formula="of:=[Onsdag.G40]+[Torsdag.G40]+[Fredag.G40]+[Lørdag.G40]+[Xdag.G40]+[Ydag.G40]" office:value-type="float" office:value="0">
            <text:p>0</text:p>
          </table:table-cell>
          <table:table-cell table:style-name="ce25" table:formula="of:=[Onsdag.H40]+[Torsdag.H40]+[Fredag.H40]+[Lørdag.H40]+[Xdag.H40]+[Ydag.H40]" office:value-type="float" office:value="0">
            <text:p>0</text:p>
          </table:table-cell>
          <table:table-cell table:style-name="ce25" table:formula="of:=[Onsdag.I40]+[Torsdag.I40]+[Fredag.I40]+[Lørdag.I40]+[Xdag.I40]+[Ydag.I40]" office:value-type="float" office:value="0">
            <text:p>0</text:p>
          </table:table-cell>
          <table:table-cell table:style-name="ce27" table:formula="of:=[Onsdag.J40]+[Torsdag.J40]+[Fredag.J40]+[Lørdag.J40]+[Xdag.J40]+[Ydag.J40]" office:value-type="float" office:value="0">
            <text:p>0</text:p>
          </table:table-cell>
          <table:table-cell/>
          <table:table-cell table:formula="of:=SUM([.B40:.H4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1]" office:value-type="float" office:value="0">
            <text:p>0</text:p>
          </table:table-cell>
          <table:table-cell table:style-name="ce23" table:formula="of:=[$Onsdag.B41]+[$Torsdag.B41]+[$Fredag.B41]+[$Lørdag.B41]+[$Xdag.B41]+[$Ydag.B41]" office:value-type="float" office:value="0">
            <text:p>0</text:p>
          </table:table-cell>
          <table:table-cell table:formula="of:=[Onsdag.C41]+[Torsdag.C41]+[Fredag.C41]+[Lørdag.C41]+[Xdag.C41]+[Ydag.C41]" office:value-type="float" office:value="0">
            <text:p>0</text:p>
          </table:table-cell>
          <table:table-cell table:formula="of:=[Onsdag.D41]+[Torsdag.D41]+[Fredag.D41]+[Lørdag.D41]+[Xdag.D41]+[Ydag.D41]" office:value-type="float" office:value="0">
            <text:p>0</text:p>
          </table:table-cell>
          <table:table-cell table:formula="of:=[Onsdag.E41]+[Torsdag.E41]+[Fredag.E41]+[Lørdag.E41]+[Xdag.E41]+[Ydag.E41]" office:value-type="float" office:value="0">
            <text:p>0</text:p>
          </table:table-cell>
          <table:table-cell table:formula="of:=[Onsdag.F41]+[Torsdag.F41]+[Fredag.F41]+[Lørdag.F41]+[Xdag.F41]+[Ydag.F41]" office:value-type="float" office:value="0">
            <text:p>0</text:p>
          </table:table-cell>
          <table:table-cell table:formula="of:=[Onsdag.G41]+[Torsdag.G41]+[Fredag.G41]+[Lørdag.G41]+[Xdag.G41]+[Ydag.G41]" office:value-type="float" office:value="0">
            <text:p>0</text:p>
          </table:table-cell>
          <table:table-cell table:style-name="ce25" table:formula="of:=[Onsdag.H41]+[Torsdag.H41]+[Fredag.H41]+[Lørdag.H41]+[Xdag.H41]+[Ydag.H41]" office:value-type="float" office:value="0">
            <text:p>0</text:p>
          </table:table-cell>
          <table:table-cell table:style-name="ce25" table:formula="of:=[Onsdag.I41]+[Torsdag.I41]+[Fredag.I41]+[Lørdag.I41]+[Xdag.I41]+[Ydag.I41]" office:value-type="float" office:value="0">
            <text:p>0</text:p>
          </table:table-cell>
          <table:table-cell table:style-name="ce27" table:formula="of:=[Onsdag.J41]+[Torsdag.J41]+[Fredag.J41]+[Lørdag.J41]+[Xdag.J41]+[Ydag.J41]" office:value-type="float" office:value="0">
            <text:p>0</text:p>
          </table:table-cell>
          <table:table-cell/>
          <table:table-cell table:formula="of:=SUM([.B41:.H4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2]" office:value-type="float" office:value="0">
            <text:p>0</text:p>
          </table:table-cell>
          <table:table-cell table:style-name="ce23" table:formula="of:=[$Onsdag.B42]+[$Torsdag.B42]+[$Fredag.B42]+[$Lørdag.B42]+[$Xdag.B42]+[$Ydag.B42]" office:value-type="float" office:value="0">
            <text:p>0</text:p>
          </table:table-cell>
          <table:table-cell table:formula="of:=[Onsdag.C42]+[Torsdag.C42]+[Fredag.C42]+[Lørdag.C42]+[Xdag.C42]+[Ydag.C42]" office:value-type="float" office:value="0">
            <text:p>0</text:p>
          </table:table-cell>
          <table:table-cell table:formula="of:=[Onsdag.D42]+[Torsdag.D42]+[Fredag.D42]+[Lørdag.D42]+[Xdag.D42]+[Ydag.D42]" office:value-type="float" office:value="0">
            <text:p>0</text:p>
          </table:table-cell>
          <table:table-cell table:formula="of:=[Onsdag.E42]+[Torsdag.E42]+[Fredag.E42]+[Lørdag.E42]+[Xdag.E42]+[Ydag.E42]" office:value-type="float" office:value="0">
            <text:p>0</text:p>
          </table:table-cell>
          <table:table-cell table:formula="of:=[Onsdag.F42]+[Torsdag.F42]+[Fredag.F42]+[Lørdag.F42]+[Xdag.F42]+[Ydag.F42]" office:value-type="float" office:value="0">
            <text:p>0</text:p>
          </table:table-cell>
          <table:table-cell table:formula="of:=[Onsdag.G42]+[Torsdag.G42]+[Fredag.G42]+[Lørdag.G42]+[Xdag.G42]+[Ydag.G42]" office:value-type="float" office:value="0">
            <text:p>0</text:p>
          </table:table-cell>
          <table:table-cell table:style-name="ce25" table:formula="of:=[Onsdag.H42]+[Torsdag.H42]+[Fredag.H42]+[Lørdag.H42]+[Xdag.H42]+[Ydag.H42]" office:value-type="float" office:value="0">
            <text:p>0</text:p>
          </table:table-cell>
          <table:table-cell table:style-name="ce25" table:formula="of:=[Onsdag.I42]+[Torsdag.I42]+[Fredag.I42]+[Lørdag.I42]+[Xdag.I42]+[Ydag.I42]" office:value-type="float" office:value="0">
            <text:p>0</text:p>
          </table:table-cell>
          <table:table-cell table:style-name="ce27" table:formula="of:=[Onsdag.J42]+[Torsdag.J42]+[Fredag.J42]+[Lørdag.J42]+[Xdag.J42]+[Ydag.J42]" office:value-type="float" office:value="0">
            <text:p>0</text:p>
          </table:table-cell>
          <table:table-cell/>
          <table:table-cell table:formula="of:=SUM([.B42:.H4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3]" office:value-type="float" office:value="0">
            <text:p>0</text:p>
          </table:table-cell>
          <table:table-cell table:style-name="ce23" table:formula="of:=[$Onsdag.B43]+[$Torsdag.B43]+[$Fredag.B43]+[$Lørdag.B43]+[$Xdag.B43]+[$Ydag.B43]" office:value-type="float" office:value="0">
            <text:p>0</text:p>
          </table:table-cell>
          <table:table-cell table:formula="of:=[Onsdag.C43]+[Torsdag.C43]+[Fredag.C43]+[Lørdag.C43]+[Xdag.C43]+[Ydag.C43]" office:value-type="float" office:value="0">
            <text:p>0</text:p>
          </table:table-cell>
          <table:table-cell table:formula="of:=[Onsdag.D43]+[Torsdag.D43]+[Fredag.D43]+[Lørdag.D43]+[Xdag.D43]+[Ydag.D43]" office:value-type="float" office:value="0">
            <text:p>0</text:p>
          </table:table-cell>
          <table:table-cell table:formula="of:=[Onsdag.E43]+[Torsdag.E43]+[Fredag.E43]+[Lørdag.E43]+[Xdag.E43]+[Ydag.E43]" office:value-type="float" office:value="0">
            <text:p>0</text:p>
          </table:table-cell>
          <table:table-cell table:formula="of:=[Onsdag.F43]+[Torsdag.F43]+[Fredag.F43]+[Lørdag.F43]+[Xdag.F43]+[Ydag.F43]" office:value-type="float" office:value="0">
            <text:p>0</text:p>
          </table:table-cell>
          <table:table-cell table:formula="of:=[Onsdag.G43]+[Torsdag.G43]+[Fredag.G43]+[Lørdag.G43]+[Xdag.G43]+[Ydag.G43]" office:value-type="float" office:value="0">
            <text:p>0</text:p>
          </table:table-cell>
          <table:table-cell table:style-name="ce25" table:formula="of:=[Onsdag.H43]+[Torsdag.H43]+[Fredag.H43]+[Lørdag.H43]+[Xdag.H43]+[Ydag.H43]" office:value-type="float" office:value="0">
            <text:p>0</text:p>
          </table:table-cell>
          <table:table-cell table:style-name="ce25" table:formula="of:=[Onsdag.I43]+[Torsdag.I43]+[Fredag.I43]+[Lørdag.I43]+[Xdag.I43]+[Ydag.I43]" office:value-type="float" office:value="0">
            <text:p>0</text:p>
          </table:table-cell>
          <table:table-cell table:style-name="ce27" table:formula="of:=[Onsdag.J43]+[Torsdag.J43]+[Fredag.J43]+[Lørdag.J43]+[Xdag.J43]+[Ydag.J43]" office:value-type="float" office:value="0">
            <text:p>0</text:p>
          </table:table-cell>
          <table:table-cell/>
          <table:table-cell table:formula="of:=SUM([.B43:.H4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4]" office:value-type="float" office:value="0">
            <text:p>0</text:p>
          </table:table-cell>
          <table:table-cell table:style-name="ce23" table:formula="of:=[$Onsdag.B44]+[$Torsdag.B44]+[$Fredag.B44]+[$Lørdag.B44]+[$Xdag.B44]+[$Ydag.B44]" office:value-type="float" office:value="0">
            <text:p>0</text:p>
          </table:table-cell>
          <table:table-cell table:formula="of:=[Onsdag.C44]+[Torsdag.C44]+[Fredag.C44]+[Lørdag.C44]+[Xdag.C44]+[Ydag.C44]" office:value-type="float" office:value="0">
            <text:p>0</text:p>
          </table:table-cell>
          <table:table-cell table:formula="of:=[Onsdag.D44]+[Torsdag.D44]+[Fredag.D44]+[Lørdag.D44]+[Xdag.D44]+[Ydag.D44]" office:value-type="float" office:value="0">
            <text:p>0</text:p>
          </table:table-cell>
          <table:table-cell table:formula="of:=[Onsdag.E44]+[Torsdag.E44]+[Fredag.E44]+[Lørdag.E44]+[Xdag.E44]+[Ydag.E44]" office:value-type="float" office:value="0">
            <text:p>0</text:p>
          </table:table-cell>
          <table:table-cell table:formula="of:=[Onsdag.F44]+[Torsdag.F44]+[Fredag.F44]+[Lørdag.F44]+[Xdag.F44]+[Ydag.F44]" office:value-type="float" office:value="0">
            <text:p>0</text:p>
          </table:table-cell>
          <table:table-cell table:formula="of:=[Onsdag.G44]+[Torsdag.G44]+[Fredag.G44]+[Lørdag.G44]+[Xdag.G44]+[Ydag.G44]" office:value-type="float" office:value="0">
            <text:p>0</text:p>
          </table:table-cell>
          <table:table-cell table:style-name="ce25" table:formula="of:=[Onsdag.H44]+[Torsdag.H44]+[Fredag.H44]+[Lørdag.H44]+[Xdag.H44]+[Ydag.H44]" office:value-type="float" office:value="0">
            <text:p>0</text:p>
          </table:table-cell>
          <table:table-cell table:style-name="ce25" table:formula="of:=[Onsdag.I44]+[Torsdag.I44]+[Fredag.I44]+[Lørdag.I44]+[Xdag.I44]+[Ydag.I44]" office:value-type="float" office:value="0">
            <text:p>0</text:p>
          </table:table-cell>
          <table:table-cell table:style-name="ce27" table:formula="of:=[Onsdag.J44]+[Torsdag.J44]+[Fredag.J44]+[Lørdag.J44]+[Xdag.J44]+[Ydag.J44]" office:value-type="float" office:value="0">
            <text:p>0</text:p>
          </table:table-cell>
          <table:table-cell/>
          <table:table-cell table:formula="of:=SUM([.B44:.H4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5]" office:value-type="float" office:value="0">
            <text:p>0</text:p>
          </table:table-cell>
          <table:table-cell table:style-name="ce23" table:formula="of:=[$Onsdag.B45]+[$Torsdag.B45]+[$Fredag.B45]+[$Lørdag.B45]+[$Xdag.B45]+[$Ydag.B45]" office:value-type="float" office:value="0">
            <text:p>0</text:p>
          </table:table-cell>
          <table:table-cell table:formula="of:=[Onsdag.C45]+[Torsdag.C45]+[Fredag.C45]+[Lørdag.C45]+[Xdag.C45]+[Ydag.C45]" office:value-type="float" office:value="0">
            <text:p>0</text:p>
          </table:table-cell>
          <table:table-cell table:formula="of:=[Onsdag.D45]+[Torsdag.D45]+[Fredag.D45]+[Lørdag.D45]+[Xdag.D45]+[Ydag.D45]" office:value-type="float" office:value="0">
            <text:p>0</text:p>
          </table:table-cell>
          <table:table-cell table:formula="of:=[Onsdag.E45]+[Torsdag.E45]+[Fredag.E45]+[Lørdag.E45]+[Xdag.E45]+[Ydag.E45]" office:value-type="float" office:value="0">
            <text:p>0</text:p>
          </table:table-cell>
          <table:table-cell table:formula="of:=[Onsdag.F45]+[Torsdag.F45]+[Fredag.F45]+[Lørdag.F45]+[Xdag.F45]+[Ydag.F45]" office:value-type="float" office:value="0">
            <text:p>0</text:p>
          </table:table-cell>
          <table:table-cell table:formula="of:=[Onsdag.G45]+[Torsdag.G45]+[Fredag.G45]+[Lørdag.G45]+[Xdag.G45]+[Ydag.G45]" office:value-type="float" office:value="0">
            <text:p>0</text:p>
          </table:table-cell>
          <table:table-cell table:style-name="ce25" table:formula="of:=[Onsdag.H45]+[Torsdag.H45]+[Fredag.H45]+[Lørdag.H45]+[Xdag.H45]+[Ydag.H45]" office:value-type="float" office:value="0">
            <text:p>0</text:p>
          </table:table-cell>
          <table:table-cell table:style-name="ce25" table:formula="of:=[Onsdag.I45]+[Torsdag.I45]+[Fredag.I45]+[Lørdag.I45]+[Xdag.I45]+[Ydag.I45]" office:value-type="float" office:value="0">
            <text:p>0</text:p>
          </table:table-cell>
          <table:table-cell table:style-name="ce27" table:formula="of:=[Onsdag.J45]+[Torsdag.J45]+[Fredag.J45]+[Lørdag.J45]+[Xdag.J45]+[Ydag.J45]" office:value-type="float" office:value="0">
            <text:p>0</text:p>
          </table:table-cell>
          <table:table-cell/>
          <table:table-cell table:formula="of:=SUM([.B45:.H4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46]" office:value-type="float" office:value="0">
            <text:p>0</text:p>
          </table:table-cell>
          <table:table-cell table:style-name="ce24" table:formula="of:=[$Onsdag.B46]+[$Torsdag.B46]+[$Fredag.B46]+[$Lørdag.B46]+[$Xdag.B46]+[$Ydag.B46]" office:value-type="float" office:value="0">
            <text:p>0</text:p>
          </table:table-cell>
          <table:table-cell table:style-name="ce26" table:formula="of:=[Onsdag.C46]+[Torsdag.C46]+[Fredag.C46]+[Lørdag.C46]+[Xdag.C46]+[Ydag.C46]" office:value-type="float" office:value="0">
            <text:p>0</text:p>
          </table:table-cell>
          <table:table-cell table:style-name="ce26" table:formula="of:=[Onsdag.D46]+[Torsdag.D46]+[Fredag.D46]+[Lørdag.D46]+[Xdag.D46]+[Ydag.D46]" office:value-type="float" office:value="0">
            <text:p>0</text:p>
          </table:table-cell>
          <table:table-cell table:style-name="ce26" table:formula="of:=[Onsdag.E46]+[Torsdag.E46]+[Fredag.E46]+[Lørdag.E46]+[Xdag.E46]+[Ydag.E46]" office:value-type="float" office:value="0">
            <text:p>0</text:p>
          </table:table-cell>
          <table:table-cell table:style-name="ce26" table:formula="of:=[Onsdag.F46]+[Torsdag.F46]+[Fredag.F46]+[Lørdag.F46]+[Xdag.F46]+[Ydag.F46]" office:value-type="float" office:value="0">
            <text:p>0</text:p>
          </table:table-cell>
          <table:table-cell table:style-name="ce26" table:formula="of:=[Onsdag.G46]+[Torsdag.G46]+[Fredag.G46]+[Lørdag.G46]+[Xdag.G46]+[Ydag.G46]" office:value-type="float" office:value="0">
            <text:p>0</text:p>
          </table:table-cell>
          <table:table-cell table:style-name="ce26" table:formula="of:=[Onsdag.H46]+[Torsdag.H46]+[Fredag.H46]+[Lørdag.H46]+[Xdag.H46]+[Ydag.H46]" office:value-type="float" office:value="0">
            <text:p>0</text:p>
          </table:table-cell>
          <table:table-cell table:style-name="ce26" table:formula="of:=[Onsdag.I46]+[Torsdag.I46]+[Fredag.I46]+[Lørdag.I46]+[Xdag.I46]+[Ydag.I46]" office:value-type="float" office:value="0">
            <text:p>0</text:p>
          </table:table-cell>
          <table:table-cell table:style-name="ce28" table:formula="of:=[Onsdag.J46]+[Torsdag.J46]+[Fredag.J46]+[Lørdag.J46]+[Xdag.J46]+[Ydag.J46]" office:value-type="float" office:value="0">
            <text:p>0</text:p>
          </table:table-cell>
          <table:table-cell/>
          <table:table-cell table:formula="of:=SUM([.B46:.H4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Onsdag.A48]" office:value-type="string" office:string-value="Russer">
            <text:p>Russer</text:p>
          </table:table-cell>
          <table:table-cell table:formula="of:=SUM([.B2:.B46])" office:value-type="float" office:value="0">
            <text:p>0</text:p>
          </table:table-cell>
          <table:table-cell table:formula="of:=SUM([.C2:.C46])" office:value-type="float" office:value="0">
            <text:p>0</text:p>
          </table:table-cell>
          <table:table-cell table:formula="of:=SUM([.D2:.D46])" office:value-type="float" office:value="0">
            <text:p>0</text:p>
          </table:table-cell>
          <table:table-cell table:formula="of:=SUM([.E2:.E46])" office:value-type="float" office:value="0">
            <text:p>0</text:p>
          </table:table-cell>
          <table:table-cell table:formula="of:=SUM([.F2:.F46])" office:value-type="float" office:value="0">
            <text:p>0</text:p>
          </table:table-cell>
          <table:table-cell table:formula="of:=SUM([.G2:.G46])" office:value-type="float" office:value="0">
            <text:p>0</text:p>
          </table:table-cell>
          <table:table-cell table:formula="of:=SUM([.H2:.H46])" office:value-type="float" office:value="0">
            <text:p>0</text:p>
          </table:table-cell>
          <table:table-cell table:formula="of:=SUM([.I2:.I46])" office:value-type="float" office:value="0">
            <text:p>0</text:p>
          </table:table-cell>
          <table:table-cell table:formula="of:=SUM([.J2:.J46])" office:value-type="float" office:value="0">
            <text:p>0</text:p>
          </table:table-cell>
          <table:table-cell/>
          <table:table-cell table:formula="of:=SUM([.B48:.H4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Onsdag.A50]" office:value-type="float" office:value="0">
            <text:p>0</text:p>
          </table:table-cell>
          <table:table-cell table:style-name="ce52" table:formula="of:=[$Onsdag.B50]+[$Torsdag.B50]+[$Fredag.B50]+[$Lørdag.B50]+[$Xdag.B50]+[$Ydag.B50]" office:value-type="float" office:value="0">
            <text:p>0</text:p>
          </table:table-cell>
          <table:table-cell table:style-name="ce53" table:formula="of:=[Onsdag.C50]+[Torsdag.C50]+[Fredag.C50]+[Lørdag.C50]+[Xdag.C50]+[Ydag.C50]" office:value-type="float" office:value="0">
            <text:p>0</text:p>
          </table:table-cell>
          <table:table-cell table:style-name="ce53" table:formula="of:=[Onsdag.D50]+[Torsdag.D50]+[Fredag.D50]+[Lørdag.D50]+[Xdag.D50]+[Ydag.D50]" office:value-type="float" office:value="0">
            <text:p>0</text:p>
          </table:table-cell>
          <table:table-cell table:style-name="ce53" table:formula="of:=[Onsdag.E50]+[Torsdag.E50]+[Fredag.E50]+[Lørdag.E50]+[Xdag.E50]+[Ydag.E50]" office:value-type="float" office:value="0">
            <text:p>0</text:p>
          </table:table-cell>
          <table:table-cell table:style-name="ce53" table:formula="of:=[Onsdag.F50]+[Torsdag.F50]+[Fredag.F50]+[Lørdag.F50]+[Xdag.F50]+[Ydag.F50]" office:value-type="float" office:value="0">
            <text:p>0</text:p>
          </table:table-cell>
          <table:table-cell table:style-name="ce53" table:formula="of:=[Onsdag.G50]+[Torsdag.G50]+[Fredag.G50]+[Lørdag.G50]+[Xdag.G50]+[Ydag.G50]" office:value-type="float" office:value="0">
            <text:p>0</text:p>
          </table:table-cell>
          <table:table-cell table:style-name="ce53" table:formula="of:=[Onsdag.H50]+[Torsdag.H50]+[Fredag.H50]+[Lørdag.H50]+[Xdag.H50]+[Ydag.H50]" office:value-type="float" office:value="0">
            <text:p>0</text:p>
          </table:table-cell>
          <table:table-cell table:style-name="ce53" table:formula="of:=[Onsdag.I50]+[Torsdag.I50]+[Fredag.I50]+[Lørdag.I50]+[Xdag.I50]+[Ydag.I50]" office:value-type="float" office:value="0">
            <text:p>0</text:p>
          </table:table-cell>
          <table:table-cell table:style-name="ce54" table:formula="of:=[Onsdag.J50]+[Torsdag.J50]+[Fredag.J50]+[Lørdag.J50]+[Xdag.J50]+[Ydag.J50]" office:value-type="float" office:value="0">
            <text:p>0</text:p>
          </table:table-cell>
          <table:table-cell/>
          <table:table-cell table:formula="of:=SUM([.B50:.H5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1]" office:value-type="float" office:value="0">
            <text:p>0</text:p>
          </table:table-cell>
          <table:table-cell table:style-name="ce23" table:formula="of:=[$Onsdag.B51]+[$Torsdag.B51]+[$Fredag.B51]+[$Lørdag.B51]+[$Xdag.B51]+[$Ydag.B51]" office:value-type="float" office:value="0">
            <text:p>0</text:p>
          </table:table-cell>
          <table:table-cell table:formula="of:=[Onsdag.C51]+[Torsdag.C51]+[Fredag.C51]+[Lørdag.C51]+[Xdag.C51]+[Ydag.C51]" office:value-type="float" office:value="0">
            <text:p>0</text:p>
          </table:table-cell>
          <table:table-cell table:formula="of:=[Onsdag.D51]+[Torsdag.D51]+[Fredag.D51]+[Lørdag.D51]+[Xdag.D51]+[Ydag.D51]" office:value-type="float" office:value="0">
            <text:p>0</text:p>
          </table:table-cell>
          <table:table-cell table:formula="of:=[Onsdag.E51]+[Torsdag.E51]+[Fredag.E51]+[Lørdag.E51]+[Xdag.E51]+[Ydag.E51]" office:value-type="float" office:value="0">
            <text:p>0</text:p>
          </table:table-cell>
          <table:table-cell table:formula="of:=[Onsdag.F51]+[Torsdag.F51]+[Fredag.F51]+[Lørdag.F51]+[Xdag.F51]+[Ydag.F51]" office:value-type="float" office:value="0">
            <text:p>0</text:p>
          </table:table-cell>
          <table:table-cell table:formula="of:=[Onsdag.G51]+[Torsdag.G51]+[Fredag.G51]+[Lørdag.G51]+[Xdag.G51]+[Ydag.G51]" office:value-type="float" office:value="0">
            <text:p>0</text:p>
          </table:table-cell>
          <table:table-cell table:style-name="ce25" table:formula="of:=[Onsdag.H51]+[Torsdag.H51]+[Fredag.H51]+[Lørdag.H51]+[Xdag.H51]+[Ydag.H51]" office:value-type="float" office:value="0">
            <text:p>0</text:p>
          </table:table-cell>
          <table:table-cell table:style-name="ce25" table:formula="of:=[Onsdag.I51]+[Torsdag.I51]+[Fredag.I51]+[Lørdag.I51]+[Xdag.I51]+[Ydag.I51]" office:value-type="float" office:value="0">
            <text:p>0</text:p>
          </table:table-cell>
          <table:table-cell table:style-name="ce27" table:formula="of:=[Onsdag.J51]+[Torsdag.J51]+[Fredag.J51]+[Lørdag.J51]+[Xdag.J51]+[Ydag.J51]" office:value-type="float" office:value="0">
            <text:p>0</text:p>
          </table:table-cell>
          <table:table-cell/>
          <table:table-cell table:formula="of:=SUM([.B51:.H5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2]" office:value-type="float" office:value="0">
            <text:p>0</text:p>
          </table:table-cell>
          <table:table-cell table:style-name="ce23" table:formula="of:=[$Onsdag.B52]+[$Torsdag.B52]+[$Fredag.B52]+[$Lørdag.B52]+[$Xdag.B52]+[$Ydag.B52]" office:value-type="float" office:value="0">
            <text:p>0</text:p>
          </table:table-cell>
          <table:table-cell table:formula="of:=[Onsdag.C52]+[Torsdag.C52]+[Fredag.C52]+[Lørdag.C52]+[Xdag.C52]+[Ydag.C52]" office:value-type="float" office:value="0">
            <text:p>0</text:p>
          </table:table-cell>
          <table:table-cell table:formula="of:=[Onsdag.D52]+[Torsdag.D52]+[Fredag.D52]+[Lørdag.D52]+[Xdag.D52]+[Ydag.D52]" office:value-type="float" office:value="0">
            <text:p>0</text:p>
          </table:table-cell>
          <table:table-cell table:formula="of:=[Onsdag.E52]+[Torsdag.E52]+[Fredag.E52]+[Lørdag.E52]+[Xdag.E52]+[Ydag.E52]" office:value-type="float" office:value="0">
            <text:p>0</text:p>
          </table:table-cell>
          <table:table-cell table:formula="of:=[Onsdag.F52]+[Torsdag.F52]+[Fredag.F52]+[Lørdag.F52]+[Xdag.F52]+[Ydag.F52]" office:value-type="float" office:value="0">
            <text:p>0</text:p>
          </table:table-cell>
          <table:table-cell table:formula="of:=[Onsdag.G52]+[Torsdag.G52]+[Fredag.G52]+[Lørdag.G52]+[Xdag.G52]+[Ydag.G52]" office:value-type="float" office:value="0">
            <text:p>0</text:p>
          </table:table-cell>
          <table:table-cell table:style-name="ce25" table:formula="of:=[Onsdag.H52]+[Torsdag.H52]+[Fredag.H52]+[Lørdag.H52]+[Xdag.H52]+[Ydag.H52]" office:value-type="float" office:value="0">
            <text:p>0</text:p>
          </table:table-cell>
          <table:table-cell table:style-name="ce25" table:formula="of:=[Onsdag.I52]+[Torsdag.I52]+[Fredag.I52]+[Lørdag.I52]+[Xdag.I52]+[Ydag.I52]" office:value-type="float" office:value="0">
            <text:p>0</text:p>
          </table:table-cell>
          <table:table-cell table:style-name="ce27" table:formula="of:=[Onsdag.J52]+[Torsdag.J52]+[Fredag.J52]+[Lørdag.J52]+[Xdag.J52]+[Ydag.J52]" office:value-type="float" office:value="0">
            <text:p>0</text:p>
          </table:table-cell>
          <table:table-cell/>
          <table:table-cell table:formula="of:=SUM([.B52:.H5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3]" office:value-type="float" office:value="0">
            <text:p>0</text:p>
          </table:table-cell>
          <table:table-cell table:style-name="ce23" table:formula="of:=[$Onsdag.B53]+[$Torsdag.B53]+[$Fredag.B53]+[$Lørdag.B53]+[$Xdag.B53]+[$Ydag.B53]" office:value-type="float" office:value="0">
            <text:p>0</text:p>
          </table:table-cell>
          <table:table-cell table:formula="of:=[Onsdag.C53]+[Torsdag.C53]+[Fredag.C53]+[Lørdag.C53]+[Xdag.C53]+[Ydag.C53]" office:value-type="float" office:value="0">
            <text:p>0</text:p>
          </table:table-cell>
          <table:table-cell table:formula="of:=[Onsdag.D53]+[Torsdag.D53]+[Fredag.D53]+[Lørdag.D53]+[Xdag.D53]+[Ydag.D53]" office:value-type="float" office:value="0">
            <text:p>0</text:p>
          </table:table-cell>
          <table:table-cell table:formula="of:=[Onsdag.E53]+[Torsdag.E53]+[Fredag.E53]+[Lørdag.E53]+[Xdag.E53]+[Ydag.E53]" office:value-type="float" office:value="0">
            <text:p>0</text:p>
          </table:table-cell>
          <table:table-cell table:formula="of:=[Onsdag.F53]+[Torsdag.F53]+[Fredag.F53]+[Lørdag.F53]+[Xdag.F53]+[Ydag.F53]" office:value-type="float" office:value="0">
            <text:p>0</text:p>
          </table:table-cell>
          <table:table-cell table:formula="of:=[Onsdag.G53]+[Torsdag.G53]+[Fredag.G53]+[Lørdag.G53]+[Xdag.G53]+[Ydag.G53]" office:value-type="float" office:value="0">
            <text:p>0</text:p>
          </table:table-cell>
          <table:table-cell table:style-name="ce25" table:formula="of:=[Onsdag.H53]+[Torsdag.H53]+[Fredag.H53]+[Lørdag.H53]+[Xdag.H53]+[Ydag.H53]" office:value-type="float" office:value="0">
            <text:p>0</text:p>
          </table:table-cell>
          <table:table-cell table:style-name="ce25" table:formula="of:=[Onsdag.I53]+[Torsdag.I53]+[Fredag.I53]+[Lørdag.I53]+[Xdag.I53]+[Ydag.I53]" office:value-type="float" office:value="0">
            <text:p>0</text:p>
          </table:table-cell>
          <table:table-cell table:style-name="ce27" table:formula="of:=[Onsdag.J53]+[Torsdag.J53]+[Fredag.J53]+[Lørdag.J53]+[Xdag.J53]+[Ydag.J53]" office:value-type="float" office:value="0">
            <text:p>0</text:p>
          </table:table-cell>
          <table:table-cell/>
          <table:table-cell table:formula="of:=SUM([.B53:.H5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4]" office:value-type="float" office:value="0">
            <text:p>0</text:p>
          </table:table-cell>
          <table:table-cell table:style-name="ce23" table:formula="of:=[$Onsdag.B54]+[$Torsdag.B54]+[$Fredag.B54]+[$Lørdag.B54]+[$Xdag.B54]+[$Ydag.B54]" office:value-type="float" office:value="0">
            <text:p>0</text:p>
          </table:table-cell>
          <table:table-cell table:formula="of:=[Onsdag.C54]+[Torsdag.C54]+[Fredag.C54]+[Lørdag.C54]+[Xdag.C54]+[Ydag.C54]" office:value-type="float" office:value="0">
            <text:p>0</text:p>
          </table:table-cell>
          <table:table-cell table:formula="of:=[Onsdag.D54]+[Torsdag.D54]+[Fredag.D54]+[Lørdag.D54]+[Xdag.D54]+[Ydag.D54]" office:value-type="float" office:value="0">
            <text:p>0</text:p>
          </table:table-cell>
          <table:table-cell table:formula="of:=[Onsdag.E54]+[Torsdag.E54]+[Fredag.E54]+[Lørdag.E54]+[Xdag.E54]+[Ydag.E54]" office:value-type="float" office:value="0">
            <text:p>0</text:p>
          </table:table-cell>
          <table:table-cell table:formula="of:=[Onsdag.F54]+[Torsdag.F54]+[Fredag.F54]+[Lørdag.F54]+[Xdag.F54]+[Ydag.F54]" office:value-type="float" office:value="0">
            <text:p>0</text:p>
          </table:table-cell>
          <table:table-cell table:formula="of:=[Onsdag.G54]+[Torsdag.G54]+[Fredag.G54]+[Lørdag.G54]+[Xdag.G54]+[Ydag.G54]" office:value-type="float" office:value="0">
            <text:p>0</text:p>
          </table:table-cell>
          <table:table-cell table:style-name="ce25" table:formula="of:=[Onsdag.H54]+[Torsdag.H54]+[Fredag.H54]+[Lørdag.H54]+[Xdag.H54]+[Ydag.H54]" office:value-type="float" office:value="0">
            <text:p>0</text:p>
          </table:table-cell>
          <table:table-cell table:style-name="ce25" table:formula="of:=[Onsdag.I54]+[Torsdag.I54]+[Fredag.I54]+[Lørdag.I54]+[Xdag.I54]+[Ydag.I54]" office:value-type="float" office:value="0">
            <text:p>0</text:p>
          </table:table-cell>
          <table:table-cell table:style-name="ce27" table:formula="of:=[Onsdag.J54]+[Torsdag.J54]+[Fredag.J54]+[Lørdag.J54]+[Xdag.J54]+[Ydag.J54]" office:value-type="float" office:value="0">
            <text:p>0</text:p>
          </table:table-cell>
          <table:table-cell/>
          <table:table-cell table:formula="of:=SUM([.B54:.H5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5]" office:value-type="float" office:value="0">
            <text:p>0</text:p>
          </table:table-cell>
          <table:table-cell table:style-name="ce23" table:formula="of:=[$Onsdag.B55]+[$Torsdag.B55]+[$Fredag.B55]+[$Lørdag.B55]+[$Xdag.B55]+[$Ydag.B55]" office:value-type="float" office:value="0">
            <text:p>0</text:p>
          </table:table-cell>
          <table:table-cell table:formula="of:=[Onsdag.C55]+[Torsdag.C55]+[Fredag.C55]+[Lørdag.C55]+[Xdag.C55]+[Ydag.C55]" office:value-type="float" office:value="0">
            <text:p>0</text:p>
          </table:table-cell>
          <table:table-cell table:formula="of:=[Onsdag.D55]+[Torsdag.D55]+[Fredag.D55]+[Lørdag.D55]+[Xdag.D55]+[Ydag.D55]" office:value-type="float" office:value="0">
            <text:p>0</text:p>
          </table:table-cell>
          <table:table-cell table:formula="of:=[Onsdag.E55]+[Torsdag.E55]+[Fredag.E55]+[Lørdag.E55]+[Xdag.E55]+[Ydag.E55]" office:value-type="float" office:value="0">
            <text:p>0</text:p>
          </table:table-cell>
          <table:table-cell table:formula="of:=[Onsdag.F55]+[Torsdag.F55]+[Fredag.F55]+[Lørdag.F55]+[Xdag.F55]+[Ydag.F55]" office:value-type="float" office:value="0">
            <text:p>0</text:p>
          </table:table-cell>
          <table:table-cell table:formula="of:=[Onsdag.G55]+[Torsdag.G55]+[Fredag.G55]+[Lørdag.G55]+[Xdag.G55]+[Ydag.G55]" office:value-type="float" office:value="0">
            <text:p>0</text:p>
          </table:table-cell>
          <table:table-cell table:style-name="ce25" table:formula="of:=[Onsdag.H55]+[Torsdag.H55]+[Fredag.H55]+[Lørdag.H55]+[Xdag.H55]+[Ydag.H55]" office:value-type="float" office:value="0">
            <text:p>0</text:p>
          </table:table-cell>
          <table:table-cell table:style-name="ce25" table:formula="of:=[Onsdag.I55]+[Torsdag.I55]+[Fredag.I55]+[Lørdag.I55]+[Xdag.I55]+[Ydag.I55]" office:value-type="float" office:value="0">
            <text:p>0</text:p>
          </table:table-cell>
          <table:table-cell table:style-name="ce27" table:formula="of:=[Onsdag.J55]+[Torsdag.J55]+[Fredag.J55]+[Lørdag.J55]+[Xdag.J55]+[Ydag.J55]" office:value-type="float" office:value="0">
            <text:p>0</text:p>
          </table:table-cell>
          <table:table-cell/>
          <table:table-cell table:formula="of:=SUM([.B55:.H5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6]" office:value-type="float" office:value="0">
            <text:p>0</text:p>
          </table:table-cell>
          <table:table-cell table:style-name="ce23" table:formula="of:=[$Onsdag.B56]+[$Torsdag.B56]+[$Fredag.B56]+[$Lørdag.B56]+[$Xdag.B56]+[$Ydag.B56]" office:value-type="float" office:value="0">
            <text:p>0</text:p>
          </table:table-cell>
          <table:table-cell table:formula="of:=[Onsdag.C56]+[Torsdag.C56]+[Fredag.C56]+[Lørdag.C56]+[Xdag.C56]+[Ydag.C56]" office:value-type="float" office:value="0">
            <text:p>0</text:p>
          </table:table-cell>
          <table:table-cell table:formula="of:=[Onsdag.D56]+[Torsdag.D56]+[Fredag.D56]+[Lørdag.D56]+[Xdag.D56]+[Ydag.D56]" office:value-type="float" office:value="0">
            <text:p>0</text:p>
          </table:table-cell>
          <table:table-cell table:formula="of:=[Onsdag.E56]+[Torsdag.E56]+[Fredag.E56]+[Lørdag.E56]+[Xdag.E56]+[Ydag.E56]" office:value-type="float" office:value="0">
            <text:p>0</text:p>
          </table:table-cell>
          <table:table-cell table:formula="of:=[Onsdag.F56]+[Torsdag.F56]+[Fredag.F56]+[Lørdag.F56]+[Xdag.F56]+[Ydag.F56]" office:value-type="float" office:value="0">
            <text:p>0</text:p>
          </table:table-cell>
          <table:table-cell table:formula="of:=[Onsdag.G56]+[Torsdag.G56]+[Fredag.G56]+[Lørdag.G56]+[Xdag.G56]+[Ydag.G56]" office:value-type="float" office:value="0">
            <text:p>0</text:p>
          </table:table-cell>
          <table:table-cell table:style-name="ce25" table:formula="of:=[Onsdag.H56]+[Torsdag.H56]+[Fredag.H56]+[Lørdag.H56]+[Xdag.H56]+[Ydag.H56]" office:value-type="float" office:value="0">
            <text:p>0</text:p>
          </table:table-cell>
          <table:table-cell table:style-name="ce25" table:formula="of:=[Onsdag.I56]+[Torsdag.I56]+[Fredag.I56]+[Lørdag.I56]+[Xdag.I56]+[Ydag.I56]" office:value-type="float" office:value="0">
            <text:p>0</text:p>
          </table:table-cell>
          <table:table-cell table:style-name="ce27" table:formula="of:=[Onsdag.J56]+[Torsdag.J56]+[Fredag.J56]+[Lørdag.J56]+[Xdag.J56]+[Ydag.J56]" office:value-type="float" office:value="0">
            <text:p>0</text:p>
          </table:table-cell>
          <table:table-cell/>
          <table:table-cell table:formula="of:=SUM([.B56:.H5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7]" office:value-type="float" office:value="0">
            <text:p>0</text:p>
          </table:table-cell>
          <table:table-cell table:style-name="ce23" table:formula="of:=[$Onsdag.B57]+[$Torsdag.B57]+[$Fredag.B57]+[$Lørdag.B57]+[$Xdag.B57]+[$Ydag.B57]" office:value-type="float" office:value="0">
            <text:p>0</text:p>
          </table:table-cell>
          <table:table-cell table:formula="of:=[Onsdag.C57]+[Torsdag.C57]+[Fredag.C57]+[Lørdag.C57]+[Xdag.C57]+[Ydag.C57]" office:value-type="float" office:value="0">
            <text:p>0</text:p>
          </table:table-cell>
          <table:table-cell table:formula="of:=[Onsdag.D57]+[Torsdag.D57]+[Fredag.D57]+[Lørdag.D57]+[Xdag.D57]+[Ydag.D57]" office:value-type="float" office:value="0">
            <text:p>0</text:p>
          </table:table-cell>
          <table:table-cell table:formula="of:=[Onsdag.E57]+[Torsdag.E57]+[Fredag.E57]+[Lørdag.E57]+[Xdag.E57]+[Ydag.E57]" office:value-type="float" office:value="0">
            <text:p>0</text:p>
          </table:table-cell>
          <table:table-cell table:formula="of:=[Onsdag.F57]+[Torsdag.F57]+[Fredag.F57]+[Lørdag.F57]+[Xdag.F57]+[Ydag.F57]" office:value-type="float" office:value="0">
            <text:p>0</text:p>
          </table:table-cell>
          <table:table-cell table:formula="of:=[Onsdag.G57]+[Torsdag.G57]+[Fredag.G57]+[Lørdag.G57]+[Xdag.G57]+[Ydag.G57]" office:value-type="float" office:value="0">
            <text:p>0</text:p>
          </table:table-cell>
          <table:table-cell table:style-name="ce25" table:formula="of:=[Onsdag.H57]+[Torsdag.H57]+[Fredag.H57]+[Lørdag.H57]+[Xdag.H57]+[Ydag.H57]" office:value-type="float" office:value="0">
            <text:p>0</text:p>
          </table:table-cell>
          <table:table-cell table:style-name="ce25" table:formula="of:=[Onsdag.I57]+[Torsdag.I57]+[Fredag.I57]+[Lørdag.I57]+[Xdag.I57]+[Ydag.I57]" office:value-type="float" office:value="0">
            <text:p>0</text:p>
          </table:table-cell>
          <table:table-cell table:style-name="ce27" table:formula="of:=[Onsdag.J57]+[Torsdag.J57]+[Fredag.J57]+[Lørdag.J57]+[Xdag.J57]+[Ydag.J57]" office:value-type="float" office:value="0">
            <text:p>0</text:p>
          </table:table-cell>
          <table:table-cell/>
          <table:table-cell table:formula="of:=SUM([.B57:.H5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8]" office:value-type="float" office:value="0">
            <text:p>0</text:p>
          </table:table-cell>
          <table:table-cell table:style-name="ce23" table:formula="of:=[$Onsdag.B58]+[$Torsdag.B58]+[$Fredag.B58]+[$Lørdag.B58]+[$Xdag.B58]+[$Ydag.B58]" office:value-type="float" office:value="0">
            <text:p>0</text:p>
          </table:table-cell>
          <table:table-cell table:formula="of:=[Onsdag.C58]+[Torsdag.C58]+[Fredag.C58]+[Lørdag.C58]+[Xdag.C58]+[Ydag.C58]" office:value-type="float" office:value="0">
            <text:p>0</text:p>
          </table:table-cell>
          <table:table-cell table:formula="of:=[Onsdag.D58]+[Torsdag.D58]+[Fredag.D58]+[Lørdag.D58]+[Xdag.D58]+[Ydag.D58]" office:value-type="float" office:value="0">
            <text:p>0</text:p>
          </table:table-cell>
          <table:table-cell table:formula="of:=[Onsdag.E58]+[Torsdag.E58]+[Fredag.E58]+[Lørdag.E58]+[Xdag.E58]+[Ydag.E58]" office:value-type="float" office:value="0">
            <text:p>0</text:p>
          </table:table-cell>
          <table:table-cell table:formula="of:=[Onsdag.F58]+[Torsdag.F58]+[Fredag.F58]+[Lørdag.F58]+[Xdag.F58]+[Ydag.F58]" office:value-type="float" office:value="0">
            <text:p>0</text:p>
          </table:table-cell>
          <table:table-cell table:formula="of:=[Onsdag.G58]+[Torsdag.G58]+[Fredag.G58]+[Lørdag.G58]+[Xdag.G58]+[Ydag.G58]" office:value-type="float" office:value="0">
            <text:p>0</text:p>
          </table:table-cell>
          <table:table-cell table:style-name="ce25" table:formula="of:=[Onsdag.H58]+[Torsdag.H58]+[Fredag.H58]+[Lørdag.H58]+[Xdag.H58]+[Ydag.H58]" office:value-type="float" office:value="0">
            <text:p>0</text:p>
          </table:table-cell>
          <table:table-cell table:style-name="ce25" table:formula="of:=[Onsdag.I58]+[Torsdag.I58]+[Fredag.I58]+[Lørdag.I58]+[Xdag.I58]+[Ydag.I58]" office:value-type="float" office:value="0">
            <text:p>0</text:p>
          </table:table-cell>
          <table:table-cell table:style-name="ce27" table:formula="of:=[Onsdag.J58]+[Torsdag.J58]+[Fredag.J58]+[Lørdag.J58]+[Xdag.J58]+[Ydag.J58]" office:value-type="float" office:value="0">
            <text:p>0</text:p>
          </table:table-cell>
          <table:table-cell/>
          <table:table-cell table:formula="of:=SUM([.B58:.H5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formula="of:=[$Onsdag.A59]" office:value-type="float" office:value="0">
            <text:p>0</text:p>
          </table:table-cell>
          <table:table-cell table:style-name="ce24" table:formula="of:=[$Onsdag.B59]+[$Torsdag.B59]+[$Fredag.B59]+[$Lørdag.B59]+[$Xdag.B59]+[$Ydag.B59]" office:value-type="float" office:value="0">
            <text:p>0</text:p>
          </table:table-cell>
          <table:table-cell table:style-name="ce26" table:formula="of:=[Onsdag.C59]+[Torsdag.C59]+[Fredag.C59]+[Lørdag.C59]+[Xdag.C59]+[Ydag.C59]" office:value-type="float" office:value="0">
            <text:p>0</text:p>
          </table:table-cell>
          <table:table-cell table:style-name="ce26" table:formula="of:=[Onsdag.D59]+[Torsdag.D59]+[Fredag.D59]+[Lørdag.D59]+[Xdag.D59]+[Ydag.D59]" office:value-type="float" office:value="0">
            <text:p>0</text:p>
          </table:table-cell>
          <table:table-cell table:style-name="ce26" table:formula="of:=[Onsdag.E59]+[Torsdag.E59]+[Fredag.E59]+[Lørdag.E59]+[Xdag.E59]+[Ydag.E59]" office:value-type="float" office:value="0">
            <text:p>0</text:p>
          </table:table-cell>
          <table:table-cell table:style-name="ce26" table:formula="of:=[Onsdag.F59]+[Torsdag.F59]+[Fredag.F59]+[Lørdag.F59]+[Xdag.F59]+[Ydag.F59]" office:value-type="float" office:value="0">
            <text:p>0</text:p>
          </table:table-cell>
          <table:table-cell table:style-name="ce26" table:formula="of:=[Onsdag.G59]+[Torsdag.G59]+[Fredag.G59]+[Lørdag.G59]+[Xdag.G59]+[Ydag.G59]" office:value-type="float" office:value="0">
            <text:p>0</text:p>
          </table:table-cell>
          <table:table-cell table:style-name="ce26" table:formula="of:=[Onsdag.H59]+[Torsdag.H59]+[Fredag.H59]+[Lørdag.H59]+[Xdag.H59]+[Ydag.H59]" office:value-type="float" office:value="0">
            <text:p>0</text:p>
          </table:table-cell>
          <table:table-cell table:style-name="ce26" table:formula="of:=[Onsdag.I59]+[Torsdag.I59]+[Fredag.I59]+[Lørdag.I59]+[Xdag.I59]+[Ydag.I59]" office:value-type="float" office:value="0">
            <text:p>0</text:p>
          </table:table-cell>
          <table:table-cell table:style-name="ce28" table:formula="of:=[Onsdag.J59]+[Torsdag.J59]+[Fredag.J59]+[Lørdag.J59]+[Xdag.J59]+[Ydag.J59]" office:value-type="float" office:value="0">
            <text:p>0</text:p>
          </table:table-cell>
          <table:table-cell/>
          <table:table-cell table:formula="of:=SUM([.B59:.H5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Onsdag.A61]" office:value-type="string" office:string-value="Vejleder">
            <text:p>Vejleder</text:p>
          </table:table-cell>
          <table:table-cell table:formula="of:=SUM([.B50:.B59])" office:value-type="float" office:value="0">
            <text:p>0</text:p>
          </table:table-cell>
          <table:table-cell table:formula="of:=SUM([.C50:.C59])" office:value-type="float" office:value="0">
            <text:p>0</text:p>
          </table:table-cell>
          <table:table-cell table:formula="of:=SUM([.D50:.D59])" office:value-type="float" office:value="0">
            <text:p>0</text:p>
          </table:table-cell>
          <table:table-cell table:formula="of:=SUM([.E50:.E59])" office:value-type="float" office:value="0">
            <text:p>0</text:p>
          </table:table-cell>
          <table:table-cell table:formula="of:=SUM([.F50:.F59])" office:value-type="float" office:value="0">
            <text:p>0</text:p>
          </table:table-cell>
          <table:table-cell table:formula="of:=SUM([.G50:.G59])" office:value-type="float" office:value="0">
            <text:p>0</text:p>
          </table:table-cell>
          <table:table-cell table:formula="of:=SUM([.H50:.H59])" office:value-type="float" office:value="0">
            <text:p>0</text:p>
          </table:table-cell>
          <table:table-cell table:formula="of:=SUM([.I50:.I59])" office:value-type="float" office:value="0">
            <text:p>0</text:p>
          </table:table-cell>
          <table:table-cell table:formula="of:=SUM([.J50:.J59])" office:value-type="float" office:value="0">
            <text:p>0</text:p>
          </table:table-cell>
          <table:table-cell/>
          <table:table-cell table:formula="of:=SUM([.B61:.H6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formula="of:=[$Onsdag.A63]" office:value-type="string" office:string-value="Ialt">
            <text:p>Ialt</text:p>
          </table:table-cell>
          <table:table-cell table:formula="of:=SUM([.B48]+[.B61])" office:value-type="float" office:value="0">
            <text:p>0</text:p>
          </table:table-cell>
          <table:table-cell table:formula="of:=SUM([.C48]+[.C61])" office:value-type="float" office:value="0">
            <text:p>0</text:p>
          </table:table-cell>
          <table:table-cell table:formula="of:=SUM([.D48]+[.D61])" office:value-type="float" office:value="0">
            <text:p>0</text:p>
          </table:table-cell>
          <table:table-cell table:formula="of:=SUM([.E48]+[.E61])" office:value-type="float" office:value="0">
            <text:p>0</text:p>
          </table:table-cell>
          <table:table-cell table:formula="of:=SUM([.F48]+[.F61])" office:value-type="float" office:value="0">
            <text:p>0</text:p>
          </table:table-cell>
          <table:table-cell table:formula="of:=SUM([.G48]+[.G61])" office:value-type="float" office:value="0">
            <text:p>0</text:p>
          </table:table-cell>
          <table:table-cell table:formula="of:=SUM([.H48]+[.H61])" office:value-type="float" office:value="0">
            <text:p>0</text:p>
          </table:table-cell>
          <table:table-cell table:formula="of:=SUM([.I48]+[.I61])" office:value-type="float" office:value="0">
            <text:p>0</text:p>
          </table:table-cell>
          <table:table-cell table:formula="of:=SUM([.J48]+[.J61])" office:value-type="float" office:value="0">
            <text:p>0</text:p>
          </table:table-cell>
          <table:table-cell/>
          <table:table-cell table:formula="of:=SUM([.B63:.H63])" office:value-type="float" office:value="0">
            <text:p>0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summeringBetaling" table:style-name="ta1" table:protected="true" table:print="false">
        <table:table-protection table:select-protected-cells="true" table:select-unprotected-cells="true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8"/>
        <table:table-column table:style-name="co27" table:default-cell-style-name="Default"/>
        <table:table-column table:style-name="co2" table:number-columns-repeated="1016" table:default-cell-style-name="Default"/>
        <table:table-row table:style-name="ro5">
          <table:table-cell table:style-name="ce4"/>
          <table:table-cell table:style-name="ce21" office:value-type="string">
            <text:p>Fredag</text:p>
          </table:table-cell>
          <table:table-cell table:style-name="ce21" office:value-type="string">
            <text:p>Lørdag</text:p>
          </table:table-cell>
          <table:table-cell table:style-name="ce21" office:value-type="string">
            <text:p>Søndag</text:p>
          </table:table-cell>
          <table:table-cell table:style-name="ce21" office:value-type="string">
            <text:p>Mandag</text:p>
          </table:table-cell>
          <table:table-cell table:style-name="ce21" office:value-type="string">
            <text:p>Tirsdag</text:p>
          </table:table-cell>
          <table:table-cell table:style-name="ce21" office:value-type="string">
            <text:p>Onsdag</text:p>
          </table:table-cell>
          <table:table-cell table:style-name="ce4"/>
          <table:table-cell table:style-name="ce4" office:value-type="string">
            <text:p>Ialt</text:p>
          </table:table-cell>
          <table:table-cell table:style-name="ce4" office:value-type="string">
            <text:p>Betalt</text:p>
          </table:table-cell>
          <table:table-cell table:style-name="ce4" office:value-type="string">
            <text:p>Skylder</text:p>
          </table:table-cell>
          <table:table-cell table:style-name="ce4" table:number-columns-repeated="1013"/>
        </table:table-row>
        <table:table-row table:style-name="ro4">
          <table:table-cell table:formula="of:=[$Onsdag.A2]" office:value-type="float" office:value="0">
            <text:p>0</text:p>
          </table:table-cell>
          <table:table-cell table:style-name="ce1" table:formula="of:=[Onsdag.$L2]" office:value-type="float" office:value="0">
            <text:p>0</text:p>
          </table:table-cell>
          <table:table-cell table:style-name="ce10" table:formula="of:=[Torsdag.$L2]" office:value-type="float" office:value="0">
            <text:p>0</text:p>
          </table:table-cell>
          <table:table-cell table:style-name="ce10" table:formula="of:=[Fredag.$L2]" office:value-type="float" office:value="0">
            <text:p>0</text:p>
          </table:table-cell>
          <table:table-cell table:style-name="ce10" table:formula="of:=[Lørdag.$L2]" office:value-type="float" office:value="0">
            <text:p>0</text:p>
          </table:table-cell>
          <table:table-cell table:style-name="ce10" table:formula="of:=[Xdag.$L2]" office:value-type="float" office:value="0">
            <text:p>0</text:p>
          </table:table-cell>
          <table:table-cell table:style-name="ce17" table:formula="of:=[Ydag.$L2]" office:value-type="float" office:value="0">
            <text:p>0</text:p>
          </table:table-cell>
          <table:table-cell/>
          <table:table-cell table:formula="of:=SUM([.B2:.G2])" office:value-type="float" office:value="0">
            <text:p>0</text:p>
          </table:table-cell>
          <table:table-cell table:formula="of:=[Onsdag.M2]+[Torsdag.M2]+[Fredag.M2]+[Lørdag.M2]+[Xdag.M2]+[Ydag.M2]" office:value-type="float" office:value="0">
            <text:p>0</text:p>
          </table:table-cell>
          <table:table-cell table:formula="of:=[.I2]-[.J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]" office:value-type="float" office:value="0">
            <text:p>0</text:p>
          </table:table-cell>
          <table:table-cell table:formula="of:=[Onsdag.$L3]" office:value-type="float" office:value="0">
            <text:p>0</text:p>
          </table:table-cell>
          <table:table-cell table:formula="of:=[Torsdag.$L3]" office:value-type="float" office:value="0">
            <text:p>0</text:p>
          </table:table-cell>
          <table:table-cell table:formula="of:=[Fredag.$L3]" office:value-type="float" office:value="0">
            <text:p>0</text:p>
          </table:table-cell>
          <table:table-cell table:formula="of:=[Lørdag.$L3]" office:value-type="float" office:value="0">
            <text:p>0</text:p>
          </table:table-cell>
          <table:table-cell table:formula="of:=[Xdag.$L3]" office:value-type="float" office:value="0">
            <text:p>0</text:p>
          </table:table-cell>
          <table:table-cell table:formula="of:=[Ydag.$L3]" office:value-type="float" office:value="0">
            <text:p>0</text:p>
          </table:table-cell>
          <table:table-cell/>
          <table:table-cell table:formula="of:=SUM([.B3:.G3])" office:value-type="float" office:value="0">
            <text:p>0</text:p>
          </table:table-cell>
          <table:table-cell table:formula="of:=[Onsdag.M3]+[Torsdag.M3]+[Fredag.M3]+[Lørdag.M3]+[Xdag.M3]+[Ydag.M3]" office:value-type="float" office:value="0">
            <text:p>0</text:p>
          </table:table-cell>
          <table:table-cell table:formula="of:=[.I3]-[.J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]" office:value-type="float" office:value="0">
            <text:p>0</text:p>
          </table:table-cell>
          <table:table-cell table:formula="of:=[Onsdag.$L4]" office:value-type="float" office:value="0">
            <text:p>0</text:p>
          </table:table-cell>
          <table:table-cell table:formula="of:=[Torsdag.$L4]" office:value-type="float" office:value="0">
            <text:p>0</text:p>
          </table:table-cell>
          <table:table-cell table:formula="of:=[Fredag.$L4]" office:value-type="float" office:value="0">
            <text:p>0</text:p>
          </table:table-cell>
          <table:table-cell table:formula="of:=[Lørdag.$L4]" office:value-type="float" office:value="0">
            <text:p>0</text:p>
          </table:table-cell>
          <table:table-cell table:formula="of:=[Xdag.$L4]" office:value-type="float" office:value="0">
            <text:p>0</text:p>
          </table:table-cell>
          <table:table-cell table:formula="of:=[Ydag.$L4]" office:value-type="float" office:value="0">
            <text:p>0</text:p>
          </table:table-cell>
          <table:table-cell/>
          <table:table-cell table:formula="of:=SUM([.B4:.G4])" office:value-type="float" office:value="0">
            <text:p>0</text:p>
          </table:table-cell>
          <table:table-cell table:formula="of:=[Onsdag.M4]+[Torsdag.M4]+[Fredag.M4]+[Lørdag.M4]+[Xdag.M4]+[Ydag.M4]" office:value-type="float" office:value="0">
            <text:p>0</text:p>
          </table:table-cell>
          <table:table-cell table:formula="of:=[.I4]-[.J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]" office:value-type="float" office:value="0">
            <text:p>0</text:p>
          </table:table-cell>
          <table:table-cell table:formula="of:=[Onsdag.$L4]" office:value-type="float" office:value="0">
            <text:p>0</text:p>
          </table:table-cell>
          <table:table-cell table:formula="of:=[Torsdag.$L5]" office:value-type="float" office:value="0">
            <text:p>0</text:p>
          </table:table-cell>
          <table:table-cell table:formula="of:=[Fredag.$L5]" office:value-type="float" office:value="0">
            <text:p>0</text:p>
          </table:table-cell>
          <table:table-cell table:formula="of:=[Lørdag.$L5]" office:value-type="float" office:value="0">
            <text:p>0</text:p>
          </table:table-cell>
          <table:table-cell table:formula="of:=[Xdag.$L5]" office:value-type="float" office:value="0">
            <text:p>0</text:p>
          </table:table-cell>
          <table:table-cell table:formula="of:=[Ydag.$L5]" office:value-type="float" office:value="0">
            <text:p>0</text:p>
          </table:table-cell>
          <table:table-cell/>
          <table:table-cell table:formula="of:=SUM([.B5:.G5])" office:value-type="float" office:value="0">
            <text:p>0</text:p>
          </table:table-cell>
          <table:table-cell table:formula="of:=[Onsdag.M5]+[Torsdag.M5]+[Fredag.M5]+[Lørdag.M5]+[Xdag.M5]+[Ydag.M5]" office:value-type="float" office:value="0">
            <text:p>0</text:p>
          </table:table-cell>
          <table:table-cell table:formula="of:=[.I5]-[.J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6]" office:value-type="float" office:value="0">
            <text:p>0</text:p>
          </table:table-cell>
          <table:table-cell table:formula="of:=[Onsdag.$L6]" office:value-type="float" office:value="0">
            <text:p>0</text:p>
          </table:table-cell>
          <table:table-cell table:formula="of:=[Torsdag.$L6]" office:value-type="float" office:value="0">
            <text:p>0</text:p>
          </table:table-cell>
          <table:table-cell table:formula="of:=[Fredag.$L6]" office:value-type="float" office:value="0">
            <text:p>0</text:p>
          </table:table-cell>
          <table:table-cell table:formula="of:=[Lørdag.$L6]" office:value-type="float" office:value="0">
            <text:p>0</text:p>
          </table:table-cell>
          <table:table-cell table:formula="of:=[Xdag.$L6]" office:value-type="float" office:value="0">
            <text:p>0</text:p>
          </table:table-cell>
          <table:table-cell table:formula="of:=[Ydag.$L6]" office:value-type="float" office:value="0">
            <text:p>0</text:p>
          </table:table-cell>
          <table:table-cell/>
          <table:table-cell table:formula="of:=SUM([.B6:.G6])" office:value-type="float" office:value="0">
            <text:p>0</text:p>
          </table:table-cell>
          <table:table-cell table:formula="of:=[Onsdag.M6]+[Torsdag.M6]+[Fredag.M6]+[Lørdag.M6]+[Xdag.M6]+[Ydag.M6]" office:value-type="float" office:value="0">
            <text:p>0</text:p>
          </table:table-cell>
          <table:table-cell table:formula="of:=[.I6]-[.J6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7]" office:value-type="float" office:value="0">
            <text:p>0</text:p>
          </table:table-cell>
          <table:table-cell table:formula="of:=[Onsdag.$L7]" office:value-type="float" office:value="0">
            <text:p>0</text:p>
          </table:table-cell>
          <table:table-cell table:formula="of:=[Torsdag.$L7]" office:value-type="float" office:value="0">
            <text:p>0</text:p>
          </table:table-cell>
          <table:table-cell table:formula="of:=[Fredag.$L7]" office:value-type="float" office:value="0">
            <text:p>0</text:p>
          </table:table-cell>
          <table:table-cell table:formula="of:=[Lørdag.$L7]" office:value-type="float" office:value="0">
            <text:p>0</text:p>
          </table:table-cell>
          <table:table-cell table:formula="of:=[Xdag.$L7]" office:value-type="float" office:value="0">
            <text:p>0</text:p>
          </table:table-cell>
          <table:table-cell table:formula="of:=[Ydag.$L7]" office:value-type="float" office:value="0">
            <text:p>0</text:p>
          </table:table-cell>
          <table:table-cell/>
          <table:table-cell table:formula="of:=SUM([.B7:.G7])" office:value-type="float" office:value="0">
            <text:p>0</text:p>
          </table:table-cell>
          <table:table-cell table:formula="of:=[Onsdag.M7]+[Torsdag.M7]+[Fredag.M7]+[Lørdag.M7]+[Xdag.M7]+[Ydag.M7]" office:value-type="float" office:value="0">
            <text:p>0</text:p>
          </table:table-cell>
          <table:table-cell table:formula="of:=[.I7]-[.J7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8]" office:value-type="float" office:value="0">
            <text:p>0</text:p>
          </table:table-cell>
          <table:table-cell table:formula="of:=[Onsdag.$L8]" office:value-type="float" office:value="0">
            <text:p>0</text:p>
          </table:table-cell>
          <table:table-cell table:formula="of:=[Torsdag.$L8]" office:value-type="float" office:value="0">
            <text:p>0</text:p>
          </table:table-cell>
          <table:table-cell table:formula="of:=[Fredag.$L8]" office:value-type="float" office:value="0">
            <text:p>0</text:p>
          </table:table-cell>
          <table:table-cell table:formula="of:=[Lørdag.$L8]" office:value-type="float" office:value="0">
            <text:p>0</text:p>
          </table:table-cell>
          <table:table-cell table:formula="of:=[Xdag.$L8]" office:value-type="float" office:value="0">
            <text:p>0</text:p>
          </table:table-cell>
          <table:table-cell table:formula="of:=[Ydag.$L8]" office:value-type="float" office:value="0">
            <text:p>0</text:p>
          </table:table-cell>
          <table:table-cell/>
          <table:table-cell table:formula="of:=SUM([.B8:.G8])" office:value-type="float" office:value="0">
            <text:p>0</text:p>
          </table:table-cell>
          <table:table-cell table:formula="of:=[Onsdag.M8]+[Torsdag.M8]+[Fredag.M8]+[Lørdag.M8]+[Xdag.M8]+[Ydag.M8]" office:value-type="float" office:value="0">
            <text:p>0</text:p>
          </table:table-cell>
          <table:table-cell table:formula="of:=[.I8]-[.J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9]" office:value-type="float" office:value="0">
            <text:p>0</text:p>
          </table:table-cell>
          <table:table-cell table:formula="of:=[Onsdag.$L9]" office:value-type="float" office:value="0">
            <text:p>0</text:p>
          </table:table-cell>
          <table:table-cell table:formula="of:=[Torsdag.$L9]" office:value-type="float" office:value="0">
            <text:p>0</text:p>
          </table:table-cell>
          <table:table-cell table:formula="of:=[Fredag.$L9]" office:value-type="float" office:value="0">
            <text:p>0</text:p>
          </table:table-cell>
          <table:table-cell table:formula="of:=[Lørdag.$L9]" office:value-type="float" office:value="0">
            <text:p>0</text:p>
          </table:table-cell>
          <table:table-cell table:formula="of:=[Xdag.$L9]" office:value-type="float" office:value="0">
            <text:p>0</text:p>
          </table:table-cell>
          <table:table-cell table:formula="of:=[Ydag.$L9]" office:value-type="float" office:value="0">
            <text:p>0</text:p>
          </table:table-cell>
          <table:table-cell/>
          <table:table-cell table:formula="of:=SUM([.B9:.G9])" office:value-type="float" office:value="0">
            <text:p>0</text:p>
          </table:table-cell>
          <table:table-cell table:formula="of:=[Onsdag.M9]+[Torsdag.M9]+[Fredag.M9]+[Lørdag.M9]+[Xdag.M9]+[Ydag.M9]" office:value-type="float" office:value="0">
            <text:p>0</text:p>
          </table:table-cell>
          <table:table-cell table:formula="of:=[.I9]-[.J9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0]" office:value-type="float" office:value="0">
            <text:p>0</text:p>
          </table:table-cell>
          <table:table-cell table:formula="of:=[Onsdag.$L10]" office:value-type="float" office:value="0">
            <text:p>0</text:p>
          </table:table-cell>
          <table:table-cell table:formula="of:=[Torsdag.$L10]" office:value-type="float" office:value="0">
            <text:p>0</text:p>
          </table:table-cell>
          <table:table-cell table:formula="of:=[Fredag.$L10]" office:value-type="float" office:value="0">
            <text:p>0</text:p>
          </table:table-cell>
          <table:table-cell table:formula="of:=[Lørdag.$L10]" office:value-type="float" office:value="0">
            <text:p>0</text:p>
          </table:table-cell>
          <table:table-cell table:formula="of:=[Xdag.$L10]" office:value-type="float" office:value="0">
            <text:p>0</text:p>
          </table:table-cell>
          <table:table-cell table:formula="of:=[Ydag.$L10]" office:value-type="float" office:value="0">
            <text:p>0</text:p>
          </table:table-cell>
          <table:table-cell/>
          <table:table-cell table:formula="of:=SUM([.B10:.G10])" office:value-type="float" office:value="0">
            <text:p>0</text:p>
          </table:table-cell>
          <table:table-cell table:formula="of:=[Onsdag.M10]+[Torsdag.M10]+[Fredag.M10]+[Lørdag.M10]+[Xdag.M10]+[Ydag.M10]" office:value-type="float" office:value="0">
            <text:p>0</text:p>
          </table:table-cell>
          <table:table-cell table:formula="of:=[.I10]-[.J1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1]" office:value-type="float" office:value="0">
            <text:p>0</text:p>
          </table:table-cell>
          <table:table-cell table:formula="of:=[Onsdag.$L11]" office:value-type="float" office:value="0">
            <text:p>0</text:p>
          </table:table-cell>
          <table:table-cell table:formula="of:=[Torsdag.$L11]" office:value-type="float" office:value="0">
            <text:p>0</text:p>
          </table:table-cell>
          <table:table-cell table:formula="of:=[Fredag.$L11]" office:value-type="float" office:value="0">
            <text:p>0</text:p>
          </table:table-cell>
          <table:table-cell table:formula="of:=[Lørdag.$L11]" office:value-type="float" office:value="0">
            <text:p>0</text:p>
          </table:table-cell>
          <table:table-cell table:formula="of:=[Xdag.$L11]" office:value-type="float" office:value="0">
            <text:p>0</text:p>
          </table:table-cell>
          <table:table-cell table:formula="of:=[Ydag.$L11]" office:value-type="float" office:value="0">
            <text:p>0</text:p>
          </table:table-cell>
          <table:table-cell/>
          <table:table-cell table:formula="of:=SUM([.B11:.G11])" office:value-type="float" office:value="0">
            <text:p>0</text:p>
          </table:table-cell>
          <table:table-cell table:formula="of:=[Onsdag.M11]+[Torsdag.M11]+[Fredag.M11]+[Lørdag.M11]+[Xdag.M11]+[Ydag.M11]" office:value-type="float" office:value="0">
            <text:p>0</text:p>
          </table:table-cell>
          <table:table-cell table:formula="of:=[.I11]-[.J1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2]" office:value-type="float" office:value="0">
            <text:p>0</text:p>
          </table:table-cell>
          <table:table-cell table:formula="of:=[Onsdag.$L12]" office:value-type="float" office:value="0">
            <text:p>0</text:p>
          </table:table-cell>
          <table:table-cell table:formula="of:=[Torsdag.$L12]" office:value-type="float" office:value="0">
            <text:p>0</text:p>
          </table:table-cell>
          <table:table-cell table:formula="of:=[Fredag.$L12]" office:value-type="float" office:value="0">
            <text:p>0</text:p>
          </table:table-cell>
          <table:table-cell table:formula="of:=[Lørdag.$L12]" office:value-type="float" office:value="0">
            <text:p>0</text:p>
          </table:table-cell>
          <table:table-cell table:formula="of:=[Xdag.$L12]" office:value-type="float" office:value="0">
            <text:p>0</text:p>
          </table:table-cell>
          <table:table-cell table:formula="of:=[Ydag.$L12]" office:value-type="float" office:value="0">
            <text:p>0</text:p>
          </table:table-cell>
          <table:table-cell/>
          <table:table-cell table:formula="of:=SUM([.B12:.G12])" office:value-type="float" office:value="0">
            <text:p>0</text:p>
          </table:table-cell>
          <table:table-cell table:formula="of:=[Onsdag.M12]+[Torsdag.M12]+[Fredag.M12]+[Lørdag.M12]+[Xdag.M12]+[Ydag.M12]" office:value-type="float" office:value="0">
            <text:p>0</text:p>
          </table:table-cell>
          <table:table-cell table:formula="of:=[.I12]-[.J1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3]" office:value-type="float" office:value="0">
            <text:p>0</text:p>
          </table:table-cell>
          <table:table-cell table:formula="of:=[Onsdag.$L13]" office:value-type="float" office:value="0">
            <text:p>0</text:p>
          </table:table-cell>
          <table:table-cell table:formula="of:=[Torsdag.$L13]" office:value-type="float" office:value="0">
            <text:p>0</text:p>
          </table:table-cell>
          <table:table-cell table:formula="of:=[Fredag.$L13]" office:value-type="float" office:value="0">
            <text:p>0</text:p>
          </table:table-cell>
          <table:table-cell table:formula="of:=[Lørdag.$L13]" office:value-type="float" office:value="0">
            <text:p>0</text:p>
          </table:table-cell>
          <table:table-cell table:formula="of:=[Xdag.$L13]" office:value-type="float" office:value="0">
            <text:p>0</text:p>
          </table:table-cell>
          <table:table-cell table:formula="of:=[Ydag.$L13]" office:value-type="float" office:value="0">
            <text:p>0</text:p>
          </table:table-cell>
          <table:table-cell/>
          <table:table-cell table:formula="of:=SUM([.B13:.G13])" office:value-type="float" office:value="0">
            <text:p>0</text:p>
          </table:table-cell>
          <table:table-cell table:formula="of:=[Onsdag.M13]+[Torsdag.M13]+[Fredag.M13]+[Lørdag.M13]+[Xdag.M13]+[Ydag.M13]" office:value-type="float" office:value="0">
            <text:p>0</text:p>
          </table:table-cell>
          <table:table-cell table:formula="of:=[.I13]-[.J1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4]" office:value-type="float" office:value="0">
            <text:p>0</text:p>
          </table:table-cell>
          <table:table-cell table:formula="of:=[Onsdag.$L14]" office:value-type="float" office:value="0">
            <text:p>0</text:p>
          </table:table-cell>
          <table:table-cell table:formula="of:=[Torsdag.$L14]" office:value-type="float" office:value="0">
            <text:p>0</text:p>
          </table:table-cell>
          <table:table-cell table:formula="of:=[Fredag.$L14]" office:value-type="float" office:value="0">
            <text:p>0</text:p>
          </table:table-cell>
          <table:table-cell table:formula="of:=[Lørdag.$L14]" office:value-type="float" office:value="0">
            <text:p>0</text:p>
          </table:table-cell>
          <table:table-cell table:formula="of:=[Xdag.$L14]" office:value-type="float" office:value="0">
            <text:p>0</text:p>
          </table:table-cell>
          <table:table-cell table:formula="of:=[Ydag.$L14]" office:value-type="float" office:value="0">
            <text:p>0</text:p>
          </table:table-cell>
          <table:table-cell/>
          <table:table-cell table:formula="of:=SUM([.B14:.G14])" office:value-type="float" office:value="0">
            <text:p>0</text:p>
          </table:table-cell>
          <table:table-cell table:formula="of:=[Onsdag.M14]+[Torsdag.M14]+[Fredag.M14]+[Lørdag.M14]+[Xdag.M14]+[Ydag.M14]" office:value-type="float" office:value="0">
            <text:p>0</text:p>
          </table:table-cell>
          <table:table-cell table:formula="of:=[.I14]-[.J1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5]" office:value-type="float" office:value="0">
            <text:p>0</text:p>
          </table:table-cell>
          <table:table-cell table:formula="of:=[Onsdag.$L15]" office:value-type="float" office:value="0">
            <text:p>0</text:p>
          </table:table-cell>
          <table:table-cell table:formula="of:=[Torsdag.$L15]" office:value-type="float" office:value="0">
            <text:p>0</text:p>
          </table:table-cell>
          <table:table-cell table:formula="of:=[Fredag.$L15]" office:value-type="float" office:value="0">
            <text:p>0</text:p>
          </table:table-cell>
          <table:table-cell table:formula="of:=[Lørdag.$L15]" office:value-type="float" office:value="0">
            <text:p>0</text:p>
          </table:table-cell>
          <table:table-cell table:formula="of:=[Xdag.$L15]" office:value-type="float" office:value="0">
            <text:p>0</text:p>
          </table:table-cell>
          <table:table-cell table:formula="of:=[Ydag.$L15]" office:value-type="float" office:value="0">
            <text:p>0</text:p>
          </table:table-cell>
          <table:table-cell/>
          <table:table-cell table:formula="of:=SUM([.B15:.G15])" office:value-type="float" office:value="0">
            <text:p>0</text:p>
          </table:table-cell>
          <table:table-cell table:formula="of:=[Onsdag.M15]+[Torsdag.M15]+[Fredag.M15]+[Lørdag.M15]+[Xdag.M15]+[Ydag.M15]" office:value-type="float" office:value="0">
            <text:p>0</text:p>
          </table:table-cell>
          <table:table-cell table:formula="of:=[.I15]-[.J1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6]" office:value-type="float" office:value="0">
            <text:p>0</text:p>
          </table:table-cell>
          <table:table-cell table:formula="of:=[Onsdag.$L16]" office:value-type="float" office:value="0">
            <text:p>0</text:p>
          </table:table-cell>
          <table:table-cell table:formula="of:=[Torsdag.$L16]" office:value-type="float" office:value="0">
            <text:p>0</text:p>
          </table:table-cell>
          <table:table-cell table:formula="of:=[Fredag.$L16]" office:value-type="float" office:value="0">
            <text:p>0</text:p>
          </table:table-cell>
          <table:table-cell table:formula="of:=[Lørdag.$L16]" office:value-type="float" office:value="0">
            <text:p>0</text:p>
          </table:table-cell>
          <table:table-cell table:formula="of:=[Xdag.$L16]" office:value-type="float" office:value="0">
            <text:p>0</text:p>
          </table:table-cell>
          <table:table-cell table:formula="of:=[Ydag.$L16]" office:value-type="float" office:value="0">
            <text:p>0</text:p>
          </table:table-cell>
          <table:table-cell/>
          <table:table-cell table:formula="of:=SUM([.B16:.G16])" office:value-type="float" office:value="0">
            <text:p>0</text:p>
          </table:table-cell>
          <table:table-cell table:formula="of:=[Onsdag.M16]+[Torsdag.M16]+[Fredag.M16]+[Lørdag.M16]+[Xdag.M16]+[Ydag.M16]" office:value-type="float" office:value="0">
            <text:p>0</text:p>
          </table:table-cell>
          <table:table-cell table:formula="of:=[.I16]-[.J16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7]" office:value-type="float" office:value="0">
            <text:p>0</text:p>
          </table:table-cell>
          <table:table-cell table:formula="of:=[Onsdag.$L17]" office:value-type="float" office:value="0">
            <text:p>0</text:p>
          </table:table-cell>
          <table:table-cell table:formula="of:=[Torsdag.$L17]" office:value-type="float" office:value="0">
            <text:p>0</text:p>
          </table:table-cell>
          <table:table-cell table:formula="of:=[Fredag.$L17]" office:value-type="float" office:value="0">
            <text:p>0</text:p>
          </table:table-cell>
          <table:table-cell table:formula="of:=[Lørdag.$L17]" office:value-type="float" office:value="0">
            <text:p>0</text:p>
          </table:table-cell>
          <table:table-cell table:formula="of:=[Xdag.$L17]" office:value-type="float" office:value="0">
            <text:p>0</text:p>
          </table:table-cell>
          <table:table-cell table:formula="of:=[Ydag.$L17]" office:value-type="float" office:value="0">
            <text:p>0</text:p>
          </table:table-cell>
          <table:table-cell/>
          <table:table-cell table:formula="of:=SUM([.B17:.G17])" office:value-type="float" office:value="0">
            <text:p>0</text:p>
          </table:table-cell>
          <table:table-cell table:formula="of:=[Onsdag.M17]+[Torsdag.M17]+[Fredag.M17]+[Lørdag.M17]+[Xdag.M17]+[Ydag.M17]" office:value-type="float" office:value="0">
            <text:p>0</text:p>
          </table:table-cell>
          <table:table-cell table:formula="of:=[.I17]-[.J17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8]" office:value-type="float" office:value="0">
            <text:p>0</text:p>
          </table:table-cell>
          <table:table-cell table:formula="of:=[Onsdag.$L18]" office:value-type="float" office:value="0">
            <text:p>0</text:p>
          </table:table-cell>
          <table:table-cell table:formula="of:=[Torsdag.$L18]" office:value-type="float" office:value="0">
            <text:p>0</text:p>
          </table:table-cell>
          <table:table-cell table:formula="of:=[Fredag.$L18]" office:value-type="float" office:value="0">
            <text:p>0</text:p>
          </table:table-cell>
          <table:table-cell table:formula="of:=[Lørdag.$L18]" office:value-type="float" office:value="0">
            <text:p>0</text:p>
          </table:table-cell>
          <table:table-cell table:formula="of:=[Xdag.$L18]" office:value-type="float" office:value="0">
            <text:p>0</text:p>
          </table:table-cell>
          <table:table-cell table:formula="of:=[Ydag.$L18]" office:value-type="float" office:value="0">
            <text:p>0</text:p>
          </table:table-cell>
          <table:table-cell/>
          <table:table-cell table:formula="of:=SUM([.B18:.G18])" office:value-type="float" office:value="0">
            <text:p>0</text:p>
          </table:table-cell>
          <table:table-cell table:formula="of:=[Onsdag.M18]+[Torsdag.M18]+[Fredag.M18]+[Lørdag.M18]+[Xdag.M18]+[Ydag.M18]" office:value-type="float" office:value="0">
            <text:p>0</text:p>
          </table:table-cell>
          <table:table-cell table:formula="of:=[.I18]-[.J1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19]" office:value-type="float" office:value="0">
            <text:p>0</text:p>
          </table:table-cell>
          <table:table-cell table:formula="of:=[Onsdag.$L19]" office:value-type="float" office:value="0">
            <text:p>0</text:p>
          </table:table-cell>
          <table:table-cell table:formula="of:=[Torsdag.$L19]" office:value-type="float" office:value="0">
            <text:p>0</text:p>
          </table:table-cell>
          <table:table-cell table:formula="of:=[Fredag.$L19]" office:value-type="float" office:value="0">
            <text:p>0</text:p>
          </table:table-cell>
          <table:table-cell table:formula="of:=[Lørdag.$L19]" office:value-type="float" office:value="0">
            <text:p>0</text:p>
          </table:table-cell>
          <table:table-cell table:formula="of:=[Xdag.$L19]" office:value-type="float" office:value="0">
            <text:p>0</text:p>
          </table:table-cell>
          <table:table-cell table:formula="of:=[Ydag.$L19]" office:value-type="float" office:value="0">
            <text:p>0</text:p>
          </table:table-cell>
          <table:table-cell/>
          <table:table-cell table:formula="of:=SUM([.B19:.G19])" office:value-type="float" office:value="0">
            <text:p>0</text:p>
          </table:table-cell>
          <table:table-cell table:formula="of:=[Onsdag.M19]+[Torsdag.M19]+[Fredag.M19]+[Lørdag.M19]+[Xdag.M19]+[Ydag.M19]" office:value-type="float" office:value="0">
            <text:p>0</text:p>
          </table:table-cell>
          <table:table-cell table:formula="of:=[.I19]-[.J19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0]" office:value-type="float" office:value="0">
            <text:p>0</text:p>
          </table:table-cell>
          <table:table-cell table:formula="of:=[Onsdag.$L20]" office:value-type="float" office:value="0">
            <text:p>0</text:p>
          </table:table-cell>
          <table:table-cell table:formula="of:=[Torsdag.$L20]" office:value-type="float" office:value="0">
            <text:p>0</text:p>
          </table:table-cell>
          <table:table-cell table:formula="of:=[Fredag.$L20]" office:value-type="float" office:value="0">
            <text:p>0</text:p>
          </table:table-cell>
          <table:table-cell table:formula="of:=[Lørdag.$L20]" office:value-type="float" office:value="0">
            <text:p>0</text:p>
          </table:table-cell>
          <table:table-cell table:formula="of:=[Xdag.$L20]" office:value-type="float" office:value="0">
            <text:p>0</text:p>
          </table:table-cell>
          <table:table-cell table:formula="of:=[Ydag.$L20]" office:value-type="float" office:value="0">
            <text:p>0</text:p>
          </table:table-cell>
          <table:table-cell/>
          <table:table-cell table:formula="of:=SUM([.B20:.G20])" office:value-type="float" office:value="0">
            <text:p>0</text:p>
          </table:table-cell>
          <table:table-cell table:formula="of:=[Onsdag.M20]+[Torsdag.M20]+[Fredag.M20]+[Lørdag.M20]+[Xdag.M20]+[Ydag.M20]" office:value-type="float" office:value="0">
            <text:p>0</text:p>
          </table:table-cell>
          <table:table-cell table:formula="of:=[.I20]-[.J2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1]" office:value-type="float" office:value="0">
            <text:p>0</text:p>
          </table:table-cell>
          <table:table-cell table:formula="of:=[Onsdag.$L21]" office:value-type="float" office:value="0">
            <text:p>0</text:p>
          </table:table-cell>
          <table:table-cell table:formula="of:=[Torsdag.$L21]" office:value-type="float" office:value="0">
            <text:p>0</text:p>
          </table:table-cell>
          <table:table-cell table:formula="of:=[Fredag.$L21]" office:value-type="float" office:value="0">
            <text:p>0</text:p>
          </table:table-cell>
          <table:table-cell table:formula="of:=[Lørdag.$L21]" office:value-type="float" office:value="0">
            <text:p>0</text:p>
          </table:table-cell>
          <table:table-cell table:formula="of:=[Xdag.$L21]" office:value-type="float" office:value="0">
            <text:p>0</text:p>
          </table:table-cell>
          <table:table-cell table:formula="of:=[Ydag.$L21]" office:value-type="float" office:value="0">
            <text:p>0</text:p>
          </table:table-cell>
          <table:table-cell/>
          <table:table-cell table:formula="of:=SUM([.B21:.G21])" office:value-type="float" office:value="0">
            <text:p>0</text:p>
          </table:table-cell>
          <table:table-cell table:formula="of:=[Onsdag.M21]+[Torsdag.M21]+[Fredag.M21]+[Lørdag.M21]+[Xdag.M21]+[Ydag.M21]" office:value-type="float" office:value="0">
            <text:p>0</text:p>
          </table:table-cell>
          <table:table-cell table:formula="of:=[.I21]-[.J2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2]" office:value-type="float" office:value="0">
            <text:p>0</text:p>
          </table:table-cell>
          <table:table-cell table:formula="of:=[Onsdag.$L22]" office:value-type="float" office:value="0">
            <text:p>0</text:p>
          </table:table-cell>
          <table:table-cell table:formula="of:=[Torsdag.$L22]" office:value-type="float" office:value="0">
            <text:p>0</text:p>
          </table:table-cell>
          <table:table-cell table:formula="of:=[Fredag.$L22]" office:value-type="float" office:value="0">
            <text:p>0</text:p>
          </table:table-cell>
          <table:table-cell table:formula="of:=[Lørdag.$L22]" office:value-type="float" office:value="0">
            <text:p>0</text:p>
          </table:table-cell>
          <table:table-cell table:formula="of:=[Xdag.$L22]" office:value-type="float" office:value="0">
            <text:p>0</text:p>
          </table:table-cell>
          <table:table-cell table:formula="of:=[Ydag.$L22]" office:value-type="float" office:value="0">
            <text:p>0</text:p>
          </table:table-cell>
          <table:table-cell/>
          <table:table-cell table:formula="of:=SUM([.B22:.G22])" office:value-type="float" office:value="0">
            <text:p>0</text:p>
          </table:table-cell>
          <table:table-cell table:formula="of:=[Onsdag.M22]+[Torsdag.M22]+[Fredag.M22]+[Lørdag.M22]+[Xdag.M22]+[Ydag.M22]" office:value-type="float" office:value="0">
            <text:p>0</text:p>
          </table:table-cell>
          <table:table-cell table:formula="of:=[.I22]-[.J2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3]" office:value-type="float" office:value="0">
            <text:p>0</text:p>
          </table:table-cell>
          <table:table-cell table:formula="of:=[Onsdag.$L23]" office:value-type="float" office:value="0">
            <text:p>0</text:p>
          </table:table-cell>
          <table:table-cell table:formula="of:=[Torsdag.$L23]" office:value-type="float" office:value="0">
            <text:p>0</text:p>
          </table:table-cell>
          <table:table-cell table:formula="of:=[Fredag.$L23]" office:value-type="float" office:value="0">
            <text:p>0</text:p>
          </table:table-cell>
          <table:table-cell table:formula="of:=[Lørdag.$L23]" office:value-type="float" office:value="0">
            <text:p>0</text:p>
          </table:table-cell>
          <table:table-cell table:formula="of:=[Xdag.$L23]" office:value-type="float" office:value="0">
            <text:p>0</text:p>
          </table:table-cell>
          <table:table-cell table:formula="of:=[Ydag.$L23]" office:value-type="float" office:value="0">
            <text:p>0</text:p>
          </table:table-cell>
          <table:table-cell/>
          <table:table-cell table:formula="of:=SUM([.B23:.G23])" office:value-type="float" office:value="0">
            <text:p>0</text:p>
          </table:table-cell>
          <table:table-cell table:formula="of:=[Onsdag.M23]+[Torsdag.M23]+[Fredag.M23]+[Lørdag.M23]+[Xdag.M23]+[Ydag.M23]" office:value-type="float" office:value="0">
            <text:p>0</text:p>
          </table:table-cell>
          <table:table-cell table:formula="of:=[.I23]-[.J2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4]" office:value-type="float" office:value="0">
            <text:p>0</text:p>
          </table:table-cell>
          <table:table-cell table:formula="of:=[Onsdag.$L24]" office:value-type="float" office:value="0">
            <text:p>0</text:p>
          </table:table-cell>
          <table:table-cell table:formula="of:=[Torsdag.$L24]" office:value-type="float" office:value="0">
            <text:p>0</text:p>
          </table:table-cell>
          <table:table-cell table:formula="of:=[Fredag.$L24]" office:value-type="float" office:value="0">
            <text:p>0</text:p>
          </table:table-cell>
          <table:table-cell table:formula="of:=[Lørdag.$L24]" office:value-type="float" office:value="0">
            <text:p>0</text:p>
          </table:table-cell>
          <table:table-cell table:formula="of:=[Xdag.$L24]" office:value-type="float" office:value="0">
            <text:p>0</text:p>
          </table:table-cell>
          <table:table-cell table:formula="of:=[Ydag.$L24]" office:value-type="float" office:value="0">
            <text:p>0</text:p>
          </table:table-cell>
          <table:table-cell/>
          <table:table-cell table:formula="of:=SUM([.B24:.G24])" office:value-type="float" office:value="0">
            <text:p>0</text:p>
          </table:table-cell>
          <table:table-cell table:formula="of:=[Onsdag.M24]+[Torsdag.M24]+[Fredag.M24]+[Lørdag.M24]+[Xdag.M24]+[Ydag.M24]" office:value-type="float" office:value="0">
            <text:p>0</text:p>
          </table:table-cell>
          <table:table-cell table:formula="of:=[.I24]-[.J2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5]" office:value-type="float" office:value="0">
            <text:p>0</text:p>
          </table:table-cell>
          <table:table-cell table:formula="of:=[Onsdag.$L25]" office:value-type="float" office:value="0">
            <text:p>0</text:p>
          </table:table-cell>
          <table:table-cell table:formula="of:=[Torsdag.$L25]" office:value-type="float" office:value="0">
            <text:p>0</text:p>
          </table:table-cell>
          <table:table-cell table:formula="of:=[Fredag.$L25]" office:value-type="float" office:value="0">
            <text:p>0</text:p>
          </table:table-cell>
          <table:table-cell table:formula="of:=[Lørdag.$L25]" office:value-type="float" office:value="0">
            <text:p>0</text:p>
          </table:table-cell>
          <table:table-cell table:formula="of:=[Xdag.$L25]" office:value-type="float" office:value="0">
            <text:p>0</text:p>
          </table:table-cell>
          <table:table-cell table:formula="of:=[Ydag.$L25]" office:value-type="float" office:value="0">
            <text:p>0</text:p>
          </table:table-cell>
          <table:table-cell/>
          <table:table-cell table:formula="of:=SUM([.B25:.G25])" office:value-type="float" office:value="0">
            <text:p>0</text:p>
          </table:table-cell>
          <table:table-cell table:formula="of:=[Onsdag.M25]+[Torsdag.M25]+[Fredag.M25]+[Lørdag.M25]+[Xdag.M25]+[Ydag.M25]" office:value-type="float" office:value="0">
            <text:p>0</text:p>
          </table:table-cell>
          <table:table-cell table:formula="of:=[.I25]-[.J2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6]" office:value-type="float" office:value="0">
            <text:p>0</text:p>
          </table:table-cell>
          <table:table-cell table:formula="of:=[Onsdag.$L26]" office:value-type="float" office:value="0">
            <text:p>0</text:p>
          </table:table-cell>
          <table:table-cell table:formula="of:=[Torsdag.$L26]" office:value-type="float" office:value="0">
            <text:p>0</text:p>
          </table:table-cell>
          <table:table-cell table:formula="of:=[Fredag.$L26]" office:value-type="float" office:value="0">
            <text:p>0</text:p>
          </table:table-cell>
          <table:table-cell table:formula="of:=[Lørdag.$L26]" office:value-type="float" office:value="0">
            <text:p>0</text:p>
          </table:table-cell>
          <table:table-cell table:formula="of:=[Xdag.$L26]" office:value-type="float" office:value="0">
            <text:p>0</text:p>
          </table:table-cell>
          <table:table-cell table:formula="of:=[Ydag.$L26]" office:value-type="float" office:value="0">
            <text:p>0</text:p>
          </table:table-cell>
          <table:table-cell/>
          <table:table-cell table:formula="of:=SUM([.B26:.G26])" office:value-type="float" office:value="0">
            <text:p>0</text:p>
          </table:table-cell>
          <table:table-cell table:formula="of:=[Onsdag.M26]+[Torsdag.M26]+[Fredag.M26]+[Lørdag.M26]+[Xdag.M26]+[Ydag.M26]" office:value-type="float" office:value="0">
            <text:p>0</text:p>
          </table:table-cell>
          <table:table-cell table:formula="of:=[.I26]-[.J26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7]" office:value-type="float" office:value="0">
            <text:p>0</text:p>
          </table:table-cell>
          <table:table-cell table:formula="of:=[Onsdag.$L27]" office:value-type="float" office:value="0">
            <text:p>0</text:p>
          </table:table-cell>
          <table:table-cell table:formula="of:=[Torsdag.$L27]" office:value-type="float" office:value="0">
            <text:p>0</text:p>
          </table:table-cell>
          <table:table-cell table:formula="of:=[Fredag.$L27]" office:value-type="float" office:value="0">
            <text:p>0</text:p>
          </table:table-cell>
          <table:table-cell table:formula="of:=[Lørdag.$L27]" office:value-type="float" office:value="0">
            <text:p>0</text:p>
          </table:table-cell>
          <table:table-cell table:formula="of:=[Xdag.$L27]" office:value-type="float" office:value="0">
            <text:p>0</text:p>
          </table:table-cell>
          <table:table-cell table:formula="of:=[Ydag.$L27]" office:value-type="float" office:value="0">
            <text:p>0</text:p>
          </table:table-cell>
          <table:table-cell/>
          <table:table-cell table:formula="of:=SUM([.B27:.G27])" office:value-type="float" office:value="0">
            <text:p>0</text:p>
          </table:table-cell>
          <table:table-cell table:formula="of:=[Onsdag.M27]+[Torsdag.M27]+[Fredag.M27]+[Lørdag.M27]+[Xdag.M27]+[Ydag.M27]" office:value-type="float" office:value="0">
            <text:p>0</text:p>
          </table:table-cell>
          <table:table-cell table:formula="of:=[.I27]-[.J27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8]" office:value-type="float" office:value="0">
            <text:p>0</text:p>
          </table:table-cell>
          <table:table-cell table:formula="of:=[Onsdag.$L28]" office:value-type="float" office:value="0">
            <text:p>0</text:p>
          </table:table-cell>
          <table:table-cell table:formula="of:=[Torsdag.$L28]" office:value-type="float" office:value="0">
            <text:p>0</text:p>
          </table:table-cell>
          <table:table-cell table:formula="of:=[Fredag.$L28]" office:value-type="float" office:value="0">
            <text:p>0</text:p>
          </table:table-cell>
          <table:table-cell table:formula="of:=[Lørdag.$L28]" office:value-type="float" office:value="0">
            <text:p>0</text:p>
          </table:table-cell>
          <table:table-cell table:formula="of:=[Xdag.$L28]" office:value-type="float" office:value="0">
            <text:p>0</text:p>
          </table:table-cell>
          <table:table-cell table:formula="of:=[Ydag.$L28]" office:value-type="float" office:value="0">
            <text:p>0</text:p>
          </table:table-cell>
          <table:table-cell/>
          <table:table-cell table:formula="of:=SUM([.B28:.G28])" office:value-type="float" office:value="0">
            <text:p>0</text:p>
          </table:table-cell>
          <table:table-cell table:formula="of:=[Onsdag.M28]+[Torsdag.M28]+[Fredag.M28]+[Lørdag.M28]+[Xdag.M28]+[Ydag.M28]" office:value-type="float" office:value="0">
            <text:p>0</text:p>
          </table:table-cell>
          <table:table-cell table:formula="of:=[.I28]-[.J2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29]" office:value-type="float" office:value="0">
            <text:p>0</text:p>
          </table:table-cell>
          <table:table-cell table:formula="of:=[Onsdag.$L29]" office:value-type="float" office:value="0">
            <text:p>0</text:p>
          </table:table-cell>
          <table:table-cell table:formula="of:=[Torsdag.$L29]" office:value-type="float" office:value="0">
            <text:p>0</text:p>
          </table:table-cell>
          <table:table-cell table:formula="of:=[Fredag.$L29]" office:value-type="float" office:value="0">
            <text:p>0</text:p>
          </table:table-cell>
          <table:table-cell table:formula="of:=[Lørdag.$L29]" office:value-type="float" office:value="0">
            <text:p>0</text:p>
          </table:table-cell>
          <table:table-cell table:formula="of:=[Xdag.$L29]" office:value-type="float" office:value="0">
            <text:p>0</text:p>
          </table:table-cell>
          <table:table-cell table:formula="of:=[Ydag.$L29]" office:value-type="float" office:value="0">
            <text:p>0</text:p>
          </table:table-cell>
          <table:table-cell/>
          <table:table-cell table:formula="of:=SUM([.B29:.G29])" office:value-type="float" office:value="0">
            <text:p>0</text:p>
          </table:table-cell>
          <table:table-cell table:formula="of:=[Onsdag.M29]+[Torsdag.M29]+[Fredag.M29]+[Lørdag.M29]+[Xdag.M29]+[Ydag.M29]" office:value-type="float" office:value="0">
            <text:p>0</text:p>
          </table:table-cell>
          <table:table-cell table:formula="of:=[.I29]-[.J29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0]" office:value-type="float" office:value="0">
            <text:p>0</text:p>
          </table:table-cell>
          <table:table-cell table:formula="of:=[Onsdag.$L30]" office:value-type="float" office:value="0">
            <text:p>0</text:p>
          </table:table-cell>
          <table:table-cell table:formula="of:=[Torsdag.$L30]" office:value-type="float" office:value="0">
            <text:p>0</text:p>
          </table:table-cell>
          <table:table-cell table:formula="of:=[Fredag.$L30]" office:value-type="float" office:value="0">
            <text:p>0</text:p>
          </table:table-cell>
          <table:table-cell table:formula="of:=[Lørdag.$L30]" office:value-type="float" office:value="0">
            <text:p>0</text:p>
          </table:table-cell>
          <table:table-cell table:formula="of:=[Xdag.$L30]" office:value-type="float" office:value="0">
            <text:p>0</text:p>
          </table:table-cell>
          <table:table-cell table:formula="of:=[Ydag.$L30]" office:value-type="float" office:value="0">
            <text:p>0</text:p>
          </table:table-cell>
          <table:table-cell/>
          <table:table-cell table:formula="of:=SUM([.B30:.G30])" office:value-type="float" office:value="0">
            <text:p>0</text:p>
          </table:table-cell>
          <table:table-cell table:formula="of:=[Onsdag.M30]+[Torsdag.M30]+[Fredag.M30]+[Lørdag.M30]+[Xdag.M30]+[Ydag.M30]" office:value-type="float" office:value="0">
            <text:p>0</text:p>
          </table:table-cell>
          <table:table-cell table:formula="of:=[.I30]-[.J3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1]" office:value-type="float" office:value="0">
            <text:p>0</text:p>
          </table:table-cell>
          <table:table-cell table:formula="of:=[Onsdag.$L31]" office:value-type="float" office:value="0">
            <text:p>0</text:p>
          </table:table-cell>
          <table:table-cell table:formula="of:=[Torsdag.$L31]" office:value-type="float" office:value="0">
            <text:p>0</text:p>
          </table:table-cell>
          <table:table-cell table:formula="of:=[Fredag.$L31]" office:value-type="float" office:value="0">
            <text:p>0</text:p>
          </table:table-cell>
          <table:table-cell table:formula="of:=[Lørdag.$L31]" office:value-type="float" office:value="0">
            <text:p>0</text:p>
          </table:table-cell>
          <table:table-cell table:formula="of:=[Xdag.$L31]" office:value-type="float" office:value="0">
            <text:p>0</text:p>
          </table:table-cell>
          <table:table-cell table:formula="of:=[Ydag.$L31]" office:value-type="float" office:value="0">
            <text:p>0</text:p>
          </table:table-cell>
          <table:table-cell/>
          <table:table-cell table:formula="of:=SUM([.B31:.G31])" office:value-type="float" office:value="0">
            <text:p>0</text:p>
          </table:table-cell>
          <table:table-cell table:formula="of:=[Onsdag.M31]+[Torsdag.M31]+[Fredag.M31]+[Lørdag.M31]+[Xdag.M31]+[Ydag.M31]" office:value-type="float" office:value="0">
            <text:p>0</text:p>
          </table:table-cell>
          <table:table-cell table:formula="of:=[.I31]-[.J3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2]" office:value-type="float" office:value="0">
            <text:p>0</text:p>
          </table:table-cell>
          <table:table-cell table:formula="of:=[Onsdag.$L32]" office:value-type="float" office:value="0">
            <text:p>0</text:p>
          </table:table-cell>
          <table:table-cell table:formula="of:=[Torsdag.$L32]" office:value-type="float" office:value="0">
            <text:p>0</text:p>
          </table:table-cell>
          <table:table-cell table:formula="of:=[Fredag.$L32]" office:value-type="float" office:value="0">
            <text:p>0</text:p>
          </table:table-cell>
          <table:table-cell table:formula="of:=[Lørdag.$L32]" office:value-type="float" office:value="0">
            <text:p>0</text:p>
          </table:table-cell>
          <table:table-cell table:formula="of:=[Xdag.$L32]" office:value-type="float" office:value="0">
            <text:p>0</text:p>
          </table:table-cell>
          <table:table-cell table:formula="of:=[Ydag.$L32]" office:value-type="float" office:value="0">
            <text:p>0</text:p>
          </table:table-cell>
          <table:table-cell/>
          <table:table-cell table:formula="of:=SUM([.B32:.G32])" office:value-type="float" office:value="0">
            <text:p>0</text:p>
          </table:table-cell>
          <table:table-cell table:formula="of:=[Onsdag.M32]+[Torsdag.M32]+[Fredag.M32]+[Lørdag.M32]+[Xdag.M32]+[Ydag.M32]" office:value-type="float" office:value="0">
            <text:p>0</text:p>
          </table:table-cell>
          <table:table-cell table:formula="of:=[.I32]-[.J3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3]" office:value-type="float" office:value="0">
            <text:p>0</text:p>
          </table:table-cell>
          <table:table-cell table:formula="of:=[Onsdag.$L33]" office:value-type="float" office:value="0">
            <text:p>0</text:p>
          </table:table-cell>
          <table:table-cell table:formula="of:=[Torsdag.$L33]" office:value-type="float" office:value="0">
            <text:p>0</text:p>
          </table:table-cell>
          <table:table-cell table:formula="of:=[Fredag.$L33]" office:value-type="float" office:value="0">
            <text:p>0</text:p>
          </table:table-cell>
          <table:table-cell table:formula="of:=[Lørdag.$L33]" office:value-type="float" office:value="0">
            <text:p>0</text:p>
          </table:table-cell>
          <table:table-cell table:formula="of:=[Xdag.$L33]" office:value-type="float" office:value="0">
            <text:p>0</text:p>
          </table:table-cell>
          <table:table-cell table:formula="of:=[Ydag.$L33]" office:value-type="float" office:value="0">
            <text:p>0</text:p>
          </table:table-cell>
          <table:table-cell/>
          <table:table-cell table:formula="of:=SUM([.B33:.G33])" office:value-type="float" office:value="0">
            <text:p>0</text:p>
          </table:table-cell>
          <table:table-cell table:formula="of:=[Onsdag.M33]+[Torsdag.M33]+[Fredag.M33]+[Lørdag.M33]+[Xdag.M33]+[Ydag.M33]" office:value-type="float" office:value="0">
            <text:p>0</text:p>
          </table:table-cell>
          <table:table-cell table:formula="of:=[.I33]-[.J3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4]" office:value-type="float" office:value="0">
            <text:p>0</text:p>
          </table:table-cell>
          <table:table-cell table:formula="of:=[Onsdag.$L34]" office:value-type="float" office:value="0">
            <text:p>0</text:p>
          </table:table-cell>
          <table:table-cell table:formula="of:=[Torsdag.$L34]" office:value-type="float" office:value="0">
            <text:p>0</text:p>
          </table:table-cell>
          <table:table-cell table:formula="of:=[Fredag.$L34]" office:value-type="float" office:value="0">
            <text:p>0</text:p>
          </table:table-cell>
          <table:table-cell table:formula="of:=[Lørdag.$L34]" office:value-type="float" office:value="0">
            <text:p>0</text:p>
          </table:table-cell>
          <table:table-cell table:formula="of:=[Xdag.$L34]" office:value-type="float" office:value="0">
            <text:p>0</text:p>
          </table:table-cell>
          <table:table-cell table:formula="of:=[Ydag.$L34]" office:value-type="float" office:value="0">
            <text:p>0</text:p>
          </table:table-cell>
          <table:table-cell/>
          <table:table-cell table:formula="of:=SUM([.B34:.G34])" office:value-type="float" office:value="0">
            <text:p>0</text:p>
          </table:table-cell>
          <table:table-cell table:formula="of:=[Onsdag.M34]+[Torsdag.M34]+[Fredag.M34]+[Lørdag.M34]+[Xdag.M34]+[Ydag.M34]" office:value-type="float" office:value="0">
            <text:p>0</text:p>
          </table:table-cell>
          <table:table-cell table:formula="of:=[.I34]-[.J3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5]" office:value-type="float" office:value="0">
            <text:p>0</text:p>
          </table:table-cell>
          <table:table-cell table:formula="of:=[Onsdag.$L35]" office:value-type="float" office:value="0">
            <text:p>0</text:p>
          </table:table-cell>
          <table:table-cell table:formula="of:=[Torsdag.$L35]" office:value-type="float" office:value="0">
            <text:p>0</text:p>
          </table:table-cell>
          <table:table-cell table:formula="of:=[Fredag.$L35]" office:value-type="float" office:value="0">
            <text:p>0</text:p>
          </table:table-cell>
          <table:table-cell table:formula="of:=[Lørdag.$L35]" office:value-type="float" office:value="0">
            <text:p>0</text:p>
          </table:table-cell>
          <table:table-cell table:formula="of:=[Xdag.$L35]" office:value-type="float" office:value="0">
            <text:p>0</text:p>
          </table:table-cell>
          <table:table-cell table:formula="of:=[Ydag.$L35]" office:value-type="float" office:value="0">
            <text:p>0</text:p>
          </table:table-cell>
          <table:table-cell/>
          <table:table-cell table:formula="of:=SUM([.B35:.G35])" office:value-type="float" office:value="0">
            <text:p>0</text:p>
          </table:table-cell>
          <table:table-cell table:formula="of:=[Onsdag.M35]+[Torsdag.M35]+[Fredag.M35]+[Lørdag.M35]+[Xdag.M35]+[Ydag.M35]" office:value-type="float" office:value="0">
            <text:p>0</text:p>
          </table:table-cell>
          <table:table-cell table:formula="of:=[.I35]-[.J3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6]" office:value-type="float" office:value="0">
            <text:p>0</text:p>
          </table:table-cell>
          <table:table-cell table:formula="of:=[Onsdag.$L36]" office:value-type="float" office:value="0">
            <text:p>0</text:p>
          </table:table-cell>
          <table:table-cell table:formula="of:=[Torsdag.$L36]" office:value-type="float" office:value="0">
            <text:p>0</text:p>
          </table:table-cell>
          <table:table-cell table:formula="of:=[Fredag.$L36]" office:value-type="float" office:value="0">
            <text:p>0</text:p>
          </table:table-cell>
          <table:table-cell table:formula="of:=[Lørdag.$L36]" office:value-type="float" office:value="0">
            <text:p>0</text:p>
          </table:table-cell>
          <table:table-cell table:formula="of:=[Xdag.$L36]" office:value-type="float" office:value="0">
            <text:p>0</text:p>
          </table:table-cell>
          <table:table-cell table:formula="of:=[Ydag.$L36]" office:value-type="float" office:value="0">
            <text:p>0</text:p>
          </table:table-cell>
          <table:table-cell/>
          <table:table-cell table:formula="of:=SUM([.B36:.G36])" office:value-type="float" office:value="0">
            <text:p>0</text:p>
          </table:table-cell>
          <table:table-cell table:formula="of:=[Onsdag.M36]+[Torsdag.M36]+[Fredag.M36]+[Lørdag.M36]+[Xdag.M36]+[Ydag.M36]" office:value-type="float" office:value="0">
            <text:p>0</text:p>
          </table:table-cell>
          <table:table-cell table:formula="of:=[.I36]-[.J36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7]" office:value-type="float" office:value="0">
            <text:p>0</text:p>
          </table:table-cell>
          <table:table-cell table:formula="of:=[Onsdag.$L37]" office:value-type="float" office:value="0">
            <text:p>0</text:p>
          </table:table-cell>
          <table:table-cell table:formula="of:=[Torsdag.$L37]" office:value-type="float" office:value="0">
            <text:p>0</text:p>
          </table:table-cell>
          <table:table-cell table:formula="of:=[Fredag.$L37]" office:value-type="float" office:value="0">
            <text:p>0</text:p>
          </table:table-cell>
          <table:table-cell table:formula="of:=[Lørdag.$L37]" office:value-type="float" office:value="0">
            <text:p>0</text:p>
          </table:table-cell>
          <table:table-cell table:formula="of:=[Xdag.$L37]" office:value-type="float" office:value="0">
            <text:p>0</text:p>
          </table:table-cell>
          <table:table-cell table:formula="of:=[Ydag.$L37]" office:value-type="float" office:value="0">
            <text:p>0</text:p>
          </table:table-cell>
          <table:table-cell/>
          <table:table-cell table:formula="of:=SUM([.B37:.G37])" office:value-type="float" office:value="0">
            <text:p>0</text:p>
          </table:table-cell>
          <table:table-cell table:formula="of:=[Onsdag.M37]+[Torsdag.M37]+[Fredag.M37]+[Lørdag.M37]+[Xdag.M37]+[Ydag.M37]" office:value-type="float" office:value="0">
            <text:p>0</text:p>
          </table:table-cell>
          <table:table-cell table:formula="of:=[.I37]-[.J37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8]" office:value-type="float" office:value="0">
            <text:p>0</text:p>
          </table:table-cell>
          <table:table-cell table:formula="of:=[Onsdag.$L38]" office:value-type="float" office:value="0">
            <text:p>0</text:p>
          </table:table-cell>
          <table:table-cell table:formula="of:=[Torsdag.$L38]" office:value-type="float" office:value="0">
            <text:p>0</text:p>
          </table:table-cell>
          <table:table-cell table:formula="of:=[Fredag.$L38]" office:value-type="float" office:value="0">
            <text:p>0</text:p>
          </table:table-cell>
          <table:table-cell table:formula="of:=[Lørdag.$L38]" office:value-type="float" office:value="0">
            <text:p>0</text:p>
          </table:table-cell>
          <table:table-cell table:formula="of:=[Xdag.$L38]" office:value-type="float" office:value="0">
            <text:p>0</text:p>
          </table:table-cell>
          <table:table-cell table:formula="of:=[Ydag.$L38]" office:value-type="float" office:value="0">
            <text:p>0</text:p>
          </table:table-cell>
          <table:table-cell/>
          <table:table-cell table:formula="of:=SUM([.B38:.G38])" office:value-type="float" office:value="0">
            <text:p>0</text:p>
          </table:table-cell>
          <table:table-cell table:formula="of:=[Onsdag.M38]+[Torsdag.M38]+[Fredag.M38]+[Lørdag.M38]+[Xdag.M38]+[Ydag.M38]" office:value-type="float" office:value="0">
            <text:p>0</text:p>
          </table:table-cell>
          <table:table-cell table:formula="of:=[.I38]-[.J3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39]" office:value-type="float" office:value="0">
            <text:p>0</text:p>
          </table:table-cell>
          <table:table-cell table:formula="of:=[Onsdag.$L39]" office:value-type="float" office:value="0">
            <text:p>0</text:p>
          </table:table-cell>
          <table:table-cell table:formula="of:=[Torsdag.$L39]" office:value-type="float" office:value="0">
            <text:p>0</text:p>
          </table:table-cell>
          <table:table-cell table:formula="of:=[Fredag.$L39]" office:value-type="float" office:value="0">
            <text:p>0</text:p>
          </table:table-cell>
          <table:table-cell table:formula="of:=[Lørdag.$L39]" office:value-type="float" office:value="0">
            <text:p>0</text:p>
          </table:table-cell>
          <table:table-cell table:formula="of:=[Xdag.$L39]" office:value-type="float" office:value="0">
            <text:p>0</text:p>
          </table:table-cell>
          <table:table-cell table:formula="of:=[Ydag.$L39]" office:value-type="float" office:value="0">
            <text:p>0</text:p>
          </table:table-cell>
          <table:table-cell/>
          <table:table-cell table:formula="of:=SUM([.B39:.G39])" office:value-type="float" office:value="0">
            <text:p>0</text:p>
          </table:table-cell>
          <table:table-cell table:formula="of:=[Onsdag.M39]+[Torsdag.M39]+[Fredag.M39]+[Lørdag.M39]+[Xdag.M39]+[Ydag.M39]" office:value-type="float" office:value="0">
            <text:p>0</text:p>
          </table:table-cell>
          <table:table-cell table:formula="of:=[.I39]-[.J39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0]" office:value-type="float" office:value="0">
            <text:p>0</text:p>
          </table:table-cell>
          <table:table-cell table:formula="of:=[Onsdag.$L40]" office:value-type="float" office:value="0">
            <text:p>0</text:p>
          </table:table-cell>
          <table:table-cell table:formula="of:=[Torsdag.$L40]" office:value-type="float" office:value="0">
            <text:p>0</text:p>
          </table:table-cell>
          <table:table-cell table:formula="of:=[Fredag.$L40]" office:value-type="float" office:value="0">
            <text:p>0</text:p>
          </table:table-cell>
          <table:table-cell table:formula="of:=[Lørdag.$L40]" office:value-type="float" office:value="0">
            <text:p>0</text:p>
          </table:table-cell>
          <table:table-cell table:formula="of:=[Xdag.$L40]" office:value-type="float" office:value="0">
            <text:p>0</text:p>
          </table:table-cell>
          <table:table-cell table:formula="of:=[Ydag.$L40]" office:value-type="float" office:value="0">
            <text:p>0</text:p>
          </table:table-cell>
          <table:table-cell/>
          <table:table-cell table:formula="of:=SUM([.B40:.G40])" office:value-type="float" office:value="0">
            <text:p>0</text:p>
          </table:table-cell>
          <table:table-cell table:formula="of:=[Onsdag.M40]+[Torsdag.M40]+[Fredag.M40]+[Lørdag.M40]+[Xdag.M40]+[Ydag.M40]" office:value-type="float" office:value="0">
            <text:p>0</text:p>
          </table:table-cell>
          <table:table-cell table:formula="of:=[.I40]-[.J4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1]" office:value-type="float" office:value="0">
            <text:p>0</text:p>
          </table:table-cell>
          <table:table-cell table:formula="of:=[Onsdag.$L41]" office:value-type="float" office:value="0">
            <text:p>0</text:p>
          </table:table-cell>
          <table:table-cell table:formula="of:=[Torsdag.$L41]" office:value-type="float" office:value="0">
            <text:p>0</text:p>
          </table:table-cell>
          <table:table-cell table:formula="of:=[Fredag.$L41]" office:value-type="float" office:value="0">
            <text:p>0</text:p>
          </table:table-cell>
          <table:table-cell table:formula="of:=[Lørdag.$L41]" office:value-type="float" office:value="0">
            <text:p>0</text:p>
          </table:table-cell>
          <table:table-cell table:formula="of:=[Xdag.$L41]" office:value-type="float" office:value="0">
            <text:p>0</text:p>
          </table:table-cell>
          <table:table-cell table:formula="of:=[Ydag.$L41]" office:value-type="float" office:value="0">
            <text:p>0</text:p>
          </table:table-cell>
          <table:table-cell/>
          <table:table-cell table:formula="of:=SUM([.B41:.G41])" office:value-type="float" office:value="0">
            <text:p>0</text:p>
          </table:table-cell>
          <table:table-cell table:formula="of:=[Onsdag.M41]+[Torsdag.M41]+[Fredag.M41]+[Lørdag.M41]+[Xdag.M41]+[Ydag.M41]" office:value-type="float" office:value="0">
            <text:p>0</text:p>
          </table:table-cell>
          <table:table-cell table:formula="of:=[.I41]-[.J4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2]" office:value-type="float" office:value="0">
            <text:p>0</text:p>
          </table:table-cell>
          <table:table-cell table:formula="of:=[Onsdag.$L42]" office:value-type="float" office:value="0">
            <text:p>0</text:p>
          </table:table-cell>
          <table:table-cell table:formula="of:=[Torsdag.$L42]" office:value-type="float" office:value="0">
            <text:p>0</text:p>
          </table:table-cell>
          <table:table-cell table:formula="of:=[Fredag.$L42]" office:value-type="float" office:value="0">
            <text:p>0</text:p>
          </table:table-cell>
          <table:table-cell table:formula="of:=[Lørdag.$L42]" office:value-type="float" office:value="0">
            <text:p>0</text:p>
          </table:table-cell>
          <table:table-cell table:formula="of:=[Xdag.$L42]" office:value-type="float" office:value="0">
            <text:p>0</text:p>
          </table:table-cell>
          <table:table-cell table:formula="of:=[Ydag.$L42]" office:value-type="float" office:value="0">
            <text:p>0</text:p>
          </table:table-cell>
          <table:table-cell/>
          <table:table-cell table:formula="of:=SUM([.B42:.G42])" office:value-type="float" office:value="0">
            <text:p>0</text:p>
          </table:table-cell>
          <table:table-cell table:formula="of:=[Onsdag.M42]+[Torsdag.M42]+[Fredag.M42]+[Lørdag.M42]+[Xdag.M42]+[Ydag.M42]" office:value-type="float" office:value="0">
            <text:p>0</text:p>
          </table:table-cell>
          <table:table-cell table:formula="of:=[.I42]-[.J4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3]" office:value-type="float" office:value="0">
            <text:p>0</text:p>
          </table:table-cell>
          <table:table-cell table:formula="of:=[Onsdag.$L43]" office:value-type="float" office:value="0">
            <text:p>0</text:p>
          </table:table-cell>
          <table:table-cell table:formula="of:=[Torsdag.$L43]" office:value-type="float" office:value="0">
            <text:p>0</text:p>
          </table:table-cell>
          <table:table-cell table:formula="of:=[Fredag.$L43]" office:value-type="float" office:value="0">
            <text:p>0</text:p>
          </table:table-cell>
          <table:table-cell table:formula="of:=[Lørdag.$L43]" office:value-type="float" office:value="0">
            <text:p>0</text:p>
          </table:table-cell>
          <table:table-cell table:formula="of:=[Xdag.$L43]" office:value-type="float" office:value="0">
            <text:p>0</text:p>
          </table:table-cell>
          <table:table-cell table:formula="of:=[Ydag.$L43]" office:value-type="float" office:value="0">
            <text:p>0</text:p>
          </table:table-cell>
          <table:table-cell/>
          <table:table-cell table:formula="of:=SUM([.B43:.G43])" office:value-type="float" office:value="0">
            <text:p>0</text:p>
          </table:table-cell>
          <table:table-cell table:formula="of:=[Onsdag.M43]+[Torsdag.M43]+[Fredag.M43]+[Lørdag.M43]+[Xdag.M43]+[Ydag.M43]" office:value-type="float" office:value="0">
            <text:p>0</text:p>
          </table:table-cell>
          <table:table-cell table:formula="of:=[.I43]-[.J4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4]" office:value-type="float" office:value="0">
            <text:p>0</text:p>
          </table:table-cell>
          <table:table-cell table:formula="of:=[Onsdag.$L44]" office:value-type="float" office:value="0">
            <text:p>0</text:p>
          </table:table-cell>
          <table:table-cell table:formula="of:=[Torsdag.$L44]" office:value-type="float" office:value="0">
            <text:p>0</text:p>
          </table:table-cell>
          <table:table-cell table:formula="of:=[Fredag.$L44]" office:value-type="float" office:value="0">
            <text:p>0</text:p>
          </table:table-cell>
          <table:table-cell table:formula="of:=[Lørdag.$L44]" office:value-type="float" office:value="0">
            <text:p>0</text:p>
          </table:table-cell>
          <table:table-cell table:formula="of:=[Xdag.$L44]" office:value-type="float" office:value="0">
            <text:p>0</text:p>
          </table:table-cell>
          <table:table-cell table:formula="of:=[Ydag.$L44]" office:value-type="float" office:value="0">
            <text:p>0</text:p>
          </table:table-cell>
          <table:table-cell/>
          <table:table-cell table:formula="of:=SUM([.B44:.G44])" office:value-type="float" office:value="0">
            <text:p>0</text:p>
          </table:table-cell>
          <table:table-cell table:formula="of:=[Onsdag.M44]+[Torsdag.M44]+[Fredag.M44]+[Lørdag.M44]+[Xdag.M44]+[Ydag.M44]" office:value-type="float" office:value="0">
            <text:p>0</text:p>
          </table:table-cell>
          <table:table-cell table:formula="of:=[.I44]-[.J4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5]" office:value-type="float" office:value="0">
            <text:p>0</text:p>
          </table:table-cell>
          <table:table-cell table:formula="of:=[Onsdag.$L45]" office:value-type="float" office:value="0">
            <text:p>0</text:p>
          </table:table-cell>
          <table:table-cell table:formula="of:=[Torsdag.$L45]" office:value-type="float" office:value="0">
            <text:p>0</text:p>
          </table:table-cell>
          <table:table-cell table:formula="of:=[Fredag.$L45]" office:value-type="float" office:value="0">
            <text:p>0</text:p>
          </table:table-cell>
          <table:table-cell table:formula="of:=[Lørdag.$L45]" office:value-type="float" office:value="0">
            <text:p>0</text:p>
          </table:table-cell>
          <table:table-cell table:formula="of:=[Xdag.$L45]" office:value-type="float" office:value="0">
            <text:p>0</text:p>
          </table:table-cell>
          <table:table-cell table:formula="of:=[Ydag.$L45]" office:value-type="float" office:value="0">
            <text:p>0</text:p>
          </table:table-cell>
          <table:table-cell/>
          <table:table-cell table:formula="of:=SUM([.B45:.G45])" office:value-type="float" office:value="0">
            <text:p>0</text:p>
          </table:table-cell>
          <table:table-cell table:formula="of:=[Onsdag.M45]+[Torsdag.M45]+[Fredag.M45]+[Lørdag.M45]+[Xdag.M45]+[Ydag.M45]" office:value-type="float" office:value="0">
            <text:p>0</text:p>
          </table:table-cell>
          <table:table-cell table:formula="of:=[.I45]-[.J4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46]" office:value-type="float" office:value="0">
            <text:p>0</text:p>
          </table:table-cell>
          <table:table-cell table:style-name="ce3" table:formula="of:=[Onsdag.$L46]" office:value-type="float" office:value="0">
            <text:p>0</text:p>
          </table:table-cell>
          <table:table-cell table:style-name="ce9" table:formula="of:=[Torsdag.$L46]" office:value-type="float" office:value="0">
            <text:p>0</text:p>
          </table:table-cell>
          <table:table-cell table:style-name="ce9" table:formula="of:=[Fredag.$L46]" office:value-type="float" office:value="0">
            <text:p>0</text:p>
          </table:table-cell>
          <table:table-cell table:style-name="ce9" table:formula="of:=[Lørdag.$L46]" office:value-type="float" office:value="0">
            <text:p>0</text:p>
          </table:table-cell>
          <table:table-cell table:style-name="ce9" table:formula="of:=[Xdag.$L46]" office:value-type="float" office:value="0">
            <text:p>0</text:p>
          </table:table-cell>
          <table:table-cell table:style-name="ce19" table:formula="of:=[Ydag.$L46]" office:value-type="float" office:value="0">
            <text:p>0</text:p>
          </table:table-cell>
          <table:table-cell/>
          <table:table-cell table:formula="of:=SUM([.B46:.G46])" office:value-type="float" office:value="0">
            <text:p>0</text:p>
          </table:table-cell>
          <table:table-cell table:formula="of:=[Onsdag.M46]+[Torsdag.M46]+[Fredag.M46]+[Lørdag.M46]+[Xdag.M46]+[Ydag.M46]" office:value-type="float" office:value="0">
            <text:p>0</text:p>
          </table:table-cell>
          <table:table-cell table:formula="of:=[.I46]-[.J46]"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formula="of:=[$Onsdag.A48]" office:value-type="string" office:string-value="Russer">
            <text:p>Russer</text:p>
          </table:table-cell>
          <table:table-cell table:style-name="Default" table:formula="of:=SUM([.B2:.B46])" office:value-type="float" office:value="0">
            <text:p>0</text:p>
          </table:table-cell>
          <table:table-cell table:formula="of:=SUM([.C2:.C46])" office:value-type="float" office:value="0">
            <text:p>0</text:p>
          </table:table-cell>
          <table:table-cell table:formula="of:=SUM([.D2:.D46])" office:value-type="float" office:value="0">
            <text:p>0</text:p>
          </table:table-cell>
          <table:table-cell table:formula="of:=SUM([.E2:.E46])" office:value-type="float" office:value="0">
            <text:p>0</text:p>
          </table:table-cell>
          <table:table-cell table:formula="of:=SUM([.F2:.F46])" office:value-type="float" office:value="0">
            <text:p>0</text:p>
          </table:table-cell>
          <table:table-cell table:style-name="Default" table:formula="of:=SUM([.G2:.G46])" office:value-type="float" office:value="0">
            <text:p>0</text:p>
          </table:table-cell>
          <table:table-cell/>
          <table:table-cell table:formula="of:=SUM([.I2:.I46])" office:value-type="float" office:value="0">
            <text:p>0</text:p>
          </table:table-cell>
          <table:table-cell table:formula="of:=SUM([.J2:.J46])" office:value-type="float" office:value="0">
            <text:p>0</text:p>
          </table:table-cell>
          <table:table-cell table:formula="of:=SUM([.K2:.K46])"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formula="of:=[$Onsdag.A50]" office:value-type="float" office:value="0">
            <text:p>0</text:p>
          </table:table-cell>
          <table:table-cell table:style-name="ce1" table:formula="of:=[Onsdag.$L50]" office:value-type="float" office:value="0">
            <text:p>0</text:p>
          </table:table-cell>
          <table:table-cell table:style-name="ce10" table:formula="of:=[Torsdag.$L50]" office:value-type="float" office:value="0">
            <text:p>0</text:p>
          </table:table-cell>
          <table:table-cell table:style-name="ce10" table:formula="of:=[Fredag.$L50]" office:value-type="float" office:value="0">
            <text:p>0</text:p>
          </table:table-cell>
          <table:table-cell table:style-name="ce10" table:formula="of:=[Lørdag.$L50]" office:value-type="float" office:value="0">
            <text:p>0</text:p>
          </table:table-cell>
          <table:table-cell table:style-name="ce10" table:formula="of:=[Xdag.$L50]" office:value-type="float" office:value="0">
            <text:p>0</text:p>
          </table:table-cell>
          <table:table-cell table:style-name="ce17" table:formula="of:=[Ydag.$L50]" office:value-type="float" office:value="0">
            <text:p>0</text:p>
          </table:table-cell>
          <table:table-cell/>
          <table:table-cell table:formula="of:=SUM([.B50:.G50])" office:value-type="float" office:value="0">
            <text:p>0</text:p>
          </table:table-cell>
          <table:table-cell table:formula="of:=[Onsdag.M50]+[Torsdag.M50]+[Fredag.M50]+[Lørdag.M50]+[Xdag.M50]+[Ydag.M50]" office:value-type="float" office:value="0">
            <text:p>0</text:p>
          </table:table-cell>
          <table:table-cell table:formula="of:=[.I50]-[.J5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1]" office:value-type="float" office:value="0">
            <text:p>0</text:p>
          </table:table-cell>
          <table:table-cell table:formula="of:=[Onsdag.$L51]" office:value-type="float" office:value="0">
            <text:p>0</text:p>
          </table:table-cell>
          <table:table-cell table:formula="of:=[Torsdag.$L51]" office:value-type="float" office:value="0">
            <text:p>0</text:p>
          </table:table-cell>
          <table:table-cell table:formula="of:=[Fredag.$L51]" office:value-type="float" office:value="0">
            <text:p>0</text:p>
          </table:table-cell>
          <table:table-cell table:formula="of:=[Lørdag.$L51]" office:value-type="float" office:value="0">
            <text:p>0</text:p>
          </table:table-cell>
          <table:table-cell table:formula="of:=[Xdag.$L51]" office:value-type="float" office:value="0">
            <text:p>0</text:p>
          </table:table-cell>
          <table:table-cell table:formula="of:=[Ydag.$L51]" office:value-type="float" office:value="0">
            <text:p>0</text:p>
          </table:table-cell>
          <table:table-cell/>
          <table:table-cell table:formula="of:=SUM([.B51:.G51])" office:value-type="float" office:value="0">
            <text:p>0</text:p>
          </table:table-cell>
          <table:table-cell table:formula="of:=[Onsdag.M51]+[Torsdag.M51]+[Fredag.M51]+[Lørdag.M51]+[Xdag.M51]+[Ydag.M51]" office:value-type="float" office:value="0">
            <text:p>0</text:p>
          </table:table-cell>
          <table:table-cell table:formula="of:=[.I51]-[.J5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2]" office:value-type="float" office:value="0">
            <text:p>0</text:p>
          </table:table-cell>
          <table:table-cell table:formula="of:=[Onsdag.$L52]" office:value-type="float" office:value="0">
            <text:p>0</text:p>
          </table:table-cell>
          <table:table-cell table:formula="of:=[Torsdag.$L52]" office:value-type="float" office:value="0">
            <text:p>0</text:p>
          </table:table-cell>
          <table:table-cell table:formula="of:=[Fredag.$L52]" office:value-type="float" office:value="0">
            <text:p>0</text:p>
          </table:table-cell>
          <table:table-cell table:formula="of:=[Lørdag.$L52]" office:value-type="float" office:value="0">
            <text:p>0</text:p>
          </table:table-cell>
          <table:table-cell table:formula="of:=[Xdag.$L52]" office:value-type="float" office:value="0">
            <text:p>0</text:p>
          </table:table-cell>
          <table:table-cell table:formula="of:=[Ydag.$L52]" office:value-type="float" office:value="0">
            <text:p>0</text:p>
          </table:table-cell>
          <table:table-cell/>
          <table:table-cell table:formula="of:=SUM([.B52:.G52])" office:value-type="float" office:value="0">
            <text:p>0</text:p>
          </table:table-cell>
          <table:table-cell table:formula="of:=[Onsdag.M52]+[Torsdag.M52]+[Fredag.M52]+[Lørdag.M52]+[Xdag.M52]+[Ydag.M52]" office:value-type="float" office:value="0">
            <text:p>0</text:p>
          </table:table-cell>
          <table:table-cell table:formula="of:=[.I52]-[.J5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3]" office:value-type="float" office:value="0">
            <text:p>0</text:p>
          </table:table-cell>
          <table:table-cell table:formula="of:=[Onsdag.$L53]" office:value-type="float" office:value="0">
            <text:p>0</text:p>
          </table:table-cell>
          <table:table-cell table:formula="of:=[Torsdag.$L53]" office:value-type="float" office:value="0">
            <text:p>0</text:p>
          </table:table-cell>
          <table:table-cell table:formula="of:=[Fredag.$L53]" office:value-type="float" office:value="0">
            <text:p>0</text:p>
          </table:table-cell>
          <table:table-cell table:formula="of:=[Lørdag.$L53]" office:value-type="float" office:value="0">
            <text:p>0</text:p>
          </table:table-cell>
          <table:table-cell table:formula="of:=[Xdag.$L53]" office:value-type="float" office:value="0">
            <text:p>0</text:p>
          </table:table-cell>
          <table:table-cell table:formula="of:=[Ydag.$L53]" office:value-type="float" office:value="0">
            <text:p>0</text:p>
          </table:table-cell>
          <table:table-cell/>
          <table:table-cell table:formula="of:=SUM([.B53:.G53])" office:value-type="float" office:value="0">
            <text:p>0</text:p>
          </table:table-cell>
          <table:table-cell table:formula="of:=[Onsdag.M53]+[Torsdag.M53]+[Fredag.M53]+[Lørdag.M53]+[Xdag.M53]+[Ydag.M53]" office:value-type="float" office:value="0">
            <text:p>0</text:p>
          </table:table-cell>
          <table:table-cell table:formula="of:=[.I53]-[.J53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4]" office:value-type="float" office:value="0">
            <text:p>0</text:p>
          </table:table-cell>
          <table:table-cell table:formula="of:=[Onsdag.$L54]" office:value-type="float" office:value="0">
            <text:p>0</text:p>
          </table:table-cell>
          <table:table-cell table:formula="of:=[Torsdag.$L54]" office:value-type="float" office:value="0">
            <text:p>0</text:p>
          </table:table-cell>
          <table:table-cell table:formula="of:=[Fredag.$L54]" office:value-type="float" office:value="0">
            <text:p>0</text:p>
          </table:table-cell>
          <table:table-cell table:formula="of:=[Lørdag.$L54]" office:value-type="float" office:value="0">
            <text:p>0</text:p>
          </table:table-cell>
          <table:table-cell table:formula="of:=[Xdag.$L54]" office:value-type="float" office:value="0">
            <text:p>0</text:p>
          </table:table-cell>
          <table:table-cell table:formula="of:=[Ydag.$L54]" office:value-type="float" office:value="0">
            <text:p>0</text:p>
          </table:table-cell>
          <table:table-cell/>
          <table:table-cell table:formula="of:=SUM([.B54:.G54])" office:value-type="float" office:value="0">
            <text:p>0</text:p>
          </table:table-cell>
          <table:table-cell table:formula="of:=[Onsdag.M54]+[Torsdag.M54]+[Fredag.M54]+[Lørdag.M54]+[Xdag.M54]+[Ydag.M54]" office:value-type="float" office:value="0">
            <text:p>0</text:p>
          </table:table-cell>
          <table:table-cell table:formula="of:=[.I54]-[.J54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5]" office:value-type="float" office:value="0">
            <text:p>0</text:p>
          </table:table-cell>
          <table:table-cell table:formula="of:=[Onsdag.$L55]" office:value-type="float" office:value="0">
            <text:p>0</text:p>
          </table:table-cell>
          <table:table-cell table:formula="of:=[Torsdag.$L55]" office:value-type="float" office:value="0">
            <text:p>0</text:p>
          </table:table-cell>
          <table:table-cell table:formula="of:=[Fredag.$L55]" office:value-type="float" office:value="0">
            <text:p>0</text:p>
          </table:table-cell>
          <table:table-cell table:formula="of:=[Lørdag.$L55]" office:value-type="float" office:value="0">
            <text:p>0</text:p>
          </table:table-cell>
          <table:table-cell table:formula="of:=[Xdag.$L55]" office:value-type="float" office:value="0">
            <text:p>0</text:p>
          </table:table-cell>
          <table:table-cell table:formula="of:=[Ydag.$L55]" office:value-type="float" office:value="0">
            <text:p>0</text:p>
          </table:table-cell>
          <table:table-cell/>
          <table:table-cell table:formula="of:=SUM([.B55:.G55])" office:value-type="float" office:value="0">
            <text:p>0</text:p>
          </table:table-cell>
          <table:table-cell table:formula="of:=[Onsdag.M55]+[Torsdag.M55]+[Fredag.M55]+[Lørdag.M55]+[Xdag.M55]+[Ydag.M55]" office:value-type="float" office:value="0">
            <text:p>0</text:p>
          </table:table-cell>
          <table:table-cell table:formula="of:=[.I55]-[.J55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6]" office:value-type="float" office:value="0">
            <text:p>0</text:p>
          </table:table-cell>
          <table:table-cell table:formula="of:=[Onsdag.$L56]" office:value-type="float" office:value="0">
            <text:p>0</text:p>
          </table:table-cell>
          <table:table-cell table:formula="of:=[Torsdag.$L56]" office:value-type="float" office:value="0">
            <text:p>0</text:p>
          </table:table-cell>
          <table:table-cell table:formula="of:=[Fredag.$L56]" office:value-type="float" office:value="0">
            <text:p>0</text:p>
          </table:table-cell>
          <table:table-cell table:formula="of:=[Lørdag.$L56]" office:value-type="float" office:value="0">
            <text:p>0</text:p>
          </table:table-cell>
          <table:table-cell table:formula="of:=[Xdag.$L56]" office:value-type="float" office:value="0">
            <text:p>0</text:p>
          </table:table-cell>
          <table:table-cell table:formula="of:=[Ydag.$L56]" office:value-type="float" office:value="0">
            <text:p>0</text:p>
          </table:table-cell>
          <table:table-cell/>
          <table:table-cell table:formula="of:=SUM([.B56:.G56])" office:value-type="float" office:value="0">
            <text:p>0</text:p>
          </table:table-cell>
          <table:table-cell table:formula="of:=[Onsdag.M56]+[Torsdag.M56]+[Fredag.M56]+[Lørdag.M56]+[Xdag.M56]+[Ydag.M56]" office:value-type="float" office:value="0">
            <text:p>0</text:p>
          </table:table-cell>
          <table:table-cell table:formula="of:=[.I56]-[.J56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7]" office:value-type="float" office:value="0">
            <text:p>0</text:p>
          </table:table-cell>
          <table:table-cell table:formula="of:=[Onsdag.$L57]" office:value-type="float" office:value="0">
            <text:p>0</text:p>
          </table:table-cell>
          <table:table-cell table:formula="of:=[Torsdag.$L57]" office:value-type="float" office:value="0">
            <text:p>0</text:p>
          </table:table-cell>
          <table:table-cell table:formula="of:=[Fredag.$L57]" office:value-type="float" office:value="0">
            <text:p>0</text:p>
          </table:table-cell>
          <table:table-cell table:formula="of:=[Lørdag.$L57]" office:value-type="float" office:value="0">
            <text:p>0</text:p>
          </table:table-cell>
          <table:table-cell table:formula="of:=[Xdag.$L57]" office:value-type="float" office:value="0">
            <text:p>0</text:p>
          </table:table-cell>
          <table:table-cell table:formula="of:=[Ydag.$L57]" office:value-type="float" office:value="0">
            <text:p>0</text:p>
          </table:table-cell>
          <table:table-cell/>
          <table:table-cell table:formula="of:=SUM([.B57:.G57])" office:value-type="float" office:value="0">
            <text:p>0</text:p>
          </table:table-cell>
          <table:table-cell table:formula="of:=[Onsdag.M57]+[Torsdag.M57]+[Fredag.M57]+[Lørdag.M57]+[Xdag.M57]+[Ydag.M57]" office:value-type="float" office:value="0">
            <text:p>0</text:p>
          </table:table-cell>
          <table:table-cell table:formula="of:=[.I57]-[.J57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8]" office:value-type="float" office:value="0">
            <text:p>0</text:p>
          </table:table-cell>
          <table:table-cell table:formula="of:=[Onsdag.$L58]" office:value-type="float" office:value="0">
            <text:p>0</text:p>
          </table:table-cell>
          <table:table-cell table:formula="of:=[Torsdag.$L58]" office:value-type="float" office:value="0">
            <text:p>0</text:p>
          </table:table-cell>
          <table:table-cell table:formula="of:=[Fredag.$L58]" office:value-type="float" office:value="0">
            <text:p>0</text:p>
          </table:table-cell>
          <table:table-cell table:formula="of:=[Lørdag.$L58]" office:value-type="float" office:value="0">
            <text:p>0</text:p>
          </table:table-cell>
          <table:table-cell table:formula="of:=[Xdag.$L58]" office:value-type="float" office:value="0">
            <text:p>0</text:p>
          </table:table-cell>
          <table:table-cell table:formula="of:=[Ydag.$L58]" office:value-type="float" office:value="0">
            <text:p>0</text:p>
          </table:table-cell>
          <table:table-cell/>
          <table:table-cell table:formula="of:=SUM([.B58:.G58])" office:value-type="float" office:value="0">
            <text:p>0</text:p>
          </table:table-cell>
          <table:table-cell table:formula="of:=[Onsdag.M58]+[Torsdag.M58]+[Fredag.M58]+[Lørdag.M58]+[Xdag.M58]+[Ydag.M58]" office:value-type="float" office:value="0">
            <text:p>0</text:p>
          </table:table-cell>
          <table:table-cell table:formula="of:=[.I58]-[.J5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formula="of:=[$Onsdag.A59]" office:value-type="float" office:value="0">
            <text:p>0</text:p>
          </table:table-cell>
          <table:table-cell table:style-name="ce3" table:formula="of:=[Onsdag.$L59]" office:value-type="float" office:value="0">
            <text:p>0</text:p>
          </table:table-cell>
          <table:table-cell table:style-name="ce9" table:formula="of:=[Torsdag.$L59]" office:value-type="float" office:value="0">
            <text:p>0</text:p>
          </table:table-cell>
          <table:table-cell table:style-name="ce9" table:formula="of:=[Fredag.$L59]" office:value-type="float" office:value="0">
            <text:p>0</text:p>
          </table:table-cell>
          <table:table-cell table:style-name="ce9" table:formula="of:=[Lørdag.$L59]" office:value-type="float" office:value="0">
            <text:p>0</text:p>
          </table:table-cell>
          <table:table-cell table:style-name="ce9" table:formula="of:=[Xdag.$L59]" office:value-type="float" office:value="0">
            <text:p>0</text:p>
          </table:table-cell>
          <table:table-cell table:style-name="ce19" table:formula="of:=[Ydag.$L59]" office:value-type="float" office:value="0">
            <text:p>0</text:p>
          </table:table-cell>
          <table:table-cell/>
          <table:table-cell table:formula="of:=SUM([.B59:.G59])" office:value-type="float" office:value="0">
            <text:p>0</text:p>
          </table:table-cell>
          <table:table-cell table:formula="of:=[Onsdag.M59]+[Torsdag.M59]+[Fredag.M59]+[Lørdag.M59]+[Xdag.M59]+[Ydag.M59]" office:value-type="float" office:value="0">
            <text:p>0</text:p>
          </table:table-cell>
          <table:table-cell table:formula="of:=[.I59]-[.J59]"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formula="of:=[$Onsdag.A61]" office:value-type="string" office:string-value="Vejleder">
            <text:p>Vejleder</text:p>
          </table:table-cell>
          <table:table-cell table:style-name="Default" table:formula="of:=SUM([.B50:.B59])" office:value-type="float" office:value="0">
            <text:p>0</text:p>
          </table:table-cell>
          <table:table-cell table:formula="of:=SUM([.C50:.C59])" office:value-type="float" office:value="0">
            <text:p>0</text:p>
          </table:table-cell>
          <table:table-cell table:formula="of:=SUM([.D50:.D59])" office:value-type="float" office:value="0">
            <text:p>0</text:p>
          </table:table-cell>
          <table:table-cell table:formula="of:=SUM([.E50:.E59])" office:value-type="float" office:value="0">
            <text:p>0</text:p>
          </table:table-cell>
          <table:table-cell table:formula="of:=SUM([.F50:.F59])" office:value-type="float" office:value="0">
            <text:p>0</text:p>
          </table:table-cell>
          <table:table-cell table:style-name="Default" table:formula="of:=SUM([.G50:.G59])" office:value-type="float" office:value="0">
            <text:p>0</text:p>
          </table:table-cell>
          <table:table-cell/>
          <table:table-cell table:formula="of:=SUM([.I50:.I59])" office:value-type="float" office:value="0">
            <text:p>0</text:p>
          </table:table-cell>
          <table:table-cell table:formula="of:=SUM([.J50:.J59])" office:value-type="float" office:value="0">
            <text:p>0</text:p>
          </table:table-cell>
          <table:table-cell table:formula="of:=SUM([.K50:.K59])" office:value-type="float" office:value="0">
            <text:p>0</text:p>
          </table:table-cell>
          <table:table-cell table:number-columns-repeated="1013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 table:formula="of:=[$Onsdag.A63]" office:value-type="string" office:string-value="Ialt">
            <text:p>Ialt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kr </number:text>
      <number:number number:decimal-places="0" number:min-integer-digits="1" number:grouping="true"/>
    </number:number-style>
    <number:number-style style:name="N109">
      <number:text>kr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kr </number:text>
      <number:number number:decimal-places="0" number:min-integer-digits="1" number:grouping="true"/>
    </number:number-style>
    <number:number-style style:name="N110">
      <style:text-properties fo:color="#ff0000"/>
      <number:text>kr 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text>kr </number:text>
      <number:number number:decimal-places="2" number:min-integer-digits="1" number:grouping="true"/>
    </number:number-style>
    <number:number-style style:name="N112P0" style:volatile="true">
      <number:text>kr </number:text>
      <number:number number:decimal-places="2" number:min-integer-digits="1" number:grouping="true"/>
    </number:number-style>
    <number:number-style style:name="N112">
      <number:text>k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kr </number:text>
      <number:number number:decimal-places="2" number:min-integer-digits="1" number:grouping="true"/>
    </number:number-style>
    <number:number-style style:name="N113">
      <style:text-properties fo:color="#ff0000"/>
      <number:text>kr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kr </number:text>
      <number:number number:decimal-places="0" number:min-integer-digits="1" number:grouping="true"/>
      <number:text> </number:text>
    </number:number-style>
    <number:number-style style:name="N125P1" style:volatile="true">
      <number:text> kr -</number:text>
      <number:number number:decimal-places="0" number:min-integer-digits="1" number:grouping="true"/>
      <number:text> </number:text>
    </number:number-style>
    <number:number-style style:name="N125P2" style:volatile="true">
      <number:text> kr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kr </number:text>
      <number:number number:decimal-places="2" number:min-integer-digits="1" number:grouping="true"/>
      <number:text> </number:text>
    </number:number-style>
    <number:number-style style:name="N133P1" style:volatile="true">
      <number:text> kr -</number:text>
      <number:number number:decimal-places="2" number:min-integer-digits="1" number:grouping="true"/>
      <number:text> </number:text>
    </number:number-style>
    <number:number-style style:name="N133P2" style:volatile="true">
      <number:text> kr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DKK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DKK</number:currency-symbol>
      <style:map style:condition="value()&gt;=0" style:apply-style-name="N139P0"/>
    </number:currency-style>
    <number:currency-style style:name="N141P0" style:volatile="true">
      <number:number number:decimal-places="1" number:min-integer-digits="1" number:grouping="true"/>
      <number:text> </number:text>
      <number:currency-symbol>DKK</number:currency-symbol>
    </number:currency-style>
    <number:currency-style style:name="N141">
      <style:text-properties fo:color="#ff0000"/>
      <number:text>-</number:text>
      <number:number number:decimal-places="1" number:min-integer-digits="1" number:grouping="true"/>
      <number:text> </number:text>
      <number:currency-symbol>DKK</number:currency-symbol>
      <style:map style:condition="value()&gt;=0" style:apply-style-name="N141P0"/>
    </number:currency-style>
    <number:currency-style style:name="N143P0" style:volatile="true">
      <number:number number:decimal-places="0" number:min-integer-digits="1" number:grouping="true"/>
      <number:text> </number:text>
      <number:currency-symbol>DKK</number:currency-symbol>
    </number:currency-style>
    <number:currency-style style:name="N143">
      <style:text-properties fo:color="#ff0000"/>
      <number:text>-</number:text>
      <number:number number:decimal-places="0" number:min-integer-digits="1" number:grouping="true"/>
      <number:text> </number:text>
      <number:currency-symbol>DKK</number:currency-symbol>
      <style:map style:condition="value()&gt;=0" style:apply-style-name="N143P0"/>
    </number:currency-style>
    <number:currency-style style:name="N14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44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da" number:country="DK">kr</number:currency-symbol>
      <number:text> </number:text>
      <number:number number:decimal-places="1" number:min-integer-digits="1" number:grouping="true"/>
    </number:currency-style>
    <number:currency-style style:name="N146">
      <style:text-properties fo:color="#ff0000"/>
      <number:currency-symbol number:language="da" number:country="DK">kr</number:currency-symbol>
      <number:text> -</number:text>
      <number:number number:decimal-places="1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48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0 200" svg:d="m100 0c0 55-45 100-100 100s-100-45-100-100 45-100 100-100 100 45 100 100z"/>
    <draw:marker draw:name="Arrowhead_20_2" draw:display-name="Arrowhead 2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00-00-0000</text:date>, <text:time style:data-style-name="N2" text:time-value="0000-00-00T17:05:22.04">?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1T00:21:33.09</meta:creation-date>
    <meta:editing-duration>PT22H44M37S</meta:editing-duration>
    <meta:editing-cycles>130</meta:editing-cycles>
    <meta:generator>LibreOffice/3.6$Windows_x86 LibreOffice_project/e29a214-2bbed72-0621de6-a97528c-8f066d</meta:generator>
    <dc:title>Oelregnskab</dc:title>
    <meta:initial-creator>Caroline Miller</meta:initial-creator>
    <dc:date>2014-04-12T17:31:41.93</dc:date>
    <meta:document-statistic meta:table-count="12" meta:cell-count="6849" meta:object-count="0"/>
    <meta:template xlink:type="simple" xlink:actuate="onRequest" xlink:title="Oelregnskab" xlink:href="../../../../../../Application%20Data/OpenOffice.org/3/user/template/Oelregnskab.ots" meta:date="2010-04-11T00:21:32.59"/>
  </office:meta>
</office:document-meta>
</file>